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eft input 100" table:style-name="ta1">
        <table:shapes>
          <draw:frame draw:z-index="0" draw:style-name="gr1" draw:text-style-name="P1" svg:width="15.999cm" svg:height="8.999cm" svg:x="20.421cm" svg:y="0.1cm">
            <draw:object draw:notify-on-update-of-ranges="'left input 100'.I2:'left input 100'.I170 'left input 100'.G1:'left input 100'.G170 'left input 100'.H1:'left input 100'.H1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<text:s/>time=</text:p>
          </table:table-cell>
          <table:table-cell office:value-type="float" office:value="34375" calcext:value-type="float">
            <text:p>3437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82" calcext:value-type="float">
            <text:p>3782</text:p>
          </table:table-cell>
          <table:table-cell office:value-type="string" calcext:value-type="string">
            <text:p><text:s/>time=</text:p>
          </table:table-cell>
          <table:table-cell office:value-type="float" office:value="34450" calcext:value-type="float">
            <text:p>34450</text:p>
          </table:table-cell>
          <table:table-cell table:formula="of:=1000*([.B2]-[.B1])/[.I2]" office:value-type="float" office:value="133.333333333333" calcext:value-type="float">
            <text:p>133.3333333333</text:p>
          </table:table-cell>
          <table:table-cell table:formula="of:=1000*([.D2]-[.D1])/[.I2]" office:value-type="float" office:value="146.666666666667" calcext:value-type="float">
            <text:p>146.6666666667</text:p>
          </table:table-cell>
          <table:table-cell table:formula="of:=[.F2]-[.F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92" calcext:value-type="float">
            <text:p>3792</text:p>
          </table:table-cell>
          <table:table-cell office:value-type="string" calcext:value-type="string">
            <text:p><text:s/>time=</text:p>
          </table:table-cell>
          <table:table-cell office:value-type="float" office:value="34525" calcext:value-type="float">
            <text:p>34525</text:p>
          </table:table-cell>
          <table:table-cell table:formula="of:=1000*([.B3]-[.B2])/[.I3]" office:value-type="float" office:value="106.666666666667" calcext:value-type="float">
            <text:p>106.6666666667</text:p>
          </table:table-cell>
          <table:table-cell table:formula="of:=1000*([.D3]-[.D2])/[.I3]" office:value-type="float" office:value="133.333333333333" calcext:value-type="float">
            <text:p>133.3333333333</text:p>
          </table:table-cell>
          <table:table-cell table:formula="of:=[.F3]-[.F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<text:s/>time=</text:p>
          </table:table-cell>
          <table:table-cell office:value-type="float" office:value="34599" calcext:value-type="float">
            <text:p>34599</text:p>
          </table:table-cell>
          <table:table-cell table:formula="of:=1000*([.B4]-[.B3])/[.I4]" office:value-type="float" office:value="135.135135135135" calcext:value-type="float">
            <text:p>135.1351351351</text:p>
          </table:table-cell>
          <table:table-cell table:formula="of:=1000*([.D4]-[.D3])/[.I4]" office:value-type="float" office:value="148.648648648649" calcext:value-type="float">
            <text:p>148.6486486486</text:p>
          </table:table-cell>
          <table:table-cell table:formula="of:=[.F4]-[.F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<text:s/>time=</text:p>
          </table:table-cell>
          <table:table-cell office:value-type="float" office:value="34674" calcext:value-type="float">
            <text:p>34674</text:p>
          </table:table-cell>
          <table:table-cell table:formula="of:=1000*([.B5]-[.B4])/[.I5]" office:value-type="float" office:value="106.666666666667" calcext:value-type="float">
            <text:p>106.6666666667</text:p>
          </table:table-cell>
          <table:table-cell table:formula="of:=1000*([.D5]-[.D4])/[.I5]" office:value-type="float" office:value="146.666666666667" calcext:value-type="float">
            <text:p>146.6666666667</text:p>
          </table:table-cell>
          <table:table-cell table:formula="of:=[.F5]-[.F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25" calcext:value-type="float">
            <text:p>3825</text:p>
          </table:table-cell>
          <table:table-cell office:value-type="string" calcext:value-type="string">
            <text:p><text:s/>time=</text:p>
          </table:table-cell>
          <table:table-cell office:value-type="float" office:value="34749" calcext:value-type="float">
            <text:p>34749</text:p>
          </table:table-cell>
          <table:table-cell table:formula="of:=1000*([.B6]-[.B5])/[.I6]" office:value-type="float" office:value="133.333333333333" calcext:value-type="float">
            <text:p>133.3333333333</text:p>
          </table:table-cell>
          <table:table-cell table:formula="of:=1000*([.D6]-[.D5])/[.I6]" office:value-type="float" office:value="146.666666666667" calcext:value-type="float">
            <text:p>146.6666666667</text:p>
          </table:table-cell>
          <table:table-cell table:formula="of:=[.F6]-[.F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<text:s/>time=</text:p>
          </table:table-cell>
          <table:table-cell office:value-type="float" office:value="34825" calcext:value-type="float">
            <text:p>34825</text:p>
          </table:table-cell>
          <table:table-cell table:formula="of:=1000*([.B7]-[.B6])/[.I7]" office:value-type="float" office:value="105.263157894737" calcext:value-type="float">
            <text:p>105.2631578947</text:p>
          </table:table-cell>
          <table:table-cell table:formula="of:=1000*([.D7]-[.D6])/[.I7]" office:value-type="float" office:value="131.578947368421" calcext:value-type="float">
            <text:p>131.5789473684</text:p>
          </table:table-cell>
          <table:table-cell table:formula="of:=[.F7]-[.F6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25" calcext:value-type="float">
            <text:p>28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<text:s/>time=</text:p>
          </table:table-cell>
          <table:table-cell office:value-type="float" office:value="34899" calcext:value-type="float">
            <text:p>34899</text:p>
          </table:table-cell>
          <table:table-cell table:formula="of:=1000*([.B8]-[.B7])/[.I8]" office:value-type="float" office:value="135.135135135135" calcext:value-type="float">
            <text:p>135.1351351351</text:p>
          </table:table-cell>
          <table:table-cell table:formula="of:=1000*([.D8]-[.D7])/[.I8]" office:value-type="float" office:value="148.648648648649" calcext:value-type="float">
            <text:p>148.6486486486</text:p>
          </table:table-cell>
          <table:table-cell table:formula="of:=[.F8]-[.F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<text:s/>time=</text:p>
          </table:table-cell>
          <table:table-cell office:value-type="float" office:value="34974" calcext:value-type="float">
            <text:p>34974</text:p>
          </table:table-cell>
          <table:table-cell table:formula="of:=1000*([.B9]-[.B8])/[.I9]" office:value-type="float" office:value="106.666666666667" calcext:value-type="float">
            <text:p>106.6666666667</text:p>
          </table:table-cell>
          <table:table-cell table:formula="of:=1000*([.D9]-[.D8])/[.I9]" office:value-type="float" office:value="146.666666666667" calcext:value-type="float">
            <text:p>146.6666666667</text:p>
          </table:table-cell>
          <table:table-cell table:formula="of:=[.F9]-[.F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68" calcext:value-type="float">
            <text:p>3868</text:p>
          </table:table-cell>
          <table:table-cell office:value-type="string" calcext:value-type="string">
            <text:p><text:s/>time=</text:p>
          </table:table-cell>
          <table:table-cell office:value-type="float" office:value="35049" calcext:value-type="float">
            <text:p>35049</text:p>
          </table:table-cell>
          <table:table-cell table:formula="of:=1000*([.B10]-[.B9])/[.I10]" office:value-type="float" office:value="133.333333333333" calcext:value-type="float">
            <text:p>133.3333333333</text:p>
          </table:table-cell>
          <table:table-cell table:formula="of:=1000*([.D10]-[.D9])/[.I10]" office:value-type="float" office:value="146.666666666667" calcext:value-type="float">
            <text:p>146.6666666667</text:p>
          </table:table-cell>
          <table:table-cell table:formula="of:=[.F10]-[.F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<text:s/>time=</text:p>
          </table:table-cell>
          <table:table-cell office:value-type="float" office:value="35124" calcext:value-type="float">
            <text:p>35124</text:p>
          </table:table-cell>
          <table:table-cell table:formula="of:=1000*([.B11]-[.B10])/[.I11]" office:value-type="float" office:value="120" calcext:value-type="float">
            <text:p>120</text:p>
          </table:table-cell>
          <table:table-cell table:formula="of:=1000*([.D11]-[.D10])/[.I11]" office:value-type="float" office:value="146.666666666667" calcext:value-type="float">
            <text:p>146.6666666667</text:p>
          </table:table-cell>
          <table:table-cell table:formula="of:=[.F11]-[.F1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<text:s/>time=</text:p>
          </table:table-cell>
          <table:table-cell office:value-type="float" office:value="35198" calcext:value-type="float">
            <text:p>35198</text:p>
          </table:table-cell>
          <table:table-cell table:formula="of:=1000*([.B12]-[.B11])/[.I12]" office:value-type="float" office:value="121.621621621622" calcext:value-type="float">
            <text:p>121.6216216216</text:p>
          </table:table-cell>
          <table:table-cell table:formula="of:=1000*([.D12]-[.D11])/[.I12]" office:value-type="float" office:value="135.135135135135" calcext:value-type="float">
            <text:p>135.1351351351</text:p>
          </table:table-cell>
          <table:table-cell table:formula="of:=[.F12]-[.F1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<text:s/>time=</text:p>
          </table:table-cell>
          <table:table-cell office:value-type="float" office:value="35273" calcext:value-type="float">
            <text:p>35273</text:p>
          </table:table-cell>
          <table:table-cell table:formula="of:=1000*([.B13]-[.B12])/[.I13]" office:value-type="float" office:value="120" calcext:value-type="float">
            <text:p>120</text:p>
          </table:table-cell>
          <table:table-cell table:formula="of:=1000*([.D13]-[.D12])/[.I13]" office:value-type="float" office:value="146.666666666667" calcext:value-type="float">
            <text:p>146.6666666667</text:p>
          </table:table-cell>
          <table:table-cell table:formula="of:=[.F13]-[.F1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<text:s/>time=</text:p>
          </table:table-cell>
          <table:table-cell office:value-type="float" office:value="35348" calcext:value-type="float">
            <text:p>35348</text:p>
          </table:table-cell>
          <table:table-cell table:formula="of:=1000*([.B14]-[.B13])/[.I14]" office:value-type="float" office:value="120" calcext:value-type="float">
            <text:p>120</text:p>
          </table:table-cell>
          <table:table-cell table:formula="of:=1000*([.D14]-[.D13])/[.I14]" office:value-type="float" office:value="146.666666666667" calcext:value-type="float">
            <text:p>146.6666666667</text:p>
          </table:table-cell>
          <table:table-cell table:formula="of:=[.F14]-[.F1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22" calcext:value-type="float">
            <text:p>3922</text:p>
          </table:table-cell>
          <table:table-cell office:value-type="string" calcext:value-type="string">
            <text:p><text:s/>time=</text:p>
          </table:table-cell>
          <table:table-cell office:value-type="float" office:value="35424" calcext:value-type="float">
            <text:p>35424</text:p>
          </table:table-cell>
          <table:table-cell table:formula="of:=1000*([.B15]-[.B14])/[.I15]" office:value-type="float" office:value="118.421052631579" calcext:value-type="float">
            <text:p>118.4210526316</text:p>
          </table:table-cell>
          <table:table-cell table:formula="of:=1000*([.D15]-[.D14])/[.I15]" office:value-type="float" office:value="144.736842105263" calcext:value-type="float">
            <text:p>144.7368421053</text:p>
          </table:table-cell>
          <table:table-cell table:formula="of:=[.F15]-[.F14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<text:s/>time=</text:p>
          </table:table-cell>
          <table:table-cell office:value-type="float" office:value="35499" calcext:value-type="float">
            <text:p>35499</text:p>
          </table:table-cell>
          <table:table-cell table:formula="of:=1000*([.B16]-[.B15])/[.I16]" office:value-type="float" office:value="120" calcext:value-type="float">
            <text:p>120</text:p>
          </table:table-cell>
          <table:table-cell table:formula="of:=1000*([.D16]-[.D15])/[.I16]" office:value-type="float" office:value="133.333333333333" calcext:value-type="float">
            <text:p>133.3333333333</text:p>
          </table:table-cell>
          <table:table-cell table:formula="of:=[.F16]-[.F1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<text:s/>time=</text:p>
          </table:table-cell>
          <table:table-cell office:value-type="float" office:value="35573" calcext:value-type="float">
            <text:p>35573</text:p>
          </table:table-cell>
          <table:table-cell table:formula="of:=1000*([.B17]-[.B16])/[.I17]" office:value-type="float" office:value="121.621621621622" calcext:value-type="float">
            <text:p>121.6216216216</text:p>
          </table:table-cell>
          <table:table-cell table:formula="of:=1000*([.D17]-[.D16])/[.I17]" office:value-type="float" office:value="148.648648648649" calcext:value-type="float">
            <text:p>148.6486486486</text:p>
          </table:table-cell>
          <table:table-cell table:formula="of:=[.F17]-[.F1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<text:s/>time=</text:p>
          </table:table-cell>
          <table:table-cell office:value-type="float" office:value="35648" calcext:value-type="float">
            <text:p>35648</text:p>
          </table:table-cell>
          <table:table-cell table:formula="of:=1000*([.B18]-[.B17])/[.I18]" office:value-type="float" office:value="120" calcext:value-type="float">
            <text:p>120</text:p>
          </table:table-cell>
          <table:table-cell table:formula="of:=1000*([.D18]-[.D17])/[.I18]" office:value-type="float" office:value="146.666666666667" calcext:value-type="float">
            <text:p>146.6666666667</text:p>
          </table:table-cell>
          <table:table-cell table:formula="of:=[.F18]-[.F1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<text:s/>time=</text:p>
          </table:table-cell>
          <table:table-cell office:value-type="float" office:value="35723" calcext:value-type="float">
            <text:p>35723</text:p>
          </table:table-cell>
          <table:table-cell table:formula="of:=1000*([.B19]-[.B18])/[.I19]" office:value-type="float" office:value="120" calcext:value-type="float">
            <text:p>120</text:p>
          </table:table-cell>
          <table:table-cell table:formula="of:=1000*([.D19]-[.D18])/[.I19]" office:value-type="float" office:value="146.666666666667" calcext:value-type="float">
            <text:p>146.6666666667</text:p>
          </table:table-cell>
          <table:table-cell table:formula="of:=[.F19]-[.F1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<text:s/>time=</text:p>
          </table:table-cell>
          <table:table-cell office:value-type="float" office:value="35798" calcext:value-type="float">
            <text:p>35798</text:p>
          </table:table-cell>
          <table:table-cell table:formula="of:=1000*([.B20]-[.B19])/[.I20]" office:value-type="float" office:value="120" calcext:value-type="float">
            <text:p>120</text:p>
          </table:table-cell>
          <table:table-cell table:formula="of:=1000*([.D20]-[.D19])/[.I20]" office:value-type="float" office:value="146.666666666667" calcext:value-type="float">
            <text:p>146.6666666667</text:p>
          </table:table-cell>
          <table:table-cell table:formula="of:=[.F20]-[.F1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<text:s/>time=</text:p>
          </table:table-cell>
          <table:table-cell office:value-type="float" office:value="35872" calcext:value-type="float">
            <text:p>35872</text:p>
          </table:table-cell>
          <table:table-cell table:formula="of:=1000*([.B21]-[.B20])/[.I21]" office:value-type="float" office:value="108.108108108108" calcext:value-type="float">
            <text:p>108.1081081081</text:p>
          </table:table-cell>
          <table:table-cell table:formula="of:=1000*([.D21]-[.D20])/[.I21]" office:value-type="float" office:value="135.135135135135" calcext:value-type="float">
            <text:p>135.1351351351</text:p>
          </table:table-cell>
          <table:table-cell table:formula="of:=[.F21]-[.F2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<text:s/>time=</text:p>
          </table:table-cell>
          <table:table-cell office:value-type="float" office:value="35947" calcext:value-type="float">
            <text:p>35947</text:p>
          </table:table-cell>
          <table:table-cell table:formula="of:=1000*([.B22]-[.B21])/[.I22]" office:value-type="float" office:value="133.333333333333" calcext:value-type="float">
            <text:p>133.3333333333</text:p>
          </table:table-cell>
          <table:table-cell table:formula="of:=1000*([.D22]-[.D21])/[.I22]" office:value-type="float" office:value="146.666666666667" calcext:value-type="float">
            <text:p>146.6666666667</text:p>
          </table:table-cell>
          <table:table-cell table:formula="of:=[.F22]-[.F2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<text:s/>time=</text:p>
          </table:table-cell>
          <table:table-cell office:value-type="float" office:value="36023" calcext:value-type="float">
            <text:p>36023</text:p>
          </table:table-cell>
          <table:table-cell table:formula="of:=1000*([.B23]-[.B22])/[.I23]" office:value-type="float" office:value="105.263157894737" calcext:value-type="float">
            <text:p>105.2631578947</text:p>
          </table:table-cell>
          <table:table-cell table:formula="of:=1000*([.D23]-[.D22])/[.I23]" office:value-type="float" office:value="144.736842105263" calcext:value-type="float">
            <text:p>144.7368421053</text:p>
          </table:table-cell>
          <table:table-cell table:formula="of:=[.F23]-[.F22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<text:s/>time=</text:p>
          </table:table-cell>
          <table:table-cell office:value-type="float" office:value="36098" calcext:value-type="float">
            <text:p>36098</text:p>
          </table:table-cell>
          <table:table-cell table:formula="of:=1000*([.B24]-[.B23])/[.I24]" office:value-type="float" office:value="133.333333333333" calcext:value-type="float">
            <text:p>133.3333333333</text:p>
          </table:table-cell>
          <table:table-cell table:formula="of:=1000*([.D24]-[.D23])/[.I24]" office:value-type="float" office:value="133.333333333333" calcext:value-type="float">
            <text:p>133.3333333333</text:p>
          </table:table-cell>
          <table:table-cell table:formula="of:=[.F24]-[.F23]" office:value-type="float" office:value="75" calcext:value-type="float">
            <text:p>75</text:p>
          </table:table-cell>
          <table:table-cell/>
          <table:table-cell table:style-name="ce1" office:value-type="string" calcext:value-type="string">
            <text:p>Ku=0.08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<text:s/>time=</text:p>
          </table:table-cell>
          <table:table-cell office:value-type="float" office:value="36172" calcext:value-type="float">
            <text:p>36172</text:p>
          </table:table-cell>
          <table:table-cell table:formula="of:=1000*([.B25]-[.B24])/[.I25]" office:value-type="float" office:value="108.108108108108" calcext:value-type="float">
            <text:p>108.1081081081</text:p>
          </table:table-cell>
          <table:table-cell table:formula="of:=1000*([.D25]-[.D24])/[.I25]" office:value-type="float" office:value="148.648648648649" calcext:value-type="float">
            <text:p>148.6486486486</text:p>
          </table:table-cell>
          <table:table-cell table:formula="of:=[.F25]-[.F2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<text:s/>time=</text:p>
          </table:table-cell>
          <table:table-cell office:value-type="float" office:value="36247" calcext:value-type="float">
            <text:p>36247</text:p>
          </table:table-cell>
          <table:table-cell table:formula="of:=1000*([.B26]-[.B25])/[.I26]" office:value-type="float" office:value="133.333333333333" calcext:value-type="float">
            <text:p>133.3333333333</text:p>
          </table:table-cell>
          <table:table-cell table:formula="of:=1000*([.D26]-[.D25])/[.I26]" office:value-type="float" office:value="146.666666666667" calcext:value-type="float">
            <text:p>146.6666666667</text:p>
          </table:table-cell>
          <table:table-cell table:formula="of:=[.F26]-[.F2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<text:s/>time=</text:p>
          </table:table-cell>
          <table:table-cell office:value-type="float" office:value="36322" calcext:value-type="float">
            <text:p>36322</text:p>
          </table:table-cell>
          <table:table-cell table:formula="of:=1000*([.B27]-[.B26])/[.I27]" office:value-type="float" office:value="106.666666666667" calcext:value-type="float">
            <text:p>106.6666666667</text:p>
          </table:table-cell>
          <table:table-cell table:formula="of:=1000*([.D27]-[.D26])/[.I27]" office:value-type="float" office:value="146.666666666667" calcext:value-type="float">
            <text:p>146.6666666667</text:p>
          </table:table-cell>
          <table:table-cell table:formula="of:=[.F27]-[.F2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62" calcext:value-type="float">
            <text:p>4062</text:p>
          </table:table-cell>
          <table:table-cell office:value-type="string" calcext:value-type="string">
            <text:p><text:s/>time=</text:p>
          </table:table-cell>
          <table:table-cell office:value-type="float" office:value="36397" calcext:value-type="float">
            <text:p>36397</text:p>
          </table:table-cell>
          <table:table-cell table:formula="of:=1000*([.B28]-[.B27])/[.I28]" office:value-type="float" office:value="133.333333333333" calcext:value-type="float">
            <text:p>133.3333333333</text:p>
          </table:table-cell>
          <table:table-cell table:formula="of:=1000*([.D28]-[.D27])/[.I28]" office:value-type="float" office:value="146.666666666667" calcext:value-type="float">
            <text:p>146.6666666667</text:p>
          </table:table-cell>
          <table:table-cell table:formula="of:=[.F28]-[.F2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<text:s/>time=</text:p>
          </table:table-cell>
          <table:table-cell office:value-type="float" office:value="36471" calcext:value-type="float">
            <text:p>36471</text:p>
          </table:table-cell>
          <table:table-cell table:formula="of:=1000*([.B29]-[.B28])/[.I29]" office:value-type="float" office:value="121.621621621622" calcext:value-type="float">
            <text:p>121.6216216216</text:p>
          </table:table-cell>
          <table:table-cell table:formula="of:=1000*([.D29]-[.D28])/[.I29]" office:value-type="float" office:value="135.135135135135" calcext:value-type="float">
            <text:p>135.1351351351</text:p>
          </table:table-cell>
          <table:table-cell table:formula="of:=[.F29]-[.F2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83" calcext:value-type="float">
            <text:p>4083</text:p>
          </table:table-cell>
          <table:table-cell office:value-type="string" calcext:value-type="string">
            <text:p><text:s/>time=</text:p>
          </table:table-cell>
          <table:table-cell office:value-type="float" office:value="36546" calcext:value-type="float">
            <text:p>36546</text:p>
          </table:table-cell>
          <table:table-cell table:formula="of:=1000*([.B30]-[.B29])/[.I30]" office:value-type="float" office:value="120" calcext:value-type="float">
            <text:p>120</text:p>
          </table:table-cell>
          <table:table-cell table:formula="of:=1000*([.D30]-[.D29])/[.I30]" office:value-type="float" office:value="146.666666666667" calcext:value-type="float">
            <text:p>146.6666666667</text:p>
          </table:table-cell>
          <table:table-cell table:formula="of:=[.F30]-[.F2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<text:s/>time=</text:p>
          </table:table-cell>
          <table:table-cell office:value-type="float" office:value="36622" calcext:value-type="float">
            <text:p>36622</text:p>
          </table:table-cell>
          <table:table-cell table:formula="of:=1000*([.B31]-[.B30])/[.I31]" office:value-type="float" office:value="118.421052631579" calcext:value-type="float">
            <text:p>118.4210526316</text:p>
          </table:table-cell>
          <table:table-cell table:formula="of:=1000*([.D31]-[.D30])/[.I31]" office:value-type="float" office:value="144.736842105263" calcext:value-type="float">
            <text:p>144.7368421053</text:p>
          </table:table-cell>
          <table:table-cell table:formula="of:=[.F31]-[.F30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<text:s/>time=</text:p>
          </table:table-cell>
          <table:table-cell office:value-type="float" office:value="36697" calcext:value-type="float">
            <text:p>36697</text:p>
          </table:table-cell>
          <table:table-cell table:formula="of:=1000*([.B32]-[.B31])/[.I32]" office:value-type="float" office:value="120" calcext:value-type="float">
            <text:p>120</text:p>
          </table:table-cell>
          <table:table-cell table:formula="of:=1000*([.D32]-[.D31])/[.I32]" office:value-type="float" office:value="146.666666666667" calcext:value-type="float">
            <text:p>146.6666666667</text:p>
          </table:table-cell>
          <table:table-cell table:formula="of:=[.F32]-[.F3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15" calcext:value-type="float">
            <text:p>4115</text:p>
          </table:table-cell>
          <table:table-cell office:value-type="string" calcext:value-type="string">
            <text:p><text:s/>time=</text:p>
          </table:table-cell>
          <table:table-cell office:value-type="float" office:value="36771" calcext:value-type="float">
            <text:p>36771</text:p>
          </table:table-cell>
          <table:table-cell table:formula="of:=1000*([.B33]-[.B32])/[.I33]" office:value-type="float" office:value="121.621621621622" calcext:value-type="float">
            <text:p>121.6216216216</text:p>
          </table:table-cell>
          <table:table-cell table:formula="of:=1000*([.D33]-[.D32])/[.I33]" office:value-type="float" office:value="135.135135135135" calcext:value-type="float">
            <text:p>135.1351351351</text:p>
          </table:table-cell>
          <table:table-cell table:formula="of:=[.F33]-[.F3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<text:s/>time=</text:p>
          </table:table-cell>
          <table:table-cell office:value-type="float" office:value="36846" calcext:value-type="float">
            <text:p>36846</text:p>
          </table:table-cell>
          <table:table-cell table:formula="of:=1000*([.B34]-[.B33])/[.I34]" office:value-type="float" office:value="120" calcext:value-type="float">
            <text:p>120</text:p>
          </table:table-cell>
          <table:table-cell table:formula="of:=1000*([.D34]-[.D33])/[.I34]" office:value-type="float" office:value="146.666666666667" calcext:value-type="float">
            <text:p>146.6666666667</text:p>
          </table:table-cell>
          <table:table-cell table:formula="of:=[.F34]-[.F3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<text:s/>time=</text:p>
          </table:table-cell>
          <table:table-cell office:value-type="float" office:value="36921" calcext:value-type="float">
            <text:p>36921</text:p>
          </table:table-cell>
          <table:table-cell table:formula="of:=1000*([.B35]-[.B34])/[.I35]" office:value-type="float" office:value="120" calcext:value-type="float">
            <text:p>120</text:p>
          </table:table-cell>
          <table:table-cell table:formula="of:=1000*([.D35]-[.D34])/[.I35]" office:value-type="float" office:value="146.666666666667" calcext:value-type="float">
            <text:p>146.6666666667</text:p>
          </table:table-cell>
          <table:table-cell table:formula="of:=[.F35]-[.F3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<text:s/>time=</text:p>
          </table:table-cell>
          <table:table-cell office:value-type="float" office:value="36996" calcext:value-type="float">
            <text:p>36996</text:p>
          </table:table-cell>
          <table:table-cell table:formula="of:=1000*([.B36]-[.B35])/[.I36]" office:value-type="float" office:value="120" calcext:value-type="float">
            <text:p>120</text:p>
          </table:table-cell>
          <table:table-cell table:formula="of:=1000*([.D36]-[.D35])/[.I36]" office:value-type="float" office:value="146.666666666667" calcext:value-type="float">
            <text:p>146.6666666667</text:p>
          </table:table-cell>
          <table:table-cell table:formula="of:=[.F36]-[.F3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<text:s/>time=</text:p>
          </table:table-cell>
          <table:table-cell office:value-type="float" office:value="37070" calcext:value-type="float">
            <text:p>37070</text:p>
          </table:table-cell>
          <table:table-cell table:formula="of:=1000*([.B37]-[.B36])/[.I37]" office:value-type="float" office:value="121.621621621622" calcext:value-type="float">
            <text:p>121.6216216216</text:p>
          </table:table-cell>
          <table:table-cell table:formula="of:=1000*([.D37]-[.D36])/[.I37]" office:value-type="float" office:value="148.648648648649" calcext:value-type="float">
            <text:p>148.6486486486</text:p>
          </table:table-cell>
          <table:table-cell table:formula="of:=[.F37]-[.F3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69" calcext:value-type="float">
            <text:p>4169</text:p>
          </table:table-cell>
          <table:table-cell office:value-type="string" calcext:value-type="string">
            <text:p><text:s/>time=</text:p>
          </table:table-cell>
          <table:table-cell office:value-type="float" office:value="37145" calcext:value-type="float">
            <text:p>37145</text:p>
          </table:table-cell>
          <table:table-cell table:formula="of:=1000*([.B38]-[.B37])/[.I38]" office:value-type="float" office:value="120" calcext:value-type="float">
            <text:p>120</text:p>
          </table:table-cell>
          <table:table-cell table:formula="of:=1000*([.D38]-[.D37])/[.I38]" office:value-type="float" office:value="133.333333333333" calcext:value-type="float">
            <text:p>133.3333333333</text:p>
          </table:table-cell>
          <table:table-cell table:formula="of:=[.F38]-[.F3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<text:s/>time=</text:p>
          </table:table-cell>
          <table:table-cell office:value-type="float" office:value="37221" calcext:value-type="float">
            <text:p>37221</text:p>
          </table:table-cell>
          <table:table-cell table:formula="of:=1000*([.B39]-[.B38])/[.I39]" office:value-type="float" office:value="118.421052631579" calcext:value-type="float">
            <text:p>118.4210526316</text:p>
          </table:table-cell>
          <table:table-cell table:formula="of:=1000*([.D39]-[.D38])/[.I39]" office:value-type="float" office:value="144.736842105263" calcext:value-type="float">
            <text:p>144.7368421053</text:p>
          </table:table-cell>
          <table:table-cell table:formula="of:=[.F39]-[.F38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<text:s/>time=</text:p>
          </table:table-cell>
          <table:table-cell office:value-type="float" office:value="37296" calcext:value-type="float">
            <text:p>37296</text:p>
          </table:table-cell>
          <table:table-cell table:formula="of:=1000*([.B40]-[.B39])/[.I40]" office:value-type="float" office:value="120" calcext:value-type="float">
            <text:p>120</text:p>
          </table:table-cell>
          <table:table-cell table:formula="of:=1000*([.D40]-[.D39])/[.I40]" office:value-type="float" office:value="146.666666666667" calcext:value-type="float">
            <text:p>146.6666666667</text:p>
          </table:table-cell>
          <table:table-cell table:formula="of:=[.F40]-[.F3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<text:s/>time=</text:p>
          </table:table-cell>
          <table:table-cell office:value-type="float" office:value="37370" calcext:value-type="float">
            <text:p>37370</text:p>
          </table:table-cell>
          <table:table-cell table:formula="of:=1000*([.B41]-[.B40])/[.I41]" office:value-type="float" office:value="108.108108108108" calcext:value-type="float">
            <text:p>108.1081081081</text:p>
          </table:table-cell>
          <table:table-cell table:formula="of:=1000*([.D41]-[.D40])/[.I41]" office:value-type="float" office:value="148.648648648649" calcext:value-type="float">
            <text:p>148.6486486486</text:p>
          </table:table-cell>
          <table:table-cell table:formula="of:=[.F41]-[.F4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12" calcext:value-type="float">
            <text:p>4212</text:p>
          </table:table-cell>
          <table:table-cell office:value-type="string" calcext:value-type="string">
            <text:p><text:s/>time=</text:p>
          </table:table-cell>
          <table:table-cell office:value-type="float" office:value="37445" calcext:value-type="float">
            <text:p>37445</text:p>
          </table:table-cell>
          <table:table-cell table:formula="of:=1000*([.B42]-[.B41])/[.I42]" office:value-type="float" office:value="133.333333333333" calcext:value-type="float">
            <text:p>133.3333333333</text:p>
          </table:table-cell>
          <table:table-cell table:formula="of:=1000*([.D42]-[.D41])/[.I42]" office:value-type="float" office:value="133.333333333333" calcext:value-type="float">
            <text:p>133.3333333333</text:p>
          </table:table-cell>
          <table:table-cell table:formula="of:=[.F42]-[.F4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23" calcext:value-type="float">
            <text:p>4223</text:p>
          </table:table-cell>
          <table:table-cell office:value-type="string" calcext:value-type="string">
            <text:p><text:s/>time=</text:p>
          </table:table-cell>
          <table:table-cell office:value-type="float" office:value="37520" calcext:value-type="float">
            <text:p>37520</text:p>
          </table:table-cell>
          <table:table-cell table:formula="of:=1000*([.B43]-[.B42])/[.I43]" office:value-type="float" office:value="106.666666666667" calcext:value-type="float">
            <text:p>106.6666666667</text:p>
          </table:table-cell>
          <table:table-cell table:formula="of:=1000*([.D43]-[.D42])/[.I43]" office:value-type="float" office:value="146.666666666667" calcext:value-type="float">
            <text:p>146.6666666667</text:p>
          </table:table-cell>
          <table:table-cell table:formula="of:=[.F43]-[.F4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34" calcext:value-type="float">
            <text:p>4234</text:p>
          </table:table-cell>
          <table:table-cell office:value-type="string" calcext:value-type="string">
            <text:p><text:s/>time=</text:p>
          </table:table-cell>
          <table:table-cell office:value-type="float" office:value="37595" calcext:value-type="float">
            <text:p>37595</text:p>
          </table:table-cell>
          <table:table-cell table:formula="of:=1000*([.B44]-[.B43])/[.I44]" office:value-type="float" office:value="133.333333333333" calcext:value-type="float">
            <text:p>133.3333333333</text:p>
          </table:table-cell>
          <table:table-cell table:formula="of:=1000*([.D44]-[.D43])/[.I44]" office:value-type="float" office:value="146.666666666667" calcext:value-type="float">
            <text:p>146.6666666667</text:p>
          </table:table-cell>
          <table:table-cell table:formula="of:=[.F44]-[.F4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45" calcext:value-type="float">
            <text:p>4245</text:p>
          </table:table-cell>
          <table:table-cell office:value-type="string" calcext:value-type="string">
            <text:p><text:s/>time=</text:p>
          </table:table-cell>
          <table:table-cell office:value-type="float" office:value="37669" calcext:value-type="float">
            <text:p>37669</text:p>
          </table:table-cell>
          <table:table-cell table:formula="of:=1000*([.B45]-[.B44])/[.I45]" office:value-type="float" office:value="108.108108108108" calcext:value-type="float">
            <text:p>108.1081081081</text:p>
          </table:table-cell>
          <table:table-cell table:formula="of:=1000*([.D45]-[.D44])/[.I45]" office:value-type="float" office:value="148.648648648649" calcext:value-type="float">
            <text:p>148.6486486486</text:p>
          </table:table-cell>
          <table:table-cell table:formula="of:=[.F45]-[.F4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56" calcext:value-type="float">
            <text:p>4256</text:p>
          </table:table-cell>
          <table:table-cell office:value-type="string" calcext:value-type="string">
            <text:p><text:s/>time=</text:p>
          </table:table-cell>
          <table:table-cell office:value-type="float" office:value="37744" calcext:value-type="float">
            <text:p>37744</text:p>
          </table:table-cell>
          <table:table-cell table:formula="of:=1000*([.B46]-[.B45])/[.I46]" office:value-type="float" office:value="133.333333333333" calcext:value-type="float">
            <text:p>133.3333333333</text:p>
          </table:table-cell>
          <table:table-cell table:formula="of:=1000*([.D46]-[.D45])/[.I46]" office:value-type="float" office:value="146.666666666667" calcext:value-type="float">
            <text:p>146.6666666667</text:p>
          </table:table-cell>
          <table:table-cell table:formula="of:=[.F46]-[.F4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66" calcext:value-type="float">
            <text:p>4266</text:p>
          </table:table-cell>
          <table:table-cell office:value-type="string" calcext:value-type="string">
            <text:p><text:s/>time=</text:p>
          </table:table-cell>
          <table:table-cell office:value-type="float" office:value="37820" calcext:value-type="float">
            <text:p>37820</text:p>
          </table:table-cell>
          <table:table-cell table:formula="of:=1000*([.B47]-[.B46])/[.I47]" office:value-type="float" office:value="105.263157894737" calcext:value-type="float">
            <text:p>105.2631578947</text:p>
          </table:table-cell>
          <table:table-cell table:formula="of:=1000*([.D47]-[.D46])/[.I47]" office:value-type="float" office:value="131.578947368421" calcext:value-type="float">
            <text:p>131.5789473684</text:p>
          </table:table-cell>
          <table:table-cell table:formula="of:=[.F47]-[.F46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77" calcext:value-type="float">
            <text:p>4277</text:p>
          </table:table-cell>
          <table:table-cell office:value-type="string" calcext:value-type="string">
            <text:p><text:s/>time=</text:p>
          </table:table-cell>
          <table:table-cell office:value-type="float" office:value="37895" calcext:value-type="float">
            <text:p>37895</text:p>
          </table:table-cell>
          <table:table-cell table:formula="of:=1000*([.B48]-[.B47])/[.I48]" office:value-type="float" office:value="120" calcext:value-type="float">
            <text:p>120</text:p>
          </table:table-cell>
          <table:table-cell table:formula="of:=1000*([.D48]-[.D47])/[.I48]" office:value-type="float" office:value="146.666666666667" calcext:value-type="float">
            <text:p>146.6666666667</text:p>
          </table:table-cell>
          <table:table-cell table:formula="of:=[.F48]-[.F4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<text:s/>time=</text:p>
          </table:table-cell>
          <table:table-cell office:value-type="float" office:value="37969" calcext:value-type="float">
            <text:p>37969</text:p>
          </table:table-cell>
          <table:table-cell table:formula="of:=1000*([.B49]-[.B48])/[.I49]" office:value-type="float" office:value="121.621621621622" calcext:value-type="float">
            <text:p>121.6216216216</text:p>
          </table:table-cell>
          <table:table-cell table:formula="of:=1000*([.D49]-[.D48])/[.I49]" office:value-type="float" office:value="148.648648648649" calcext:value-type="float">
            <text:p>148.6486486486</text:p>
          </table:table-cell>
          <table:table-cell table:formula="of:=[.F49]-[.F4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<text:s/>time=</text:p>
          </table:table-cell>
          <table:table-cell office:value-type="float" office:value="38044" calcext:value-type="float">
            <text:p>38044</text:p>
          </table:table-cell>
          <table:table-cell table:formula="of:=1000*([.B50]-[.B49])/[.I50]" office:value-type="float" office:value="120" calcext:value-type="float">
            <text:p>120</text:p>
          </table:table-cell>
          <table:table-cell table:formula="of:=1000*([.D50]-[.D49])/[.I50]" office:value-type="float" office:value="146.666666666667" calcext:value-type="float">
            <text:p>146.6666666667</text:p>
          </table:table-cell>
          <table:table-cell table:formula="of:=[.F50]-[.F4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09" calcext:value-type="float">
            <text:p>4309</text:p>
          </table:table-cell>
          <table:table-cell office:value-type="string" calcext:value-type="string">
            <text:p><text:s/>time=</text:p>
          </table:table-cell>
          <table:table-cell office:value-type="float" office:value="38119" calcext:value-type="float">
            <text:p>38119</text:p>
          </table:table-cell>
          <table:table-cell table:formula="of:=1000*([.B51]-[.B50])/[.I51]" office:value-type="float" office:value="120" calcext:value-type="float">
            <text:p>120</text:p>
          </table:table-cell>
          <table:table-cell table:formula="of:=1000*([.D51]-[.D50])/[.I51]" office:value-type="float" office:value="133.333333333333" calcext:value-type="float">
            <text:p>133.3333333333</text:p>
          </table:table-cell>
          <table:table-cell table:formula="of:=[.F51]-[.F5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<text:s/>time=</text:p>
          </table:table-cell>
          <table:table-cell office:value-type="float" office:value="38194" calcext:value-type="float">
            <text:p>38194</text:p>
          </table:table-cell>
          <table:table-cell table:formula="of:=1000*([.B52]-[.B51])/[.I52]" office:value-type="float" office:value="120" calcext:value-type="float">
            <text:p>120</text:p>
          </table:table-cell>
          <table:table-cell table:formula="of:=1000*([.D52]-[.D51])/[.I52]" office:value-type="float" office:value="146.666666666667" calcext:value-type="float">
            <text:p>146.6666666667</text:p>
          </table:table-cell>
          <table:table-cell table:formula="of:=[.F52]-[.F5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31" calcext:value-type="float">
            <text:p>4331</text:p>
          </table:table-cell>
          <table:table-cell office:value-type="string" calcext:value-type="string">
            <text:p><text:s/>time=</text:p>
          </table:table-cell>
          <table:table-cell office:value-type="float" office:value="38268" calcext:value-type="float">
            <text:p>38268</text:p>
          </table:table-cell>
          <table:table-cell table:formula="of:=1000*([.B53]-[.B52])/[.I53]" office:value-type="float" office:value="121.621621621622" calcext:value-type="float">
            <text:p>121.6216216216</text:p>
          </table:table-cell>
          <table:table-cell table:formula="of:=1000*([.D53]-[.D52])/[.I53]" office:value-type="float" office:value="148.648648648649" calcext:value-type="float">
            <text:p>148.6486486486</text:p>
          </table:table-cell>
          <table:table-cell table:formula="of:=[.F53]-[.F5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<text:s/>time=</text:p>
          </table:table-cell>
          <table:table-cell office:value-type="float" office:value="38343" calcext:value-type="float">
            <text:p>38343</text:p>
          </table:table-cell>
          <table:table-cell table:formula="of:=1000*([.B54]-[.B53])/[.I54]" office:value-type="float" office:value="120" calcext:value-type="float">
            <text:p>120</text:p>
          </table:table-cell>
          <table:table-cell table:formula="of:=1000*([.D54]-[.D53])/[.I54]" office:value-type="float" office:value="146.666666666667" calcext:value-type="float">
            <text:p>146.6666666667</text:p>
          </table:table-cell>
          <table:table-cell table:formula="of:=[.F54]-[.F5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<text:s/>time=</text:p>
          </table:table-cell>
          <table:table-cell office:value-type="float" office:value="38419" calcext:value-type="float">
            <text:p>38419</text:p>
          </table:table-cell>
          <table:table-cell table:formula="of:=1000*([.B55]-[.B54])/[.I55]" office:value-type="float" office:value="118.421052631579" calcext:value-type="float">
            <text:p>118.4210526316</text:p>
          </table:table-cell>
          <table:table-cell table:formula="of:=1000*([.D55]-[.D54])/[.I55]" office:value-type="float" office:value="144.736842105263" calcext:value-type="float">
            <text:p>144.7368421053</text:p>
          </table:table-cell>
          <table:table-cell table:formula="of:=[.F55]-[.F54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63" calcext:value-type="float">
            <text:p>4363</text:p>
          </table:table-cell>
          <table:table-cell office:value-type="string" calcext:value-type="string">
            <text:p><text:s/>time=</text:p>
          </table:table-cell>
          <table:table-cell office:value-type="float" office:value="38494" calcext:value-type="float">
            <text:p>38494</text:p>
          </table:table-cell>
          <table:table-cell table:formula="of:=1000*([.B56]-[.B55])/[.I56]" office:value-type="float" office:value="120" calcext:value-type="float">
            <text:p>120</text:p>
          </table:table-cell>
          <table:table-cell table:formula="of:=1000*([.D56]-[.D55])/[.I56]" office:value-type="float" office:value="133.333333333333" calcext:value-type="float">
            <text:p>133.3333333333</text:p>
          </table:table-cell>
          <table:table-cell table:formula="of:=[.F56]-[.F5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74" calcext:value-type="float">
            <text:p>4374</text:p>
          </table:table-cell>
          <table:table-cell office:value-type="string" calcext:value-type="string">
            <text:p><text:s/>time=</text:p>
          </table:table-cell>
          <table:table-cell office:value-type="float" office:value="38568" calcext:value-type="float">
            <text:p>38568</text:p>
          </table:table-cell>
          <table:table-cell table:formula="of:=1000*([.B57]-[.B56])/[.I57]" office:value-type="float" office:value="121.621621621622" calcext:value-type="float">
            <text:p>121.6216216216</text:p>
          </table:table-cell>
          <table:table-cell table:formula="of:=1000*([.D57]-[.D56])/[.I57]" office:value-type="float" office:value="148.648648648649" calcext:value-type="float">
            <text:p>148.6486486486</text:p>
          </table:table-cell>
          <table:table-cell table:formula="of:=[.F57]-[.F5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<text:s/>time=</text:p>
          </table:table-cell>
          <table:table-cell office:value-type="float" office:value="38643" calcext:value-type="float">
            <text:p>38643</text:p>
          </table:table-cell>
          <table:table-cell table:formula="of:=1000*([.B58]-[.B57])/[.I58]" office:value-type="float" office:value="120" calcext:value-type="float">
            <text:p>120</text:p>
          </table:table-cell>
          <table:table-cell table:formula="of:=1000*([.D58]-[.D57])/[.I58]" office:value-type="float" office:value="146.666666666667" calcext:value-type="float">
            <text:p>146.6666666667</text:p>
          </table:table-cell>
          <table:table-cell table:formula="of:=[.F58]-[.F5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<text:s/>time=</text:p>
          </table:table-cell>
          <table:table-cell office:value-type="float" office:value="38718" calcext:value-type="float">
            <text:p>38718</text:p>
          </table:table-cell>
          <table:table-cell table:formula="of:=1000*([.B59]-[.B58])/[.I59]" office:value-type="float" office:value="120" calcext:value-type="float">
            <text:p>120</text:p>
          </table:table-cell>
          <table:table-cell table:formula="of:=1000*([.D59]-[.D58])/[.I59]" office:value-type="float" office:value="133.333333333333" calcext:value-type="float">
            <text:p>133.3333333333</text:p>
          </table:table-cell>
          <table:table-cell table:formula="of:=[.F59]-[.F5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06" calcext:value-type="float">
            <text:p>4406</text:p>
          </table:table-cell>
          <table:table-cell office:value-type="string" calcext:value-type="string">
            <text:p><text:s/>time=</text:p>
          </table:table-cell>
          <table:table-cell office:value-type="float" office:value="38793" calcext:value-type="float">
            <text:p>38793</text:p>
          </table:table-cell>
          <table:table-cell table:formula="of:=1000*([.B60]-[.B59])/[.I60]" office:value-type="float" office:value="120" calcext:value-type="float">
            <text:p>120</text:p>
          </table:table-cell>
          <table:table-cell table:formula="of:=1000*([.D60]-[.D59])/[.I60]" office:value-type="float" office:value="146.666666666667" calcext:value-type="float">
            <text:p>146.6666666667</text:p>
          </table:table-cell>
          <table:table-cell table:formula="of:=[.F60]-[.F5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17" calcext:value-type="float">
            <text:p>4417</text:p>
          </table:table-cell>
          <table:table-cell office:value-type="string" calcext:value-type="string">
            <text:p><text:s/>time=</text:p>
          </table:table-cell>
          <table:table-cell office:value-type="float" office:value="38867" calcext:value-type="float">
            <text:p>38867</text:p>
          </table:table-cell>
          <table:table-cell table:formula="of:=1000*([.B61]-[.B60])/[.I61]" office:value-type="float" office:value="121.621621621622" calcext:value-type="float">
            <text:p>121.6216216216</text:p>
          </table:table-cell>
          <table:table-cell table:formula="of:=1000*([.D61]-[.D60])/[.I61]" office:value-type="float" office:value="148.648648648649" calcext:value-type="float">
            <text:p>148.6486486486</text:p>
          </table:table-cell>
          <table:table-cell table:formula="of:=[.F61]-[.F6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28" calcext:value-type="float">
            <text:p>4428</text:p>
          </table:table-cell>
          <table:table-cell office:value-type="string" calcext:value-type="string">
            <text:p><text:s/>time=</text:p>
          </table:table-cell>
          <table:table-cell office:value-type="float" office:value="38942" calcext:value-type="float">
            <text:p>38942</text:p>
          </table:table-cell>
          <table:table-cell table:formula="of:=1000*([.B62]-[.B61])/[.I62]" office:value-type="float" office:value="120" calcext:value-type="float">
            <text:p>120</text:p>
          </table:table-cell>
          <table:table-cell table:formula="of:=1000*([.D62]-[.D61])/[.I62]" office:value-type="float" office:value="146.666666666667" calcext:value-type="float">
            <text:p>146.6666666667</text:p>
          </table:table-cell>
          <table:table-cell table:formula="of:=[.F62]-[.F6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38" calcext:value-type="float">
            <text:p>4438</text:p>
          </table:table-cell>
          <table:table-cell office:value-type="string" calcext:value-type="string">
            <text:p><text:s/>time=</text:p>
          </table:table-cell>
          <table:table-cell office:value-type="float" office:value="39018" calcext:value-type="float">
            <text:p>39018</text:p>
          </table:table-cell>
          <table:table-cell table:formula="of:=1000*([.B63]-[.B62])/[.I63]" office:value-type="float" office:value="118.421052631579" calcext:value-type="float">
            <text:p>118.4210526316</text:p>
          </table:table-cell>
          <table:table-cell table:formula="of:=1000*([.D63]-[.D62])/[.I63]" office:value-type="float" office:value="131.578947368421" calcext:value-type="float">
            <text:p>131.5789473684</text:p>
          </table:table-cell>
          <table:table-cell table:formula="of:=[.F63]-[.F62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<text:s/>time=</text:p>
          </table:table-cell>
          <table:table-cell office:value-type="float" office:value="39093" calcext:value-type="float">
            <text:p>39093</text:p>
          </table:table-cell>
          <table:table-cell table:formula="of:=1000*([.B64]-[.B63])/[.I64]" office:value-type="float" office:value="120" calcext:value-type="float">
            <text:p>120</text:p>
          </table:table-cell>
          <table:table-cell table:formula="of:=1000*([.D64]-[.D63])/[.I64]" office:value-type="float" office:value="146.666666666667" calcext:value-type="float">
            <text:p>146.6666666667</text:p>
          </table:table-cell>
          <table:table-cell table:formula="of:=[.F64]-[.F6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<text:s/>time=</text:p>
          </table:table-cell>
          <table:table-cell office:value-type="float" office:value="39168" calcext:value-type="float">
            <text:p>39168</text:p>
          </table:table-cell>
          <table:table-cell table:formula="of:=1000*([.B65]-[.B64])/[.I65]" office:value-type="float" office:value="120" calcext:value-type="float">
            <text:p>120</text:p>
          </table:table-cell>
          <table:table-cell table:formula="of:=1000*([.D65]-[.D64])/[.I65]" office:value-type="float" office:value="146.666666666667" calcext:value-type="float">
            <text:p>146.6666666667</text:p>
          </table:table-cell>
          <table:table-cell table:formula="of:=[.F65]-[.F6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71" calcext:value-type="float">
            <text:p>4471</text:p>
          </table:table-cell>
          <table:table-cell office:value-type="string" calcext:value-type="string">
            <text:p><text:s/>time=</text:p>
          </table:table-cell>
          <table:table-cell office:value-type="float" office:value="39242" calcext:value-type="float">
            <text:p>39242</text:p>
          </table:table-cell>
          <table:table-cell table:formula="of:=1000*([.B66]-[.B65])/[.I66]" office:value-type="float" office:value="121.621621621622" calcext:value-type="float">
            <text:p>121.6216216216</text:p>
          </table:table-cell>
          <table:table-cell table:formula="of:=1000*([.D66]-[.D65])/[.I66]" office:value-type="float" office:value="148.648648648649" calcext:value-type="float">
            <text:p>148.6486486486</text:p>
          </table:table-cell>
          <table:table-cell table:formula="of:=[.F66]-[.F6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81" calcext:value-type="float">
            <text:p>4481</text:p>
          </table:table-cell>
          <table:table-cell office:value-type="string" calcext:value-type="string">
            <text:p><text:s/>time=</text:p>
          </table:table-cell>
          <table:table-cell office:value-type="float" office:value="39317" calcext:value-type="float">
            <text:p>39317</text:p>
          </table:table-cell>
          <table:table-cell table:formula="of:=1000*([.B67]-[.B66])/[.I67]" office:value-type="float" office:value="120" calcext:value-type="float">
            <text:p>120</text:p>
          </table:table-cell>
          <table:table-cell table:formula="of:=1000*([.D67]-[.D66])/[.I67]" office:value-type="float" office:value="133.333333333333" calcext:value-type="float">
            <text:p>133.3333333333</text:p>
          </table:table-cell>
          <table:table-cell table:formula="of:=[.F67]-[.F6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92" calcext:value-type="float">
            <text:p>4492</text:p>
          </table:table-cell>
          <table:table-cell office:value-type="string" calcext:value-type="string">
            <text:p><text:s/>time=</text:p>
          </table:table-cell>
          <table:table-cell office:value-type="float" office:value="39392" calcext:value-type="float">
            <text:p>39392</text:p>
          </table:table-cell>
          <table:table-cell table:formula="of:=1000*([.B68]-[.B67])/[.I68]" office:value-type="float" office:value="120" calcext:value-type="float">
            <text:p>120</text:p>
          </table:table-cell>
          <table:table-cell table:formula="of:=1000*([.D68]-[.D67])/[.I68]" office:value-type="float" office:value="146.666666666667" calcext:value-type="float">
            <text:p>146.6666666667</text:p>
          </table:table-cell>
          <table:table-cell table:formula="of:=[.F68]-[.F6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<text:s/>time=</text:p>
          </table:table-cell>
          <table:table-cell office:value-type="float" office:value="39467" calcext:value-type="float">
            <text:p>39467</text:p>
          </table:table-cell>
          <table:table-cell table:formula="of:=1000*([.B69]-[.B68])/[.I69]" office:value-type="float" office:value="120" calcext:value-type="float">
            <text:p>120</text:p>
          </table:table-cell>
          <table:table-cell table:formula="of:=1000*([.D69]-[.D68])/[.I69]" office:value-type="float" office:value="146.666666666667" calcext:value-type="float">
            <text:p>146.6666666667</text:p>
          </table:table-cell>
          <table:table-cell table:formula="of:=[.F69]-[.F6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13" calcext:value-type="float">
            <text:p>4513</text:p>
          </table:table-cell>
          <table:table-cell office:value-type="string" calcext:value-type="string">
            <text:p><text:s/>time=</text:p>
          </table:table-cell>
          <table:table-cell office:value-type="float" office:value="39541" calcext:value-type="float">
            <text:p>39541</text:p>
          </table:table-cell>
          <table:table-cell table:formula="of:=1000*([.B70]-[.B69])/[.I70]" office:value-type="float" office:value="121.621621621622" calcext:value-type="float">
            <text:p>121.6216216216</text:p>
          </table:table-cell>
          <table:table-cell table:formula="of:=1000*([.D70]-[.D69])/[.I70]" office:value-type="float" office:value="135.135135135135" calcext:value-type="float">
            <text:p>135.1351351351</text:p>
          </table:table-cell>
          <table:table-cell table:formula="of:=[.F70]-[.F6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24" calcext:value-type="float">
            <text:p>4524</text:p>
          </table:table-cell>
          <table:table-cell office:value-type="string" calcext:value-type="string">
            <text:p><text:s/>time=</text:p>
          </table:table-cell>
          <table:table-cell office:value-type="float" office:value="39617" calcext:value-type="float">
            <text:p>39617</text:p>
          </table:table-cell>
          <table:table-cell table:formula="of:=1000*([.B71]-[.B70])/[.I71]" office:value-type="float" office:value="118.421052631579" calcext:value-type="float">
            <text:p>118.4210526316</text:p>
          </table:table-cell>
          <table:table-cell table:formula="of:=1000*([.D71]-[.D70])/[.I71]" office:value-type="float" office:value="144.736842105263" calcext:value-type="float">
            <text:p>144.7368421053</text:p>
          </table:table-cell>
          <table:table-cell table:formula="of:=[.F71]-[.F70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35" calcext:value-type="float">
            <text:p>4535</text:p>
          </table:table-cell>
          <table:table-cell office:value-type="string" calcext:value-type="string">
            <text:p><text:s/>time=</text:p>
          </table:table-cell>
          <table:table-cell office:value-type="float" office:value="39692" calcext:value-type="float">
            <text:p>39692</text:p>
          </table:table-cell>
          <table:table-cell table:formula="of:=1000*([.B72]-[.B71])/[.I72]" office:value-type="float" office:value="120" calcext:value-type="float">
            <text:p>120</text:p>
          </table:table-cell>
          <table:table-cell table:formula="of:=1000*([.D72]-[.D71])/[.I72]" office:value-type="float" office:value="146.666666666667" calcext:value-type="float">
            <text:p>146.6666666667</text:p>
          </table:table-cell>
          <table:table-cell table:formula="of:=[.F72]-[.F7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<text:s/>time=</text:p>
          </table:table-cell>
          <table:table-cell office:value-type="float" office:value="39767" calcext:value-type="float">
            <text:p>39767</text:p>
          </table:table-cell>
          <table:table-cell table:formula="of:=1000*([.B73]-[.B72])/[.I73]" office:value-type="float" office:value="120" calcext:value-type="float">
            <text:p>120</text:p>
          </table:table-cell>
          <table:table-cell table:formula="of:=1000*([.D73]-[.D72])/[.I73]" office:value-type="float" office:value="146.666666666667" calcext:value-type="float">
            <text:p>146.6666666667</text:p>
          </table:table-cell>
          <table:table-cell table:formula="of:=[.F73]-[.F7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56" calcext:value-type="float">
            <text:p>4556</text:p>
          </table:table-cell>
          <table:table-cell office:value-type="string" calcext:value-type="string">
            <text:p><text:s/>time=</text:p>
          </table:table-cell>
          <table:table-cell office:value-type="float" office:value="39841" calcext:value-type="float">
            <text:p>39841</text:p>
          </table:table-cell>
          <table:table-cell table:formula="of:=1000*([.B74]-[.B73])/[.I74]" office:value-type="float" office:value="121.621621621622" calcext:value-type="float">
            <text:p>121.6216216216</text:p>
          </table:table-cell>
          <table:table-cell table:formula="of:=1000*([.D74]-[.D73])/[.I74]" office:value-type="float" office:value="135.135135135135" calcext:value-type="float">
            <text:p>135.1351351351</text:p>
          </table:table-cell>
          <table:table-cell table:formula="of:=[.F74]-[.F7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67" calcext:value-type="float">
            <text:p>4567</text:p>
          </table:table-cell>
          <table:table-cell office:value-type="string" calcext:value-type="string">
            <text:p><text:s/>time=</text:p>
          </table:table-cell>
          <table:table-cell office:value-type="float" office:value="39916" calcext:value-type="float">
            <text:p>39916</text:p>
          </table:table-cell>
          <table:table-cell table:formula="of:=1000*([.B75]-[.B74])/[.I75]" office:value-type="float" office:value="120" calcext:value-type="float">
            <text:p>120</text:p>
          </table:table-cell>
          <table:table-cell table:formula="of:=1000*([.D75]-[.D74])/[.I75]" office:value-type="float" office:value="146.666666666667" calcext:value-type="float">
            <text:p>146.6666666667</text:p>
          </table:table-cell>
          <table:table-cell table:formula="of:=[.F75]-[.F7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78" calcext:value-type="float">
            <text:p>4578</text:p>
          </table:table-cell>
          <table:table-cell office:value-type="string" calcext:value-type="string">
            <text:p><text:s/>time=</text:p>
          </table:table-cell>
          <table:table-cell office:value-type="float" office:value="39991" calcext:value-type="float">
            <text:p>39991</text:p>
          </table:table-cell>
          <table:table-cell table:formula="of:=1000*([.B76]-[.B75])/[.I76]" office:value-type="float" office:value="120" calcext:value-type="float">
            <text:p>120</text:p>
          </table:table-cell>
          <table:table-cell table:formula="of:=1000*([.D76]-[.D75])/[.I76]" office:value-type="float" office:value="146.666666666667" calcext:value-type="float">
            <text:p>146.6666666667</text:p>
          </table:table-cell>
          <table:table-cell table:formula="of:=[.F76]-[.F7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89" calcext:value-type="float">
            <text:p>4589</text:p>
          </table:table-cell>
          <table:table-cell office:value-type="string" calcext:value-type="string">
            <text:p><text:s/>time=</text:p>
          </table:table-cell>
          <table:table-cell office:value-type="float" office:value="40066" calcext:value-type="float">
            <text:p>40066</text:p>
          </table:table-cell>
          <table:table-cell table:formula="of:=1000*([.B77]-[.B76])/[.I77]" office:value-type="float" office:value="120" calcext:value-type="float">
            <text:p>120</text:p>
          </table:table-cell>
          <table:table-cell table:formula="of:=1000*([.D77]-[.D76])/[.I77]" office:value-type="float" office:value="146.666666666667" calcext:value-type="float">
            <text:p>146.6666666667</text:p>
          </table:table-cell>
          <table:table-cell table:formula="of:=[.F77]-[.F7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<text:s/>time=</text:p>
          </table:table-cell>
          <table:table-cell office:value-type="float" office:value="40140" calcext:value-type="float">
            <text:p>40140</text:p>
          </table:table-cell>
          <table:table-cell table:formula="of:=1000*([.B78]-[.B77])/[.I78]" office:value-type="float" office:value="121.621621621622" calcext:value-type="float">
            <text:p>121.6216216216</text:p>
          </table:table-cell>
          <table:table-cell table:formula="of:=1000*([.D78]-[.D77])/[.I78]" office:value-type="float" office:value="135.135135135135" calcext:value-type="float">
            <text:p>135.1351351351</text:p>
          </table:table-cell>
          <table:table-cell table:formula="of:=[.F78]-[.F7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<text:s/>time=</text:p>
          </table:table-cell>
          <table:table-cell office:value-type="float" office:value="40216" calcext:value-type="float">
            <text:p>40216</text:p>
          </table:table-cell>
          <table:table-cell table:formula="of:=1000*([.B79]-[.B78])/[.I79]" office:value-type="float" office:value="118.421052631579" calcext:value-type="float">
            <text:p>118.4210526316</text:p>
          </table:table-cell>
          <table:table-cell table:formula="of:=1000*([.D79]-[.D78])/[.I79]" office:value-type="float" office:value="144.736842105263" calcext:value-type="float">
            <text:p>144.7368421053</text:p>
          </table:table-cell>
          <table:table-cell table:formula="of:=[.F79]-[.F78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21" calcext:value-type="float">
            <text:p>4621</text:p>
          </table:table-cell>
          <table:table-cell office:value-type="string" calcext:value-type="string">
            <text:p><text:s/>time=</text:p>
          </table:table-cell>
          <table:table-cell office:value-type="float" office:value="40291" calcext:value-type="float">
            <text:p>40291</text:p>
          </table:table-cell>
          <table:table-cell table:formula="of:=1000*([.B80]-[.B79])/[.I80]" office:value-type="float" office:value="106.666666666667" calcext:value-type="float">
            <text:p>106.6666666667</text:p>
          </table:table-cell>
          <table:table-cell table:formula="of:=1000*([.D80]-[.D79])/[.I80]" office:value-type="float" office:value="146.666666666667" calcext:value-type="float">
            <text:p>146.6666666667</text:p>
          </table:table-cell>
          <table:table-cell table:formula="of:=[.F80]-[.F7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31" calcext:value-type="float">
            <text:p>4631</text:p>
          </table:table-cell>
          <table:table-cell office:value-type="string" calcext:value-type="string">
            <text:p><text:s/>time=</text:p>
          </table:table-cell>
          <table:table-cell office:value-type="float" office:value="40366" calcext:value-type="float">
            <text:p>40366</text:p>
          </table:table-cell>
          <table:table-cell table:formula="of:=1000*([.B81]-[.B80])/[.I81]" office:value-type="float" office:value="133.333333333333" calcext:value-type="float">
            <text:p>133.3333333333</text:p>
          </table:table-cell>
          <table:table-cell table:formula="of:=1000*([.D81]-[.D80])/[.I81]" office:value-type="float" office:value="133.333333333333" calcext:value-type="float">
            <text:p>133.3333333333</text:p>
          </table:table-cell>
          <table:table-cell table:formula="of:=[.F81]-[.F8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42" calcext:value-type="float">
            <text:p>4642</text:p>
          </table:table-cell>
          <table:table-cell office:value-type="string" calcext:value-type="string">
            <text:p><text:s/>time=</text:p>
          </table:table-cell>
          <table:table-cell office:value-type="float" office:value="40440" calcext:value-type="float">
            <text:p>40440</text:p>
          </table:table-cell>
          <table:table-cell table:formula="of:=1000*([.B82]-[.B81])/[.I82]" office:value-type="float" office:value="108.108108108108" calcext:value-type="float">
            <text:p>108.1081081081</text:p>
          </table:table-cell>
          <table:table-cell table:formula="of:=1000*([.D82]-[.D81])/[.I82]" office:value-type="float" office:value="148.648648648649" calcext:value-type="float">
            <text:p>148.6486486486</text:p>
          </table:table-cell>
          <table:table-cell table:formula="of:=[.F82]-[.F8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<text:s/>time=</text:p>
          </table:table-cell>
          <table:table-cell office:value-type="float" office:value="40515" calcext:value-type="float">
            <text:p>40515</text:p>
          </table:table-cell>
          <table:table-cell table:formula="of:=1000*([.B83]-[.B82])/[.I83]" office:value-type="float" office:value="120" calcext:value-type="float">
            <text:p>120</text:p>
          </table:table-cell>
          <table:table-cell table:formula="of:=1000*([.D83]-[.D82])/[.I83]" office:value-type="float" office:value="146.666666666667" calcext:value-type="float">
            <text:p>146.6666666667</text:p>
          </table:table-cell>
          <table:table-cell table:formula="of:=[.F83]-[.F8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64" calcext:value-type="float">
            <text:p>4664</text:p>
          </table:table-cell>
          <table:table-cell office:value-type="string" calcext:value-type="string">
            <text:p><text:s/>time=</text:p>
          </table:table-cell>
          <table:table-cell office:value-type="float" office:value="40590" calcext:value-type="float">
            <text:p>40590</text:p>
          </table:table-cell>
          <table:table-cell table:formula="of:=1000*([.B84]-[.B83])/[.I84]" office:value-type="float" office:value="120" calcext:value-type="float">
            <text:p>120</text:p>
          </table:table-cell>
          <table:table-cell table:formula="of:=1000*([.D84]-[.D83])/[.I84]" office:value-type="float" office:value="146.666666666667" calcext:value-type="float">
            <text:p>146.6666666667</text:p>
          </table:table-cell>
          <table:table-cell table:formula="of:=[.F84]-[.F8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74" calcext:value-type="float">
            <text:p>4674</text:p>
          </table:table-cell>
          <table:table-cell office:value-type="string" calcext:value-type="string">
            <text:p><text:s/>time=</text:p>
          </table:table-cell>
          <table:table-cell office:value-type="float" office:value="40665" calcext:value-type="float">
            <text:p>40665</text:p>
          </table:table-cell>
          <table:table-cell table:formula="of:=1000*([.B85]-[.B84])/[.I85]" office:value-type="float" office:value="120" calcext:value-type="float">
            <text:p>120</text:p>
          </table:table-cell>
          <table:table-cell table:formula="of:=1000*([.D85]-[.D84])/[.I85]" office:value-type="float" office:value="133.333333333333" calcext:value-type="float">
            <text:p>133.3333333333</text:p>
          </table:table-cell>
          <table:table-cell table:formula="of:=[.F85]-[.F8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85" calcext:value-type="float">
            <text:p>4685</text:p>
          </table:table-cell>
          <table:table-cell office:value-type="string" calcext:value-type="string">
            <text:p><text:s/>time=</text:p>
          </table:table-cell>
          <table:table-cell office:value-type="float" office:value="40739" calcext:value-type="float">
            <text:p>40739</text:p>
          </table:table-cell>
          <table:table-cell table:formula="of:=1000*([.B86]-[.B85])/[.I86]" office:value-type="float" office:value="121.621621621622" calcext:value-type="float">
            <text:p>121.6216216216</text:p>
          </table:table-cell>
          <table:table-cell table:formula="of:=1000*([.D86]-[.D85])/[.I86]" office:value-type="float" office:value="148.648648648649" calcext:value-type="float">
            <text:p>148.6486486486</text:p>
          </table:table-cell>
          <table:table-cell table:formula="of:=[.F86]-[.F8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<text:s/>time=</text:p>
          </table:table-cell>
          <table:table-cell office:value-type="float" office:value="40815" calcext:value-type="float">
            <text:p>40815</text:p>
          </table:table-cell>
          <table:table-cell table:formula="of:=1000*([.B87]-[.B86])/[.I87]" office:value-type="float" office:value="118.421052631579" calcext:value-type="float">
            <text:p>118.4210526316</text:p>
          </table:table-cell>
          <table:table-cell table:formula="of:=1000*([.D87]-[.D86])/[.I87]" office:value-type="float" office:value="144.736842105263" calcext:value-type="float">
            <text:p>144.7368421053</text:p>
          </table:table-cell>
          <table:table-cell table:formula="of:=[.F87]-[.F86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07" calcext:value-type="float">
            <text:p>4707</text:p>
          </table:table-cell>
          <table:table-cell office:value-type="string" calcext:value-type="string">
            <text:p><text:s/>time=</text:p>
          </table:table-cell>
          <table:table-cell office:value-type="float" office:value="40890" calcext:value-type="float">
            <text:p>40890</text:p>
          </table:table-cell>
          <table:table-cell table:formula="of:=1000*([.B88]-[.B87])/[.I88]" office:value-type="float" office:value="120" calcext:value-type="float">
            <text:p>120</text:p>
          </table:table-cell>
          <table:table-cell table:formula="of:=1000*([.D88]-[.D87])/[.I88]" office:value-type="float" office:value="146.666666666667" calcext:value-type="float">
            <text:p>146.6666666667</text:p>
          </table:table-cell>
          <table:table-cell table:formula="of:=[.F88]-[.F8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17" calcext:value-type="float">
            <text:p>4717</text:p>
          </table:table-cell>
          <table:table-cell office:value-type="string" calcext:value-type="string">
            <text:p><text:s/>time=</text:p>
          </table:table-cell>
          <table:table-cell office:value-type="float" office:value="40965" calcext:value-type="float">
            <text:p>40965</text:p>
          </table:table-cell>
          <table:table-cell table:formula="of:=1000*([.B89]-[.B88])/[.I89]" office:value-type="float" office:value="120" calcext:value-type="float">
            <text:p>120</text:p>
          </table:table-cell>
          <table:table-cell table:formula="of:=1000*([.D89]-[.D88])/[.I89]" office:value-type="float" office:value="133.333333333333" calcext:value-type="float">
            <text:p>133.3333333333</text:p>
          </table:table-cell>
          <table:table-cell table:formula="of:=[.F89]-[.F8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28" calcext:value-type="float">
            <text:p>4728</text:p>
          </table:table-cell>
          <table:table-cell office:value-type="string" calcext:value-type="string">
            <text:p><text:s/>time=</text:p>
          </table:table-cell>
          <table:table-cell office:value-type="float" office:value="41039" calcext:value-type="float">
            <text:p>41039</text:p>
          </table:table-cell>
          <table:table-cell table:formula="of:=1000*([.B90]-[.B89])/[.I90]" office:value-type="float" office:value="121.621621621622" calcext:value-type="float">
            <text:p>121.6216216216</text:p>
          </table:table-cell>
          <table:table-cell table:formula="of:=1000*([.D90]-[.D89])/[.I90]" office:value-type="float" office:value="148.648648648649" calcext:value-type="float">
            <text:p>148.6486486486</text:p>
          </table:table-cell>
          <table:table-cell table:formula="of:=[.F90]-[.F8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39" calcext:value-type="float">
            <text:p>4739</text:p>
          </table:table-cell>
          <table:table-cell office:value-type="string" calcext:value-type="string">
            <text:p><text:s/>time=</text:p>
          </table:table-cell>
          <table:table-cell office:value-type="float" office:value="41114" calcext:value-type="float">
            <text:p>41114</text:p>
          </table:table-cell>
          <table:table-cell table:formula="of:=1000*([.B91]-[.B90])/[.I91]" office:value-type="float" office:value="120" calcext:value-type="float">
            <text:p>120</text:p>
          </table:table-cell>
          <table:table-cell table:formula="of:=1000*([.D91]-[.D90])/[.I91]" office:value-type="float" office:value="146.666666666667" calcext:value-type="float">
            <text:p>146.6666666667</text:p>
          </table:table-cell>
          <table:table-cell table:formula="of:=[.F91]-[.F9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<text:s/>time=</text:p>
          </table:table-cell>
          <table:table-cell office:value-type="float" office:value="41189" calcext:value-type="float">
            <text:p>41189</text:p>
          </table:table-cell>
          <table:table-cell table:formula="of:=1000*([.B92]-[.B91])/[.I92]" office:value-type="float" office:value="120" calcext:value-type="float">
            <text:p>120</text:p>
          </table:table-cell>
          <table:table-cell table:formula="of:=1000*([.D92]-[.D91])/[.I92]" office:value-type="float" office:value="146.666666666667" calcext:value-type="float">
            <text:p>146.6666666667</text:p>
          </table:table-cell>
          <table:table-cell table:formula="of:=[.F92]-[.F9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60" calcext:value-type="float">
            <text:p>4760</text:p>
          </table:table-cell>
          <table:table-cell office:value-type="string" calcext:value-type="string">
            <text:p><text:s/>time=</text:p>
          </table:table-cell>
          <table:table-cell office:value-type="float" office:value="41264" calcext:value-type="float">
            <text:p>41264</text:p>
          </table:table-cell>
          <table:table-cell table:formula="of:=1000*([.B93]-[.B92])/[.I93]" office:value-type="float" office:value="120" calcext:value-type="float">
            <text:p>120</text:p>
          </table:table-cell>
          <table:table-cell table:formula="of:=1000*([.D93]-[.D92])/[.I93]" office:value-type="float" office:value="133.333333333333" calcext:value-type="float">
            <text:p>133.3333333333</text:p>
          </table:table-cell>
          <table:table-cell table:formula="of:=[.F93]-[.F9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71" calcext:value-type="float">
            <text:p>4771</text:p>
          </table:table-cell>
          <table:table-cell office:value-type="string" calcext:value-type="string">
            <text:p><text:s/>time=</text:p>
          </table:table-cell>
          <table:table-cell office:value-type="float" office:value="41338" calcext:value-type="float">
            <text:p>41338</text:p>
          </table:table-cell>
          <table:table-cell table:formula="of:=1000*([.B94]-[.B93])/[.I94]" office:value-type="float" office:value="121.621621621622" calcext:value-type="float">
            <text:p>121.6216216216</text:p>
          </table:table-cell>
          <table:table-cell table:formula="of:=1000*([.D94]-[.D93])/[.I94]" office:value-type="float" office:value="148.648648648649" calcext:value-type="float">
            <text:p>148.6486486486</text:p>
          </table:table-cell>
          <table:table-cell table:formula="of:=[.F94]-[.F9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<text:s/>time=</text:p>
          </table:table-cell>
          <table:table-cell office:value-type="float" office:value="41414" calcext:value-type="float">
            <text:p>41414</text:p>
          </table:table-cell>
          <table:table-cell table:formula="of:=1000*([.B95]-[.B94])/[.I95]" office:value-type="float" office:value="118.421052631579" calcext:value-type="float">
            <text:p>118.4210526316</text:p>
          </table:table-cell>
          <table:table-cell table:formula="of:=1000*([.D95]-[.D94])/[.I95]" office:value-type="float" office:value="144.736842105263" calcext:value-type="float">
            <text:p>144.7368421053</text:p>
          </table:table-cell>
          <table:table-cell table:formula="of:=[.F95]-[.F94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92" calcext:value-type="float">
            <text:p>4792</text:p>
          </table:table-cell>
          <table:table-cell office:value-type="string" calcext:value-type="string">
            <text:p><text:s/>time=</text:p>
          </table:table-cell>
          <table:table-cell office:value-type="float" office:value="41489" calcext:value-type="float">
            <text:p>41489</text:p>
          </table:table-cell>
          <table:table-cell table:formula="of:=1000*([.B96]-[.B95])/[.I96]" office:value-type="float" office:value="120" calcext:value-type="float">
            <text:p>120</text:p>
          </table:table-cell>
          <table:table-cell table:formula="of:=1000*([.D96]-[.D95])/[.I96]" office:value-type="float" office:value="133.333333333333" calcext:value-type="float">
            <text:p>133.3333333333</text:p>
          </table:table-cell>
          <table:table-cell table:formula="of:=[.F96]-[.F9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03" calcext:value-type="float">
            <text:p>4803</text:p>
          </table:table-cell>
          <table:table-cell office:value-type="string" calcext:value-type="string">
            <text:p><text:s/>time=</text:p>
          </table:table-cell>
          <table:table-cell office:value-type="float" office:value="41564" calcext:value-type="float">
            <text:p>41564</text:p>
          </table:table-cell>
          <table:table-cell table:formula="of:=1000*([.B97]-[.B96])/[.I97]" office:value-type="float" office:value="120" calcext:value-type="float">
            <text:p>120</text:p>
          </table:table-cell>
          <table:table-cell table:formula="of:=1000*([.D97]-[.D96])/[.I97]" office:value-type="float" office:value="146.666666666667" calcext:value-type="float">
            <text:p>146.6666666667</text:p>
          </table:table-cell>
          <table:table-cell table:formula="of:=[.F97]-[.F9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33" calcext:value-type="float">
            <text:p>363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14" calcext:value-type="float">
            <text:p>4814</text:p>
          </table:table-cell>
          <table:table-cell office:value-type="string" calcext:value-type="string">
            <text:p><text:s/>time=</text:p>
          </table:table-cell>
          <table:table-cell office:value-type="float" office:value="41638" calcext:value-type="float">
            <text:p>41638</text:p>
          </table:table-cell>
          <table:table-cell table:formula="of:=1000*([.B98]-[.B97])/[.I98]" office:value-type="float" office:value="121.621621621622" calcext:value-type="float">
            <text:p>121.6216216216</text:p>
          </table:table-cell>
          <table:table-cell table:formula="of:=1000*([.D98]-[.D97])/[.I98]" office:value-type="float" office:value="148.648648648649" calcext:value-type="float">
            <text:p>148.6486486486</text:p>
          </table:table-cell>
          <table:table-cell table:formula="of:=[.F98]-[.F9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24" calcext:value-type="float">
            <text:p>4824</text:p>
          </table:table-cell>
          <table:table-cell office:value-type="string" calcext:value-type="string">
            <text:p><text:s/>time=</text:p>
          </table:table-cell>
          <table:table-cell office:value-type="float" office:value="41713" calcext:value-type="float">
            <text:p>41713</text:p>
          </table:table-cell>
          <table:table-cell table:formula="of:=1000*([.B99]-[.B98])/[.I99]" office:value-type="float" office:value="120" calcext:value-type="float">
            <text:p>120</text:p>
          </table:table-cell>
          <table:table-cell table:formula="of:=1000*([.D99]-[.D98])/[.I99]" office:value-type="float" office:value="133.333333333333" calcext:value-type="float">
            <text:p>133.3333333333</text:p>
          </table:table-cell>
          <table:table-cell table:formula="of:=[.F99]-[.F9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35" calcext:value-type="float">
            <text:p>4835</text:p>
          </table:table-cell>
          <table:table-cell office:value-type="string" calcext:value-type="string">
            <text:p><text:s/>time=</text:p>
          </table:table-cell>
          <table:table-cell office:value-type="float" office:value="41788" calcext:value-type="float">
            <text:p>41788</text:p>
          </table:table-cell>
          <table:table-cell table:formula="of:=1000*([.B100]-[.B99])/[.I100]" office:value-type="float" office:value="120" calcext:value-type="float">
            <text:p>120</text:p>
          </table:table-cell>
          <table:table-cell table:formula="of:=1000*([.D100]-[.D99])/[.I100]" office:value-type="float" office:value="146.666666666667" calcext:value-type="float">
            <text:p>146.6666666667</text:p>
          </table:table-cell>
          <table:table-cell table:formula="of:=[.F100]-[.F9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46" calcext:value-type="float">
            <text:p>4846</text:p>
          </table:table-cell>
          <table:table-cell office:value-type="string" calcext:value-type="string">
            <text:p><text:s/>time=</text:p>
          </table:table-cell>
          <table:table-cell office:value-type="float" office:value="41863" calcext:value-type="float">
            <text:p>41863</text:p>
          </table:table-cell>
          <table:table-cell table:formula="of:=1000*([.B101]-[.B100])/[.I101]" office:value-type="float" office:value="120" calcext:value-type="float">
            <text:p>120</text:p>
          </table:table-cell>
          <table:table-cell table:formula="of:=1000*([.D101]-[.D100])/[.I101]" office:value-type="float" office:value="146.666666666667" calcext:value-type="float">
            <text:p>146.6666666667</text:p>
          </table:table-cell>
          <table:table-cell table:formula="of:=[.F101]-[.F10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57" calcext:value-type="float">
            <text:p>4857</text:p>
          </table:table-cell>
          <table:table-cell office:value-type="string" calcext:value-type="string">
            <text:p><text:s/>time=</text:p>
          </table:table-cell>
          <table:table-cell office:value-type="float" office:value="41937" calcext:value-type="float">
            <text:p>41937</text:p>
          </table:table-cell>
          <table:table-cell table:formula="of:=1000*([.B102]-[.B101])/[.I102]" office:value-type="float" office:value="121.621621621622" calcext:value-type="float">
            <text:p>121.6216216216</text:p>
          </table:table-cell>
          <table:table-cell table:formula="of:=1000*([.D102]-[.D101])/[.I102]" office:value-type="float" office:value="148.648648648649" calcext:value-type="float">
            <text:p>148.6486486486</text:p>
          </table:table-cell>
          <table:table-cell table:formula="of:=[.F102]-[.F10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67" calcext:value-type="float">
            <text:p>4867</text:p>
          </table:table-cell>
          <table:table-cell office:value-type="string" calcext:value-type="string">
            <text:p><text:s/>time=</text:p>
          </table:table-cell>
          <table:table-cell office:value-type="float" office:value="42013" calcext:value-type="float">
            <text:p>42013</text:p>
          </table:table-cell>
          <table:table-cell table:formula="of:=1000*([.B103]-[.B102])/[.I103]" office:value-type="float" office:value="118.421052631579" calcext:value-type="float">
            <text:p>118.4210526316</text:p>
          </table:table-cell>
          <table:table-cell table:formula="of:=1000*([.D103]-[.D102])/[.I103]" office:value-type="float" office:value="131.578947368421" calcext:value-type="float">
            <text:p>131.5789473684</text:p>
          </table:table-cell>
          <table:table-cell table:formula="of:=[.F103]-[.F102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78" calcext:value-type="float">
            <text:p>4878</text:p>
          </table:table-cell>
          <table:table-cell office:value-type="string" calcext:value-type="string">
            <text:p><text:s/>time=</text:p>
          </table:table-cell>
          <table:table-cell office:value-type="float" office:value="42088" calcext:value-type="float">
            <text:p>42088</text:p>
          </table:table-cell>
          <table:table-cell table:formula="of:=1000*([.B104]-[.B103])/[.I104]" office:value-type="float" office:value="120" calcext:value-type="float">
            <text:p>120</text:p>
          </table:table-cell>
          <table:table-cell table:formula="of:=1000*([.D104]-[.D103])/[.I104]" office:value-type="float" office:value="146.666666666667" calcext:value-type="float">
            <text:p>146.6666666667</text:p>
          </table:table-cell>
          <table:table-cell table:formula="of:=[.F104]-[.F10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<text:s/>time=</text:p>
          </table:table-cell>
          <table:table-cell office:value-type="float" office:value="42163" calcext:value-type="float">
            <text:p>42163</text:p>
          </table:table-cell>
          <table:table-cell table:formula="of:=1000*([.B105]-[.B104])/[.I105]" office:value-type="float" office:value="120" calcext:value-type="float">
            <text:p>120</text:p>
          </table:table-cell>
          <table:table-cell table:formula="of:=1000*([.D105]-[.D104])/[.I105]" office:value-type="float" office:value="146.666666666667" calcext:value-type="float">
            <text:p>146.6666666667</text:p>
          </table:table-cell>
          <table:table-cell table:formula="of:=[.F105]-[.F10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<text:s/>time=</text:p>
          </table:table-cell>
          <table:table-cell office:value-type="float" office:value="42237" calcext:value-type="float">
            <text:p>42237</text:p>
          </table:table-cell>
          <table:table-cell table:formula="of:=1000*([.B106]-[.B105])/[.I106]" office:value-type="float" office:value="121.621621621622" calcext:value-type="float">
            <text:p>121.6216216216</text:p>
          </table:table-cell>
          <table:table-cell table:formula="of:=1000*([.D106]-[.D105])/[.I106]" office:value-type="float" office:value="148.648648648649" calcext:value-type="float">
            <text:p>148.6486486486</text:p>
          </table:table-cell>
          <table:table-cell table:formula="of:=[.F106]-[.F10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<text:s/>time=</text:p>
          </table:table-cell>
          <table:table-cell office:value-type="float" office:value="42312" calcext:value-type="float">
            <text:p>42312</text:p>
          </table:table-cell>
          <table:table-cell table:formula="of:=1000*([.B107]-[.B106])/[.I107]" office:value-type="float" office:value="106.666666666667" calcext:value-type="float">
            <text:p>106.6666666667</text:p>
          </table:table-cell>
          <table:table-cell table:formula="of:=1000*([.D107]-[.D106])/[.I107]" office:value-type="float" office:value="133.333333333333" calcext:value-type="float">
            <text:p>133.3333333333</text:p>
          </table:table-cell>
          <table:table-cell table:formula="of:=[.F107]-[.F10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22" calcext:value-type="float">
            <text:p>372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21" calcext:value-type="float">
            <text:p>4921</text:p>
          </table:table-cell>
          <table:table-cell office:value-type="string" calcext:value-type="string">
            <text:p><text:s/>time=</text:p>
          </table:table-cell>
          <table:table-cell office:value-type="float" office:value="42387" calcext:value-type="float">
            <text:p>42387</text:p>
          </table:table-cell>
          <table:table-cell table:formula="of:=1000*([.B108]-[.B107])/[.I108]" office:value-type="float" office:value="120" calcext:value-type="float">
            <text:p>120</text:p>
          </table:table-cell>
          <table:table-cell table:formula="of:=1000*([.D108]-[.D107])/[.I108]" office:value-type="float" office:value="146.666666666667" calcext:value-type="float">
            <text:p>146.6666666667</text:p>
          </table:table-cell>
          <table:table-cell table:formula="of:=[.F108]-[.F10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<text:s/>time=</text:p>
          </table:table-cell>
          <table:table-cell office:value-type="float" office:value="42462" calcext:value-type="float">
            <text:p>42462</text:p>
          </table:table-cell>
          <table:table-cell table:formula="of:=1000*([.B109]-[.B108])/[.I109]" office:value-type="float" office:value="120" calcext:value-type="float">
            <text:p>120</text:p>
          </table:table-cell>
          <table:table-cell table:formula="of:=1000*([.D109]-[.D108])/[.I109]" office:value-type="float" office:value="146.666666666667" calcext:value-type="float">
            <text:p>146.6666666667</text:p>
          </table:table-cell>
          <table:table-cell table:formula="of:=[.F109]-[.F10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43" calcext:value-type="float">
            <text:p>4943</text:p>
          </table:table-cell>
          <table:table-cell office:value-type="string" calcext:value-type="string">
            <text:p><text:s/>time=</text:p>
          </table:table-cell>
          <table:table-cell office:value-type="float" office:value="42536" calcext:value-type="float">
            <text:p>42536</text:p>
          </table:table-cell>
          <table:table-cell table:formula="of:=1000*([.B110]-[.B109])/[.I110]" office:value-type="float" office:value="121.621621621622" calcext:value-type="float">
            <text:p>121.6216216216</text:p>
          </table:table-cell>
          <table:table-cell table:formula="of:=1000*([.D110]-[.D109])/[.I110]" office:value-type="float" office:value="148.648648648649" calcext:value-type="float">
            <text:p>148.6486486486</text:p>
          </table:table-cell>
          <table:table-cell table:formula="of:=[.F110]-[.F10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49" calcext:value-type="float">
            <text:p>37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53" calcext:value-type="float">
            <text:p>4953</text:p>
          </table:table-cell>
          <table:table-cell office:value-type="string" calcext:value-type="string">
            <text:p><text:s/>time=</text:p>
          </table:table-cell>
          <table:table-cell office:value-type="float" office:value="42612" calcext:value-type="float">
            <text:p>42612</text:p>
          </table:table-cell>
          <table:table-cell table:formula="of:=1000*([.B111]-[.B110])/[.I111]" office:value-type="float" office:value="118.421052631579" calcext:value-type="float">
            <text:p>118.4210526316</text:p>
          </table:table-cell>
          <table:table-cell table:formula="of:=1000*([.D111]-[.D110])/[.I111]" office:value-type="float" office:value="131.578947368421" calcext:value-type="float">
            <text:p>131.5789473684</text:p>
          </table:table-cell>
          <table:table-cell table:formula="of:=[.F111]-[.F110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64" calcext:value-type="float">
            <text:p>4964</text:p>
          </table:table-cell>
          <table:table-cell office:value-type="string" calcext:value-type="string">
            <text:p><text:s/>time=</text:p>
          </table:table-cell>
          <table:table-cell office:value-type="float" office:value="42687" calcext:value-type="float">
            <text:p>42687</text:p>
          </table:table-cell>
          <table:table-cell table:formula="of:=1000*([.B112]-[.B111])/[.I112]" office:value-type="float" office:value="120" calcext:value-type="float">
            <text:p>120</text:p>
          </table:table-cell>
          <table:table-cell table:formula="of:=1000*([.D112]-[.D111])/[.I112]" office:value-type="float" office:value="146.666666666667" calcext:value-type="float">
            <text:p>146.6666666667</text:p>
          </table:table-cell>
          <table:table-cell table:formula="of:=[.F112]-[.F11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<text:s/>time=</text:p>
          </table:table-cell>
          <table:table-cell office:value-type="float" office:value="42762" calcext:value-type="float">
            <text:p>42762</text:p>
          </table:table-cell>
          <table:table-cell table:formula="of:=1000*([.B113]-[.B112])/[.I113]" office:value-type="float" office:value="120" calcext:value-type="float">
            <text:p>120</text:p>
          </table:table-cell>
          <table:table-cell table:formula="of:=1000*([.D113]-[.D112])/[.I113]" office:value-type="float" office:value="146.666666666667" calcext:value-type="float">
            <text:p>146.6666666667</text:p>
          </table:table-cell>
          <table:table-cell table:formula="of:=[.F113]-[.F11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85" calcext:value-type="float">
            <text:p>4985</text:p>
          </table:table-cell>
          <table:table-cell office:value-type="string" calcext:value-type="string">
            <text:p><text:s/>time=</text:p>
          </table:table-cell>
          <table:table-cell office:value-type="float" office:value="42836" calcext:value-type="float">
            <text:p>42836</text:p>
          </table:table-cell>
          <table:table-cell table:formula="of:=1000*([.B114]-[.B113])/[.I114]" office:value-type="float" office:value="121.621621621622" calcext:value-type="float">
            <text:p>121.6216216216</text:p>
          </table:table-cell>
          <table:table-cell table:formula="of:=1000*([.D114]-[.D113])/[.I114]" office:value-type="float" office:value="135.135135135135" calcext:value-type="float">
            <text:p>135.1351351351</text:p>
          </table:table-cell>
          <table:table-cell table:formula="of:=[.F114]-[.F11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85" calcext:value-type="float">
            <text:p>378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96" calcext:value-type="float">
            <text:p>4996</text:p>
          </table:table-cell>
          <table:table-cell office:value-type="string" calcext:value-type="string">
            <text:p><text:s/>time=</text:p>
          </table:table-cell>
          <table:table-cell office:value-type="float" office:value="42911" calcext:value-type="float">
            <text:p>42911</text:p>
          </table:table-cell>
          <table:table-cell table:formula="of:=1000*([.B115]-[.B114])/[.I115]" office:value-type="float" office:value="120" calcext:value-type="float">
            <text:p>120</text:p>
          </table:table-cell>
          <table:table-cell table:formula="of:=1000*([.D115]-[.D114])/[.I115]" office:value-type="float" office:value="146.666666666667" calcext:value-type="float">
            <text:p>146.6666666667</text:p>
          </table:table-cell>
          <table:table-cell table:formula="of:=[.F115]-[.F11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<text:s/>time=</text:p>
          </table:table-cell>
          <table:table-cell office:value-type="float" office:value="42986" calcext:value-type="float">
            <text:p>42986</text:p>
          </table:table-cell>
          <table:table-cell table:formula="of:=1000*([.B116]-[.B115])/[.I116]" office:value-type="float" office:value="120" calcext:value-type="float">
            <text:p>120</text:p>
          </table:table-cell>
          <table:table-cell table:formula="of:=1000*([.D116]-[.D115])/[.I116]" office:value-type="float" office:value="146.666666666667" calcext:value-type="float">
            <text:p>146.6666666667</text:p>
          </table:table-cell>
          <table:table-cell table:formula="of:=[.F116]-[.F11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<text:s/>time=</text:p>
          </table:table-cell>
          <table:table-cell office:value-type="float" office:value="43061" calcext:value-type="float">
            <text:p>43061</text:p>
          </table:table-cell>
          <table:table-cell table:formula="of:=1000*([.B117]-[.B116])/[.I117]" office:value-type="float" office:value="120" calcext:value-type="float">
            <text:p>120</text:p>
          </table:table-cell>
          <table:table-cell table:formula="of:=1000*([.D117]-[.D116])/[.I117]" office:value-type="float" office:value="146.666666666667" calcext:value-type="float">
            <text:p>146.6666666667</text:p>
          </table:table-cell>
          <table:table-cell table:formula="of:=[.F117]-[.F11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12" calcext:value-type="float">
            <text:p>381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<text:s/>time=</text:p>
          </table:table-cell>
          <table:table-cell office:value-type="float" office:value="43136" calcext:value-type="float">
            <text:p>43136</text:p>
          </table:table-cell>
          <table:table-cell table:formula="of:=1000*([.B118]-[.B117])/[.I118]" office:value-type="float" office:value="120" calcext:value-type="float">
            <text:p>120</text:p>
          </table:table-cell>
          <table:table-cell table:formula="of:=1000*([.D118]-[.D117])/[.I118]" office:value-type="float" office:value="133.333333333333" calcext:value-type="float">
            <text:p>133.3333333333</text:p>
          </table:table-cell>
          <table:table-cell table:formula="of:=[.F118]-[.F11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<text:s/>time=</text:p>
          </table:table-cell>
          <table:table-cell office:value-type="float" office:value="43211" calcext:value-type="float">
            <text:p>43211</text:p>
          </table:table-cell>
          <table:table-cell table:formula="of:=1000*([.B119]-[.B118])/[.I119]" office:value-type="float" office:value="120" calcext:value-type="float">
            <text:p>120</text:p>
          </table:table-cell>
          <table:table-cell table:formula="of:=1000*([.D119]-[.D118])/[.I119]" office:value-type="float" office:value="146.666666666667" calcext:value-type="float">
            <text:p>146.6666666667</text:p>
          </table:table-cell>
          <table:table-cell table:formula="of:=[.F119]-[.F11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<text:s/>time=</text:p>
          </table:table-cell>
          <table:table-cell office:value-type="float" office:value="43286" calcext:value-type="float">
            <text:p>43286</text:p>
          </table:table-cell>
          <table:table-cell table:formula="of:=1000*([.B120]-[.B119])/[.I120]" office:value-type="float" office:value="120" calcext:value-type="float">
            <text:p>120</text:p>
          </table:table-cell>
          <table:table-cell table:formula="of:=1000*([.D120]-[.D119])/[.I120]" office:value-type="float" office:value="146.666666666667" calcext:value-type="float">
            <text:p>146.6666666667</text:p>
          </table:table-cell>
          <table:table-cell table:formula="of:=[.F120]-[.F11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<text:s/>time=</text:p>
          </table:table-cell>
          <table:table-cell office:value-type="float" office:value="43361" calcext:value-type="float">
            <text:p>43361</text:p>
          </table:table-cell>
          <table:table-cell table:formula="of:=1000*([.B121]-[.B120])/[.I121]" office:value-type="float" office:value="120" calcext:value-type="float">
            <text:p>120</text:p>
          </table:table-cell>
          <table:table-cell table:formula="of:=1000*([.D121]-[.D120])/[.I121]" office:value-type="float" office:value="133.333333333333" calcext:value-type="float">
            <text:p>133.3333333333</text:p>
          </table:table-cell>
          <table:table-cell table:formula="of:=[.F121]-[.F12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47" calcext:value-type="float">
            <text:p>384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<text:s/>time=</text:p>
          </table:table-cell>
          <table:table-cell office:value-type="float" office:value="43436" calcext:value-type="float">
            <text:p>43436</text:p>
          </table:table-cell>
          <table:table-cell table:formula="of:=1000*([.B122]-[.B121])/[.I122]" office:value-type="float" office:value="106.666666666667" calcext:value-type="float">
            <text:p>106.6666666667</text:p>
          </table:table-cell>
          <table:table-cell table:formula="of:=1000*([.D122]-[.D121])/[.I122]" office:value-type="float" office:value="146.666666666667" calcext:value-type="float">
            <text:p>146.6666666667</text:p>
          </table:table-cell>
          <table:table-cell table:formula="of:=[.F122]-[.F12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<text:s/>time=</text:p>
          </table:table-cell>
          <table:table-cell office:value-type="float" office:value="43510" calcext:value-type="float">
            <text:p>43510</text:p>
          </table:table-cell>
          <table:table-cell table:formula="of:=1000*([.B123]-[.B122])/[.I123]" office:value-type="float" office:value="121.621621621622" calcext:value-type="float">
            <text:p>121.6216216216</text:p>
          </table:table-cell>
          <table:table-cell table:formula="of:=1000*([.D123]-[.D122])/[.I123]" office:value-type="float" office:value="148.648648648649" calcext:value-type="float">
            <text:p>148.6486486486</text:p>
          </table:table-cell>
          <table:table-cell table:formula="of:=[.F123]-[.F12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65" calcext:value-type="float">
            <text:p>386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<text:s/>time=</text:p>
          </table:table-cell>
          <table:table-cell office:value-type="float" office:value="43585" calcext:value-type="float">
            <text:p>43585</text:p>
          </table:table-cell>
          <table:table-cell table:formula="of:=1000*([.B124]-[.B123])/[.I124]" office:value-type="float" office:value="120" calcext:value-type="float">
            <text:p>120</text:p>
          </table:table-cell>
          <table:table-cell table:formula="of:=1000*([.D124]-[.D123])/[.I124]" office:value-type="float" office:value="133.333333333333" calcext:value-type="float">
            <text:p>133.3333333333</text:p>
          </table:table-cell>
          <table:table-cell table:formula="of:=[.F124]-[.F12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<text:s/>time=</text:p>
          </table:table-cell>
          <table:table-cell office:value-type="float" office:value="43660" calcext:value-type="float">
            <text:p>43660</text:p>
          </table:table-cell>
          <table:table-cell table:formula="of:=1000*([.B125]-[.B124])/[.I125]" office:value-type="float" office:value="120" calcext:value-type="float">
            <text:p>120</text:p>
          </table:table-cell>
          <table:table-cell table:formula="of:=1000*([.D125]-[.D124])/[.I125]" office:value-type="float" office:value="146.666666666667" calcext:value-type="float">
            <text:p>146.6666666667</text:p>
          </table:table-cell>
          <table:table-cell table:formula="of:=[.F125]-[.F12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14" calcext:value-type="float">
            <text:p>5114</text:p>
          </table:table-cell>
          <table:table-cell office:value-type="string" calcext:value-type="string">
            <text:p><text:s/>time=</text:p>
          </table:table-cell>
          <table:table-cell office:value-type="float" office:value="43735" calcext:value-type="float">
            <text:p>43735</text:p>
          </table:table-cell>
          <table:table-cell table:formula="of:=1000*([.B126]-[.B125])/[.I126]" office:value-type="float" office:value="120" calcext:value-type="float">
            <text:p>120</text:p>
          </table:table-cell>
          <table:table-cell table:formula="of:=1000*([.D126]-[.D125])/[.I126]" office:value-type="float" office:value="146.666666666667" calcext:value-type="float">
            <text:p>146.6666666667</text:p>
          </table:table-cell>
          <table:table-cell table:formula="of:=[.F126]-[.F12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<text:s/>time=</text:p>
          </table:table-cell>
          <table:table-cell office:value-type="float" office:value="43810" calcext:value-type="float">
            <text:p>43810</text:p>
          </table:table-cell>
          <table:table-cell table:formula="of:=1000*([.B127]-[.B126])/[.I127]" office:value-type="float" office:value="120" calcext:value-type="float">
            <text:p>120</text:p>
          </table:table-cell>
          <table:table-cell table:formula="of:=1000*([.D127]-[.D126])/[.I127]" office:value-type="float" office:value="146.666666666667" calcext:value-type="float">
            <text:p>146.6666666667</text:p>
          </table:table-cell>
          <table:table-cell table:formula="of:=[.F127]-[.F12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35" calcext:value-type="float">
            <text:p>5135</text:p>
          </table:table-cell>
          <table:table-cell office:value-type="string" calcext:value-type="string">
            <text:p><text:s/>time=</text:p>
          </table:table-cell>
          <table:table-cell office:value-type="float" office:value="43885" calcext:value-type="float">
            <text:p>43885</text:p>
          </table:table-cell>
          <table:table-cell table:formula="of:=1000*([.B128]-[.B127])/[.I128]" office:value-type="float" office:value="120" calcext:value-type="float">
            <text:p>120</text:p>
          </table:table-cell>
          <table:table-cell table:formula="of:=1000*([.D128]-[.D127])/[.I128]" office:value-type="float" office:value="133.333333333333" calcext:value-type="float">
            <text:p>133.3333333333</text:p>
          </table:table-cell>
          <table:table-cell table:formula="of:=[.F128]-[.F12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<text:s/>time=</text:p>
          </table:table-cell>
          <table:table-cell office:value-type="float" office:value="43960" calcext:value-type="float">
            <text:p>43960</text:p>
          </table:table-cell>
          <table:table-cell table:formula="of:=1000*([.B129]-[.B128])/[.I129]" office:value-type="float" office:value="120" calcext:value-type="float">
            <text:p>120</text:p>
          </table:table-cell>
          <table:table-cell table:formula="of:=1000*([.D129]-[.D128])/[.I129]" office:value-type="float" office:value="146.666666666667" calcext:value-type="float">
            <text:p>146.6666666667</text:p>
          </table:table-cell>
          <table:table-cell table:formula="of:=[.F129]-[.F12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<text:s/>time=</text:p>
          </table:table-cell>
          <table:table-cell office:value-type="float" office:value="44035" calcext:value-type="float">
            <text:p>44035</text:p>
          </table:table-cell>
          <table:table-cell table:formula="of:=1000*([.B130]-[.B129])/[.I130]" office:value-type="float" office:value="120" calcext:value-type="float">
            <text:p>120</text:p>
          </table:table-cell>
          <table:table-cell table:formula="of:=1000*([.D130]-[.D129])/[.I130]" office:value-type="float" office:value="146.666666666667" calcext:value-type="float">
            <text:p>146.6666666667</text:p>
          </table:table-cell>
          <table:table-cell table:formula="of:=[.F130]-[.F12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<text:s/>time=</text:p>
          </table:table-cell>
          <table:table-cell office:value-type="float" office:value="44109" calcext:value-type="float">
            <text:p>44109</text:p>
          </table:table-cell>
          <table:table-cell table:formula="of:=1000*([.B131]-[.B130])/[.I131]" office:value-type="float" office:value="121.621621621622" calcext:value-type="float">
            <text:p>121.6216216216</text:p>
          </table:table-cell>
          <table:table-cell table:formula="of:=1000*([.D131]-[.D130])/[.I131]" office:value-type="float" office:value="148.648648648649" calcext:value-type="float">
            <text:p>148.6486486486</text:p>
          </table:table-cell>
          <table:table-cell table:formula="of:=[.F131]-[.F13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37" calcext:value-type="float">
            <text:p>39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<text:s/>time=</text:p>
          </table:table-cell>
          <table:table-cell office:value-type="float" office:value="44184" calcext:value-type="float">
            <text:p>44184</text:p>
          </table:table-cell>
          <table:table-cell table:formula="of:=1000*([.B132]-[.B131])/[.I132]" office:value-type="float" office:value="120" calcext:value-type="float">
            <text:p>120</text:p>
          </table:table-cell>
          <table:table-cell table:formula="of:=1000*([.D132]-[.D131])/[.I132]" office:value-type="float" office:value="133.333333333333" calcext:value-type="float">
            <text:p>133.3333333333</text:p>
          </table:table-cell>
          <table:table-cell table:formula="of:=[.F132]-[.F13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89" calcext:value-type="float">
            <text:p>5189</text:p>
          </table:table-cell>
          <table:table-cell office:value-type="string" calcext:value-type="string">
            <text:p><text:s/>time=</text:p>
          </table:table-cell>
          <table:table-cell office:value-type="float" office:value="44259" calcext:value-type="float">
            <text:p>44259</text:p>
          </table:table-cell>
          <table:table-cell table:formula="of:=1000*([.B133]-[.B132])/[.I133]" office:value-type="float" office:value="120" calcext:value-type="float">
            <text:p>120</text:p>
          </table:table-cell>
          <table:table-cell table:formula="of:=1000*([.D133]-[.D132])/[.I133]" office:value-type="float" office:value="146.666666666667" calcext:value-type="float">
            <text:p>146.6666666667</text:p>
          </table:table-cell>
          <table:table-cell table:formula="of:=[.F133]-[.F13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<text:s/>time=</text:p>
          </table:table-cell>
          <table:table-cell office:value-type="float" office:value="44334" calcext:value-type="float">
            <text:p>44334</text:p>
          </table:table-cell>
          <table:table-cell table:formula="of:=1000*([.B134]-[.B133])/[.I134]" office:value-type="float" office:value="120" calcext:value-type="float">
            <text:p>120</text:p>
          </table:table-cell>
          <table:table-cell table:formula="of:=1000*([.D134]-[.D133])/[.I134]" office:value-type="float" office:value="146.666666666667" calcext:value-type="float">
            <text:p>146.6666666667</text:p>
          </table:table-cell>
          <table:table-cell table:formula="of:=[.F134]-[.F13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<text:s/>time=</text:p>
          </table:table-cell>
          <table:table-cell office:value-type="float" office:value="44409" calcext:value-type="float">
            <text:p>44409</text:p>
          </table:table-cell>
          <table:table-cell table:formula="of:=1000*([.B135]-[.B134])/[.I135]" office:value-type="float" office:value="120" calcext:value-type="float">
            <text:p>120</text:p>
          </table:table-cell>
          <table:table-cell table:formula="of:=1000*([.D135]-[.D134])/[.I135]" office:value-type="float" office:value="133.333333333333" calcext:value-type="float">
            <text:p>133.3333333333</text:p>
          </table:table-cell>
          <table:table-cell table:formula="of:=[.F135]-[.F13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<text:s/>time=</text:p>
          </table:table-cell>
          <table:table-cell office:value-type="float" office:value="44484" calcext:value-type="float">
            <text:p>44484</text:p>
          </table:table-cell>
          <table:table-cell table:formula="of:=1000*([.B136]-[.B135])/[.I136]" office:value-type="float" office:value="120" calcext:value-type="float">
            <text:p>120</text:p>
          </table:table-cell>
          <table:table-cell table:formula="of:=1000*([.D136]-[.D135])/[.I136]" office:value-type="float" office:value="146.666666666667" calcext:value-type="float">
            <text:p>146.6666666667</text:p>
          </table:table-cell>
          <table:table-cell table:formula="of:=[.F136]-[.F13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<text:s/>time=</text:p>
          </table:table-cell>
          <table:table-cell office:value-type="float" office:value="44559" calcext:value-type="float">
            <text:p>44559</text:p>
          </table:table-cell>
          <table:table-cell table:formula="of:=1000*([.B137]-[.B136])/[.I137]" office:value-type="float" office:value="120" calcext:value-type="float">
            <text:p>120</text:p>
          </table:table-cell>
          <table:table-cell table:formula="of:=1000*([.D137]-[.D136])/[.I137]" office:value-type="float" office:value="146.666666666667" calcext:value-type="float">
            <text:p>146.6666666667</text:p>
          </table:table-cell>
          <table:table-cell table:formula="of:=[.F137]-[.F13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<text:s/>time=</text:p>
          </table:table-cell>
          <table:table-cell office:value-type="float" office:value="44634" calcext:value-type="float">
            <text:p>44634</text:p>
          </table:table-cell>
          <table:table-cell table:formula="of:=1000*([.B138]-[.B137])/[.I138]" office:value-type="float" office:value="120" calcext:value-type="float">
            <text:p>120</text:p>
          </table:table-cell>
          <table:table-cell table:formula="of:=1000*([.D138]-[.D137])/[.I138]" office:value-type="float" office:value="146.666666666667" calcext:value-type="float">
            <text:p>146.6666666667</text:p>
          </table:table-cell>
          <table:table-cell table:formula="of:=[.F138]-[.F13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53" calcext:value-type="float">
            <text:p>5253</text:p>
          </table:table-cell>
          <table:table-cell office:value-type="string" calcext:value-type="string">
            <text:p><text:s/>time=</text:p>
          </table:table-cell>
          <table:table-cell office:value-type="float" office:value="44708" calcext:value-type="float">
            <text:p>44708</text:p>
          </table:table-cell>
          <table:table-cell table:formula="of:=1000*([.B139]-[.B138])/[.I139]" office:value-type="float" office:value="121.621621621622" calcext:value-type="float">
            <text:p>121.6216216216</text:p>
          </table:table-cell>
          <table:table-cell table:formula="of:=1000*([.D139]-[.D138])/[.I139]" office:value-type="float" office:value="135.135135135135" calcext:value-type="float">
            <text:p>135.1351351351</text:p>
          </table:table-cell>
          <table:table-cell table:formula="of:=[.F139]-[.F13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<text:s/>time=</text:p>
          </table:table-cell>
          <table:table-cell office:value-type="float" office:value="44783" calcext:value-type="float">
            <text:p>44783</text:p>
          </table:table-cell>
          <table:table-cell table:formula="of:=1000*([.B140]-[.B139])/[.I140]" office:value-type="float" office:value="120" calcext:value-type="float">
            <text:p>120</text:p>
          </table:table-cell>
          <table:table-cell table:formula="of:=1000*([.D140]-[.D139])/[.I140]" office:value-type="float" office:value="146.666666666667" calcext:value-type="float">
            <text:p>146.6666666667</text:p>
          </table:table-cell>
          <table:table-cell table:formula="of:=[.F140]-[.F13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<text:s/>time=</text:p>
          </table:table-cell>
          <table:table-cell office:value-type="float" office:value="44858" calcext:value-type="float">
            <text:p>44858</text:p>
          </table:table-cell>
          <table:table-cell table:formula="of:=1000*([.B141]-[.B140])/[.I141]" office:value-type="float" office:value="120" calcext:value-type="float">
            <text:p>120</text:p>
          </table:table-cell>
          <table:table-cell table:formula="of:=1000*([.D141]-[.D140])/[.I141]" office:value-type="float" office:value="146.666666666667" calcext:value-type="float">
            <text:p>146.6666666667</text:p>
          </table:table-cell>
          <table:table-cell table:formula="of:=[.F141]-[.F14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85" calcext:value-type="float">
            <text:p>5285</text:p>
          </table:table-cell>
          <table:table-cell office:value-type="string" calcext:value-type="string">
            <text:p><text:s/>time=</text:p>
          </table:table-cell>
          <table:table-cell office:value-type="float" office:value="44933" calcext:value-type="float">
            <text:p>44933</text:p>
          </table:table-cell>
          <table:table-cell table:formula="of:=1000*([.B142]-[.B141])/[.I142]" office:value-type="float" office:value="120" calcext:value-type="float">
            <text:p>120</text:p>
          </table:table-cell>
          <table:table-cell table:formula="of:=1000*([.D142]-[.D141])/[.I142]" office:value-type="float" office:value="133.333333333333" calcext:value-type="float">
            <text:p>133.3333333333</text:p>
          </table:table-cell>
          <table:table-cell table:formula="of:=[.F142]-[.F14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<text:s/>time=</text:p>
          </table:table-cell>
          <table:table-cell office:value-type="float" office:value="45008" calcext:value-type="float">
            <text:p>45008</text:p>
          </table:table-cell>
          <table:table-cell table:formula="of:=1000*([.B143]-[.B142])/[.I143]" office:value-type="float" office:value="120" calcext:value-type="float">
            <text:p>120</text:p>
          </table:table-cell>
          <table:table-cell table:formula="of:=1000*([.D143]-[.D142])/[.I143]" office:value-type="float" office:value="146.666666666667" calcext:value-type="float">
            <text:p>146.6666666667</text:p>
          </table:table-cell>
          <table:table-cell table:formula="of:=[.F143]-[.F14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07" calcext:value-type="float">
            <text:p>5307</text:p>
          </table:table-cell>
          <table:table-cell office:value-type="string" calcext:value-type="string">
            <text:p><text:s/>time=</text:p>
          </table:table-cell>
          <table:table-cell office:value-type="float" office:value="45083" calcext:value-type="float">
            <text:p>45083</text:p>
          </table:table-cell>
          <table:table-cell table:formula="of:=1000*([.B144]-[.B143])/[.I144]" office:value-type="float" office:value="120" calcext:value-type="float">
            <text:p>120</text:p>
          </table:table-cell>
          <table:table-cell table:formula="of:=1000*([.D144]-[.D143])/[.I144]" office:value-type="float" office:value="146.666666666667" calcext:value-type="float">
            <text:p>146.6666666667</text:p>
          </table:table-cell>
          <table:table-cell table:formula="of:=[.F144]-[.F14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<text:s/>time=</text:p>
          </table:table-cell>
          <table:table-cell office:value-type="float" office:value="45158" calcext:value-type="float">
            <text:p>45158</text:p>
          </table:table-cell>
          <table:table-cell table:formula="of:=1000*([.B145]-[.B144])/[.I145]" office:value-type="float" office:value="106.666666666667" calcext:value-type="float">
            <text:p>106.6666666667</text:p>
          </table:table-cell>
          <table:table-cell table:formula="of:=1000*([.D145]-[.D144])/[.I145]" office:value-type="float" office:value="146.666666666667" calcext:value-type="float">
            <text:p>146.6666666667</text:p>
          </table:table-cell>
          <table:table-cell table:formula="of:=[.F145]-[.F14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<text:s/>time=</text:p>
          </table:table-cell>
          <table:table-cell office:value-type="float" office:value="45233" calcext:value-type="float">
            <text:p>45233</text:p>
          </table:table-cell>
          <table:table-cell table:formula="of:=1000*([.B146]-[.B145])/[.I146]" office:value-type="float" office:value="133.333333333333" calcext:value-type="float">
            <text:p>133.3333333333</text:p>
          </table:table-cell>
          <table:table-cell table:formula="of:=1000*([.D146]-[.D145])/[.I146]" office:value-type="float" office:value="133.333333333333" calcext:value-type="float">
            <text:p>133.3333333333</text:p>
          </table:table-cell>
          <table:table-cell table:formula="of:=[.F146]-[.F14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71" calcext:value-type="float">
            <text:p>407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<text:s/>time=</text:p>
          </table:table-cell>
          <table:table-cell office:value-type="float" office:value="45307" calcext:value-type="float">
            <text:p>45307</text:p>
          </table:table-cell>
          <table:table-cell table:formula="of:=1000*([.B147]-[.B146])/[.I147]" office:value-type="float" office:value="108.108108108108" calcext:value-type="float">
            <text:p>108.1081081081</text:p>
          </table:table-cell>
          <table:table-cell table:formula="of:=1000*([.D147]-[.D146])/[.I147]" office:value-type="float" office:value="148.648648648649" calcext:value-type="float">
            <text:p>148.6486486486</text:p>
          </table:table-cell>
          <table:table-cell table:formula="of:=[.F147]-[.F14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<text:s/>time=</text:p>
          </table:table-cell>
          <table:table-cell office:value-type="float" office:value="45382" calcext:value-type="float">
            <text:p>45382</text:p>
          </table:table-cell>
          <table:table-cell table:formula="of:=1000*([.B148]-[.B147])/[.I148]" office:value-type="float" office:value="133.333333333333" calcext:value-type="float">
            <text:p>133.3333333333</text:p>
          </table:table-cell>
          <table:table-cell table:formula="of:=1000*([.D148]-[.D147])/[.I148]" office:value-type="float" office:value="146.666666666667" calcext:value-type="float">
            <text:p>146.6666666667</text:p>
          </table:table-cell>
          <table:table-cell table:formula="of:=[.F148]-[.F14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<text:s/>time=</text:p>
          </table:table-cell>
          <table:table-cell office:value-type="float" office:value="45457" calcext:value-type="float">
            <text:p>45457</text:p>
          </table:table-cell>
          <table:table-cell table:formula="of:=1000*([.B149]-[.B148])/[.I149]" office:value-type="float" office:value="106.666666666667" calcext:value-type="float">
            <text:p>106.6666666667</text:p>
          </table:table-cell>
          <table:table-cell table:formula="of:=1000*([.D149]-[.D148])/[.I149]" office:value-type="float" office:value="133.333333333333" calcext:value-type="float">
            <text:p>133.3333333333</text:p>
          </table:table-cell>
          <table:table-cell table:formula="of:=[.F149]-[.F14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<text:s/>time=</text:p>
          </table:table-cell>
          <table:table-cell office:value-type="float" office:value="45532" calcext:value-type="float">
            <text:p>45532</text:p>
          </table:table-cell>
          <table:table-cell table:formula="of:=1000*([.B150]-[.B149])/[.I150]" office:value-type="float" office:value="133.333333333333" calcext:value-type="float">
            <text:p>133.3333333333</text:p>
          </table:table-cell>
          <table:table-cell table:formula="of:=1000*([.D150]-[.D149])/[.I150]" office:value-type="float" office:value="146.666666666667" calcext:value-type="float">
            <text:p>146.6666666667</text:p>
          </table:table-cell>
          <table:table-cell table:formula="of:=[.F150]-[.F14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<text:s/>time=</text:p>
          </table:table-cell>
          <table:table-cell office:value-type="float" office:value="45607" calcext:value-type="float">
            <text:p>45607</text:p>
          </table:table-cell>
          <table:table-cell table:formula="of:=1000*([.B151]-[.B150])/[.I151]" office:value-type="float" office:value="106.666666666667" calcext:value-type="float">
            <text:p>106.6666666667</text:p>
          </table:table-cell>
          <table:table-cell table:formula="of:=1000*([.D151]-[.D150])/[.I151]" office:value-type="float" office:value="146.666666666667" calcext:value-type="float">
            <text:p>146.6666666667</text:p>
          </table:table-cell>
          <table:table-cell table:formula="of:=[.F151]-[.F15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<text:s/>time=</text:p>
          </table:table-cell>
          <table:table-cell office:value-type="float" office:value="45682" calcext:value-type="float">
            <text:p>45682</text:p>
          </table:table-cell>
          <table:table-cell table:formula="of:=1000*([.B152]-[.B151])/[.I152]" office:value-type="float" office:value="120" calcext:value-type="float">
            <text:p>120</text:p>
          </table:table-cell>
          <table:table-cell table:formula="of:=1000*([.D152]-[.D151])/[.I152]" office:value-type="float" office:value="146.666666666667" calcext:value-type="float">
            <text:p>146.6666666667</text:p>
          </table:table-cell>
          <table:table-cell table:formula="of:=[.F152]-[.F15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<text:s/>time=</text:p>
          </table:table-cell>
          <table:table-cell office:value-type="float" office:value="45757" calcext:value-type="float">
            <text:p>45757</text:p>
          </table:table-cell>
          <table:table-cell table:formula="of:=1000*([.B153]-[.B152])/[.I153]" office:value-type="float" office:value="120" calcext:value-type="float">
            <text:p>120</text:p>
          </table:table-cell>
          <table:table-cell table:formula="of:=1000*([.D153]-[.D152])/[.I153]" office:value-type="float" office:value="133.333333333333" calcext:value-type="float">
            <text:p>133.3333333333</text:p>
          </table:table-cell>
          <table:table-cell table:formula="of:=[.F153]-[.F15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414" calcext:value-type="float">
            <text:p>5414</text:p>
          </table:table-cell>
          <table:table-cell office:value-type="string" calcext:value-type="string">
            <text:p><text:s/>time=</text:p>
          </table:table-cell>
          <table:table-cell office:value-type="float" office:value="45832" calcext:value-type="float">
            <text:p>45832</text:p>
          </table:table-cell>
          <table:table-cell table:formula="of:=1000*([.B154]-[.B153])/[.I154]" office:value-type="float" office:value="120" calcext:value-type="float">
            <text:p>120</text:p>
          </table:table-cell>
          <table:table-cell table:formula="of:=1000*([.D154]-[.D153])/[.I154]" office:value-type="float" office:value="146.666666666667" calcext:value-type="float">
            <text:p>146.6666666667</text:p>
          </table:table-cell>
          <table:table-cell table:formula="of:=[.F154]-[.F15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<text:s/>time=</text:p>
          </table:table-cell>
          <table:table-cell office:value-type="float" office:value="45906" calcext:value-type="float">
            <text:p>45906</text:p>
          </table:table-cell>
          <table:table-cell table:formula="of:=1000*([.B155]-[.B154])/[.I155]" office:value-type="float" office:value="121.621621621622" calcext:value-type="float">
            <text:p>121.6216216216</text:p>
          </table:table-cell>
          <table:table-cell table:formula="of:=1000*([.D155]-[.D154])/[.I155]" office:value-type="float" office:value="148.648648648649" calcext:value-type="float">
            <text:p>148.6486486486</text:p>
          </table:table-cell>
          <table:table-cell table:formula="of:=[.F155]-[.F15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436" calcext:value-type="float">
            <text:p>5436</text:p>
          </table:table-cell>
          <table:table-cell office:value-type="string" calcext:value-type="string">
            <text:p><text:s/>time=</text:p>
          </table:table-cell>
          <table:table-cell office:value-type="float" office:value="45981" calcext:value-type="float">
            <text:p>45981</text:p>
          </table:table-cell>
          <table:table-cell table:formula="of:=1000*([.B156]-[.B155])/[.I156]" office:value-type="float" office:value="120" calcext:value-type="float">
            <text:p>120</text:p>
          </table:table-cell>
          <table:table-cell table:formula="of:=1000*([.D156]-[.D155])/[.I156]" office:value-type="float" office:value="146.666666666667" calcext:value-type="float">
            <text:p>146.6666666667</text:p>
          </table:table-cell>
          <table:table-cell table:formula="of:=[.F156]-[.F15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<text:s/>time=</text:p>
          </table:table-cell>
          <table:table-cell office:value-type="float" office:value="46056" calcext:value-type="float">
            <text:p>46056</text:p>
          </table:table-cell>
          <table:table-cell table:formula="of:=1000*([.B157]-[.B156])/[.I157]" office:value-type="float" office:value="120" calcext:value-type="float">
            <text:p>120</text:p>
          </table:table-cell>
          <table:table-cell table:formula="of:=1000*([.D157]-[.D156])/[.I157]" office:value-type="float" office:value="133.333333333333" calcext:value-type="float">
            <text:p>133.3333333333</text:p>
          </table:table-cell>
          <table:table-cell table:formula="of:=[.F157]-[.F15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457" calcext:value-type="float">
            <text:p>5457</text:p>
          </table:table-cell>
          <table:table-cell office:value-type="string" calcext:value-type="string">
            <text:p><text:s/>time=</text:p>
          </table:table-cell>
          <table:table-cell office:value-type="float" office:value="46131" calcext:value-type="float">
            <text:p>46131</text:p>
          </table:table-cell>
          <table:table-cell table:formula="of:=1000*([.B158]-[.B157])/[.I158]" office:value-type="float" office:value="120" calcext:value-type="float">
            <text:p>120</text:p>
          </table:table-cell>
          <table:table-cell table:formula="of:=1000*([.D158]-[.D157])/[.I158]" office:value-type="float" office:value="146.666666666667" calcext:value-type="float">
            <text:p>146.6666666667</text:p>
          </table:table-cell>
          <table:table-cell table:formula="of:=[.F158]-[.F15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79" calcext:value-type="float">
            <text:p>41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468" calcext:value-type="float">
            <text:p>5468</text:p>
          </table:table-cell>
          <table:table-cell office:value-type="string" calcext:value-type="string">
            <text:p><text:s/>time=</text:p>
          </table:table-cell>
          <table:table-cell office:value-type="float" office:value="46206" calcext:value-type="float">
            <text:p>46206</text:p>
          </table:table-cell>
          <table:table-cell table:formula="of:=1000*([.B159]-[.B158])/[.I159]" office:value-type="float" office:value="120" calcext:value-type="float">
            <text:p>120</text:p>
          </table:table-cell>
          <table:table-cell table:formula="of:=1000*([.D159]-[.D158])/[.I159]" office:value-type="float" office:value="146.666666666667" calcext:value-type="float">
            <text:p>146.6666666667</text:p>
          </table:table-cell>
          <table:table-cell table:formula="of:=[.F159]-[.F15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88" calcext:value-type="float">
            <text:p>418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479" calcext:value-type="float">
            <text:p>5479</text:p>
          </table:table-cell>
          <table:table-cell office:value-type="string" calcext:value-type="string">
            <text:p><text:s/>time=</text:p>
          </table:table-cell>
          <table:table-cell office:value-type="float" office:value="46281" calcext:value-type="float">
            <text:p>46281</text:p>
          </table:table-cell>
          <table:table-cell table:formula="of:=1000*([.B160]-[.B159])/[.I160]" office:value-type="float" office:value="120" calcext:value-type="float">
            <text:p>120</text:p>
          </table:table-cell>
          <table:table-cell table:formula="of:=1000*([.D160]-[.D159])/[.I160]" office:value-type="float" office:value="146.666666666667" calcext:value-type="float">
            <text:p>146.6666666667</text:p>
          </table:table-cell>
          <table:table-cell table:formula="of:=[.F160]-[.F15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489" calcext:value-type="float">
            <text:p>5489</text:p>
          </table:table-cell>
          <table:table-cell office:value-type="string" calcext:value-type="string">
            <text:p><text:s/>time=</text:p>
          </table:table-cell>
          <table:table-cell office:value-type="float" office:value="46356" calcext:value-type="float">
            <text:p>46356</text:p>
          </table:table-cell>
          <table:table-cell table:formula="of:=1000*([.B161]-[.B160])/[.I161]" office:value-type="float" office:value="120" calcext:value-type="float">
            <text:p>120</text:p>
          </table:table-cell>
          <table:table-cell table:formula="of:=1000*([.D161]-[.D160])/[.I161]" office:value-type="float" office:value="133.333333333333" calcext:value-type="float">
            <text:p>133.3333333333</text:p>
          </table:table-cell>
          <table:table-cell table:formula="of:=[.F161]-[.F16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06" calcext:value-type="float">
            <text:p>420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<text:s/>time=</text:p>
          </table:table-cell>
          <table:table-cell office:value-type="float" office:value="46431" calcext:value-type="float">
            <text:p>46431</text:p>
          </table:table-cell>
          <table:table-cell table:formula="of:=1000*([.B162]-[.B161])/[.I162]" office:value-type="float" office:value="120" calcext:value-type="float">
            <text:p>120</text:p>
          </table:table-cell>
          <table:table-cell table:formula="of:=1000*([.D162]-[.D161])/[.I162]" office:value-type="float" office:value="146.666666666667" calcext:value-type="float">
            <text:p>146.6666666667</text:p>
          </table:table-cell>
          <table:table-cell table:formula="of:=[.F162]-[.F16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511" calcext:value-type="float">
            <text:p>5511</text:p>
          </table:table-cell>
          <table:table-cell office:value-type="string" calcext:value-type="string">
            <text:p><text:s/>time=</text:p>
          </table:table-cell>
          <table:table-cell office:value-type="float" office:value="46505" calcext:value-type="float">
            <text:p>46505</text:p>
          </table:table-cell>
          <table:table-cell table:formula="of:=1000*([.B163]-[.B162])/[.I163]" office:value-type="float" office:value="121.621621621622" calcext:value-type="float">
            <text:p>121.6216216216</text:p>
          </table:table-cell>
          <table:table-cell table:formula="of:=1000*([.D163]-[.D162])/[.I163]" office:value-type="float" office:value="148.648648648649" calcext:value-type="float">
            <text:p>148.6486486486</text:p>
          </table:table-cell>
          <table:table-cell table:formula="of:=[.F163]-[.F16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24" calcext:value-type="float">
            <text:p>422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522" calcext:value-type="float">
            <text:p>5522</text:p>
          </table:table-cell>
          <table:table-cell office:value-type="string" calcext:value-type="string">
            <text:p><text:s/>time=</text:p>
          </table:table-cell>
          <table:table-cell office:value-type="float" office:value="46580" calcext:value-type="float">
            <text:p>46580</text:p>
          </table:table-cell>
          <table:table-cell table:formula="of:=1000*([.B164]-[.B163])/[.I164]" office:value-type="float" office:value="120" calcext:value-type="float">
            <text:p>120</text:p>
          </table:table-cell>
          <table:table-cell table:formula="of:=1000*([.D164]-[.D163])/[.I164]" office:value-type="float" office:value="146.666666666667" calcext:value-type="float">
            <text:p>146.6666666667</text:p>
          </table:table-cell>
          <table:table-cell table:formula="of:=[.F164]-[.F16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532" calcext:value-type="float">
            <text:p>5532</text:p>
          </table:table-cell>
          <table:table-cell office:value-type="string" calcext:value-type="string">
            <text:p><text:s/>time=</text:p>
          </table:table-cell>
          <table:table-cell office:value-type="float" office:value="46655" calcext:value-type="float">
            <text:p>46655</text:p>
          </table:table-cell>
          <table:table-cell table:formula="of:=1000*([.B165]-[.B164])/[.I165]" office:value-type="float" office:value="120" calcext:value-type="float">
            <text:p>120</text:p>
          </table:table-cell>
          <table:table-cell table:formula="of:=1000*([.D165]-[.D164])/[.I165]" office:value-type="float" office:value="133.333333333333" calcext:value-type="float">
            <text:p>133.3333333333</text:p>
          </table:table-cell>
          <table:table-cell table:formula="of:=[.F165]-[.F16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41" calcext:value-type="float">
            <text:p>424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543" calcext:value-type="float">
            <text:p>5543</text:p>
          </table:table-cell>
          <table:table-cell office:value-type="string" calcext:value-type="string">
            <text:p><text:s/>time=</text:p>
          </table:table-cell>
          <table:table-cell office:value-type="float" office:value="46730" calcext:value-type="float">
            <text:p>46730</text:p>
          </table:table-cell>
          <table:table-cell table:formula="of:=1000*([.B166]-[.B165])/[.I166]" office:value-type="float" office:value="106.666666666667" calcext:value-type="float">
            <text:p>106.6666666667</text:p>
          </table:table-cell>
          <table:table-cell table:formula="of:=1000*([.D166]-[.D165])/[.I166]" office:value-type="float" office:value="146.666666666667" calcext:value-type="float">
            <text:p>146.6666666667</text:p>
          </table:table-cell>
          <table:table-cell table:formula="of:=[.F166]-[.F16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<text:s/>time=</text:p>
          </table:table-cell>
          <table:table-cell office:value-type="float" office:value="46806" calcext:value-type="float">
            <text:p>46806</text:p>
          </table:table-cell>
          <table:table-cell table:formula="of:=1000*([.B167]-[.B166])/[.I167]" office:value-type="float" office:value="118.421052631579" calcext:value-type="float">
            <text:p>118.4210526316</text:p>
          </table:table-cell>
          <table:table-cell table:formula="of:=1000*([.D167]-[.D166])/[.I167]" office:value-type="float" office:value="144.736842105263" calcext:value-type="float">
            <text:p>144.7368421053</text:p>
          </table:table-cell>
          <table:table-cell table:formula="of:=[.F167]-[.F166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59" calcext:value-type="float">
            <text:p>42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565" calcext:value-type="float">
            <text:p>5565</text:p>
          </table:table-cell>
          <table:table-cell office:value-type="string" calcext:value-type="string">
            <text:p><text:s/>time=</text:p>
          </table:table-cell>
          <table:table-cell office:value-type="float" office:value="46880" calcext:value-type="float">
            <text:p>46880</text:p>
          </table:table-cell>
          <table:table-cell table:formula="of:=1000*([.B168]-[.B167])/[.I168]" office:value-type="float" office:value="121.621621621622" calcext:value-type="float">
            <text:p>121.6216216216</text:p>
          </table:table-cell>
          <table:table-cell table:formula="of:=1000*([.D168]-[.D167])/[.I168]" office:value-type="float" office:value="148.648648648649" calcext:value-type="float">
            <text:p>148.6486486486</text:p>
          </table:table-cell>
          <table:table-cell table:formula="of:=[.F168]-[.F16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576" calcext:value-type="float">
            <text:p>5576</text:p>
          </table:table-cell>
          <table:table-cell office:value-type="string" calcext:value-type="string">
            <text:p><text:s/>time=</text:p>
          </table:table-cell>
          <table:table-cell office:value-type="float" office:value="46955" calcext:value-type="float">
            <text:p>46955</text:p>
          </table:table-cell>
          <table:table-cell table:formula="of:=1000*([.B169]-[.B168])/[.I169]" office:value-type="float" office:value="120" calcext:value-type="float">
            <text:p>120</text:p>
          </table:table-cell>
          <table:table-cell table:formula="of:=1000*([.D169]-[.D168])/[.I169]" office:value-type="float" office:value="146.666666666667" calcext:value-type="float">
            <text:p>146.6666666667</text:p>
          </table:table-cell>
          <table:table-cell table:formula="of:=[.F169]-[.F16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77" calcext:value-type="float">
            <text:p>42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586" calcext:value-type="float">
            <text:p>5586</text:p>
          </table:table-cell>
          <table:table-cell office:value-type="string" calcext:value-type="string">
            <text:p><text:s/>time=</text:p>
          </table:table-cell>
          <table:table-cell office:value-type="float" office:value="47030" calcext:value-type="float">
            <text:p>47030</text:p>
          </table:table-cell>
          <table:table-cell table:formula="of:=1000*([.B170]-[.B169])/[.I170]" office:value-type="float" office:value="120" calcext:value-type="float">
            <text:p>120</text:p>
          </table:table-cell>
          <table:table-cell table:formula="of:=1000*([.D170]-[.D169])/[.I170]" office:value-type="float" office:value="133.333333333333" calcext:value-type="float">
            <text:p>133.3333333333</text:p>
          </table:table-cell>
          <table:table-cell table:formula="of:=[.F170]-[.F169]" office:value-type="float" office:value="75" calcext:value-type="float">
            <text:p>75</text:p>
          </table:table-cell>
          <table:table-cell table:number-columns-repeated="2"/>
        </table:table-row>
      </table:table>
      <table:table table:name="right input 100" table:style-name="ta1">
        <table:shapes>
          <draw:frame draw:z-index="0" draw:style-name="gr1" draw:text-style-name="P1" svg:width="15.999cm" svg:height="8.999cm" svg:x="20.421cm" svg:y="0.1cm">
            <draw:object draw:notify-on-update-of-ranges="'right input 100'.I2:'right input 100'.I77 'right input 100'.G1:'right input 100'.G77 'right input 100'.H1:'right input 100'.H7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<text:s/>time=</text:p>
          </table:table-cell>
          <table:table-cell office:value-type="float" office:value="7638" calcext:value-type="float">
            <text:p>763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time=</text:p>
          </table:table-cell>
          <table:table-cell office:value-type="float" office:value="7710" calcext:value-type="float">
            <text:p>7710</text:p>
          </table:table-cell>
          <table:table-cell table:formula="of:=1000*([.B2]-[.B1])/[.I2]" office:value-type="float" office:value="125" calcext:value-type="float">
            <text:p>125</text:p>
          </table:table-cell>
          <table:table-cell table:formula="of:=1000*([.D2]-[.D1])/[.I2]" office:value-type="float" office:value="152.777777777778" calcext:value-type="float">
            <text:p>152.7777777778</text:p>
          </table:table-cell>
          <table:table-cell table:formula="of:=[.F2]-[.F1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<text:s/>time=</text:p>
          </table:table-cell>
          <table:table-cell office:value-type="float" office:value="7783" calcext:value-type="float">
            <text:p>7783</text:p>
          </table:table-cell>
          <table:table-cell table:formula="of:=1000*([.B3]-[.B2])/[.I3]" office:value-type="float" office:value="109.58904109589" calcext:value-type="float">
            <text:p>109.5890410959</text:p>
          </table:table-cell>
          <table:table-cell table:formula="of:=1000*([.D3]-[.D2])/[.I3]" office:value-type="float" office:value="136.986301369863" calcext:value-type="float">
            <text:p>136.9863013699</text:p>
          </table:table-cell>
          <table:table-cell table:formula="of:=[.F3]-[.F2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<text:s/>time=</text:p>
          </table:table-cell>
          <table:table-cell office:value-type="float" office:value="7856" calcext:value-type="float">
            <text:p>7856</text:p>
          </table:table-cell>
          <table:table-cell table:formula="of:=1000*([.B4]-[.B3])/[.I4]" office:value-type="float" office:value="123.287671232877" calcext:value-type="float">
            <text:p>123.2876712329</text:p>
          </table:table-cell>
          <table:table-cell table:formula="of:=1000*([.D4]-[.D3])/[.I4]" office:value-type="float" office:value="136.986301369863" calcext:value-type="float">
            <text:p>136.9863013699</text:p>
          </table:table-cell>
          <table:table-cell table:formula="of:=[.F4]-[.F3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<text:s/>time=</text:p>
          </table:table-cell>
          <table:table-cell office:value-type="float" office:value="7928" calcext:value-type="float">
            <text:p>7928</text:p>
          </table:table-cell>
          <table:table-cell table:formula="of:=1000*([.B5]-[.B4])/[.I5]" office:value-type="float" office:value="111.111111111111" calcext:value-type="float">
            <text:p>111.1111111111</text:p>
          </table:table-cell>
          <table:table-cell table:formula="of:=1000*([.D5]-[.D4])/[.I5]" office:value-type="float" office:value="152.777777777778" calcext:value-type="float">
            <text:p>152.7777777778</text:p>
          </table:table-cell>
          <table:table-cell table:formula="of:=[.F5]-[.F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<text:s/>time=</text:p>
          </table:table-cell>
          <table:table-cell office:value-type="float" office:value="8002" calcext:value-type="float">
            <text:p>8002</text:p>
          </table:table-cell>
          <table:table-cell table:formula="of:=1000*([.B6]-[.B5])/[.I6]" office:value-type="float" office:value="108.108108108108" calcext:value-type="float">
            <text:p>108.1081081081</text:p>
          </table:table-cell>
          <table:table-cell table:formula="of:=1000*([.D6]-[.D5])/[.I6]" office:value-type="float" office:value="135.135135135135" calcext:value-type="float">
            <text:p>135.1351351351</text:p>
          </table:table-cell>
          <table:table-cell table:formula="of:=[.F6]-[.F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<text:s/>time=</text:p>
          </table:table-cell>
          <table:table-cell office:value-type="float" office:value="8075" calcext:value-type="float">
            <text:p>8075</text:p>
          </table:table-cell>
          <table:table-cell table:formula="of:=1000*([.B7]-[.B6])/[.I7]" office:value-type="float" office:value="109.58904109589" calcext:value-type="float">
            <text:p>109.5890410959</text:p>
          </table:table-cell>
          <table:table-cell table:formula="of:=1000*([.D7]-[.D6])/[.I7]" office:value-type="float" office:value="150.684931506849" calcext:value-type="float">
            <text:p>150.6849315069</text:p>
          </table:table-cell>
          <table:table-cell table:formula="of:=[.F7]-[.F6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<text:s/>time=</text:p>
          </table:table-cell>
          <table:table-cell office:value-type="float" office:value="8147" calcext:value-type="float">
            <text:p>8147</text:p>
          </table:table-cell>
          <table:table-cell table:formula="of:=1000*([.B8]-[.B7])/[.I8]" office:value-type="float" office:value="125" calcext:value-type="float">
            <text:p>125</text:p>
          </table:table-cell>
          <table:table-cell table:formula="of:=1000*([.D8]-[.D7])/[.I8]" office:value-type="float" office:value="138.888888888889" calcext:value-type="float">
            <text:p>138.8888888889</text:p>
          </table:table-cell>
          <table:table-cell table:formula="of:=[.F8]-[.F7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<text:s/>time=</text:p>
          </table:table-cell>
          <table:table-cell office:value-type="float" office:value="8220" calcext:value-type="float">
            <text:p>8220</text:p>
          </table:table-cell>
          <table:table-cell table:formula="of:=1000*([.B9]-[.B8])/[.I9]" office:value-type="float" office:value="109.58904109589" calcext:value-type="float">
            <text:p>109.5890410959</text:p>
          </table:table-cell>
          <table:table-cell table:formula="of:=1000*([.D9]-[.D8])/[.I9]" office:value-type="float" office:value="136.986301369863" calcext:value-type="float">
            <text:p>136.9863013699</text:p>
          </table:table-cell>
          <table:table-cell table:formula="of:=[.F9]-[.F8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<text:s/>time=</text:p>
          </table:table-cell>
          <table:table-cell office:value-type="float" office:value="8293" calcext:value-type="float">
            <text:p>8293</text:p>
          </table:table-cell>
          <table:table-cell table:formula="of:=1000*([.B10]-[.B9])/[.I10]" office:value-type="float" office:value="123.287671232877" calcext:value-type="float">
            <text:p>123.2876712329</text:p>
          </table:table-cell>
          <table:table-cell table:formula="of:=1000*([.D10]-[.D9])/[.I10]" office:value-type="float" office:value="150.684931506849" calcext:value-type="float">
            <text:p>150.6849315069</text:p>
          </table:table-cell>
          <table:table-cell table:formula="of:=[.F10]-[.F9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<text:s/>time=</text:p>
          </table:table-cell>
          <table:table-cell office:value-type="float" office:value="8366" calcext:value-type="float">
            <text:p>8366</text:p>
          </table:table-cell>
          <table:table-cell table:formula="of:=1000*([.B11]-[.B10])/[.I11]" office:value-type="float" office:value="109.58904109589" calcext:value-type="float">
            <text:p>109.5890410959</text:p>
          </table:table-cell>
          <table:table-cell table:formula="of:=1000*([.D11]-[.D10])/[.I11]" office:value-type="float" office:value="136.986301369863" calcext:value-type="float">
            <text:p>136.9863013699</text:p>
          </table:table-cell>
          <table:table-cell table:formula="of:=[.F11]-[.F10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time=</text:p>
          </table:table-cell>
          <table:table-cell office:value-type="float" office:value="8438" calcext:value-type="float">
            <text:p>8438</text:p>
          </table:table-cell>
          <table:table-cell table:formula="of:=1000*([.B12]-[.B11])/[.I12]" office:value-type="float" office:value="111.111111111111" calcext:value-type="float">
            <text:p>111.1111111111</text:p>
          </table:table-cell>
          <table:table-cell table:formula="of:=1000*([.D12]-[.D11])/[.I12]" office:value-type="float" office:value="152.777777777778" calcext:value-type="float">
            <text:p>152.7777777778</text:p>
          </table:table-cell>
          <table:table-cell table:formula="of:=[.F12]-[.F11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time=</text:p>
          </table:table-cell>
          <table:table-cell office:value-type="float" office:value="8511" calcext:value-type="float">
            <text:p>8511</text:p>
          </table:table-cell>
          <table:table-cell table:formula="of:=1000*([.B13]-[.B12])/[.I13]" office:value-type="float" office:value="123.287671232877" calcext:value-type="float">
            <text:p>123.2876712329</text:p>
          </table:table-cell>
          <table:table-cell table:formula="of:=1000*([.D13]-[.D12])/[.I13]" office:value-type="float" office:value="136.986301369863" calcext:value-type="float">
            <text:p>136.9863013699</text:p>
          </table:table-cell>
          <table:table-cell table:formula="of:=[.F13]-[.F12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<text:s/>time=</text:p>
          </table:table-cell>
          <table:table-cell office:value-type="float" office:value="8584" calcext:value-type="float">
            <text:p>8584</text:p>
          </table:table-cell>
          <table:table-cell table:formula="of:=1000*([.B14]-[.B13])/[.I14]" office:value-type="float" office:value="109.58904109589" calcext:value-type="float">
            <text:p>109.5890410959</text:p>
          </table:table-cell>
          <table:table-cell table:formula="of:=1000*([.D14]-[.D13])/[.I14]" office:value-type="float" office:value="150.684931506849" calcext:value-type="float">
            <text:p>150.6849315069</text:p>
          </table:table-cell>
          <table:table-cell table:formula="of:=[.F14]-[.F13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time=</text:p>
          </table:table-cell>
          <table:table-cell office:value-type="float" office:value="8657" calcext:value-type="float">
            <text:p>8657</text:p>
          </table:table-cell>
          <table:table-cell table:formula="of:=1000*([.B15]-[.B14])/[.I15]" office:value-type="float" office:value="123.287671232877" calcext:value-type="float">
            <text:p>123.2876712329</text:p>
          </table:table-cell>
          <table:table-cell table:formula="of:=1000*([.D15]-[.D14])/[.I15]" office:value-type="float" office:value="136.986301369863" calcext:value-type="float">
            <text:p>136.9863013699</text:p>
          </table:table-cell>
          <table:table-cell table:formula="of:=[.F15]-[.F14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<text:s/>time=</text:p>
          </table:table-cell>
          <table:table-cell office:value-type="float" office:value="8731" calcext:value-type="float">
            <text:p>8731</text:p>
          </table:table-cell>
          <table:table-cell table:formula="of:=1000*([.B16]-[.B15])/[.I16]" office:value-type="float" office:value="108.108108108108" calcext:value-type="float">
            <text:p>108.1081081081</text:p>
          </table:table-cell>
          <table:table-cell table:formula="of:=1000*([.D16]-[.D15])/[.I16]" office:value-type="float" office:value="148.648648648649" calcext:value-type="float">
            <text:p>148.6486486486</text:p>
          </table:table-cell>
          <table:table-cell table:formula="of:=[.F16]-[.F1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<text:s/>time=</text:p>
          </table:table-cell>
          <table:table-cell office:value-type="float" office:value="8806" calcext:value-type="float">
            <text:p>8806</text:p>
          </table:table-cell>
          <table:table-cell table:formula="of:=1000*([.B17]-[.B16])/[.I17]" office:value-type="float" office:value="106.666666666667" calcext:value-type="float">
            <text:p>106.6666666667</text:p>
          </table:table-cell>
          <table:table-cell table:formula="of:=1000*([.D17]-[.D16])/[.I17]" office:value-type="float" office:value="133.333333333333" calcext:value-type="float">
            <text:p>133.3333333333</text:p>
          </table:table-cell>
          <table:table-cell table:formula="of:=[.F17]-[.F1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<text:s/>time=</text:p>
          </table:table-cell>
          <table:table-cell office:value-type="float" office:value="8880" calcext:value-type="float">
            <text:p>8880</text:p>
          </table:table-cell>
          <table:table-cell table:formula="of:=1000*([.B18]-[.B17])/[.I18]" office:value-type="float" office:value="121.621621621622" calcext:value-type="float">
            <text:p>121.6216216216</text:p>
          </table:table-cell>
          <table:table-cell table:formula="of:=1000*([.D18]-[.D17])/[.I18]" office:value-type="float" office:value="148.648648648649" calcext:value-type="float">
            <text:p>148.6486486486</text:p>
          </table:table-cell>
          <table:table-cell table:formula="of:=[.F18]-[.F1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<text:s/>time=</text:p>
          </table:table-cell>
          <table:table-cell office:value-type="float" office:value="8953" calcext:value-type="float">
            <text:p>8953</text:p>
          </table:table-cell>
          <table:table-cell table:formula="of:=1000*([.B19]-[.B18])/[.I19]" office:value-type="float" office:value="109.58904109589" calcext:value-type="float">
            <text:p>109.5890410959</text:p>
          </table:table-cell>
          <table:table-cell table:formula="of:=1000*([.D19]-[.D18])/[.I19]" office:value-type="float" office:value="136.986301369863" calcext:value-type="float">
            <text:p>136.9863013699</text:p>
          </table:table-cell>
          <table:table-cell table:formula="of:=[.F19]-[.F18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<text:s/>time=</text:p>
          </table:table-cell>
          <table:table-cell office:value-type="float" office:value="9027" calcext:value-type="float">
            <text:p>9027</text:p>
          </table:table-cell>
          <table:table-cell table:formula="of:=1000*([.B20]-[.B19])/[.I20]" office:value-type="float" office:value="121.621621621622" calcext:value-type="float">
            <text:p>121.6216216216</text:p>
          </table:table-cell>
          <table:table-cell table:formula="of:=1000*([.D20]-[.D19])/[.I20]" office:value-type="float" office:value="148.648648648649" calcext:value-type="float">
            <text:p>148.6486486486</text:p>
          </table:table-cell>
          <table:table-cell table:formula="of:=[.F20]-[.F1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<text:s/>time=</text:p>
          </table:table-cell>
          <table:table-cell office:value-type="float" office:value="9101" calcext:value-type="float">
            <text:p>9101</text:p>
          </table:table-cell>
          <table:table-cell table:formula="of:=1000*([.B21]-[.B20])/[.I21]" office:value-type="float" office:value="108.108108108108" calcext:value-type="float">
            <text:p>108.1081081081</text:p>
          </table:table-cell>
          <table:table-cell table:formula="of:=1000*([.D21]-[.D20])/[.I21]" office:value-type="float" office:value="135.135135135135" calcext:value-type="float">
            <text:p>135.1351351351</text:p>
          </table:table-cell>
          <table:table-cell table:formula="of:=[.F21]-[.F2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<text:s/>time=</text:p>
          </table:table-cell>
          <table:table-cell office:value-type="float" office:value="9175" calcext:value-type="float">
            <text:p>9175</text:p>
          </table:table-cell>
          <table:table-cell table:formula="of:=1000*([.B22]-[.B21])/[.I22]" office:value-type="float" office:value="121.621621621622" calcext:value-type="float">
            <text:p>121.6216216216</text:p>
          </table:table-cell>
          <table:table-cell table:formula="of:=1000*([.D22]-[.D21])/[.I22]" office:value-type="float" office:value="148.648648648649" calcext:value-type="float">
            <text:p>148.6486486486</text:p>
          </table:table-cell>
          <table:table-cell table:formula="of:=[.F22]-[.F2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<text:s/>time=</text:p>
          </table:table-cell>
          <table:table-cell office:value-type="float" office:value="9248" calcext:value-type="float">
            <text:p>9248</text:p>
          </table:table-cell>
          <table:table-cell table:formula="of:=1000*([.B23]-[.B22])/[.I23]" office:value-type="float" office:value="109.58904109589" calcext:value-type="float">
            <text:p>109.5890410959</text:p>
          </table:table-cell>
          <table:table-cell table:formula="of:=1000*([.D23]-[.D22])/[.I23]" office:value-type="float" office:value="150.684931506849" calcext:value-type="float">
            <text:p>150.6849315069</text:p>
          </table:table-cell>
          <table:table-cell table:formula="of:=[.F23]-[.F22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<text:s/>time=</text:p>
          </table:table-cell>
          <table:table-cell office:value-type="float" office:value="9322" calcext:value-type="float">
            <text:p>9322</text:p>
          </table:table-cell>
          <table:table-cell table:formula="of:=1000*([.B24]-[.B23])/[.I24]" office:value-type="float" office:value="121.621621621622" calcext:value-type="float">
            <text:p>121.6216216216</text:p>
          </table:table-cell>
          <table:table-cell table:formula="of:=1000*([.D24]-[.D23])/[.I24]" office:value-type="float" office:value="135.135135135135" calcext:value-type="float">
            <text:p>135.1351351351</text:p>
          </table:table-cell>
          <table:table-cell table:formula="of:=[.F24]-[.F23]" office:value-type="float" office:value="74" calcext:value-type="float">
            <text:p>74</text:p>
          </table:table-cell>
          <table:table-cell/>
          <table:table-cell table:style-name="ce1" office:value-type="string" calcext:value-type="string">
            <text:p>Ku=0.08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<text:s/>time=</text:p>
          </table:table-cell>
          <table:table-cell office:value-type="float" office:value="9396" calcext:value-type="float">
            <text:p>9396</text:p>
          </table:table-cell>
          <table:table-cell table:formula="of:=1000*([.B25]-[.B24])/[.I25]" office:value-type="float" office:value="108.108108108108" calcext:value-type="float">
            <text:p>108.1081081081</text:p>
          </table:table-cell>
          <table:table-cell table:formula="of:=1000*([.D25]-[.D24])/[.I25]" office:value-type="float" office:value="148.648648648649" calcext:value-type="float">
            <text:p>148.6486486486</text:p>
          </table:table-cell>
          <table:table-cell table:formula="of:=[.F25]-[.F2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<text:s/>time=</text:p>
          </table:table-cell>
          <table:table-cell office:value-type="float" office:value="9470" calcext:value-type="float">
            <text:p>9470</text:p>
          </table:table-cell>
          <table:table-cell table:formula="of:=1000*([.B26]-[.B25])/[.I26]" office:value-type="float" office:value="121.621621621622" calcext:value-type="float">
            <text:p>121.6216216216</text:p>
          </table:table-cell>
          <table:table-cell table:formula="of:=1000*([.D26]-[.D25])/[.I26]" office:value-type="float" office:value="135.135135135135" calcext:value-type="float">
            <text:p>135.1351351351</text:p>
          </table:table-cell>
          <table:table-cell table:formula="of:=[.F26]-[.F2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<text:s/>time=</text:p>
          </table:table-cell>
          <table:table-cell office:value-type="float" office:value="9544" calcext:value-type="float">
            <text:p>9544</text:p>
          </table:table-cell>
          <table:table-cell table:formula="of:=1000*([.B27]-[.B26])/[.I27]" office:value-type="float" office:value="108.108108108108" calcext:value-type="float">
            <text:p>108.1081081081</text:p>
          </table:table-cell>
          <table:table-cell table:formula="of:=1000*([.D27]-[.D26])/[.I27]" office:value-type="float" office:value="148.648648648649" calcext:value-type="float">
            <text:p>148.6486486486</text:p>
          </table:table-cell>
          <table:table-cell table:formula="of:=[.F27]-[.F2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<text:s/>time=</text:p>
          </table:table-cell>
          <table:table-cell office:value-type="float" office:value="9618" calcext:value-type="float">
            <text:p>9618</text:p>
          </table:table-cell>
          <table:table-cell table:formula="of:=1000*([.B28]-[.B27])/[.I28]" office:value-type="float" office:value="121.621621621622" calcext:value-type="float">
            <text:p>121.6216216216</text:p>
          </table:table-cell>
          <table:table-cell table:formula="of:=1000*([.D28]-[.D27])/[.I28]" office:value-type="float" office:value="135.135135135135" calcext:value-type="float">
            <text:p>135.1351351351</text:p>
          </table:table-cell>
          <table:table-cell table:formula="of:=[.F28]-[.F2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<text:s/>time=</text:p>
          </table:table-cell>
          <table:table-cell office:value-type="float" office:value="9692" calcext:value-type="float">
            <text:p>9692</text:p>
          </table:table-cell>
          <table:table-cell table:formula="of:=1000*([.B29]-[.B28])/[.I29]" office:value-type="float" office:value="108.108108108108" calcext:value-type="float">
            <text:p>108.1081081081</text:p>
          </table:table-cell>
          <table:table-cell table:formula="of:=1000*([.D29]-[.D28])/[.I29]" office:value-type="float" office:value="148.648648648649" calcext:value-type="float">
            <text:p>148.6486486486</text:p>
          </table:table-cell>
          <table:table-cell table:formula="of:=[.F29]-[.F2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<text:s/>time=</text:p>
          </table:table-cell>
          <table:table-cell office:value-type="float" office:value="9765" calcext:value-type="float">
            <text:p>9765</text:p>
          </table:table-cell>
          <table:table-cell table:formula="of:=1000*([.B30]-[.B29])/[.I30]" office:value-type="float" office:value="123.287671232877" calcext:value-type="float">
            <text:p>123.2876712329</text:p>
          </table:table-cell>
          <table:table-cell table:formula="of:=1000*([.D30]-[.D29])/[.I30]" office:value-type="float" office:value="136.986301369863" calcext:value-type="float">
            <text:p>136.9863013699</text:p>
          </table:table-cell>
          <table:table-cell table:formula="of:=[.F30]-[.F29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<text:s/>time=</text:p>
          </table:table-cell>
          <table:table-cell office:value-type="float" office:value="9839" calcext:value-type="float">
            <text:p>9839</text:p>
          </table:table-cell>
          <table:table-cell table:formula="of:=1000*([.B31]-[.B30])/[.I31]" office:value-type="float" office:value="108.108108108108" calcext:value-type="float">
            <text:p>108.1081081081</text:p>
          </table:table-cell>
          <table:table-cell table:formula="of:=1000*([.D31]-[.D30])/[.I31]" office:value-type="float" office:value="148.648648648649" calcext:value-type="float">
            <text:p>148.6486486486</text:p>
          </table:table-cell>
          <table:table-cell table:formula="of:=[.F31]-[.F3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<text:s/>time=</text:p>
          </table:table-cell>
          <table:table-cell office:value-type="float" office:value="9913" calcext:value-type="float">
            <text:p>9913</text:p>
          </table:table-cell>
          <table:table-cell table:formula="of:=1000*([.B32]-[.B31])/[.I32]" office:value-type="float" office:value="108.108108108108" calcext:value-type="float">
            <text:p>108.1081081081</text:p>
          </table:table-cell>
          <table:table-cell table:formula="of:=1000*([.D32]-[.D31])/[.I32]" office:value-type="float" office:value="135.135135135135" calcext:value-type="float">
            <text:p>135.1351351351</text:p>
          </table:table-cell>
          <table:table-cell table:formula="of:=[.F32]-[.F3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<text:s/>time=</text:p>
          </table:table-cell>
          <table:table-cell office:value-type="float" office:value="9987" calcext:value-type="float">
            <text:p>9987</text:p>
          </table:table-cell>
          <table:table-cell table:formula="of:=1000*([.B33]-[.B32])/[.I33]" office:value-type="float" office:value="121.621621621622" calcext:value-type="float">
            <text:p>121.6216216216</text:p>
          </table:table-cell>
          <table:table-cell table:formula="of:=1000*([.D33]-[.D32])/[.I33]" office:value-type="float" office:value="148.648648648649" calcext:value-type="float">
            <text:p>148.6486486486</text:p>
          </table:table-cell>
          <table:table-cell table:formula="of:=[.F33]-[.F3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<text:s/>time=</text:p>
          </table:table-cell>
          <table:table-cell office:value-type="float" office:value="10060" calcext:value-type="float">
            <text:p>10060</text:p>
          </table:table-cell>
          <table:table-cell table:formula="of:=1000*([.B34]-[.B33])/[.I34]" office:value-type="float" office:value="109.58904109589" calcext:value-type="float">
            <text:p>109.5890410959</text:p>
          </table:table-cell>
          <table:table-cell table:formula="of:=1000*([.D34]-[.D33])/[.I34]" office:value-type="float" office:value="136.986301369863" calcext:value-type="float">
            <text:p>136.9863013699</text:p>
          </table:table-cell>
          <table:table-cell table:formula="of:=[.F34]-[.F33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<text:s/>time=</text:p>
          </table:table-cell>
          <table:table-cell office:value-type="float" office:value="10136" calcext:value-type="float">
            <text:p>10136</text:p>
          </table:table-cell>
          <table:table-cell table:formula="of:=1000*([.B35]-[.B34])/[.I35]" office:value-type="float" office:value="118.421052631579" calcext:value-type="float">
            <text:p>118.4210526316</text:p>
          </table:table-cell>
          <table:table-cell table:formula="of:=1000*([.D35]-[.D34])/[.I35]" office:value-type="float" office:value="144.736842105263" calcext:value-type="float">
            <text:p>144.7368421053</text:p>
          </table:table-cell>
          <table:table-cell table:formula="of:=[.F35]-[.F34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<text:s/>time=</text:p>
          </table:table-cell>
          <table:table-cell office:value-type="float" office:value="10211" calcext:value-type="float">
            <text:p>10211</text:p>
          </table:table-cell>
          <table:table-cell table:formula="of:=1000*([.B36]-[.B35])/[.I36]" office:value-type="float" office:value="120" calcext:value-type="float">
            <text:p>120</text:p>
          </table:table-cell>
          <table:table-cell table:formula="of:=1000*([.D36]-[.D35])/[.I36]" office:value-type="float" office:value="146.666666666667" calcext:value-type="float">
            <text:p>146.6666666667</text:p>
          </table:table-cell>
          <table:table-cell table:formula="of:=[.F36]-[.F3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<text:s/>time=</text:p>
          </table:table-cell>
          <table:table-cell office:value-type="float" office:value="10286" calcext:value-type="float">
            <text:p>10286</text:p>
          </table:table-cell>
          <table:table-cell table:formula="of:=1000*([.B37]-[.B36])/[.I37]" office:value-type="float" office:value="106.666666666667" calcext:value-type="float">
            <text:p>106.6666666667</text:p>
          </table:table-cell>
          <table:table-cell table:formula="of:=1000*([.D37]-[.D36])/[.I37]" office:value-type="float" office:value="146.666666666667" calcext:value-type="float">
            <text:p>146.6666666667</text:p>
          </table:table-cell>
          <table:table-cell table:formula="of:=[.F37]-[.F3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<text:s/>time=</text:p>
          </table:table-cell>
          <table:table-cell office:value-type="float" office:value="10360" calcext:value-type="float">
            <text:p>10360</text:p>
          </table:table-cell>
          <table:table-cell table:formula="of:=1000*([.B38]-[.B37])/[.I38]" office:value-type="float" office:value="121.621621621622" calcext:value-type="float">
            <text:p>121.6216216216</text:p>
          </table:table-cell>
          <table:table-cell table:formula="of:=1000*([.D38]-[.D37])/[.I38]" office:value-type="float" office:value="135.135135135135" calcext:value-type="float">
            <text:p>135.1351351351</text:p>
          </table:table-cell>
          <table:table-cell table:formula="of:=[.F38]-[.F3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<text:s/>time=</text:p>
          </table:table-cell>
          <table:table-cell office:value-type="float" office:value="10435" calcext:value-type="float">
            <text:p>10435</text:p>
          </table:table-cell>
          <table:table-cell table:formula="of:=1000*([.B39]-[.B38])/[.I39]" office:value-type="float" office:value="106.666666666667" calcext:value-type="float">
            <text:p>106.6666666667</text:p>
          </table:table-cell>
          <table:table-cell table:formula="of:=1000*([.D39]-[.D38])/[.I39]" office:value-type="float" office:value="146.666666666667" calcext:value-type="float">
            <text:p>146.6666666667</text:p>
          </table:table-cell>
          <table:table-cell table:formula="of:=[.F39]-[.F3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<text:s/>time=</text:p>
          </table:table-cell>
          <table:table-cell office:value-type="float" office:value="10510" calcext:value-type="float">
            <text:p>10510</text:p>
          </table:table-cell>
          <table:table-cell table:formula="of:=1000*([.B40]-[.B39])/[.I40]" office:value-type="float" office:value="120" calcext:value-type="float">
            <text:p>120</text:p>
          </table:table-cell>
          <table:table-cell table:formula="of:=1000*([.D40]-[.D39])/[.I40]" office:value-type="float" office:value="133.333333333333" calcext:value-type="float">
            <text:p>133.3333333333</text:p>
          </table:table-cell>
          <table:table-cell table:formula="of:=[.F40]-[.F3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<text:s/>time=</text:p>
          </table:table-cell>
          <table:table-cell office:value-type="float" office:value="10585" calcext:value-type="float">
            <text:p>10585</text:p>
          </table:table-cell>
          <table:table-cell table:formula="of:=1000*([.B41]-[.B40])/[.I41]" office:value-type="float" office:value="106.666666666667" calcext:value-type="float">
            <text:p>106.6666666667</text:p>
          </table:table-cell>
          <table:table-cell table:formula="of:=1000*([.D41]-[.D40])/[.I41]" office:value-type="float" office:value="146.666666666667" calcext:value-type="float">
            <text:p>146.6666666667</text:p>
          </table:table-cell>
          <table:table-cell table:formula="of:=[.F41]-[.F4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<text:s/>time=</text:p>
          </table:table-cell>
          <table:table-cell office:value-type="float" office:value="10659" calcext:value-type="float">
            <text:p>10659</text:p>
          </table:table-cell>
          <table:table-cell table:formula="of:=1000*([.B42]-[.B41])/[.I42]" office:value-type="float" office:value="121.621621621622" calcext:value-type="float">
            <text:p>121.6216216216</text:p>
          </table:table-cell>
          <table:table-cell table:formula="of:=1000*([.D42]-[.D41])/[.I42]" office:value-type="float" office:value="148.648648648649" calcext:value-type="float">
            <text:p>148.6486486486</text:p>
          </table:table-cell>
          <table:table-cell table:formula="of:=[.F42]-[.F4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<text:s/>time=</text:p>
          </table:table-cell>
          <table:table-cell office:value-type="float" office:value="10735" calcext:value-type="float">
            <text:p>10735</text:p>
          </table:table-cell>
          <table:table-cell table:formula="of:=1000*([.B43]-[.B42])/[.I43]" office:value-type="float" office:value="118.421052631579" calcext:value-type="float">
            <text:p>118.4210526316</text:p>
          </table:table-cell>
          <table:table-cell table:formula="of:=1000*([.D43]-[.D42])/[.I43]" office:value-type="float" office:value="131.578947368421" calcext:value-type="float">
            <text:p>131.5789473684</text:p>
          </table:table-cell>
          <table:table-cell table:formula="of:=[.F43]-[.F42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<text:s/>time=</text:p>
          </table:table-cell>
          <table:table-cell office:value-type="float" office:value="10810" calcext:value-type="float">
            <text:p>10810</text:p>
          </table:table-cell>
          <table:table-cell table:formula="of:=1000*([.B44]-[.B43])/[.I44]" office:value-type="float" office:value="106.666666666667" calcext:value-type="float">
            <text:p>106.6666666667</text:p>
          </table:table-cell>
          <table:table-cell table:formula="of:=1000*([.D44]-[.D43])/[.I44]" office:value-type="float" office:value="146.666666666667" calcext:value-type="float">
            <text:p>146.6666666667</text:p>
          </table:table-cell>
          <table:table-cell table:formula="of:=[.F44]-[.F4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<text:s/>time=</text:p>
          </table:table-cell>
          <table:table-cell office:value-type="float" office:value="10885" calcext:value-type="float">
            <text:p>10885</text:p>
          </table:table-cell>
          <table:table-cell table:formula="of:=1000*([.B45]-[.B44])/[.I45]" office:value-type="float" office:value="120" calcext:value-type="float">
            <text:p>120</text:p>
          </table:table-cell>
          <table:table-cell table:formula="of:=1000*([.D45]-[.D44])/[.I45]" office:value-type="float" office:value="146.666666666667" calcext:value-type="float">
            <text:p>146.6666666667</text:p>
          </table:table-cell>
          <table:table-cell table:formula="of:=[.F45]-[.F4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<text:s/>time=</text:p>
          </table:table-cell>
          <table:table-cell office:value-type="float" office:value="10959" calcext:value-type="float">
            <text:p>10959</text:p>
          </table:table-cell>
          <table:table-cell table:formula="of:=1000*([.B46]-[.B45])/[.I46]" office:value-type="float" office:value="108.108108108108" calcext:value-type="float">
            <text:p>108.1081081081</text:p>
          </table:table-cell>
          <table:table-cell table:formula="of:=1000*([.D46]-[.D45])/[.I46]" office:value-type="float" office:value="135.135135135135" calcext:value-type="float">
            <text:p>135.1351351351</text:p>
          </table:table-cell>
          <table:table-cell table:formula="of:=[.F46]-[.F4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<text:s/>time=</text:p>
          </table:table-cell>
          <table:table-cell office:value-type="float" office:value="11034" calcext:value-type="float">
            <text:p>11034</text:p>
          </table:table-cell>
          <table:table-cell table:formula="of:=1000*([.B47]-[.B46])/[.I47]" office:value-type="float" office:value="120" calcext:value-type="float">
            <text:p>120</text:p>
          </table:table-cell>
          <table:table-cell table:formula="of:=1000*([.D47]-[.D46])/[.I47]" office:value-type="float" office:value="146.666666666667" calcext:value-type="float">
            <text:p>146.6666666667</text:p>
          </table:table-cell>
          <table:table-cell table:formula="of:=[.F47]-[.F4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<text:s/>time=</text:p>
          </table:table-cell>
          <table:table-cell office:value-type="float" office:value="11109" calcext:value-type="float">
            <text:p>11109</text:p>
          </table:table-cell>
          <table:table-cell table:formula="of:=1000*([.B48]-[.B47])/[.I48]" office:value-type="float" office:value="120" calcext:value-type="float">
            <text:p>120</text:p>
          </table:table-cell>
          <table:table-cell table:formula="of:=1000*([.D48]-[.D47])/[.I48]" office:value-type="float" office:value="133.333333333333" calcext:value-type="float">
            <text:p>133.3333333333</text:p>
          </table:table-cell>
          <table:table-cell table:formula="of:=[.F48]-[.F4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<text:s/>time=</text:p>
          </table:table-cell>
          <table:table-cell office:value-type="float" office:value="11184" calcext:value-type="float">
            <text:p>11184</text:p>
          </table:table-cell>
          <table:table-cell table:formula="of:=1000*([.B49]-[.B48])/[.I49]" office:value-type="float" office:value="106.666666666667" calcext:value-type="float">
            <text:p>106.6666666667</text:p>
          </table:table-cell>
          <table:table-cell table:formula="of:=1000*([.D49]-[.D48])/[.I49]" office:value-type="float" office:value="146.666666666667" calcext:value-type="float">
            <text:p>146.6666666667</text:p>
          </table:table-cell>
          <table:table-cell table:formula="of:=[.F49]-[.F4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<text:s/>time=</text:p>
          </table:table-cell>
          <table:table-cell office:value-type="float" office:value="11258" calcext:value-type="float">
            <text:p>11258</text:p>
          </table:table-cell>
          <table:table-cell table:formula="of:=1000*([.B50]-[.B49])/[.I50]" office:value-type="float" office:value="121.621621621622" calcext:value-type="float">
            <text:p>121.6216216216</text:p>
          </table:table-cell>
          <table:table-cell table:formula="of:=1000*([.D50]-[.D49])/[.I50]" office:value-type="float" office:value="148.648648648649" calcext:value-type="float">
            <text:p>148.6486486486</text:p>
          </table:table-cell>
          <table:table-cell table:formula="of:=[.F50]-[.F4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<text:s/>time=</text:p>
          </table:table-cell>
          <table:table-cell office:value-type="float" office:value="11334" calcext:value-type="float">
            <text:p>11334</text:p>
          </table:table-cell>
          <table:table-cell table:formula="of:=1000*([.B51]-[.B50])/[.I51]" office:value-type="float" office:value="118.421052631579" calcext:value-type="float">
            <text:p>118.4210526316</text:p>
          </table:table-cell>
          <table:table-cell table:formula="of:=1000*([.D51]-[.D50])/[.I51]" office:value-type="float" office:value="131.578947368421" calcext:value-type="float">
            <text:p>131.5789473684</text:p>
          </table:table-cell>
          <table:table-cell table:formula="of:=[.F51]-[.F50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<text:s/>time=</text:p>
          </table:table-cell>
          <table:table-cell office:value-type="float" office:value="11409" calcext:value-type="float">
            <text:p>11409</text:p>
          </table:table-cell>
          <table:table-cell table:formula="of:=1000*([.B52]-[.B51])/[.I52]" office:value-type="float" office:value="106.666666666667" calcext:value-type="float">
            <text:p>106.6666666667</text:p>
          </table:table-cell>
          <table:table-cell table:formula="of:=1000*([.D52]-[.D51])/[.I52]" office:value-type="float" office:value="146.666666666667" calcext:value-type="float">
            <text:p>146.6666666667</text:p>
          </table:table-cell>
          <table:table-cell table:formula="of:=[.F52]-[.F5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<text:s/>time=</text:p>
          </table:table-cell>
          <table:table-cell office:value-type="float" office:value="11484" calcext:value-type="float">
            <text:p>11484</text:p>
          </table:table-cell>
          <table:table-cell table:formula="of:=1000*([.B53]-[.B52])/[.I53]" office:value-type="float" office:value="120" calcext:value-type="float">
            <text:p>120</text:p>
          </table:table-cell>
          <table:table-cell table:formula="of:=1000*([.D53]-[.D52])/[.I53]" office:value-type="float" office:value="146.666666666667" calcext:value-type="float">
            <text:p>146.6666666667</text:p>
          </table:table-cell>
          <table:table-cell table:formula="of:=[.F53]-[.F5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<text:s/>time=</text:p>
          </table:table-cell>
          <table:table-cell office:value-type="float" office:value="11558" calcext:value-type="float">
            <text:p>11558</text:p>
          </table:table-cell>
          <table:table-cell table:formula="of:=1000*([.B54]-[.B53])/[.I54]" office:value-type="float" office:value="108.108108108108" calcext:value-type="float">
            <text:p>108.1081081081</text:p>
          </table:table-cell>
          <table:table-cell table:formula="of:=1000*([.D54]-[.D53])/[.I54]" office:value-type="float" office:value="135.135135135135" calcext:value-type="float">
            <text:p>135.1351351351</text:p>
          </table:table-cell>
          <table:table-cell table:formula="of:=[.F54]-[.F5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<text:s/>time=</text:p>
          </table:table-cell>
          <table:table-cell office:value-type="float" office:value="11633" calcext:value-type="float">
            <text:p>11633</text:p>
          </table:table-cell>
          <table:table-cell table:formula="of:=1000*([.B55]-[.B54])/[.I55]" office:value-type="float" office:value="120" calcext:value-type="float">
            <text:p>120</text:p>
          </table:table-cell>
          <table:table-cell table:formula="of:=1000*([.D55]-[.D54])/[.I55]" office:value-type="float" office:value="146.666666666667" calcext:value-type="float">
            <text:p>146.6666666667</text:p>
          </table:table-cell>
          <table:table-cell table:formula="of:=[.F55]-[.F5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<text:s/>time=</text:p>
          </table:table-cell>
          <table:table-cell office:value-type="float" office:value="11708" calcext:value-type="float">
            <text:p>11708</text:p>
          </table:table-cell>
          <table:table-cell table:formula="of:=1000*([.B56]-[.B55])/[.I56]" office:value-type="float" office:value="120" calcext:value-type="float">
            <text:p>120</text:p>
          </table:table-cell>
          <table:table-cell table:formula="of:=1000*([.D56]-[.D55])/[.I56]" office:value-type="float" office:value="146.666666666667" calcext:value-type="float">
            <text:p>146.6666666667</text:p>
          </table:table-cell>
          <table:table-cell table:formula="of:=[.F56]-[.F5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<text:s/>time=</text:p>
          </table:table-cell>
          <table:table-cell office:value-type="float" office:value="11783" calcext:value-type="float">
            <text:p>11783</text:p>
          </table:table-cell>
          <table:table-cell table:formula="of:=1000*([.B57]-[.B56])/[.I57]" office:value-type="float" office:value="106.666666666667" calcext:value-type="float">
            <text:p>106.6666666667</text:p>
          </table:table-cell>
          <table:table-cell table:formula="of:=1000*([.D57]-[.D56])/[.I57]" office:value-type="float" office:value="133.333333333333" calcext:value-type="float">
            <text:p>133.3333333333</text:p>
          </table:table-cell>
          <table:table-cell table:formula="of:=[.F57]-[.F5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<text:s/>time=</text:p>
          </table:table-cell>
          <table:table-cell office:value-type="float" office:value="11857" calcext:value-type="float">
            <text:p>11857</text:p>
          </table:table-cell>
          <table:table-cell table:formula="of:=1000*([.B58]-[.B57])/[.I58]" office:value-type="float" office:value="121.621621621622" calcext:value-type="float">
            <text:p>121.6216216216</text:p>
          </table:table-cell>
          <table:table-cell table:formula="of:=1000*([.D58]-[.D57])/[.I58]" office:value-type="float" office:value="148.648648648649" calcext:value-type="float">
            <text:p>148.6486486486</text:p>
          </table:table-cell>
          <table:table-cell table:formula="of:=[.F58]-[.F5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<text:s/>time=</text:p>
          </table:table-cell>
          <table:table-cell office:value-type="float" office:value="11933" calcext:value-type="float">
            <text:p>11933</text:p>
          </table:table-cell>
          <table:table-cell table:formula="of:=1000*([.B59]-[.B58])/[.I59]" office:value-type="float" office:value="118.421052631579" calcext:value-type="float">
            <text:p>118.4210526316</text:p>
          </table:table-cell>
          <table:table-cell table:formula="of:=1000*([.D59]-[.D58])/[.I59]" office:value-type="float" office:value="144.736842105263" calcext:value-type="float">
            <text:p>144.7368421053</text:p>
          </table:table-cell>
          <table:table-cell table:formula="of:=[.F59]-[.F58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<text:s/>time=</text:p>
          </table:table-cell>
          <table:table-cell office:value-type="float" office:value="12008" calcext:value-type="float">
            <text:p>12008</text:p>
          </table:table-cell>
          <table:table-cell table:formula="of:=1000*([.B60]-[.B59])/[.I60]" office:value-type="float" office:value="106.666666666667" calcext:value-type="float">
            <text:p>106.6666666667</text:p>
          </table:table-cell>
          <table:table-cell table:formula="of:=1000*([.D60]-[.D59])/[.I60]" office:value-type="float" office:value="133.333333333333" calcext:value-type="float">
            <text:p>133.3333333333</text:p>
          </table:table-cell>
          <table:table-cell table:formula="of:=[.F60]-[.F5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<text:s/>time=</text:p>
          </table:table-cell>
          <table:table-cell office:value-type="float" office:value="12083" calcext:value-type="float">
            <text:p>12083</text:p>
          </table:table-cell>
          <table:table-cell table:formula="of:=1000*([.B61]-[.B60])/[.I61]" office:value-type="float" office:value="120" calcext:value-type="float">
            <text:p>120</text:p>
          </table:table-cell>
          <table:table-cell table:formula="of:=1000*([.D61]-[.D60])/[.I61]" office:value-type="float" office:value="146.666666666667" calcext:value-type="float">
            <text:p>146.6666666667</text:p>
          </table:table-cell>
          <table:table-cell table:formula="of:=[.F61]-[.F6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<text:s/>time=</text:p>
          </table:table-cell>
          <table:table-cell office:value-type="float" office:value="12157" calcext:value-type="float">
            <text:p>12157</text:p>
          </table:table-cell>
          <table:table-cell table:formula="of:=1000*([.B62]-[.B61])/[.I62]" office:value-type="float" office:value="121.621621621622" calcext:value-type="float">
            <text:p>121.6216216216</text:p>
          </table:table-cell>
          <table:table-cell table:formula="of:=1000*([.D62]-[.D61])/[.I62]" office:value-type="float" office:value="135.135135135135" calcext:value-type="float">
            <text:p>135.1351351351</text:p>
          </table:table-cell>
          <table:table-cell table:formula="of:=[.F62]-[.F6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<text:s/>time=</text:p>
          </table:table-cell>
          <table:table-cell office:value-type="float" office:value="12232" calcext:value-type="float">
            <text:p>12232</text:p>
          </table:table-cell>
          <table:table-cell table:formula="of:=1000*([.B63]-[.B62])/[.I63]" office:value-type="float" office:value="106.666666666667" calcext:value-type="float">
            <text:p>106.6666666667</text:p>
          </table:table-cell>
          <table:table-cell table:formula="of:=1000*([.D63]-[.D62])/[.I63]" office:value-type="float" office:value="146.666666666667" calcext:value-type="float">
            <text:p>146.6666666667</text:p>
          </table:table-cell>
          <table:table-cell table:formula="of:=[.F63]-[.F6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<text:s/>time=</text:p>
          </table:table-cell>
          <table:table-cell office:value-type="float" office:value="12307" calcext:value-type="float">
            <text:p>12307</text:p>
          </table:table-cell>
          <table:table-cell table:formula="of:=1000*([.B64]-[.B63])/[.I64]" office:value-type="float" office:value="120" calcext:value-type="float">
            <text:p>120</text:p>
          </table:table-cell>
          <table:table-cell table:formula="of:=1000*([.D64]-[.D63])/[.I64]" office:value-type="float" office:value="146.666666666667" calcext:value-type="float">
            <text:p>146.6666666667</text:p>
          </table:table-cell>
          <table:table-cell table:formula="of:=[.F64]-[.F6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<text:s/>time=</text:p>
          </table:table-cell>
          <table:table-cell office:value-type="float" office:value="12382" calcext:value-type="float">
            <text:p>12382</text:p>
          </table:table-cell>
          <table:table-cell table:formula="of:=1000*([.B65]-[.B64])/[.I65]" office:value-type="float" office:value="120" calcext:value-type="float">
            <text:p>120</text:p>
          </table:table-cell>
          <table:table-cell table:formula="of:=1000*([.D65]-[.D64])/[.I65]" office:value-type="float" office:value="133.333333333333" calcext:value-type="float">
            <text:p>133.3333333333</text:p>
          </table:table-cell>
          <table:table-cell table:formula="of:=[.F65]-[.F6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<text:s/>time=</text:p>
          </table:table-cell>
          <table:table-cell office:value-type="float" office:value="12456" calcext:value-type="float">
            <text:p>12456</text:p>
          </table:table-cell>
          <table:table-cell table:formula="of:=1000*([.B66]-[.B65])/[.I66]" office:value-type="float" office:value="108.108108108108" calcext:value-type="float">
            <text:p>108.1081081081</text:p>
          </table:table-cell>
          <table:table-cell table:formula="of:=1000*([.D66]-[.D65])/[.I66]" office:value-type="float" office:value="148.648648648649" calcext:value-type="float">
            <text:p>148.6486486486</text:p>
          </table:table-cell>
          <table:table-cell table:formula="of:=[.F66]-[.F6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<text:s/>time=</text:p>
          </table:table-cell>
          <table:table-cell office:value-type="float" office:value="12532" calcext:value-type="float">
            <text:p>12532</text:p>
          </table:table-cell>
          <table:table-cell table:formula="of:=1000*([.B67]-[.B66])/[.I67]" office:value-type="float" office:value="118.421052631579" calcext:value-type="float">
            <text:p>118.4210526316</text:p>
          </table:table-cell>
          <table:table-cell table:formula="of:=1000*([.D67]-[.D66])/[.I67]" office:value-type="float" office:value="144.736842105263" calcext:value-type="float">
            <text:p>144.7368421053</text:p>
          </table:table-cell>
          <table:table-cell table:formula="of:=[.F67]-[.F66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<text:s/>time=</text:p>
          </table:table-cell>
          <table:table-cell office:value-type="float" office:value="12607" calcext:value-type="float">
            <text:p>12607</text:p>
          </table:table-cell>
          <table:table-cell table:formula="of:=1000*([.B68]-[.B67])/[.I68]" office:value-type="float" office:value="106.666666666667" calcext:value-type="float">
            <text:p>106.6666666667</text:p>
          </table:table-cell>
          <table:table-cell table:formula="of:=1000*([.D68]-[.D67])/[.I68]" office:value-type="float" office:value="133.333333333333" calcext:value-type="float">
            <text:p>133.3333333333</text:p>
          </table:table-cell>
          <table:table-cell table:formula="of:=[.F68]-[.F6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<text:s/>time=</text:p>
          </table:table-cell>
          <table:table-cell office:value-type="float" office:value="12682" calcext:value-type="float">
            <text:p>12682</text:p>
          </table:table-cell>
          <table:table-cell table:formula="of:=1000*([.B69]-[.B68])/[.I69]" office:value-type="float" office:value="120" calcext:value-type="float">
            <text:p>120</text:p>
          </table:table-cell>
          <table:table-cell table:formula="of:=1000*([.D69]-[.D68])/[.I69]" office:value-type="float" office:value="146.666666666667" calcext:value-type="float">
            <text:p>146.6666666667</text:p>
          </table:table-cell>
          <table:table-cell table:formula="of:=[.F69]-[.F6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<text:s/>time=</text:p>
          </table:table-cell>
          <table:table-cell office:value-type="float" office:value="12756" calcext:value-type="float">
            <text:p>12756</text:p>
          </table:table-cell>
          <table:table-cell table:formula="of:=1000*([.B70]-[.B69])/[.I70]" office:value-type="float" office:value="121.621621621622" calcext:value-type="float">
            <text:p>121.6216216216</text:p>
          </table:table-cell>
          <table:table-cell table:formula="of:=1000*([.D70]-[.D69])/[.I70]" office:value-type="float" office:value="148.648648648649" calcext:value-type="float">
            <text:p>148.6486486486</text:p>
          </table:table-cell>
          <table:table-cell table:formula="of:=[.F70]-[.F6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<text:s/>time=</text:p>
          </table:table-cell>
          <table:table-cell office:value-type="float" office:value="12831" calcext:value-type="float">
            <text:p>12831</text:p>
          </table:table-cell>
          <table:table-cell table:formula="of:=1000*([.B71]-[.B70])/[.I71]" office:value-type="float" office:value="106.666666666667" calcext:value-type="float">
            <text:p>106.6666666667</text:p>
          </table:table-cell>
          <table:table-cell table:formula="of:=1000*([.D71]-[.D70])/[.I71]" office:value-type="float" office:value="133.333333333333" calcext:value-type="float">
            <text:p>133.3333333333</text:p>
          </table:table-cell>
          <table:table-cell table:formula="of:=[.F71]-[.F7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<text:s/>time=</text:p>
          </table:table-cell>
          <table:table-cell office:value-type="float" office:value="12906" calcext:value-type="float">
            <text:p>12906</text:p>
          </table:table-cell>
          <table:table-cell table:formula="of:=1000*([.B72]-[.B71])/[.I72]" office:value-type="float" office:value="120" calcext:value-type="float">
            <text:p>120</text:p>
          </table:table-cell>
          <table:table-cell table:formula="of:=1000*([.D72]-[.D71])/[.I72]" office:value-type="float" office:value="146.666666666667" calcext:value-type="float">
            <text:p>146.6666666667</text:p>
          </table:table-cell>
          <table:table-cell table:formula="of:=[.F72]-[.F7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<text:s/>time=</text:p>
          </table:table-cell>
          <table:table-cell office:value-type="float" office:value="12981" calcext:value-type="float">
            <text:p>12981</text:p>
          </table:table-cell>
          <table:table-cell table:formula="of:=1000*([.B73]-[.B72])/[.I73]" office:value-type="float" office:value="106.666666666667" calcext:value-type="float">
            <text:p>106.6666666667</text:p>
          </table:table-cell>
          <table:table-cell table:formula="of:=1000*([.D73]-[.D72])/[.I73]" office:value-type="float" office:value="146.666666666667" calcext:value-type="float">
            <text:p>146.6666666667</text:p>
          </table:table-cell>
          <table:table-cell table:formula="of:=[.F73]-[.F7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<text:s/>time=</text:p>
          </table:table-cell>
          <table:table-cell office:value-type="float" office:value="13056" calcext:value-type="float">
            <text:p>13056</text:p>
          </table:table-cell>
          <table:table-cell table:formula="of:=1000*([.B74]-[.B73])/[.I74]" office:value-type="float" office:value="120" calcext:value-type="float">
            <text:p>120</text:p>
          </table:table-cell>
          <table:table-cell table:formula="of:=1000*([.D74]-[.D73])/[.I74]" office:value-type="float" office:value="133.333333333333" calcext:value-type="float">
            <text:p>133.3333333333</text:p>
          </table:table-cell>
          <table:table-cell table:formula="of:=[.F74]-[.F7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<text:s/>time=</text:p>
          </table:table-cell>
          <table:table-cell office:value-type="float" office:value="13131" calcext:value-type="float">
            <text:p>13131</text:p>
          </table:table-cell>
          <table:table-cell table:formula="of:=1000*([.B75]-[.B74])/[.I75]" office:value-type="float" office:value="120" calcext:value-type="float">
            <text:p>120</text:p>
          </table:table-cell>
          <table:table-cell table:formula="of:=1000*([.D75]-[.D74])/[.I75]" office:value-type="float" office:value="146.666666666667" calcext:value-type="float">
            <text:p>146.6666666667</text:p>
          </table:table-cell>
          <table:table-cell table:formula="of:=[.F75]-[.F7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<text:s/>time=</text:p>
          </table:table-cell>
          <table:table-cell office:value-type="float" office:value="13206" calcext:value-type="float">
            <text:p>13206</text:p>
          </table:table-cell>
          <table:table-cell table:formula="of:=1000*([.B76]-[.B75])/[.I76]" office:value-type="float" office:value="106.666666666667" calcext:value-type="float">
            <text:p>106.6666666667</text:p>
          </table:table-cell>
          <table:table-cell table:formula="of:=1000*([.D76]-[.D75])/[.I76]" office:value-type="float" office:value="146.666666666667" calcext:value-type="float">
            <text:p>146.6666666667</text:p>
          </table:table-cell>
          <table:table-cell table:formula="of:=[.F76]-[.F7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<text:s/>time=</text:p>
          </table:table-cell>
          <table:table-cell office:value-type="float" office:value="13281" calcext:value-type="float">
            <text:p>13281</text:p>
          </table:table-cell>
          <table:table-cell table:formula="of:=1000*([.B77]-[.B76])/[.I77]" office:value-type="float" office:value="120" calcext:value-type="float">
            <text:p>120</text:p>
          </table:table-cell>
          <table:table-cell table:formula="of:=1000*([.D77]-[.D76])/[.I77]" office:value-type="float" office:value="133.333333333333" calcext:value-type="float">
            <text:p>133.3333333333</text:p>
          </table:table-cell>
          <table:table-cell table:formula="of:=[.F77]-[.F7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78]-[.B77])/[.I78]" office:value-type="float" office:value="115.955123861155" calcext:value-type="float">
            <text:p>115.9551238612</text:p>
          </table:table-cell>
          <table:table-cell table:formula="of:=1000*([.D78]-[.D77])/[.I78]" office:value-type="float" office:value="142.83562984715" calcext:value-type="float">
            <text:p>142.8356298472</text:p>
          </table:table-cell>
          <table:table-cell table:formula="of:=[.F78]-[.F77]" office:value-type="float" office:value="-13281" calcext:value-type="float">
            <text:p>-1328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79]-[.B78])/[.I79]" office:value-type="string" office:string-value="" calcext:value-type="error">
            <text:p>#DIV/0!</text:p>
          </table:table-cell>
          <table:table-cell table:formula="of:=1000*([.D79]-[.D78])/[.I79]" office:value-type="string" office:string-value="" calcext:value-type="error">
            <text:p>#DIV/0!</text:p>
          </table:table-cell>
          <table:table-cell table:formula="of:=[.F79]-[.F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80]-[.B79])/[.I80]" office:value-type="string" office:string-value="" calcext:value-type="error">
            <text:p>#DIV/0!</text:p>
          </table:table-cell>
          <table:table-cell table:formula="of:=1000*([.D80]-[.D79])/[.I80]" office:value-type="string" office:string-value="" calcext:value-type="error">
            <text:p>#DIV/0!</text:p>
          </table:table-cell>
          <table:table-cell table:formula="of:=[.F80]-[.F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81]-[.B80])/[.I81]" office:value-type="string" office:string-value="" calcext:value-type="error">
            <text:p>#DIV/0!</text:p>
          </table:table-cell>
          <table:table-cell table:formula="of:=1000*([.D81]-[.D80])/[.I81]" office:value-type="string" office:string-value="" calcext:value-type="error">
            <text:p>#DIV/0!</text:p>
          </table:table-cell>
          <table:table-cell table:formula="of:=[.F81]-[.F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82]-[.B81])/[.I82]" office:value-type="string" office:string-value="" calcext:value-type="error">
            <text:p>#DIV/0!</text:p>
          </table:table-cell>
          <table:table-cell table:formula="of:=1000*([.D82]-[.D81])/[.I82]" office:value-type="string" office:string-value="" calcext:value-type="error">
            <text:p>#DIV/0!</text:p>
          </table:table-cell>
          <table:table-cell table:formula="of:=[.F82]-[.F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83]-[.B82])/[.I83]" office:value-type="string" office:string-value="" calcext:value-type="error">
            <text:p>#DIV/0!</text:p>
          </table:table-cell>
          <table:table-cell table:formula="of:=1000*([.D83]-[.D82])/[.I83]" office:value-type="string" office:string-value="" calcext:value-type="error">
            <text:p>#DIV/0!</text:p>
          </table:table-cell>
          <table:table-cell table:formula="of:=[.F83]-[.F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84]-[.B83])/[.I84]" office:value-type="string" office:string-value="" calcext:value-type="error">
            <text:p>#DIV/0!</text:p>
          </table:table-cell>
          <table:table-cell table:formula="of:=1000*([.D84]-[.D83])/[.I84]" office:value-type="string" office:string-value="" calcext:value-type="error">
            <text:p>#DIV/0!</text:p>
          </table:table-cell>
          <table:table-cell table:formula="of:=[.F84]-[.F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85]-[.B84])/[.I85]" office:value-type="string" office:string-value="" calcext:value-type="error">
            <text:p>#DIV/0!</text:p>
          </table:table-cell>
          <table:table-cell table:formula="of:=1000*([.D85]-[.D84])/[.I85]" office:value-type="string" office:string-value="" calcext:value-type="error">
            <text:p>#DIV/0!</text:p>
          </table:table-cell>
          <table:table-cell table:formula="of:=[.F85]-[.F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86]-[.B85])/[.I86]" office:value-type="string" office:string-value="" calcext:value-type="error">
            <text:p>#DIV/0!</text:p>
          </table:table-cell>
          <table:table-cell table:formula="of:=1000*([.D86]-[.D85])/[.I86]" office:value-type="string" office:string-value="" calcext:value-type="error">
            <text:p>#DIV/0!</text:p>
          </table:table-cell>
          <table:table-cell table:formula="of:=[.F86]-[.F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87]-[.B86])/[.I87]" office:value-type="string" office:string-value="" calcext:value-type="error">
            <text:p>#DIV/0!</text:p>
          </table:table-cell>
          <table:table-cell table:formula="of:=1000*([.D87]-[.D86])/[.I87]" office:value-type="string" office:string-value="" calcext:value-type="error">
            <text:p>#DIV/0!</text:p>
          </table:table-cell>
          <table:table-cell table:formula="of:=[.F87]-[.F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88]-[.B87])/[.I88]" office:value-type="string" office:string-value="" calcext:value-type="error">
            <text:p>#DIV/0!</text:p>
          </table:table-cell>
          <table:table-cell table:formula="of:=1000*([.D88]-[.D87])/[.I88]" office:value-type="string" office:string-value="" calcext:value-type="error">
            <text:p>#DIV/0!</text:p>
          </table:table-cell>
          <table:table-cell table:formula="of:=[.F88]-[.F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89]-[.B88])/[.I89]" office:value-type="string" office:string-value="" calcext:value-type="error">
            <text:p>#DIV/0!</text:p>
          </table:table-cell>
          <table:table-cell table:formula="of:=1000*([.D89]-[.D88])/[.I89]" office:value-type="string" office:string-value="" calcext:value-type="error">
            <text:p>#DIV/0!</text:p>
          </table:table-cell>
          <table:table-cell table:formula="of:=[.F89]-[.F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90]-[.B89])/[.I90]" office:value-type="string" office:string-value="" calcext:value-type="error">
            <text:p>#DIV/0!</text:p>
          </table:table-cell>
          <table:table-cell table:formula="of:=1000*([.D90]-[.D89])/[.I90]" office:value-type="string" office:string-value="" calcext:value-type="error">
            <text:p>#DIV/0!</text:p>
          </table:table-cell>
          <table:table-cell table:formula="of:=[.F90]-[.F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91]-[.B90])/[.I91]" office:value-type="string" office:string-value="" calcext:value-type="error">
            <text:p>#DIV/0!</text:p>
          </table:table-cell>
          <table:table-cell table:formula="of:=1000*([.D91]-[.D90])/[.I91]" office:value-type="string" office:string-value="" calcext:value-type="error">
            <text:p>#DIV/0!</text:p>
          </table:table-cell>
          <table:table-cell table:formula="of:=[.F91]-[.F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92]-[.B91])/[.I92]" office:value-type="string" office:string-value="" calcext:value-type="error">
            <text:p>#DIV/0!</text:p>
          </table:table-cell>
          <table:table-cell table:formula="of:=1000*([.D92]-[.D91])/[.I92]" office:value-type="string" office:string-value="" calcext:value-type="error">
            <text:p>#DIV/0!</text:p>
          </table:table-cell>
          <table:table-cell table:formula="of:=[.F92]-[.F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93]-[.B92])/[.I93]" office:value-type="string" office:string-value="" calcext:value-type="error">
            <text:p>#DIV/0!</text:p>
          </table:table-cell>
          <table:table-cell table:formula="of:=1000*([.D93]-[.D92])/[.I93]" office:value-type="string" office:string-value="" calcext:value-type="error">
            <text:p>#DIV/0!</text:p>
          </table:table-cell>
          <table:table-cell table:formula="of:=[.F93]-[.F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94]-[.B93])/[.I94]" office:value-type="string" office:string-value="" calcext:value-type="error">
            <text:p>#DIV/0!</text:p>
          </table:table-cell>
          <table:table-cell table:formula="of:=1000*([.D94]-[.D93])/[.I94]" office:value-type="string" office:string-value="" calcext:value-type="error">
            <text:p>#DIV/0!</text:p>
          </table:table-cell>
          <table:table-cell table:formula="of:=[.F94]-[.F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95]-[.B94])/[.I95]" office:value-type="string" office:string-value="" calcext:value-type="error">
            <text:p>#DIV/0!</text:p>
          </table:table-cell>
          <table:table-cell table:formula="of:=1000*([.D95]-[.D94])/[.I95]" office:value-type="string" office:string-value="" calcext:value-type="error">
            <text:p>#DIV/0!</text:p>
          </table:table-cell>
          <table:table-cell table:formula="of:=[.F95]-[.F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96]-[.B95])/[.I96]" office:value-type="string" office:string-value="" calcext:value-type="error">
            <text:p>#DIV/0!</text:p>
          </table:table-cell>
          <table:table-cell table:formula="of:=1000*([.D96]-[.D95])/[.I96]" office:value-type="string" office:string-value="" calcext:value-type="error">
            <text:p>#DIV/0!</text:p>
          </table:table-cell>
          <table:table-cell table:formula="of:=[.F96]-[.F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97]-[.B96])/[.I97]" office:value-type="string" office:string-value="" calcext:value-type="error">
            <text:p>#DIV/0!</text:p>
          </table:table-cell>
          <table:table-cell table:formula="of:=1000*([.D97]-[.D96])/[.I97]" office:value-type="string" office:string-value="" calcext:value-type="error">
            <text:p>#DIV/0!</text:p>
          </table:table-cell>
          <table:table-cell table:formula="of:=[.F97]-[.F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98]-[.B97])/[.I98]" office:value-type="string" office:string-value="" calcext:value-type="error">
            <text:p>#DIV/0!</text:p>
          </table:table-cell>
          <table:table-cell table:formula="of:=1000*([.D98]-[.D97])/[.I98]" office:value-type="string" office:string-value="" calcext:value-type="error">
            <text:p>#DIV/0!</text:p>
          </table:table-cell>
          <table:table-cell table:formula="of:=[.F98]-[.F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99]-[.B98])/[.I99]" office:value-type="string" office:string-value="" calcext:value-type="error">
            <text:p>#DIV/0!</text:p>
          </table:table-cell>
          <table:table-cell table:formula="of:=1000*([.D99]-[.D98])/[.I99]" office:value-type="string" office:string-value="" calcext:value-type="error">
            <text:p>#DIV/0!</text:p>
          </table:table-cell>
          <table:table-cell table:formula="of:=[.F99]-[.F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00]-[.B99])/[.I100]" office:value-type="string" office:string-value="" calcext:value-type="error">
            <text:p>#DIV/0!</text:p>
          </table:table-cell>
          <table:table-cell table:formula="of:=1000*([.D100]-[.D99])/[.I100]" office:value-type="string" office:string-value="" calcext:value-type="error">
            <text:p>#DIV/0!</text:p>
          </table:table-cell>
          <table:table-cell table:formula="of:=[.F100]-[.F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01]-[.B100])/[.I101]" office:value-type="string" office:string-value="" calcext:value-type="error">
            <text:p>#DIV/0!</text:p>
          </table:table-cell>
          <table:table-cell table:formula="of:=1000*([.D101]-[.D100])/[.I101]" office:value-type="string" office:string-value="" calcext:value-type="error">
            <text:p>#DIV/0!</text:p>
          </table:table-cell>
          <table:table-cell table:formula="of:=[.F101]-[.F1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02]-[.B101])/[.I102]" office:value-type="string" office:string-value="" calcext:value-type="error">
            <text:p>#DIV/0!</text:p>
          </table:table-cell>
          <table:table-cell table:formula="of:=1000*([.D102]-[.D101])/[.I102]" office:value-type="string" office:string-value="" calcext:value-type="error">
            <text:p>#DIV/0!</text:p>
          </table:table-cell>
          <table:table-cell table:formula="of:=[.F102]-[.F1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03]-[.B102])/[.I103]" office:value-type="string" office:string-value="" calcext:value-type="error">
            <text:p>#DIV/0!</text:p>
          </table:table-cell>
          <table:table-cell table:formula="of:=1000*([.D103]-[.D102])/[.I103]" office:value-type="string" office:string-value="" calcext:value-type="error">
            <text:p>#DIV/0!</text:p>
          </table:table-cell>
          <table:table-cell table:formula="of:=[.F103]-[.F1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04]-[.B103])/[.I104]" office:value-type="string" office:string-value="" calcext:value-type="error">
            <text:p>#DIV/0!</text:p>
          </table:table-cell>
          <table:table-cell table:formula="of:=1000*([.D104]-[.D103])/[.I104]" office:value-type="string" office:string-value="" calcext:value-type="error">
            <text:p>#DIV/0!</text:p>
          </table:table-cell>
          <table:table-cell table:formula="of:=[.F104]-[.F1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05]-[.B104])/[.I105]" office:value-type="string" office:string-value="" calcext:value-type="error">
            <text:p>#DIV/0!</text:p>
          </table:table-cell>
          <table:table-cell table:formula="of:=1000*([.D105]-[.D104])/[.I105]" office:value-type="string" office:string-value="" calcext:value-type="error">
            <text:p>#DIV/0!</text:p>
          </table:table-cell>
          <table:table-cell table:formula="of:=[.F105]-[.F1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06]-[.B105])/[.I106]" office:value-type="string" office:string-value="" calcext:value-type="error">
            <text:p>#DIV/0!</text:p>
          </table:table-cell>
          <table:table-cell table:formula="of:=1000*([.D106]-[.D105])/[.I106]" office:value-type="string" office:string-value="" calcext:value-type="error">
            <text:p>#DIV/0!</text:p>
          </table:table-cell>
          <table:table-cell table:formula="of:=[.F106]-[.F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07]-[.B106])/[.I107]" office:value-type="string" office:string-value="" calcext:value-type="error">
            <text:p>#DIV/0!</text:p>
          </table:table-cell>
          <table:table-cell table:formula="of:=1000*([.D107]-[.D106])/[.I107]" office:value-type="string" office:string-value="" calcext:value-type="error">
            <text:p>#DIV/0!</text:p>
          </table:table-cell>
          <table:table-cell table:formula="of:=[.F107]-[.F1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08]-[.B107])/[.I108]" office:value-type="string" office:string-value="" calcext:value-type="error">
            <text:p>#DIV/0!</text:p>
          </table:table-cell>
          <table:table-cell table:formula="of:=1000*([.D108]-[.D107])/[.I108]" office:value-type="string" office:string-value="" calcext:value-type="error">
            <text:p>#DIV/0!</text:p>
          </table:table-cell>
          <table:table-cell table:formula="of:=[.F108]-[.F1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09]-[.B108])/[.I109]" office:value-type="string" office:string-value="" calcext:value-type="error">
            <text:p>#DIV/0!</text:p>
          </table:table-cell>
          <table:table-cell table:formula="of:=1000*([.D109]-[.D108])/[.I109]" office:value-type="string" office:string-value="" calcext:value-type="error">
            <text:p>#DIV/0!</text:p>
          </table:table-cell>
          <table:table-cell table:formula="of:=[.F109]-[.F1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10]-[.B109])/[.I110]" office:value-type="string" office:string-value="" calcext:value-type="error">
            <text:p>#DIV/0!</text:p>
          </table:table-cell>
          <table:table-cell table:formula="of:=1000*([.D110]-[.D109])/[.I110]" office:value-type="string" office:string-value="" calcext:value-type="error">
            <text:p>#DIV/0!</text:p>
          </table:table-cell>
          <table:table-cell table:formula="of:=[.F110]-[.F1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11]-[.B110])/[.I111]" office:value-type="string" office:string-value="" calcext:value-type="error">
            <text:p>#DIV/0!</text:p>
          </table:table-cell>
          <table:table-cell table:formula="of:=1000*([.D111]-[.D110])/[.I111]" office:value-type="string" office:string-value="" calcext:value-type="error">
            <text:p>#DIV/0!</text:p>
          </table:table-cell>
          <table:table-cell table:formula="of:=[.F111]-[.F1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12]-[.B111])/[.I112]" office:value-type="string" office:string-value="" calcext:value-type="error">
            <text:p>#DIV/0!</text:p>
          </table:table-cell>
          <table:table-cell table:formula="of:=1000*([.D112]-[.D111])/[.I112]" office:value-type="string" office:string-value="" calcext:value-type="error">
            <text:p>#DIV/0!</text:p>
          </table:table-cell>
          <table:table-cell table:formula="of:=[.F112]-[.F1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13]-[.B112])/[.I113]" office:value-type="string" office:string-value="" calcext:value-type="error">
            <text:p>#DIV/0!</text:p>
          </table:table-cell>
          <table:table-cell table:formula="of:=1000*([.D113]-[.D112])/[.I113]" office:value-type="string" office:string-value="" calcext:value-type="error">
            <text:p>#DIV/0!</text:p>
          </table:table-cell>
          <table:table-cell table:formula="of:=[.F113]-[.F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14]-[.B113])/[.I114]" office:value-type="string" office:string-value="" calcext:value-type="error">
            <text:p>#DIV/0!</text:p>
          </table:table-cell>
          <table:table-cell table:formula="of:=1000*([.D114]-[.D113])/[.I114]" office:value-type="string" office:string-value="" calcext:value-type="error">
            <text:p>#DIV/0!</text:p>
          </table:table-cell>
          <table:table-cell table:formula="of:=[.F114]-[.F1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15]-[.B114])/[.I115]" office:value-type="string" office:string-value="" calcext:value-type="error">
            <text:p>#DIV/0!</text:p>
          </table:table-cell>
          <table:table-cell table:formula="of:=1000*([.D115]-[.D114])/[.I115]" office:value-type="string" office:string-value="" calcext:value-type="error">
            <text:p>#DIV/0!</text:p>
          </table:table-cell>
          <table:table-cell table:formula="of:=[.F115]-[.F1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16]-[.B115])/[.I116]" office:value-type="string" office:string-value="" calcext:value-type="error">
            <text:p>#DIV/0!</text:p>
          </table:table-cell>
          <table:table-cell table:formula="of:=1000*([.D116]-[.D115])/[.I116]" office:value-type="string" office:string-value="" calcext:value-type="error">
            <text:p>#DIV/0!</text:p>
          </table:table-cell>
          <table:table-cell table:formula="of:=[.F116]-[.F1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17]-[.B116])/[.I117]" office:value-type="string" office:string-value="" calcext:value-type="error">
            <text:p>#DIV/0!</text:p>
          </table:table-cell>
          <table:table-cell table:formula="of:=1000*([.D117]-[.D116])/[.I117]" office:value-type="string" office:string-value="" calcext:value-type="error">
            <text:p>#DIV/0!</text:p>
          </table:table-cell>
          <table:table-cell table:formula="of:=[.F117]-[.F1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18]-[.B117])/[.I118]" office:value-type="string" office:string-value="" calcext:value-type="error">
            <text:p>#DIV/0!</text:p>
          </table:table-cell>
          <table:table-cell table:formula="of:=1000*([.D118]-[.D117])/[.I118]" office:value-type="string" office:string-value="" calcext:value-type="error">
            <text:p>#DIV/0!</text:p>
          </table:table-cell>
          <table:table-cell table:formula="of:=[.F118]-[.F1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19]-[.B118])/[.I119]" office:value-type="string" office:string-value="" calcext:value-type="error">
            <text:p>#DIV/0!</text:p>
          </table:table-cell>
          <table:table-cell table:formula="of:=1000*([.D119]-[.D118])/[.I119]" office:value-type="string" office:string-value="" calcext:value-type="error">
            <text:p>#DIV/0!</text:p>
          </table:table-cell>
          <table:table-cell table:formula="of:=[.F119]-[.F1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20]-[.B119])/[.I120]" office:value-type="string" office:string-value="" calcext:value-type="error">
            <text:p>#DIV/0!</text:p>
          </table:table-cell>
          <table:table-cell table:formula="of:=1000*([.D120]-[.D119])/[.I120]" office:value-type="string" office:string-value="" calcext:value-type="error">
            <text:p>#DIV/0!</text:p>
          </table:table-cell>
          <table:table-cell table:formula="of:=[.F120]-[.F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21]-[.B120])/[.I121]" office:value-type="string" office:string-value="" calcext:value-type="error">
            <text:p>#DIV/0!</text:p>
          </table:table-cell>
          <table:table-cell table:formula="of:=1000*([.D121]-[.D120])/[.I121]" office:value-type="string" office:string-value="" calcext:value-type="error">
            <text:p>#DIV/0!</text:p>
          </table:table-cell>
          <table:table-cell table:formula="of:=[.F121]-[.F1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22]-[.B121])/[.I122]" office:value-type="string" office:string-value="" calcext:value-type="error">
            <text:p>#DIV/0!</text:p>
          </table:table-cell>
          <table:table-cell table:formula="of:=1000*([.D122]-[.D121])/[.I122]" office:value-type="string" office:string-value="" calcext:value-type="error">
            <text:p>#DIV/0!</text:p>
          </table:table-cell>
          <table:table-cell table:formula="of:=[.F122]-[.F1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23]-[.B122])/[.I123]" office:value-type="string" office:string-value="" calcext:value-type="error">
            <text:p>#DIV/0!</text:p>
          </table:table-cell>
          <table:table-cell table:formula="of:=1000*([.D123]-[.D122])/[.I123]" office:value-type="string" office:string-value="" calcext:value-type="error">
            <text:p>#DIV/0!</text:p>
          </table:table-cell>
          <table:table-cell table:formula="of:=[.F123]-[.F1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24]-[.B123])/[.I124]" office:value-type="string" office:string-value="" calcext:value-type="error">
            <text:p>#DIV/0!</text:p>
          </table:table-cell>
          <table:table-cell table:formula="of:=1000*([.D124]-[.D123])/[.I124]" office:value-type="string" office:string-value="" calcext:value-type="error">
            <text:p>#DIV/0!</text:p>
          </table:table-cell>
          <table:table-cell table:formula="of:=[.F124]-[.F1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25]-[.B124])/[.I125]" office:value-type="string" office:string-value="" calcext:value-type="error">
            <text:p>#DIV/0!</text:p>
          </table:table-cell>
          <table:table-cell table:formula="of:=1000*([.D125]-[.D124])/[.I125]" office:value-type="string" office:string-value="" calcext:value-type="error">
            <text:p>#DIV/0!</text:p>
          </table:table-cell>
          <table:table-cell table:formula="of:=[.F125]-[.F1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26]-[.B125])/[.I126]" office:value-type="string" office:string-value="" calcext:value-type="error">
            <text:p>#DIV/0!</text:p>
          </table:table-cell>
          <table:table-cell table:formula="of:=1000*([.D126]-[.D125])/[.I126]" office:value-type="string" office:string-value="" calcext:value-type="error">
            <text:p>#DIV/0!</text:p>
          </table:table-cell>
          <table:table-cell table:formula="of:=[.F126]-[.F1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27]-[.B126])/[.I127]" office:value-type="string" office:string-value="" calcext:value-type="error">
            <text:p>#DIV/0!</text:p>
          </table:table-cell>
          <table:table-cell table:formula="of:=1000*([.D127]-[.D126])/[.I127]" office:value-type="string" office:string-value="" calcext:value-type="error">
            <text:p>#DIV/0!</text:p>
          </table:table-cell>
          <table:table-cell table:formula="of:=[.F127]-[.F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28]-[.B127])/[.I128]" office:value-type="string" office:string-value="" calcext:value-type="error">
            <text:p>#DIV/0!</text:p>
          </table:table-cell>
          <table:table-cell table:formula="of:=1000*([.D128]-[.D127])/[.I128]" office:value-type="string" office:string-value="" calcext:value-type="error">
            <text:p>#DIV/0!</text:p>
          </table:table-cell>
          <table:table-cell table:formula="of:=[.F128]-[.F1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29]-[.B128])/[.I129]" office:value-type="string" office:string-value="" calcext:value-type="error">
            <text:p>#DIV/0!</text:p>
          </table:table-cell>
          <table:table-cell table:formula="of:=1000*([.D129]-[.D128])/[.I129]" office:value-type="string" office:string-value="" calcext:value-type="error">
            <text:p>#DIV/0!</text:p>
          </table:table-cell>
          <table:table-cell table:formula="of:=[.F129]-[.F1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30]-[.B129])/[.I130]" office:value-type="string" office:string-value="" calcext:value-type="error">
            <text:p>#DIV/0!</text:p>
          </table:table-cell>
          <table:table-cell table:formula="of:=1000*([.D130]-[.D129])/[.I130]" office:value-type="string" office:string-value="" calcext:value-type="error">
            <text:p>#DIV/0!</text:p>
          </table:table-cell>
          <table:table-cell table:formula="of:=[.F130]-[.F1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31]-[.B130])/[.I131]" office:value-type="string" office:string-value="" calcext:value-type="error">
            <text:p>#DIV/0!</text:p>
          </table:table-cell>
          <table:table-cell table:formula="of:=1000*([.D131]-[.D130])/[.I131]" office:value-type="string" office:string-value="" calcext:value-type="error">
            <text:p>#DIV/0!</text:p>
          </table:table-cell>
          <table:table-cell table:formula="of:=[.F131]-[.F1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32]-[.B131])/[.I132]" office:value-type="string" office:string-value="" calcext:value-type="error">
            <text:p>#DIV/0!</text:p>
          </table:table-cell>
          <table:table-cell table:formula="of:=1000*([.D132]-[.D131])/[.I132]" office:value-type="string" office:string-value="" calcext:value-type="error">
            <text:p>#DIV/0!</text:p>
          </table:table-cell>
          <table:table-cell table:formula="of:=[.F132]-[.F1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33]-[.B132])/[.I133]" office:value-type="string" office:string-value="" calcext:value-type="error">
            <text:p>#DIV/0!</text:p>
          </table:table-cell>
          <table:table-cell table:formula="of:=1000*([.D133]-[.D132])/[.I133]" office:value-type="string" office:string-value="" calcext:value-type="error">
            <text:p>#DIV/0!</text:p>
          </table:table-cell>
          <table:table-cell table:formula="of:=[.F133]-[.F1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34]-[.B133])/[.I134]" office:value-type="string" office:string-value="" calcext:value-type="error">
            <text:p>#DIV/0!</text:p>
          </table:table-cell>
          <table:table-cell table:formula="of:=1000*([.D134]-[.D133])/[.I134]" office:value-type="string" office:string-value="" calcext:value-type="error">
            <text:p>#DIV/0!</text:p>
          </table:table-cell>
          <table:table-cell table:formula="of:=[.F134]-[.F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35]-[.B134])/[.I135]" office:value-type="string" office:string-value="" calcext:value-type="error">
            <text:p>#DIV/0!</text:p>
          </table:table-cell>
          <table:table-cell table:formula="of:=1000*([.D135]-[.D134])/[.I135]" office:value-type="string" office:string-value="" calcext:value-type="error">
            <text:p>#DIV/0!</text:p>
          </table:table-cell>
          <table:table-cell table:formula="of:=[.F135]-[.F1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36]-[.B135])/[.I136]" office:value-type="string" office:string-value="" calcext:value-type="error">
            <text:p>#DIV/0!</text:p>
          </table:table-cell>
          <table:table-cell table:formula="of:=1000*([.D136]-[.D135])/[.I136]" office:value-type="string" office:string-value="" calcext:value-type="error">
            <text:p>#DIV/0!</text:p>
          </table:table-cell>
          <table:table-cell table:formula="of:=[.F136]-[.F1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37]-[.B136])/[.I137]" office:value-type="string" office:string-value="" calcext:value-type="error">
            <text:p>#DIV/0!</text:p>
          </table:table-cell>
          <table:table-cell table:formula="of:=1000*([.D137]-[.D136])/[.I137]" office:value-type="string" office:string-value="" calcext:value-type="error">
            <text:p>#DIV/0!</text:p>
          </table:table-cell>
          <table:table-cell table:formula="of:=[.F137]-[.F1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38]-[.B137])/[.I138]" office:value-type="string" office:string-value="" calcext:value-type="error">
            <text:p>#DIV/0!</text:p>
          </table:table-cell>
          <table:table-cell table:formula="of:=1000*([.D138]-[.D137])/[.I138]" office:value-type="string" office:string-value="" calcext:value-type="error">
            <text:p>#DIV/0!</text:p>
          </table:table-cell>
          <table:table-cell table:formula="of:=[.F138]-[.F1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39]-[.B138])/[.I139]" office:value-type="string" office:string-value="" calcext:value-type="error">
            <text:p>#DIV/0!</text:p>
          </table:table-cell>
          <table:table-cell table:formula="of:=1000*([.D139]-[.D138])/[.I139]" office:value-type="string" office:string-value="" calcext:value-type="error">
            <text:p>#DIV/0!</text:p>
          </table:table-cell>
          <table:table-cell table:formula="of:=[.F139]-[.F1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40]-[.B139])/[.I140]" office:value-type="string" office:string-value="" calcext:value-type="error">
            <text:p>#DIV/0!</text:p>
          </table:table-cell>
          <table:table-cell table:formula="of:=1000*([.D140]-[.D139])/[.I140]" office:value-type="string" office:string-value="" calcext:value-type="error">
            <text:p>#DIV/0!</text:p>
          </table:table-cell>
          <table:table-cell table:formula="of:=[.F140]-[.F1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41]-[.B140])/[.I141]" office:value-type="string" office:string-value="" calcext:value-type="error">
            <text:p>#DIV/0!</text:p>
          </table:table-cell>
          <table:table-cell table:formula="of:=1000*([.D141]-[.D140])/[.I141]" office:value-type="string" office:string-value="" calcext:value-type="error">
            <text:p>#DIV/0!</text:p>
          </table:table-cell>
          <table:table-cell table:formula="of:=[.F141]-[.F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42]-[.B141])/[.I142]" office:value-type="string" office:string-value="" calcext:value-type="error">
            <text:p>#DIV/0!</text:p>
          </table:table-cell>
          <table:table-cell table:formula="of:=1000*([.D142]-[.D141])/[.I142]" office:value-type="string" office:string-value="" calcext:value-type="error">
            <text:p>#DIV/0!</text:p>
          </table:table-cell>
          <table:table-cell table:formula="of:=[.F142]-[.F1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43]-[.B142])/[.I143]" office:value-type="string" office:string-value="" calcext:value-type="error">
            <text:p>#DIV/0!</text:p>
          </table:table-cell>
          <table:table-cell table:formula="of:=1000*([.D143]-[.D142])/[.I143]" office:value-type="string" office:string-value="" calcext:value-type="error">
            <text:p>#DIV/0!</text:p>
          </table:table-cell>
          <table:table-cell table:formula="of:=[.F143]-[.F1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44]-[.B143])/[.I144]" office:value-type="string" office:string-value="" calcext:value-type="error">
            <text:p>#DIV/0!</text:p>
          </table:table-cell>
          <table:table-cell table:formula="of:=1000*([.D144]-[.D143])/[.I144]" office:value-type="string" office:string-value="" calcext:value-type="error">
            <text:p>#DIV/0!</text:p>
          </table:table-cell>
          <table:table-cell table:formula="of:=[.F144]-[.F1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45]-[.B144])/[.I145]" office:value-type="string" office:string-value="" calcext:value-type="error">
            <text:p>#DIV/0!</text:p>
          </table:table-cell>
          <table:table-cell table:formula="of:=1000*([.D145]-[.D144])/[.I145]" office:value-type="string" office:string-value="" calcext:value-type="error">
            <text:p>#DIV/0!</text:p>
          </table:table-cell>
          <table:table-cell table:formula="of:=[.F145]-[.F1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46]-[.B145])/[.I146]" office:value-type="string" office:string-value="" calcext:value-type="error">
            <text:p>#DIV/0!</text:p>
          </table:table-cell>
          <table:table-cell table:formula="of:=1000*([.D146]-[.D145])/[.I146]" office:value-type="string" office:string-value="" calcext:value-type="error">
            <text:p>#DIV/0!</text:p>
          </table:table-cell>
          <table:table-cell table:formula="of:=[.F146]-[.F1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47]-[.B146])/[.I147]" office:value-type="string" office:string-value="" calcext:value-type="error">
            <text:p>#DIV/0!</text:p>
          </table:table-cell>
          <table:table-cell table:formula="of:=1000*([.D147]-[.D146])/[.I147]" office:value-type="string" office:string-value="" calcext:value-type="error">
            <text:p>#DIV/0!</text:p>
          </table:table-cell>
          <table:table-cell table:formula="of:=[.F147]-[.F1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48]-[.B147])/[.I148]" office:value-type="string" office:string-value="" calcext:value-type="error">
            <text:p>#DIV/0!</text:p>
          </table:table-cell>
          <table:table-cell table:formula="of:=1000*([.D148]-[.D147])/[.I148]" office:value-type="string" office:string-value="" calcext:value-type="error">
            <text:p>#DIV/0!</text:p>
          </table:table-cell>
          <table:table-cell table:formula="of:=[.F148]-[.F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49]-[.B148])/[.I149]" office:value-type="string" office:string-value="" calcext:value-type="error">
            <text:p>#DIV/0!</text:p>
          </table:table-cell>
          <table:table-cell table:formula="of:=1000*([.D149]-[.D148])/[.I149]" office:value-type="string" office:string-value="" calcext:value-type="error">
            <text:p>#DIV/0!</text:p>
          </table:table-cell>
          <table:table-cell table:formula="of:=[.F149]-[.F1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50]-[.B149])/[.I150]" office:value-type="string" office:string-value="" calcext:value-type="error">
            <text:p>#DIV/0!</text:p>
          </table:table-cell>
          <table:table-cell table:formula="of:=1000*([.D150]-[.D149])/[.I150]" office:value-type="string" office:string-value="" calcext:value-type="error">
            <text:p>#DIV/0!</text:p>
          </table:table-cell>
          <table:table-cell table:formula="of:=[.F150]-[.F1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51]-[.B150])/[.I151]" office:value-type="string" office:string-value="" calcext:value-type="error">
            <text:p>#DIV/0!</text:p>
          </table:table-cell>
          <table:table-cell table:formula="of:=1000*([.D151]-[.D150])/[.I151]" office:value-type="string" office:string-value="" calcext:value-type="error">
            <text:p>#DIV/0!</text:p>
          </table:table-cell>
          <table:table-cell table:formula="of:=[.F151]-[.F1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52]-[.B151])/[.I152]" office:value-type="string" office:string-value="" calcext:value-type="error">
            <text:p>#DIV/0!</text:p>
          </table:table-cell>
          <table:table-cell table:formula="of:=1000*([.D152]-[.D151])/[.I152]" office:value-type="string" office:string-value="" calcext:value-type="error">
            <text:p>#DIV/0!</text:p>
          </table:table-cell>
          <table:table-cell table:formula="of:=[.F152]-[.F1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53]-[.B152])/[.I153]" office:value-type="string" office:string-value="" calcext:value-type="error">
            <text:p>#DIV/0!</text:p>
          </table:table-cell>
          <table:table-cell table:formula="of:=1000*([.D153]-[.D152])/[.I153]" office:value-type="string" office:string-value="" calcext:value-type="error">
            <text:p>#DIV/0!</text:p>
          </table:table-cell>
          <table:table-cell table:formula="of:=[.F153]-[.F1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54]-[.B153])/[.I154]" office:value-type="string" office:string-value="" calcext:value-type="error">
            <text:p>#DIV/0!</text:p>
          </table:table-cell>
          <table:table-cell table:formula="of:=1000*([.D154]-[.D153])/[.I154]" office:value-type="string" office:string-value="" calcext:value-type="error">
            <text:p>#DIV/0!</text:p>
          </table:table-cell>
          <table:table-cell table:formula="of:=[.F154]-[.F1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55]-[.B154])/[.I155]" office:value-type="string" office:string-value="" calcext:value-type="error">
            <text:p>#DIV/0!</text:p>
          </table:table-cell>
          <table:table-cell table:formula="of:=1000*([.D155]-[.D154])/[.I155]" office:value-type="string" office:string-value="" calcext:value-type="error">
            <text:p>#DIV/0!</text:p>
          </table:table-cell>
          <table:table-cell table:formula="of:=[.F155]-[.F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56]-[.B155])/[.I156]" office:value-type="string" office:string-value="" calcext:value-type="error">
            <text:p>#DIV/0!</text:p>
          </table:table-cell>
          <table:table-cell table:formula="of:=1000*([.D156]-[.D155])/[.I156]" office:value-type="string" office:string-value="" calcext:value-type="error">
            <text:p>#DIV/0!</text:p>
          </table:table-cell>
          <table:table-cell table:formula="of:=[.F156]-[.F1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57]-[.B156])/[.I157]" office:value-type="string" office:string-value="" calcext:value-type="error">
            <text:p>#DIV/0!</text:p>
          </table:table-cell>
          <table:table-cell table:formula="of:=1000*([.D157]-[.D156])/[.I157]" office:value-type="string" office:string-value="" calcext:value-type="error">
            <text:p>#DIV/0!</text:p>
          </table:table-cell>
          <table:table-cell table:formula="of:=[.F157]-[.F1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58]-[.B157])/[.I158]" office:value-type="string" office:string-value="" calcext:value-type="error">
            <text:p>#DIV/0!</text:p>
          </table:table-cell>
          <table:table-cell table:formula="of:=1000*([.D158]-[.D157])/[.I158]" office:value-type="string" office:string-value="" calcext:value-type="error">
            <text:p>#DIV/0!</text:p>
          </table:table-cell>
          <table:table-cell table:formula="of:=[.F158]-[.F1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59]-[.B158])/[.I159]" office:value-type="string" office:string-value="" calcext:value-type="error">
            <text:p>#DIV/0!</text:p>
          </table:table-cell>
          <table:table-cell table:formula="of:=1000*([.D159]-[.D158])/[.I159]" office:value-type="string" office:string-value="" calcext:value-type="error">
            <text:p>#DIV/0!</text:p>
          </table:table-cell>
          <table:table-cell table:formula="of:=[.F159]-[.F1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60]-[.B159])/[.I160]" office:value-type="string" office:string-value="" calcext:value-type="error">
            <text:p>#DIV/0!</text:p>
          </table:table-cell>
          <table:table-cell table:formula="of:=1000*([.D160]-[.D159])/[.I160]" office:value-type="string" office:string-value="" calcext:value-type="error">
            <text:p>#DIV/0!</text:p>
          </table:table-cell>
          <table:table-cell table:formula="of:=[.F160]-[.F1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61]-[.B160])/[.I161]" office:value-type="string" office:string-value="" calcext:value-type="error">
            <text:p>#DIV/0!</text:p>
          </table:table-cell>
          <table:table-cell table:formula="of:=1000*([.D161]-[.D160])/[.I161]" office:value-type="string" office:string-value="" calcext:value-type="error">
            <text:p>#DIV/0!</text:p>
          </table:table-cell>
          <table:table-cell table:formula="of:=[.F161]-[.F1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62]-[.B161])/[.I162]" office:value-type="string" office:string-value="" calcext:value-type="error">
            <text:p>#DIV/0!</text:p>
          </table:table-cell>
          <table:table-cell table:formula="of:=1000*([.D162]-[.D161])/[.I162]" office:value-type="string" office:string-value="" calcext:value-type="error">
            <text:p>#DIV/0!</text:p>
          </table:table-cell>
          <table:table-cell table:formula="of:=[.F162]-[.F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63]-[.B162])/[.I163]" office:value-type="string" office:string-value="" calcext:value-type="error">
            <text:p>#DIV/0!</text:p>
          </table:table-cell>
          <table:table-cell table:formula="of:=1000*([.D163]-[.D162])/[.I163]" office:value-type="string" office:string-value="" calcext:value-type="error">
            <text:p>#DIV/0!</text:p>
          </table:table-cell>
          <table:table-cell table:formula="of:=[.F163]-[.F1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64]-[.B163])/[.I164]" office:value-type="string" office:string-value="" calcext:value-type="error">
            <text:p>#DIV/0!</text:p>
          </table:table-cell>
          <table:table-cell table:formula="of:=1000*([.D164]-[.D163])/[.I164]" office:value-type="string" office:string-value="" calcext:value-type="error">
            <text:p>#DIV/0!</text:p>
          </table:table-cell>
          <table:table-cell table:formula="of:=[.F164]-[.F1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65]-[.B164])/[.I165]" office:value-type="string" office:string-value="" calcext:value-type="error">
            <text:p>#DIV/0!</text:p>
          </table:table-cell>
          <table:table-cell table:formula="of:=1000*([.D165]-[.D164])/[.I165]" office:value-type="string" office:string-value="" calcext:value-type="error">
            <text:p>#DIV/0!</text:p>
          </table:table-cell>
          <table:table-cell table:formula="of:=[.F165]-[.F1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66]-[.B165])/[.I166]" office:value-type="string" office:string-value="" calcext:value-type="error">
            <text:p>#DIV/0!</text:p>
          </table:table-cell>
          <table:table-cell table:formula="of:=1000*([.D166]-[.D165])/[.I166]" office:value-type="string" office:string-value="" calcext:value-type="error">
            <text:p>#DIV/0!</text:p>
          </table:table-cell>
          <table:table-cell table:formula="of:=[.F166]-[.F1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67]-[.B166])/[.I167]" office:value-type="string" office:string-value="" calcext:value-type="error">
            <text:p>#DIV/0!</text:p>
          </table:table-cell>
          <table:table-cell table:formula="of:=1000*([.D167]-[.D166])/[.I167]" office:value-type="string" office:string-value="" calcext:value-type="error">
            <text:p>#DIV/0!</text:p>
          </table:table-cell>
          <table:table-cell table:formula="of:=[.F167]-[.F1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68]-[.B167])/[.I168]" office:value-type="string" office:string-value="" calcext:value-type="error">
            <text:p>#DIV/0!</text:p>
          </table:table-cell>
          <table:table-cell table:formula="of:=1000*([.D168]-[.D167])/[.I168]" office:value-type="string" office:string-value="" calcext:value-type="error">
            <text:p>#DIV/0!</text:p>
          </table:table-cell>
          <table:table-cell table:formula="of:=[.F168]-[.F1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69]-[.B168])/[.I169]" office:value-type="string" office:string-value="" calcext:value-type="error">
            <text:p>#DIV/0!</text:p>
          </table:table-cell>
          <table:table-cell table:formula="of:=1000*([.D169]-[.D168])/[.I169]" office:value-type="string" office:string-value="" calcext:value-type="error">
            <text:p>#DIV/0!</text:p>
          </table:table-cell>
          <table:table-cell table:formula="of:=[.F169]-[.F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000*([.B170]-[.B169])/[.I170]" office:value-type="string" office:string-value="" calcext:value-type="error">
            <text:p>#DIV/0!</text:p>
          </table:table-cell>
          <table:table-cell table:formula="of:=1000*([.D170]-[.D169])/[.I170]" office:value-type="string" office:string-value="" calcext:value-type="error">
            <text:p>#DIV/0!</text:p>
          </table:table-cell>
          <table:table-cell table:formula="of:=[.F170]-[.F169]" office:value-type="float" office:value="0" calcext:value-type="float">
            <text:p>0</text:p>
          </table:table-cell>
          <table:table-cell table:number-columns-repeated="2"/>
        </table:table-row>
      </table:table>
      <table:table table:name="left and right input 10" table:style-name="ta1">
        <table:shapes>
          <draw:frame draw:z-index="0" draw:style-name="gr1" draw:text-style-name="P1" svg:width="22.248cm" svg:height="13.918cm" svg:x="21.531cm" svg:y="1.355cm">
            <draw:object draw:notify-on-update-of-ranges="'left and right input 10'.I2:'left and right input 10'.I94 'left and right input 10'.G1:'left and right input 10'.G1 'left and right input 10'.G2:'left and right input 10'.G94 'left and right input 10'.H1:'left and right input 10'.H1 'left and right input 10'.H2:'left and right input 10'.H9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time=</text:p>
          </table:table-cell>
          <table:table-cell office:value-type="float" office:value="6178" calcext:value-type="float">
            <text:p>617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time=</text:p>
          </table:table-cell>
          <table:table-cell office:value-type="float" office:value="6250" calcext:value-type="float">
            <text:p>6250</text:p>
          </table:table-cell>
          <table:table-cell table:formula="of:=1000*([.B2]-[.B1])/[.I2]" office:value-type="float" office:value="55.5555555555556" calcext:value-type="float">
            <text:p>55.5555555556</text:p>
          </table:table-cell>
          <table:table-cell table:formula="of:=1000*([.D2]-[.D1])/[.I2]" office:value-type="float" office:value="55.5555555555556" calcext:value-type="float">
            <text:p>55.5555555556</text:p>
          </table:table-cell>
          <table:table-cell table:formula="of:=[.F2]-[.F1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time=</text:p>
          </table:table-cell>
          <table:table-cell office:value-type="float" office:value="6322" calcext:value-type="float">
            <text:p>6322</text:p>
          </table:table-cell>
          <table:table-cell table:formula="of:=1000*([.B3]-[.B2])/[.I3]" office:value-type="float" office:value="55.5555555555556" calcext:value-type="float">
            <text:p>55.5555555556</text:p>
          </table:table-cell>
          <table:table-cell table:formula="of:=1000*([.D3]-[.D2])/[.I3]" office:value-type="float" office:value="69.4444444444444" calcext:value-type="float">
            <text:p>69.4444444444</text:p>
          </table:table-cell>
          <table:table-cell table:formula="of:=[.F3]-[.F2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time=</text:p>
          </table:table-cell>
          <table:table-cell office:value-type="float" office:value="6393" calcext:value-type="float">
            <text:p>6393</text:p>
          </table:table-cell>
          <table:table-cell table:formula="of:=1000*([.B4]-[.B3])/[.I4]" office:value-type="float" office:value="42.2535211267606" calcext:value-type="float">
            <text:p>42.2535211268</text:p>
          </table:table-cell>
          <table:table-cell table:formula="of:=1000*([.D4]-[.D3])/[.I4]" office:value-type="float" office:value="56.3380281690141" calcext:value-type="float">
            <text:p>56.338028169</text:p>
          </table:table-cell>
          <table:table-cell table:formula="of:=[.F4]-[.F3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time=</text:p>
          </table:table-cell>
          <table:table-cell office:value-type="float" office:value="6465" calcext:value-type="float">
            <text:p>6465</text:p>
          </table:table-cell>
          <table:table-cell table:formula="of:=1000*([.B5]-[.B4])/[.I5]" office:value-type="float" office:value="41.6666666666667" calcext:value-type="float">
            <text:p>41.6666666667</text:p>
          </table:table-cell>
          <table:table-cell table:formula="of:=1000*([.D5]-[.D4])/[.I5]" office:value-type="float" office:value="55.5555555555556" calcext:value-type="float">
            <text:p>55.5555555556</text:p>
          </table:table-cell>
          <table:table-cell table:formula="of:=[.F5]-[.F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time=</text:p>
          </table:table-cell>
          <table:table-cell office:value-type="float" office:value="6538" calcext:value-type="float">
            <text:p>6538</text:p>
          </table:table-cell>
          <table:table-cell table:formula="of:=1000*([.B6]-[.B5])/[.I6]" office:value-type="float" office:value="41.0958904109589" calcext:value-type="float">
            <text:p>41.095890411</text:p>
          </table:table-cell>
          <table:table-cell table:formula="of:=1000*([.D6]-[.D5])/[.I6]" office:value-type="float" office:value="54.7945205479452" calcext:value-type="float">
            <text:p>54.7945205479</text:p>
          </table:table-cell>
          <table:table-cell table:formula="of:=[.F6]-[.F5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time=</text:p>
          </table:table-cell>
          <table:table-cell office:value-type="float" office:value="6609" calcext:value-type="float">
            <text:p>6609</text:p>
          </table:table-cell>
          <table:table-cell table:formula="of:=1000*([.B7]-[.B6])/[.I7]" office:value-type="float" office:value="56.3380281690141" calcext:value-type="float">
            <text:p>56.338028169</text:p>
          </table:table-cell>
          <table:table-cell table:formula="of:=1000*([.D7]-[.D6])/[.I7]" office:value-type="float" office:value="56.3380281690141" calcext:value-type="float">
            <text:p>56.338028169</text:p>
          </table:table-cell>
          <table:table-cell table:formula="of:=[.F7]-[.F6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time=</text:p>
          </table:table-cell>
          <table:table-cell office:value-type="float" office:value="6681" calcext:value-type="float">
            <text:p>6681</text:p>
          </table:table-cell>
          <table:table-cell table:formula="of:=1000*([.B8]-[.B7])/[.I8]" office:value-type="float" office:value="41.6666666666667" calcext:value-type="float">
            <text:p>41.6666666667</text:p>
          </table:table-cell>
          <table:table-cell table:formula="of:=1000*([.D8]-[.D7])/[.I8]" office:value-type="float" office:value="69.4444444444444" calcext:value-type="float">
            <text:p>69.4444444444</text:p>
          </table:table-cell>
          <table:table-cell table:formula="of:=[.F8]-[.F7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time=</text:p>
          </table:table-cell>
          <table:table-cell office:value-type="float" office:value="6753" calcext:value-type="float">
            <text:p>6753</text:p>
          </table:table-cell>
          <table:table-cell table:formula="of:=1000*([.B9]-[.B8])/[.I9]" office:value-type="float" office:value="55.5555555555556" calcext:value-type="float">
            <text:p>55.5555555556</text:p>
          </table:table-cell>
          <table:table-cell table:formula="of:=1000*([.D9]-[.D8])/[.I9]" office:value-type="float" office:value="55.5555555555556" calcext:value-type="float">
            <text:p>55.5555555556</text:p>
          </table:table-cell>
          <table:table-cell table:formula="of:=[.F9]-[.F8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time=</text:p>
          </table:table-cell>
          <table:table-cell office:value-type="float" office:value="6824" calcext:value-type="float">
            <text:p>6824</text:p>
          </table:table-cell>
          <table:table-cell table:formula="of:=1000*([.B10]-[.B9])/[.I10]" office:value-type="float" office:value="42.2535211267606" calcext:value-type="float">
            <text:p>42.2535211268</text:p>
          </table:table-cell>
          <table:table-cell table:formula="of:=1000*([.D10]-[.D9])/[.I10]" office:value-type="float" office:value="56.3380281690141" calcext:value-type="float">
            <text:p>56.338028169</text:p>
          </table:table-cell>
          <table:table-cell table:formula="of:=[.F10]-[.F9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time=</text:p>
          </table:table-cell>
          <table:table-cell office:value-type="float" office:value="6896" calcext:value-type="float">
            <text:p>6896</text:p>
          </table:table-cell>
          <table:table-cell table:formula="of:=1000*([.B11]-[.B10])/[.I11]" office:value-type="float" office:value="55.5555555555556" calcext:value-type="float">
            <text:p>55.5555555556</text:p>
          </table:table-cell>
          <table:table-cell table:formula="of:=1000*([.D11]-[.D10])/[.I11]" office:value-type="float" office:value="55.5555555555556" calcext:value-type="float">
            <text:p>55.5555555556</text:p>
          </table:table-cell>
          <table:table-cell table:formula="of:=[.F11]-[.F10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time=</text:p>
          </table:table-cell>
          <table:table-cell office:value-type="float" office:value="6968" calcext:value-type="float">
            <text:p>6968</text:p>
          </table:table-cell>
          <table:table-cell table:formula="of:=1000*([.B12]-[.B11])/[.I12]" office:value-type="float" office:value="41.6666666666667" calcext:value-type="float">
            <text:p>41.6666666667</text:p>
          </table:table-cell>
          <table:table-cell table:formula="of:=1000*([.D12]-[.D11])/[.I12]" office:value-type="float" office:value="55.5555555555556" calcext:value-type="float">
            <text:p>55.5555555556</text:p>
          </table:table-cell>
          <table:table-cell table:formula="of:=[.F12]-[.F11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time=</text:p>
          </table:table-cell>
          <table:table-cell office:value-type="float" office:value="7040" calcext:value-type="float">
            <text:p>7040</text:p>
          </table:table-cell>
          <table:table-cell table:formula="of:=1000*([.B13]-[.B12])/[.I13]" office:value-type="float" office:value="55.5555555555556" calcext:value-type="float">
            <text:p>55.5555555556</text:p>
          </table:table-cell>
          <table:table-cell table:formula="of:=1000*([.D13]-[.D12])/[.I13]" office:value-type="float" office:value="69.4444444444444" calcext:value-type="float">
            <text:p>69.4444444444</text:p>
          </table:table-cell>
          <table:table-cell table:formula="of:=[.F13]-[.F12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time=</text:p>
          </table:table-cell>
          <table:table-cell office:value-type="float" office:value="7111" calcext:value-type="float">
            <text:p>7111</text:p>
          </table:table-cell>
          <table:table-cell table:formula="of:=1000*([.B14]-[.B13])/[.I14]" office:value-type="float" office:value="42.2535211267606" calcext:value-type="float">
            <text:p>42.2535211268</text:p>
          </table:table-cell>
          <table:table-cell table:formula="of:=1000*([.D14]-[.D13])/[.I14]" office:value-type="float" office:value="56.3380281690141" calcext:value-type="float">
            <text:p>56.338028169</text:p>
          </table:table-cell>
          <table:table-cell table:formula="of:=[.F14]-[.F13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time=</text:p>
          </table:table-cell>
          <table:table-cell office:value-type="float" office:value="7183" calcext:value-type="float">
            <text:p>7183</text:p>
          </table:table-cell>
          <table:table-cell table:formula="of:=1000*([.B15]-[.B14])/[.I15]" office:value-type="float" office:value="41.6666666666667" calcext:value-type="float">
            <text:p>41.6666666667</text:p>
          </table:table-cell>
          <table:table-cell table:formula="of:=1000*([.D15]-[.D14])/[.I15]" office:value-type="float" office:value="55.5555555555556" calcext:value-type="float">
            <text:p>55.5555555556</text:p>
          </table:table-cell>
          <table:table-cell table:formula="of:=[.F15]-[.F1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time=</text:p>
          </table:table-cell>
          <table:table-cell office:value-type="float" office:value="7255" calcext:value-type="float">
            <text:p>7255</text:p>
          </table:table-cell>
          <table:table-cell table:formula="of:=1000*([.B16]-[.B15])/[.I16]" office:value-type="float" office:value="55.5555555555556" calcext:value-type="float">
            <text:p>55.5555555556</text:p>
          </table:table-cell>
          <table:table-cell table:formula="of:=1000*([.D16]-[.D15])/[.I16]" office:value-type="float" office:value="55.5555555555556" calcext:value-type="float">
            <text:p>55.5555555556</text:p>
          </table:table-cell>
          <table:table-cell table:formula="of:=[.F16]-[.F15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time=</text:p>
          </table:table-cell>
          <table:table-cell office:value-type="float" office:value="7326" calcext:value-type="float">
            <text:p>7326</text:p>
          </table:table-cell>
          <table:table-cell table:formula="of:=1000*([.B17]-[.B16])/[.I17]" office:value-type="float" office:value="42.2535211267606" calcext:value-type="float">
            <text:p>42.2535211268</text:p>
          </table:table-cell>
          <table:table-cell table:formula="of:=1000*([.D17]-[.D16])/[.I17]" office:value-type="float" office:value="56.3380281690141" calcext:value-type="float">
            <text:p>56.338028169</text:p>
          </table:table-cell>
          <table:table-cell table:formula="of:=[.F17]-[.F16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time=</text:p>
          </table:table-cell>
          <table:table-cell office:value-type="float" office:value="7398" calcext:value-type="float">
            <text:p>7398</text:p>
          </table:table-cell>
          <table:table-cell table:formula="of:=1000*([.B18]-[.B17])/[.I18]" office:value-type="float" office:value="55.5555555555556" calcext:value-type="float">
            <text:p>55.5555555556</text:p>
          </table:table-cell>
          <table:table-cell table:formula="of:=1000*([.D18]-[.D17])/[.I18]" office:value-type="float" office:value="69.4444444444444" calcext:value-type="float">
            <text:p>69.4444444444</text:p>
          </table:table-cell>
          <table:table-cell table:formula="of:=[.F18]-[.F17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time=</text:p>
          </table:table-cell>
          <table:table-cell office:value-type="float" office:value="7471" calcext:value-type="float">
            <text:p>7471</text:p>
          </table:table-cell>
          <table:table-cell table:formula="of:=1000*([.B19]-[.B18])/[.I19]" office:value-type="float" office:value="41.0958904109589" calcext:value-type="float">
            <text:p>41.095890411</text:p>
          </table:table-cell>
          <table:table-cell table:formula="of:=1000*([.D19]-[.D18])/[.I19]" office:value-type="float" office:value="54.7945205479452" calcext:value-type="float">
            <text:p>54.7945205479</text:p>
          </table:table-cell>
          <table:table-cell table:formula="of:=[.F19]-[.F18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time=</text:p>
          </table:table-cell>
          <table:table-cell office:value-type="float" office:value="7542" calcext:value-type="float">
            <text:p>7542</text:p>
          </table:table-cell>
          <table:table-cell table:formula="of:=1000*([.B20]-[.B19])/[.I20]" office:value-type="float" office:value="42.2535211267606" calcext:value-type="float">
            <text:p>42.2535211268</text:p>
          </table:table-cell>
          <table:table-cell table:formula="of:=1000*([.D20]-[.D19])/[.I20]" office:value-type="float" office:value="56.3380281690141" calcext:value-type="float">
            <text:p>56.338028169</text:p>
          </table:table-cell>
          <table:table-cell table:formula="of:=[.F20]-[.F19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time=</text:p>
          </table:table-cell>
          <table:table-cell office:value-type="float" office:value="7614" calcext:value-type="float">
            <text:p>7614</text:p>
          </table:table-cell>
          <table:table-cell table:formula="of:=1000*([.B21]-[.B20])/[.I21]" office:value-type="float" office:value="55.5555555555556" calcext:value-type="float">
            <text:p>55.5555555556</text:p>
          </table:table-cell>
          <table:table-cell table:formula="of:=1000*([.D21]-[.D20])/[.I21]" office:value-type="float" office:value="55.5555555555556" calcext:value-type="float">
            <text:p>55.5555555556</text:p>
          </table:table-cell>
          <table:table-cell table:formula="of:=[.F21]-[.F20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time=</text:p>
          </table:table-cell>
          <table:table-cell office:value-type="float" office:value="7686" calcext:value-type="float">
            <text:p>7686</text:p>
          </table:table-cell>
          <table:table-cell table:formula="of:=1000*([.B22]-[.B21])/[.I22]" office:value-type="float" office:value="41.6666666666667" calcext:value-type="float">
            <text:p>41.6666666667</text:p>
          </table:table-cell>
          <table:table-cell table:formula="of:=1000*([.D22]-[.D21])/[.I22]" office:value-type="float" office:value="55.5555555555556" calcext:value-type="float">
            <text:p>55.5555555556</text:p>
          </table:table-cell>
          <table:table-cell table:formula="of:=[.F22]-[.F21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time=</text:p>
          </table:table-cell>
          <table:table-cell office:value-type="float" office:value="7757" calcext:value-type="float">
            <text:p>7757</text:p>
          </table:table-cell>
          <table:table-cell table:formula="of:=1000*([.B23]-[.B22])/[.I23]" office:value-type="float" office:value="42.2535211267606" calcext:value-type="float">
            <text:p>42.2535211268</text:p>
          </table:table-cell>
          <table:table-cell table:formula="of:=1000*([.D23]-[.D22])/[.I23]" office:value-type="float" office:value="70.4225352112676" calcext:value-type="float">
            <text:p>70.4225352113</text:p>
          </table:table-cell>
          <table:table-cell table:formula="of:=[.F23]-[.F22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time=</text:p>
          </table:table-cell>
          <table:table-cell office:value-type="float" office:value="7829" calcext:value-type="float">
            <text:p>7829</text:p>
          </table:table-cell>
          <table:table-cell table:formula="of:=1000*([.B24]-[.B23])/[.I24]" office:value-type="float" office:value="55.5555555555556" calcext:value-type="float">
            <text:p>55.5555555556</text:p>
          </table:table-cell>
          <table:table-cell table:formula="of:=1000*([.D24]-[.D23])/[.I24]" office:value-type="float" office:value="55.5555555555556" calcext:value-type="float">
            <text:p>55.5555555556</text:p>
          </table:table-cell>
          <table:table-cell table:formula="of:=[.F24]-[.F23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time=</text:p>
          </table:table-cell>
          <table:table-cell office:value-type="float" office:value="7901" calcext:value-type="float">
            <text:p>7901</text:p>
          </table:table-cell>
          <table:table-cell table:formula="of:=1000*([.B25]-[.B24])/[.I25]" office:value-type="float" office:value="41.6666666666667" calcext:value-type="float">
            <text:p>41.6666666667</text:p>
          </table:table-cell>
          <table:table-cell table:formula="of:=1000*([.D25]-[.D24])/[.I25]" office:value-type="float" office:value="55.5555555555556" calcext:value-type="float">
            <text:p>55.5555555556</text:p>
          </table:table-cell>
          <table:table-cell table:formula="of:=[.F25]-[.F2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time=</text:p>
          </table:table-cell>
          <table:table-cell office:value-type="float" office:value="7972" calcext:value-type="float">
            <text:p>7972</text:p>
          </table:table-cell>
          <table:table-cell table:formula="of:=1000*([.B26]-[.B25])/[.I26]" office:value-type="float" office:value="42.2535211267606" calcext:value-type="float">
            <text:p>42.2535211268</text:p>
          </table:table-cell>
          <table:table-cell table:formula="of:=1000*([.D26]-[.D25])/[.I26]" office:value-type="float" office:value="56.3380281690141" calcext:value-type="float">
            <text:p>56.338028169</text:p>
          </table:table-cell>
          <table:table-cell table:formula="of:=[.F26]-[.F25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time=</text:p>
          </table:table-cell>
          <table:table-cell office:value-type="float" office:value="8044" calcext:value-type="float">
            <text:p>8044</text:p>
          </table:table-cell>
          <table:table-cell table:formula="of:=1000*([.B27]-[.B26])/[.I27]" office:value-type="float" office:value="55.5555555555556" calcext:value-type="float">
            <text:p>55.5555555556</text:p>
          </table:table-cell>
          <table:table-cell table:formula="of:=1000*([.D27]-[.D26])/[.I27]" office:value-type="float" office:value="69.4444444444444" calcext:value-type="float">
            <text:p>69.4444444444</text:p>
          </table:table-cell>
          <table:table-cell table:formula="of:=[.F27]-[.F26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time=</text:p>
          </table:table-cell>
          <table:table-cell office:value-type="float" office:value="8116" calcext:value-type="float">
            <text:p>8116</text:p>
          </table:table-cell>
          <table:table-cell table:formula="of:=1000*([.B28]-[.B27])/[.I28]" office:value-type="float" office:value="41.6666666666667" calcext:value-type="float">
            <text:p>41.6666666667</text:p>
          </table:table-cell>
          <table:table-cell table:formula="of:=1000*([.D28]-[.D27])/[.I28]" office:value-type="float" office:value="55.5555555555556" calcext:value-type="float">
            <text:p>55.5555555556</text:p>
          </table:table-cell>
          <table:table-cell table:formula="of:=[.F28]-[.F27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time=</text:p>
          </table:table-cell>
          <table:table-cell office:value-type="float" office:value="8187" calcext:value-type="float">
            <text:p>8187</text:p>
          </table:table-cell>
          <table:table-cell table:formula="of:=1000*([.B29]-[.B28])/[.I29]" office:value-type="float" office:value="42.2535211267606" calcext:value-type="float">
            <text:p>42.2535211268</text:p>
          </table:table-cell>
          <table:table-cell table:formula="of:=1000*([.D29]-[.D28])/[.I29]" office:value-type="float" office:value="56.3380281690141" calcext:value-type="float">
            <text:p>56.338028169</text:p>
          </table:table-cell>
          <table:table-cell table:formula="of:=[.F29]-[.F28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time=</text:p>
          </table:table-cell>
          <table:table-cell office:value-type="float" office:value="8259" calcext:value-type="float">
            <text:p>8259</text:p>
          </table:table-cell>
          <table:table-cell table:formula="of:=1000*([.B30]-[.B29])/[.I30]" office:value-type="float" office:value="41.6666666666667" calcext:value-type="float">
            <text:p>41.6666666667</text:p>
          </table:table-cell>
          <table:table-cell table:formula="of:=1000*([.D30]-[.D29])/[.I30]" office:value-type="float" office:value="69.4444444444444" calcext:value-type="float">
            <text:p>69.4444444444</text:p>
          </table:table-cell>
          <table:table-cell table:formula="of:=[.F30]-[.F29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time=</text:p>
          </table:table-cell>
          <table:table-cell office:value-type="float" office:value="8331" calcext:value-type="float">
            <text:p>8331</text:p>
          </table:table-cell>
          <table:table-cell table:formula="of:=1000*([.B31]-[.B30])/[.I31]" office:value-type="float" office:value="55.5555555555556" calcext:value-type="float">
            <text:p>55.5555555556</text:p>
          </table:table-cell>
          <table:table-cell table:formula="of:=1000*([.D31]-[.D30])/[.I31]" office:value-type="float" office:value="55.5555555555556" calcext:value-type="float">
            <text:p>55.5555555556</text:p>
          </table:table-cell>
          <table:table-cell table:formula="of:=[.F31]-[.F30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time=</text:p>
          </table:table-cell>
          <table:table-cell office:value-type="float" office:value="8403" calcext:value-type="float">
            <text:p>8403</text:p>
          </table:table-cell>
          <table:table-cell table:formula="of:=1000*([.B32]-[.B31])/[.I32]" office:value-type="float" office:value="41.6666666666667" calcext:value-type="float">
            <text:p>41.6666666667</text:p>
          </table:table-cell>
          <table:table-cell table:formula="of:=1000*([.D32]-[.D31])/[.I32]" office:value-type="float" office:value="55.5555555555556" calcext:value-type="float">
            <text:p>55.5555555556</text:p>
          </table:table-cell>
          <table:table-cell table:formula="of:=[.F32]-[.F31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time=</text:p>
          </table:table-cell>
          <table:table-cell office:value-type="float" office:value="8475" calcext:value-type="float">
            <text:p>8475</text:p>
          </table:table-cell>
          <table:table-cell table:formula="of:=1000*([.B33]-[.B32])/[.I33]" office:value-type="float" office:value="41.6666666666667" calcext:value-type="float">
            <text:p>41.6666666667</text:p>
          </table:table-cell>
          <table:table-cell table:formula="of:=1000*([.D33]-[.D32])/[.I33]" office:value-type="float" office:value="55.5555555555556" calcext:value-type="float">
            <text:p>55.5555555556</text:p>
          </table:table-cell>
          <table:table-cell table:formula="of:=[.F33]-[.F32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time=</text:p>
          </table:table-cell>
          <table:table-cell office:value-type="float" office:value="8547" calcext:value-type="float">
            <text:p>8547</text:p>
          </table:table-cell>
          <table:table-cell table:formula="of:=1000*([.B34]-[.B33])/[.I34]" office:value-type="float" office:value="41.6666666666667" calcext:value-type="float">
            <text:p>41.6666666667</text:p>
          </table:table-cell>
          <table:table-cell table:formula="of:=1000*([.D34]-[.D33])/[.I34]" office:value-type="float" office:value="55.5555555555556" calcext:value-type="float">
            <text:p>55.5555555556</text:p>
          </table:table-cell>
          <table:table-cell table:formula="of:=[.F34]-[.F33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time=</text:p>
          </table:table-cell>
          <table:table-cell office:value-type="float" office:value="8619" calcext:value-type="float">
            <text:p>8619</text:p>
          </table:table-cell>
          <table:table-cell table:formula="of:=1000*([.B35]-[.B34])/[.I35]" office:value-type="float" office:value="55.5555555555556" calcext:value-type="float">
            <text:p>55.5555555556</text:p>
          </table:table-cell>
          <table:table-cell table:formula="of:=1000*([.D35]-[.D34])/[.I35]" office:value-type="float" office:value="69.4444444444444" calcext:value-type="float">
            <text:p>69.4444444444</text:p>
          </table:table-cell>
          <table:table-cell table:formula="of:=[.F35]-[.F3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time=</text:p>
          </table:table-cell>
          <table:table-cell office:value-type="float" office:value="8690" calcext:value-type="float">
            <text:p>8690</text:p>
          </table:table-cell>
          <table:table-cell table:formula="of:=1000*([.B36]-[.B35])/[.I36]" office:value-type="float" office:value="42.2535211267606" calcext:value-type="float">
            <text:p>42.2535211268</text:p>
          </table:table-cell>
          <table:table-cell table:formula="of:=1000*([.D36]-[.D35])/[.I36]" office:value-type="float" office:value="56.3380281690141" calcext:value-type="float">
            <text:p>56.338028169</text:p>
          </table:table-cell>
          <table:table-cell table:formula="of:=[.F36]-[.F35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time=</text:p>
          </table:table-cell>
          <table:table-cell office:value-type="float" office:value="8762" calcext:value-type="float">
            <text:p>8762</text:p>
          </table:table-cell>
          <table:table-cell table:formula="of:=1000*([.B37]-[.B36])/[.I37]" office:value-type="float" office:value="41.6666666666667" calcext:value-type="float">
            <text:p>41.6666666667</text:p>
          </table:table-cell>
          <table:table-cell table:formula="of:=1000*([.D37]-[.D36])/[.I37]" office:value-type="float" office:value="55.5555555555556" calcext:value-type="float">
            <text:p>55.5555555556</text:p>
          </table:table-cell>
          <table:table-cell table:formula="of:=[.F37]-[.F36]" office:value-type="float" office:value="72" calcext:value-type="float">
            <text:p>72</text:p>
          </table:table-cell>
          <table:table-cell/>
          <table:table-cell table:style-name="ce1" office:value-type="string" calcext:value-type="string">
            <text:p>Ku=0.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/>time=</text:p>
          </table:table-cell>
          <table:table-cell office:value-type="float" office:value="8834" calcext:value-type="float">
            <text:p>8834</text:p>
          </table:table-cell>
          <table:table-cell table:formula="of:=1000*([.B38]-[.B37])/[.I38]" office:value-type="float" office:value="55.5555555555556" calcext:value-type="float">
            <text:p>55.5555555556</text:p>
          </table:table-cell>
          <table:table-cell table:formula="of:=1000*([.D38]-[.D37])/[.I38]" office:value-type="float" office:value="55.5555555555556" calcext:value-type="float">
            <text:p>55.5555555556</text:p>
          </table:table-cell>
          <table:table-cell table:formula="of:=[.F38]-[.F37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time=</text:p>
          </table:table-cell>
          <table:table-cell office:value-type="float" office:value="8905" calcext:value-type="float">
            <text:p>8905</text:p>
          </table:table-cell>
          <table:table-cell table:formula="of:=1000*([.B39]-[.B38])/[.I39]" office:value-type="float" office:value="56.3380281690141" calcext:value-type="float">
            <text:p>56.338028169</text:p>
          </table:table-cell>
          <table:table-cell table:formula="of:=1000*([.D39]-[.D38])/[.I39]" office:value-type="float" office:value="70.4225352112676" calcext:value-type="float">
            <text:p>70.4225352113</text:p>
          </table:table-cell>
          <table:table-cell table:formula="of:=[.F39]-[.F38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time=</text:p>
          </table:table-cell>
          <table:table-cell office:value-type="float" office:value="8977" calcext:value-type="float">
            <text:p>8977</text:p>
          </table:table-cell>
          <table:table-cell table:formula="of:=1000*([.B40]-[.B39])/[.I40]" office:value-type="float" office:value="27.7777777777778" calcext:value-type="float">
            <text:p>27.7777777778</text:p>
          </table:table-cell>
          <table:table-cell table:formula="of:=1000*([.D40]-[.D39])/[.I40]" office:value-type="float" office:value="55.5555555555556" calcext:value-type="float">
            <text:p>55.5555555556</text:p>
          </table:table-cell>
          <table:table-cell table:formula="of:=[.F40]-[.F39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time=</text:p>
          </table:table-cell>
          <table:table-cell office:value-type="float" office:value="9049" calcext:value-type="float">
            <text:p>9049</text:p>
          </table:table-cell>
          <table:table-cell table:formula="of:=1000*([.B41]-[.B40])/[.I41]" office:value-type="float" office:value="55.5555555555556" calcext:value-type="float">
            <text:p>55.5555555556</text:p>
          </table:table-cell>
          <table:table-cell table:formula="of:=1000*([.D41]-[.D40])/[.I41]" office:value-type="float" office:value="55.5555555555556" calcext:value-type="float">
            <text:p>55.5555555556</text:p>
          </table:table-cell>
          <table:table-cell table:formula="of:=[.F41]-[.F40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time=</text:p>
          </table:table-cell>
          <table:table-cell office:value-type="float" office:value="9120" calcext:value-type="float">
            <text:p>9120</text:p>
          </table:table-cell>
          <table:table-cell table:formula="of:=1000*([.B42]-[.B41])/[.I42]" office:value-type="float" office:value="42.2535211267606" calcext:value-type="float">
            <text:p>42.2535211268</text:p>
          </table:table-cell>
          <table:table-cell table:formula="of:=1000*([.D42]-[.D41])/[.I42]" office:value-type="float" office:value="56.3380281690141" calcext:value-type="float">
            <text:p>56.338028169</text:p>
          </table:table-cell>
          <table:table-cell table:formula="of:=[.F42]-[.F41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time=</text:p>
          </table:table-cell>
          <table:table-cell office:value-type="float" office:value="9192" calcext:value-type="float">
            <text:p>9192</text:p>
          </table:table-cell>
          <table:table-cell table:formula="of:=1000*([.B43]-[.B42])/[.I43]" office:value-type="float" office:value="41.6666666666667" calcext:value-type="float">
            <text:p>41.6666666667</text:p>
          </table:table-cell>
          <table:table-cell table:formula="of:=1000*([.D43]-[.D42])/[.I43]" office:value-type="float" office:value="55.5555555555556" calcext:value-type="float">
            <text:p>55.5555555556</text:p>
          </table:table-cell>
          <table:table-cell table:formula="of:=[.F43]-[.F42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time=</text:p>
          </table:table-cell>
          <table:table-cell office:value-type="float" office:value="9264" calcext:value-type="float">
            <text:p>9264</text:p>
          </table:table-cell>
          <table:table-cell table:formula="of:=1000*([.B44]-[.B43])/[.I44]" office:value-type="float" office:value="55.5555555555556" calcext:value-type="float">
            <text:p>55.5555555556</text:p>
          </table:table-cell>
          <table:table-cell table:formula="of:=1000*([.D44]-[.D43])/[.I44]" office:value-type="float" office:value="69.4444444444444" calcext:value-type="float">
            <text:p>69.4444444444</text:p>
          </table:table-cell>
          <table:table-cell table:formula="of:=[.F44]-[.F43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time=</text:p>
          </table:table-cell>
          <table:table-cell office:value-type="float" office:value="9336" calcext:value-type="float">
            <text:p>9336</text:p>
          </table:table-cell>
          <table:table-cell table:formula="of:=1000*([.B45]-[.B44])/[.I45]" office:value-type="float" office:value="41.6666666666667" calcext:value-type="float">
            <text:p>41.6666666667</text:p>
          </table:table-cell>
          <table:table-cell table:formula="of:=1000*([.D45]-[.D44])/[.I45]" office:value-type="float" office:value="55.5555555555556" calcext:value-type="float">
            <text:p>55.5555555556</text:p>
          </table:table-cell>
          <table:table-cell table:formula="of:=[.F45]-[.F4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s/>time=</text:p>
          </table:table-cell>
          <table:table-cell office:value-type="float" office:value="9408" calcext:value-type="float">
            <text:p>9408</text:p>
          </table:table-cell>
          <table:table-cell table:formula="of:=1000*([.B46]-[.B45])/[.I46]" office:value-type="float" office:value="55.5555555555556" calcext:value-type="float">
            <text:p>55.5555555556</text:p>
          </table:table-cell>
          <table:table-cell table:formula="of:=1000*([.D46]-[.D45])/[.I46]" office:value-type="float" office:value="55.5555555555556" calcext:value-type="float">
            <text:p>55.5555555556</text:p>
          </table:table-cell>
          <table:table-cell table:formula="of:=[.F46]-[.F45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/>time=</text:p>
          </table:table-cell>
          <table:table-cell office:value-type="float" office:value="9480" calcext:value-type="float">
            <text:p>9480</text:p>
          </table:table-cell>
          <table:table-cell table:formula="of:=1000*([.B47]-[.B46])/[.I47]" office:value-type="float" office:value="41.6666666666667" calcext:value-type="float">
            <text:p>41.6666666667</text:p>
          </table:table-cell>
          <table:table-cell table:formula="of:=1000*([.D47]-[.D46])/[.I47]" office:value-type="float" office:value="69.4444444444444" calcext:value-type="float">
            <text:p>69.4444444444</text:p>
          </table:table-cell>
          <table:table-cell table:formula="of:=[.F47]-[.F46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/>time=</text:p>
          </table:table-cell>
          <table:table-cell office:value-type="float" office:value="9551" calcext:value-type="float">
            <text:p>9551</text:p>
          </table:table-cell>
          <table:table-cell table:formula="of:=1000*([.B48]-[.B47])/[.I48]" office:value-type="float" office:value="42.2535211267606" calcext:value-type="float">
            <text:p>42.2535211268</text:p>
          </table:table-cell>
          <table:table-cell table:formula="of:=1000*([.D48]-[.D47])/[.I48]" office:value-type="float" office:value="56.3380281690141" calcext:value-type="float">
            <text:p>56.338028169</text:p>
          </table:table-cell>
          <table:table-cell table:formula="of:=[.F48]-[.F47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/>time=</text:p>
          </table:table-cell>
          <table:table-cell office:value-type="float" office:value="9623" calcext:value-type="float">
            <text:p>9623</text:p>
          </table:table-cell>
          <table:table-cell table:formula="of:=1000*([.B49]-[.B48])/[.I49]" office:value-type="float" office:value="41.6666666666667" calcext:value-type="float">
            <text:p>41.6666666667</text:p>
          </table:table-cell>
          <table:table-cell table:formula="of:=1000*([.D49]-[.D48])/[.I49]" office:value-type="float" office:value="55.5555555555556" calcext:value-type="float">
            <text:p>55.5555555556</text:p>
          </table:table-cell>
          <table:table-cell table:formula="of:=[.F49]-[.F48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time=</text:p>
          </table:table-cell>
          <table:table-cell office:value-type="float" office:value="9695" calcext:value-type="float">
            <text:p>9695</text:p>
          </table:table-cell>
          <table:table-cell table:formula="of:=1000*([.B50]-[.B49])/[.I50]" office:value-type="float" office:value="55.5555555555556" calcext:value-type="float">
            <text:p>55.5555555556</text:p>
          </table:table-cell>
          <table:table-cell table:formula="of:=1000*([.D50]-[.D49])/[.I50]" office:value-type="float" office:value="55.5555555555556" calcext:value-type="float">
            <text:p>55.5555555556</text:p>
          </table:table-cell>
          <table:table-cell table:formula="of:=[.F50]-[.F49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/>time=</text:p>
          </table:table-cell>
          <table:table-cell office:value-type="float" office:value="9766" calcext:value-type="float">
            <text:p>9766</text:p>
          </table:table-cell>
          <table:table-cell table:formula="of:=1000*([.B51]-[.B50])/[.I51]" office:value-type="float" office:value="28.169014084507" calcext:value-type="float">
            <text:p>28.1690140845</text:p>
          </table:table-cell>
          <table:table-cell table:formula="of:=1000*([.D51]-[.D50])/[.I51]" office:value-type="float" office:value="56.3380281690141" calcext:value-type="float">
            <text:p>56.338028169</text:p>
          </table:table-cell>
          <table:table-cell table:formula="of:=[.F51]-[.F50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time=</text:p>
          </table:table-cell>
          <table:table-cell office:value-type="float" office:value="9838" calcext:value-type="float">
            <text:p>9838</text:p>
          </table:table-cell>
          <table:table-cell table:formula="of:=1000*([.B52]-[.B51])/[.I52]" office:value-type="float" office:value="55.5555555555556" calcext:value-type="float">
            <text:p>55.5555555556</text:p>
          </table:table-cell>
          <table:table-cell table:formula="of:=1000*([.D52]-[.D51])/[.I52]" office:value-type="float" office:value="69.4444444444444" calcext:value-type="float">
            <text:p>69.4444444444</text:p>
          </table:table-cell>
          <table:table-cell table:formula="of:=[.F52]-[.F51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time=</text:p>
          </table:table-cell>
          <table:table-cell office:value-type="float" office:value="9910" calcext:value-type="float">
            <text:p>9910</text:p>
          </table:table-cell>
          <table:table-cell table:formula="of:=1000*([.B53]-[.B52])/[.I53]" office:value-type="float" office:value="41.6666666666667" calcext:value-type="float">
            <text:p>41.6666666667</text:p>
          </table:table-cell>
          <table:table-cell table:formula="of:=1000*([.D53]-[.D52])/[.I53]" office:value-type="float" office:value="55.5555555555556" calcext:value-type="float">
            <text:p>55.5555555556</text:p>
          </table:table-cell>
          <table:table-cell table:formula="of:=[.F53]-[.F52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time=</text:p>
          </table:table-cell>
          <table:table-cell office:value-type="float" office:value="9981" calcext:value-type="float">
            <text:p>9981</text:p>
          </table:table-cell>
          <table:table-cell table:formula="of:=1000*([.B54]-[.B53])/[.I54]" office:value-type="float" office:value="42.2535211267606" calcext:value-type="float">
            <text:p>42.2535211268</text:p>
          </table:table-cell>
          <table:table-cell table:formula="of:=1000*([.D54]-[.D53])/[.I54]" office:value-type="float" office:value="56.3380281690141" calcext:value-type="float">
            <text:p>56.338028169</text:p>
          </table:table-cell>
          <table:table-cell table:formula="of:=[.F54]-[.F53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s/>time=</text:p>
          </table:table-cell>
          <table:table-cell office:value-type="float" office:value="10053" calcext:value-type="float">
            <text:p>10053</text:p>
          </table:table-cell>
          <table:table-cell table:formula="of:=1000*([.B55]-[.B54])/[.I55]" office:value-type="float" office:value="55.5555555555556" calcext:value-type="float">
            <text:p>55.5555555556</text:p>
          </table:table-cell>
          <table:table-cell table:formula="of:=1000*([.D55]-[.D54])/[.I55]" office:value-type="float" office:value="55.5555555555556" calcext:value-type="float">
            <text:p>55.5555555556</text:p>
          </table:table-cell>
          <table:table-cell table:formula="of:=[.F55]-[.F5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/>time=</text:p>
          </table:table-cell>
          <table:table-cell office:value-type="float" office:value="10126" calcext:value-type="float">
            <text:p>10126</text:p>
          </table:table-cell>
          <table:table-cell table:formula="of:=1000*([.B56]-[.B55])/[.I56]" office:value-type="float" office:value="41.0958904109589" calcext:value-type="float">
            <text:p>41.095890411</text:p>
          </table:table-cell>
          <table:table-cell table:formula="of:=1000*([.D56]-[.D55])/[.I56]" office:value-type="float" office:value="68.4931506849315" calcext:value-type="float">
            <text:p>68.4931506849</text:p>
          </table:table-cell>
          <table:table-cell table:formula="of:=[.F56]-[.F55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time=</text:p>
          </table:table-cell>
          <table:table-cell office:value-type="float" office:value="10200" calcext:value-type="float">
            <text:p>10200</text:p>
          </table:table-cell>
          <table:table-cell table:formula="of:=1000*([.B57]-[.B56])/[.I57]" office:value-type="float" office:value="54.0540540540541" calcext:value-type="float">
            <text:p>54.0540540541</text:p>
          </table:table-cell>
          <table:table-cell table:formula="of:=1000*([.D57]-[.D56])/[.I57]" office:value-type="float" office:value="54.0540540540541" calcext:value-type="float">
            <text:p>54.0540540541</text:p>
          </table:table-cell>
          <table:table-cell table:formula="of:=[.F57]-[.F5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/>time=</text:p>
          </table:table-cell>
          <table:table-cell office:value-type="float" office:value="10272" calcext:value-type="float">
            <text:p>10272</text:p>
          </table:table-cell>
          <table:table-cell table:formula="of:=1000*([.B58]-[.B57])/[.I58]" office:value-type="float" office:value="41.6666666666667" calcext:value-type="float">
            <text:p>41.6666666667</text:p>
          </table:table-cell>
          <table:table-cell table:formula="of:=1000*([.D58]-[.D57])/[.I58]" office:value-type="float" office:value="55.5555555555556" calcext:value-type="float">
            <text:p>55.5555555556</text:p>
          </table:table-cell>
          <table:table-cell table:formula="of:=[.F58]-[.F57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s/>time=</text:p>
          </table:table-cell>
          <table:table-cell office:value-type="float" office:value="10345" calcext:value-type="float">
            <text:p>10345</text:p>
          </table:table-cell>
          <table:table-cell table:formula="of:=1000*([.B59]-[.B58])/[.I59]" office:value-type="float" office:value="41.0958904109589" calcext:value-type="float">
            <text:p>41.095890411</text:p>
          </table:table-cell>
          <table:table-cell table:formula="of:=1000*([.D59]-[.D58])/[.I59]" office:value-type="float" office:value="68.4931506849315" calcext:value-type="float">
            <text:p>68.4931506849</text:p>
          </table:table-cell>
          <table:table-cell table:formula="of:=[.F59]-[.F58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time=</text:p>
          </table:table-cell>
          <table:table-cell office:value-type="float" office:value="10418" calcext:value-type="float">
            <text:p>10418</text:p>
          </table:table-cell>
          <table:table-cell table:formula="of:=1000*([.B60]-[.B59])/[.I60]" office:value-type="float" office:value="54.7945205479452" calcext:value-type="float">
            <text:p>54.7945205479</text:p>
          </table:table-cell>
          <table:table-cell table:formula="of:=1000*([.D60]-[.D59])/[.I60]" office:value-type="float" office:value="54.7945205479452" calcext:value-type="float">
            <text:p>54.7945205479</text:p>
          </table:table-cell>
          <table:table-cell table:formula="of:=[.F60]-[.F59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time=</text:p>
          </table:table-cell>
          <table:table-cell office:value-type="float" office:value="10490" calcext:value-type="float">
            <text:p>10490</text:p>
          </table:table-cell>
          <table:table-cell table:formula="of:=1000*([.B61]-[.B60])/[.I61]" office:value-type="float" office:value="41.6666666666667" calcext:value-type="float">
            <text:p>41.6666666667</text:p>
          </table:table-cell>
          <table:table-cell table:formula="of:=1000*([.D61]-[.D60])/[.I61]" office:value-type="float" office:value="55.5555555555556" calcext:value-type="float">
            <text:p>55.5555555556</text:p>
          </table:table-cell>
          <table:table-cell table:formula="of:=[.F61]-[.F60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time=</text:p>
          </table:table-cell>
          <table:table-cell office:value-type="float" office:value="10563" calcext:value-type="float">
            <text:p>10563</text:p>
          </table:table-cell>
          <table:table-cell table:formula="of:=1000*([.B62]-[.B61])/[.I62]" office:value-type="float" office:value="41.0958904109589" calcext:value-type="float">
            <text:p>41.095890411</text:p>
          </table:table-cell>
          <table:table-cell table:formula="of:=1000*([.D62]-[.D61])/[.I62]" office:value-type="float" office:value="68.4931506849315" calcext:value-type="float">
            <text:p>68.4931506849</text:p>
          </table:table-cell>
          <table:table-cell table:formula="of:=[.F62]-[.F61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time=</text:p>
          </table:table-cell>
          <table:table-cell office:value-type="float" office:value="10636" calcext:value-type="float">
            <text:p>10636</text:p>
          </table:table-cell>
          <table:table-cell table:formula="of:=1000*([.B63]-[.B62])/[.I63]" office:value-type="float" office:value="54.7945205479452" calcext:value-type="float">
            <text:p>54.7945205479</text:p>
          </table:table-cell>
          <table:table-cell table:formula="of:=1000*([.D63]-[.D62])/[.I63]" office:value-type="float" office:value="54.7945205479452" calcext:value-type="float">
            <text:p>54.7945205479</text:p>
          </table:table-cell>
          <table:table-cell table:formula="of:=[.F63]-[.F62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time=</text:p>
          </table:table-cell>
          <table:table-cell office:value-type="float" office:value="10708" calcext:value-type="float">
            <text:p>10708</text:p>
          </table:table-cell>
          <table:table-cell table:formula="of:=1000*([.B64]-[.B63])/[.I64]" office:value-type="float" office:value="41.6666666666667" calcext:value-type="float">
            <text:p>41.6666666667</text:p>
          </table:table-cell>
          <table:table-cell table:formula="of:=1000*([.D64]-[.D63])/[.I64]" office:value-type="float" office:value="55.5555555555556" calcext:value-type="float">
            <text:p>55.5555555556</text:p>
          </table:table-cell>
          <table:table-cell table:formula="of:=[.F64]-[.F63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time=</text:p>
          </table:table-cell>
          <table:table-cell office:value-type="float" office:value="10781" calcext:value-type="float">
            <text:p>10781</text:p>
          </table:table-cell>
          <table:table-cell table:formula="of:=1000*([.B65]-[.B64])/[.I65]" office:value-type="float" office:value="41.0958904109589" calcext:value-type="float">
            <text:p>41.095890411</text:p>
          </table:table-cell>
          <table:table-cell table:formula="of:=1000*([.D65]-[.D64])/[.I65]" office:value-type="float" office:value="54.7945205479452" calcext:value-type="float">
            <text:p>54.7945205479</text:p>
          </table:table-cell>
          <table:table-cell table:formula="of:=[.F65]-[.F64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<text:s/>time=</text:p>
          </table:table-cell>
          <table:table-cell office:value-type="float" office:value="10854" calcext:value-type="float">
            <text:p>10854</text:p>
          </table:table-cell>
          <table:table-cell table:formula="of:=1000*([.B66]-[.B65])/[.I66]" office:value-type="float" office:value="54.7945205479452" calcext:value-type="float">
            <text:p>54.7945205479</text:p>
          </table:table-cell>
          <table:table-cell table:formula="of:=1000*([.D66]-[.D65])/[.I66]" office:value-type="float" office:value="68.4931506849315" calcext:value-type="float">
            <text:p>68.4931506849</text:p>
          </table:table-cell>
          <table:table-cell table:formula="of:=[.F66]-[.F65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/>time=</text:p>
          </table:table-cell>
          <table:table-cell office:value-type="float" office:value="10927" calcext:value-type="float">
            <text:p>10927</text:p>
          </table:table-cell>
          <table:table-cell table:formula="of:=1000*([.B67]-[.B66])/[.I67]" office:value-type="float" office:value="41.0958904109589" calcext:value-type="float">
            <text:p>41.095890411</text:p>
          </table:table-cell>
          <table:table-cell table:formula="of:=1000*([.D67]-[.D66])/[.I67]" office:value-type="float" office:value="54.7945205479452" calcext:value-type="float">
            <text:p>54.7945205479</text:p>
          </table:table-cell>
          <table:table-cell table:formula="of:=[.F67]-[.F66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time=</text:p>
          </table:table-cell>
          <table:table-cell office:value-type="float" office:value="11000" calcext:value-type="float">
            <text:p>11000</text:p>
          </table:table-cell>
          <table:table-cell table:formula="of:=1000*([.B68]-[.B67])/[.I68]" office:value-type="float" office:value="54.7945205479452" calcext:value-type="float">
            <text:p>54.7945205479</text:p>
          </table:table-cell>
          <table:table-cell table:formula="of:=1000*([.D68]-[.D67])/[.I68]" office:value-type="float" office:value="68.4931506849315" calcext:value-type="float">
            <text:p>68.4931506849</text:p>
          </table:table-cell>
          <table:table-cell table:formula="of:=[.F68]-[.F67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/>time=</text:p>
          </table:table-cell>
          <table:table-cell office:value-type="float" office:value="11073" calcext:value-type="float">
            <text:p>11073</text:p>
          </table:table-cell>
          <table:table-cell table:formula="of:=1000*([.B69]-[.B68])/[.I69]" office:value-type="float" office:value="41.0958904109589" calcext:value-type="float">
            <text:p>41.095890411</text:p>
          </table:table-cell>
          <table:table-cell table:formula="of:=1000*([.D69]-[.D68])/[.I69]" office:value-type="float" office:value="54.7945205479452" calcext:value-type="float">
            <text:p>54.7945205479</text:p>
          </table:table-cell>
          <table:table-cell table:formula="of:=[.F69]-[.F68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/>time=</text:p>
          </table:table-cell>
          <table:table-cell office:value-type="float" office:value="11146" calcext:value-type="float">
            <text:p>11146</text:p>
          </table:table-cell>
          <table:table-cell table:formula="of:=1000*([.B70]-[.B69])/[.I70]" office:value-type="float" office:value="41.0958904109589" calcext:value-type="float">
            <text:p>41.095890411</text:p>
          </table:table-cell>
          <table:table-cell table:formula="of:=1000*([.D70]-[.D69])/[.I70]" office:value-type="float" office:value="54.7945205479452" calcext:value-type="float">
            <text:p>54.7945205479</text:p>
          </table:table-cell>
          <table:table-cell table:formula="of:=[.F70]-[.F69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<text:s/>time=</text:p>
          </table:table-cell>
          <table:table-cell office:value-type="float" office:value="11218" calcext:value-type="float">
            <text:p>11218</text:p>
          </table:table-cell>
          <table:table-cell table:formula="of:=1000*([.B71]-[.B70])/[.I71]" office:value-type="float" office:value="55.5555555555556" calcext:value-type="float">
            <text:p>55.5555555556</text:p>
          </table:table-cell>
          <table:table-cell table:formula="of:=1000*([.D71]-[.D70])/[.I71]" office:value-type="float" office:value="69.4444444444444" calcext:value-type="float">
            <text:p>69.4444444444</text:p>
          </table:table-cell>
          <table:table-cell table:formula="of:=[.F71]-[.F70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time=</text:p>
          </table:table-cell>
          <table:table-cell office:value-type="float" office:value="11291" calcext:value-type="float">
            <text:p>11291</text:p>
          </table:table-cell>
          <table:table-cell table:formula="of:=1000*([.B72]-[.B71])/[.I72]" office:value-type="float" office:value="41.0958904109589" calcext:value-type="float">
            <text:p>41.095890411</text:p>
          </table:table-cell>
          <table:table-cell table:formula="of:=1000*([.D72]-[.D71])/[.I72]" office:value-type="float" office:value="54.7945205479452" calcext:value-type="float">
            <text:p>54.7945205479</text:p>
          </table:table-cell>
          <table:table-cell table:formula="of:=[.F72]-[.F71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<text:s/>time=</text:p>
          </table:table-cell>
          <table:table-cell office:value-type="float" office:value="11364" calcext:value-type="float">
            <text:p>11364</text:p>
          </table:table-cell>
          <table:table-cell table:formula="of:=1000*([.B73]-[.B72])/[.I73]" office:value-type="float" office:value="41.0958904109589" calcext:value-type="float">
            <text:p>41.095890411</text:p>
          </table:table-cell>
          <table:table-cell table:formula="of:=1000*([.D73]-[.D72])/[.I73]" office:value-type="float" office:value="54.7945205479452" calcext:value-type="float">
            <text:p>54.7945205479</text:p>
          </table:table-cell>
          <table:table-cell table:formula="of:=[.F73]-[.F72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/>time=</text:p>
          </table:table-cell>
          <table:table-cell office:value-type="float" office:value="11437" calcext:value-type="float">
            <text:p>11437</text:p>
          </table:table-cell>
          <table:table-cell table:formula="of:=1000*([.B74]-[.B73])/[.I74]" office:value-type="float" office:value="54.7945205479452" calcext:value-type="float">
            <text:p>54.7945205479</text:p>
          </table:table-cell>
          <table:table-cell table:formula="of:=1000*([.D74]-[.D73])/[.I74]" office:value-type="float" office:value="68.4931506849315" calcext:value-type="float">
            <text:p>68.4931506849</text:p>
          </table:table-cell>
          <table:table-cell table:formula="of:=[.F74]-[.F73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/>time=</text:p>
          </table:table-cell>
          <table:table-cell office:value-type="float" office:value="11509" calcext:value-type="float">
            <text:p>11509</text:p>
          </table:table-cell>
          <table:table-cell table:formula="of:=1000*([.B75]-[.B74])/[.I75]" office:value-type="float" office:value="41.6666666666667" calcext:value-type="float">
            <text:p>41.6666666667</text:p>
          </table:table-cell>
          <table:table-cell table:formula="of:=1000*([.D75]-[.D74])/[.I75]" office:value-type="float" office:value="55.5555555555556" calcext:value-type="float">
            <text:p>55.5555555556</text:p>
          </table:table-cell>
          <table:table-cell table:formula="of:=[.F75]-[.F7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/>time=</text:p>
          </table:table-cell>
          <table:table-cell office:value-type="float" office:value="11582" calcext:value-type="float">
            <text:p>11582</text:p>
          </table:table-cell>
          <table:table-cell table:formula="of:=1000*([.B76]-[.B75])/[.I76]" office:value-type="float" office:value="41.0958904109589" calcext:value-type="float">
            <text:p>41.095890411</text:p>
          </table:table-cell>
          <table:table-cell table:formula="of:=1000*([.D76]-[.D75])/[.I76]" office:value-type="float" office:value="54.7945205479452" calcext:value-type="float">
            <text:p>54.7945205479</text:p>
          </table:table-cell>
          <table:table-cell table:formula="of:=[.F76]-[.F75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time=</text:p>
          </table:table-cell>
          <table:table-cell office:value-type="float" office:value="11655" calcext:value-type="float">
            <text:p>11655</text:p>
          </table:table-cell>
          <table:table-cell table:formula="of:=1000*([.B77]-[.B76])/[.I77]" office:value-type="float" office:value="54.7945205479452" calcext:value-type="float">
            <text:p>54.7945205479</text:p>
          </table:table-cell>
          <table:table-cell table:formula="of:=1000*([.D77]-[.D76])/[.I77]" office:value-type="float" office:value="68.4931506849315" calcext:value-type="float">
            <text:p>68.4931506849</text:p>
          </table:table-cell>
          <table:table-cell table:formula="of:=[.F77]-[.F76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/>time=</text:p>
          </table:table-cell>
          <table:table-cell office:value-type="float" office:value="11728" calcext:value-type="float">
            <text:p>11728</text:p>
          </table:table-cell>
          <table:table-cell table:formula="of:=1000*([.B78]-[.B77])/[.I78]" office:value-type="float" office:value="41.0958904109589" calcext:value-type="float">
            <text:p>41.095890411</text:p>
          </table:table-cell>
          <table:table-cell table:formula="of:=1000*([.D78]-[.D77])/[.I78]" office:value-type="float" office:value="54.7945205479452" calcext:value-type="float">
            <text:p>54.7945205479</text:p>
          </table:table-cell>
          <table:table-cell table:formula="of:=[.F78]-[.F77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/>time=</text:p>
          </table:table-cell>
          <table:table-cell office:value-type="float" office:value="11801" calcext:value-type="float">
            <text:p>11801</text:p>
          </table:table-cell>
          <table:table-cell table:formula="of:=1000*([.B79]-[.B78])/[.I79]" office:value-type="float" office:value="41.0958904109589" calcext:value-type="float">
            <text:p>41.095890411</text:p>
          </table:table-cell>
          <table:table-cell table:formula="of:=1000*([.D79]-[.D78])/[.I79]" office:value-type="float" office:value="68.4931506849315" calcext:value-type="float">
            <text:p>68.4931506849</text:p>
          </table:table-cell>
          <table:table-cell table:formula="of:=[.F79]-[.F78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time=</text:p>
          </table:table-cell>
          <table:table-cell office:value-type="float" office:value="11874" calcext:value-type="float">
            <text:p>11874</text:p>
          </table:table-cell>
          <table:table-cell table:formula="of:=1000*([.B80]-[.B79])/[.I80]" office:value-type="float" office:value="54.7945205479452" calcext:value-type="float">
            <text:p>54.7945205479</text:p>
          </table:table-cell>
          <table:table-cell table:formula="of:=1000*([.D80]-[.D79])/[.I80]" office:value-type="float" office:value="54.7945205479452" calcext:value-type="float">
            <text:p>54.7945205479</text:p>
          </table:table-cell>
          <table:table-cell table:formula="of:=[.F80]-[.F79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<text:s/>time=</text:p>
          </table:table-cell>
          <table:table-cell office:value-type="float" office:value="11947" calcext:value-type="float">
            <text:p>11947</text:p>
          </table:table-cell>
          <table:table-cell table:formula="of:=1000*([.B81]-[.B80])/[.I81]" office:value-type="float" office:value="41.0958904109589" calcext:value-type="float">
            <text:p>41.095890411</text:p>
          </table:table-cell>
          <table:table-cell table:formula="of:=1000*([.D81]-[.D80])/[.I81]" office:value-type="float" office:value="54.7945205479452" calcext:value-type="float">
            <text:p>54.7945205479</text:p>
          </table:table-cell>
          <table:table-cell table:formula="of:=[.F81]-[.F80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/>time=</text:p>
          </table:table-cell>
          <table:table-cell office:value-type="float" office:value="12019" calcext:value-type="float">
            <text:p>12019</text:p>
          </table:table-cell>
          <table:table-cell table:formula="of:=1000*([.B82]-[.B81])/[.I82]" office:value-type="float" office:value="55.5555555555556" calcext:value-type="float">
            <text:p>55.5555555556</text:p>
          </table:table-cell>
          <table:table-cell table:formula="of:=1000*([.D82]-[.D81])/[.I82]" office:value-type="float" office:value="55.5555555555556" calcext:value-type="float">
            <text:p>55.5555555556</text:p>
          </table:table-cell>
          <table:table-cell table:formula="of:=[.F82]-[.F81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<text:s/>time=</text:p>
          </table:table-cell>
          <table:table-cell office:value-type="float" office:value="12092" calcext:value-type="float">
            <text:p>12092</text:p>
          </table:table-cell>
          <table:table-cell table:formula="of:=1000*([.B83]-[.B82])/[.I83]" office:value-type="float" office:value="41.0958904109589" calcext:value-type="float">
            <text:p>41.095890411</text:p>
          </table:table-cell>
          <table:table-cell table:formula="of:=1000*([.D83]-[.D82])/[.I83]" office:value-type="float" office:value="68.4931506849315" calcext:value-type="float">
            <text:p>68.4931506849</text:p>
          </table:table-cell>
          <table:table-cell table:formula="of:=[.F83]-[.F82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<text:s/>time=</text:p>
          </table:table-cell>
          <table:table-cell office:value-type="float" office:value="12165" calcext:value-type="float">
            <text:p>12165</text:p>
          </table:table-cell>
          <table:table-cell table:formula="of:=1000*([.B84]-[.B83])/[.I84]" office:value-type="float" office:value="41.0958904109589" calcext:value-type="float">
            <text:p>41.095890411</text:p>
          </table:table-cell>
          <table:table-cell table:formula="of:=1000*([.D84]-[.D83])/[.I84]" office:value-type="float" office:value="54.7945205479452" calcext:value-type="float">
            <text:p>54.7945205479</text:p>
          </table:table-cell>
          <table:table-cell table:formula="of:=[.F84]-[.F83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time=</text:p>
          </table:table-cell>
          <table:table-cell office:value-type="float" office:value="12237" calcext:value-type="float">
            <text:p>12237</text:p>
          </table:table-cell>
          <table:table-cell table:formula="of:=1000*([.B85]-[.B84])/[.I85]" office:value-type="float" office:value="55.5555555555556" calcext:value-type="float">
            <text:p>55.5555555556</text:p>
          </table:table-cell>
          <table:table-cell table:formula="of:=1000*([.D85]-[.D84])/[.I85]" office:value-type="float" office:value="55.5555555555556" calcext:value-type="float">
            <text:p>55.5555555556</text:p>
          </table:table-cell>
          <table:table-cell table:formula="of:=[.F85]-[.F8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/>time=</text:p>
          </table:table-cell>
          <table:table-cell office:value-type="float" office:value="12310" calcext:value-type="float">
            <text:p>12310</text:p>
          </table:table-cell>
          <table:table-cell table:formula="of:=1000*([.B86]-[.B85])/[.I86]" office:value-type="float" office:value="41.0958904109589" calcext:value-type="float">
            <text:p>41.095890411</text:p>
          </table:table-cell>
          <table:table-cell table:formula="of:=1000*([.D86]-[.D85])/[.I86]" office:value-type="float" office:value="68.4931506849315" calcext:value-type="float">
            <text:p>68.4931506849</text:p>
          </table:table-cell>
          <table:table-cell table:formula="of:=[.F86]-[.F85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time=</text:p>
          </table:table-cell>
          <table:table-cell office:value-type="float" office:value="12383" calcext:value-type="float">
            <text:p>12383</text:p>
          </table:table-cell>
          <table:table-cell table:formula="of:=1000*([.B87]-[.B86])/[.I87]" office:value-type="float" office:value="41.0958904109589" calcext:value-type="float">
            <text:p>41.095890411</text:p>
          </table:table-cell>
          <table:table-cell table:formula="of:=1000*([.D87]-[.D86])/[.I87]" office:value-type="float" office:value="54.7945205479452" calcext:value-type="float">
            <text:p>54.7945205479</text:p>
          </table:table-cell>
          <table:table-cell table:formula="of:=[.F87]-[.F86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/>time=</text:p>
          </table:table-cell>
          <table:table-cell office:value-type="float" office:value="12455" calcext:value-type="float">
            <text:p>12455</text:p>
          </table:table-cell>
          <table:table-cell table:formula="of:=1000*([.B88]-[.B87])/[.I88]" office:value-type="float" office:value="41.6666666666667" calcext:value-type="float">
            <text:p>41.6666666667</text:p>
          </table:table-cell>
          <table:table-cell table:formula="of:=1000*([.D88]-[.D87])/[.I88]" office:value-type="float" office:value="55.5555555555556" calcext:value-type="float">
            <text:p>55.5555555556</text:p>
          </table:table-cell>
          <table:table-cell table:formula="of:=[.F88]-[.F87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/>time=</text:p>
          </table:table-cell>
          <table:table-cell office:value-type="float" office:value="12529" calcext:value-type="float">
            <text:p>12529</text:p>
          </table:table-cell>
          <table:table-cell table:formula="of:=1000*([.B89]-[.B88])/[.I89]" office:value-type="float" office:value="54.0540540540541" calcext:value-type="float">
            <text:p>54.0540540541</text:p>
          </table:table-cell>
          <table:table-cell table:formula="of:=1000*([.D89]-[.D88])/[.I89]" office:value-type="float" office:value="67.5675675675676" calcext:value-type="float">
            <text:p>67.5675675676</text:p>
          </table:table-cell>
          <table:table-cell table:formula="of:=[.F89]-[.F8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<text:s/>time=</text:p>
          </table:table-cell>
          <table:table-cell office:value-type="float" office:value="12602" calcext:value-type="float">
            <text:p>12602</text:p>
          </table:table-cell>
          <table:table-cell table:formula="of:=1000*([.B90]-[.B89])/[.I90]" office:value-type="float" office:value="27.3972602739726" calcext:value-type="float">
            <text:p>27.397260274</text:p>
          </table:table-cell>
          <table:table-cell table:formula="of:=1000*([.D90]-[.D89])/[.I90]" office:value-type="float" office:value="54.7945205479452" calcext:value-type="float">
            <text:p>54.7945205479</text:p>
          </table:table-cell>
          <table:table-cell table:formula="of:=[.F90]-[.F89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<text:s/>time=</text:p>
          </table:table-cell>
          <table:table-cell office:value-type="float" office:value="12675" calcext:value-type="float">
            <text:p>12675</text:p>
          </table:table-cell>
          <table:table-cell table:formula="of:=1000*([.B91]-[.B90])/[.I91]" office:value-type="float" office:value="54.7945205479452" calcext:value-type="float">
            <text:p>54.7945205479</text:p>
          </table:table-cell>
          <table:table-cell table:formula="of:=1000*([.D91]-[.D90])/[.I91]" office:value-type="float" office:value="54.7945205479452" calcext:value-type="float">
            <text:p>54.7945205479</text:p>
          </table:table-cell>
          <table:table-cell table:formula="of:=[.F91]-[.F90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time=</text:p>
          </table:table-cell>
          <table:table-cell office:value-type="float" office:value="12747" calcext:value-type="float">
            <text:p>12747</text:p>
          </table:table-cell>
          <table:table-cell table:formula="of:=1000*([.B92]-[.B91])/[.I92]" office:value-type="float" office:value="41.6666666666667" calcext:value-type="float">
            <text:p>41.6666666667</text:p>
          </table:table-cell>
          <table:table-cell table:formula="of:=1000*([.D92]-[.D91])/[.I92]" office:value-type="float" office:value="69.4444444444444" calcext:value-type="float">
            <text:p>69.4444444444</text:p>
          </table:table-cell>
          <table:table-cell table:formula="of:=[.F92]-[.F91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<text:s/>time=</text:p>
          </table:table-cell>
          <table:table-cell office:value-type="float" office:value="12820" calcext:value-type="float">
            <text:p>12820</text:p>
          </table:table-cell>
          <table:table-cell table:formula="of:=1000*([.B93]-[.B92])/[.I93]" office:value-type="float" office:value="54.7945205479452" calcext:value-type="float">
            <text:p>54.7945205479</text:p>
          </table:table-cell>
          <table:table-cell table:formula="of:=1000*([.D93]-[.D92])/[.I93]" office:value-type="float" office:value="54.7945205479452" calcext:value-type="float">
            <text:p>54.7945205479</text:p>
          </table:table-cell>
          <table:table-cell table:formula="of:=[.F93]-[.F92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time=</text:p>
          </table:table-cell>
          <table:table-cell office:value-type="float" office:value="12893" calcext:value-type="float">
            <text:p>12893</text:p>
          </table:table-cell>
          <table:table-cell table:formula="of:=1000*([.B94]-[.B93])/[.I94]" office:value-type="float" office:value="41.0958904109589" calcext:value-type="float">
            <text:p>41.095890411</text:p>
          </table:table-cell>
          <table:table-cell table:formula="of:=1000*([.D94]-[.D93])/[.I94]" office:value-type="float" office:value="54.7945205479452" calcext:value-type="float">
            <text:p>54.7945205479</text:p>
          </table:table-cell>
          <table:table-cell table:formula="of:=[.F94]-[.F93]" office:value-type="float" office:value="73" calcext:value-type="float">
            <text:p>73</text:p>
          </table:table-cell>
          <table:table-cell table:number-columns-repeated="2"/>
        </table:table-row>
      </table:table>
      <table:table table:name="right input 25" table:style-name="ta1">
        <table:shapes>
          <draw:frame draw:z-index="0" draw:style-name="gr1" draw:text-style-name="P1" svg:width="23.294cm" svg:height="14.715cm" svg:x="21.669cm" svg:y="2.497cm">
            <draw:object draw:notify-on-update-of-ranges="'right input 25'.I2:'right input 25'.I100 'right input 25'.G1:'right input 25'.G1 'right input 25'.G2:'right input 25'.G100 'right input 25'.H1:'right input 25'.H1 'right input 25'.H2:'right input 25'.H1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<text:s/>time=</text:p>
          </table:table-cell>
          <table:table-cell office:value-type="float" office:value="9351" calcext:value-type="float">
            <text:p>935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<text:s/>time=</text:p>
          </table:table-cell>
          <table:table-cell office:value-type="float" office:value="9423" calcext:value-type="float">
            <text:p>9423</text:p>
          </table:table-cell>
          <table:table-cell table:formula="of:=1000*([.B2]-[.B1])/[.I2]" office:value-type="float" office:value="97.2222222222222" calcext:value-type="float">
            <text:p>97.2222222222</text:p>
          </table:table-cell>
          <table:table-cell table:formula="of:=1000*([.D2]-[.D1])/[.I2]" office:value-type="float" office:value="125" calcext:value-type="float">
            <text:p>125</text:p>
          </table:table-cell>
          <table:table-cell table:formula="of:=[.F2]-[.F1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<text:s/>time=</text:p>
          </table:table-cell>
          <table:table-cell office:value-type="float" office:value="9496" calcext:value-type="float">
            <text:p>9496</text:p>
          </table:table-cell>
          <table:table-cell table:formula="of:=1000*([.B3]-[.B2])/[.I3]" office:value-type="float" office:value="95.8904109589041" calcext:value-type="float">
            <text:p>95.8904109589</text:p>
          </table:table-cell>
          <table:table-cell table:formula="of:=1000*([.D3]-[.D2])/[.I3]" office:value-type="float" office:value="123.287671232877" calcext:value-type="float">
            <text:p>123.2876712329</text:p>
          </table:table-cell>
          <table:table-cell table:formula="of:=[.F3]-[.F2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<text:s/>time=</text:p>
          </table:table-cell>
          <table:table-cell office:value-type="float" office:value="9569" calcext:value-type="float">
            <text:p>9569</text:p>
          </table:table-cell>
          <table:table-cell table:formula="of:=1000*([.B4]-[.B3])/[.I4]" office:value-type="float" office:value="95.8904109589041" calcext:value-type="float">
            <text:p>95.8904109589</text:p>
          </table:table-cell>
          <table:table-cell table:formula="of:=1000*([.D4]-[.D3])/[.I4]" office:value-type="float" office:value="123.287671232877" calcext:value-type="float">
            <text:p>123.2876712329</text:p>
          </table:table-cell>
          <table:table-cell table:formula="of:=[.F4]-[.F3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<text:s/>time=</text:p>
          </table:table-cell>
          <table:table-cell office:value-type="float" office:value="9641" calcext:value-type="float">
            <text:p>9641</text:p>
          </table:table-cell>
          <table:table-cell table:formula="of:=1000*([.B5]-[.B4])/[.I5]" office:value-type="float" office:value="97.2222222222222" calcext:value-type="float">
            <text:p>97.2222222222</text:p>
          </table:table-cell>
          <table:table-cell table:formula="of:=1000*([.D5]-[.D4])/[.I5]" office:value-type="float" office:value="125" calcext:value-type="float">
            <text:p>125</text:p>
          </table:table-cell>
          <table:table-cell table:formula="of:=[.F5]-[.F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time=</text:p>
          </table:table-cell>
          <table:table-cell office:value-type="float" office:value="9714" calcext:value-type="float">
            <text:p>9714</text:p>
          </table:table-cell>
          <table:table-cell table:formula="of:=1000*([.B6]-[.B5])/[.I6]" office:value-type="float" office:value="109.58904109589" calcext:value-type="float">
            <text:p>109.5890410959</text:p>
          </table:table-cell>
          <table:table-cell table:formula="of:=1000*([.D6]-[.D5])/[.I6]" office:value-type="float" office:value="109.58904109589" calcext:value-type="float">
            <text:p>109.5890410959</text:p>
          </table:table-cell>
          <table:table-cell table:formula="of:=[.F6]-[.F5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<text:s/>time=</text:p>
          </table:table-cell>
          <table:table-cell office:value-type="float" office:value="9787" calcext:value-type="float">
            <text:p>9787</text:p>
          </table:table-cell>
          <table:table-cell table:formula="of:=1000*([.B7]-[.B6])/[.I7]" office:value-type="float" office:value="95.8904109589041" calcext:value-type="float">
            <text:p>95.8904109589</text:p>
          </table:table-cell>
          <table:table-cell table:formula="of:=1000*([.D7]-[.D6])/[.I7]" office:value-type="float" office:value="123.287671232877" calcext:value-type="float">
            <text:p>123.2876712329</text:p>
          </table:table-cell>
          <table:table-cell table:formula="of:=[.F7]-[.F6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<text:s/>time=</text:p>
          </table:table-cell>
          <table:table-cell office:value-type="float" office:value="9860" calcext:value-type="float">
            <text:p>9860</text:p>
          </table:table-cell>
          <table:table-cell table:formula="of:=1000*([.B8]-[.B7])/[.I8]" office:value-type="float" office:value="95.8904109589041" calcext:value-type="float">
            <text:p>95.8904109589</text:p>
          </table:table-cell>
          <table:table-cell table:formula="of:=1000*([.D8]-[.D7])/[.I8]" office:value-type="float" office:value="123.287671232877" calcext:value-type="float">
            <text:p>123.2876712329</text:p>
          </table:table-cell>
          <table:table-cell table:formula="of:=[.F8]-[.F7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<text:s/>time=</text:p>
          </table:table-cell>
          <table:table-cell office:value-type="float" office:value="9933" calcext:value-type="float">
            <text:p>9933</text:p>
          </table:table-cell>
          <table:table-cell table:formula="of:=1000*([.B9]-[.B8])/[.I9]" office:value-type="float" office:value="95.8904109589041" calcext:value-type="float">
            <text:p>95.8904109589</text:p>
          </table:table-cell>
          <table:table-cell table:formula="of:=1000*([.D9]-[.D8])/[.I9]" office:value-type="float" office:value="123.287671232877" calcext:value-type="float">
            <text:p>123.2876712329</text:p>
          </table:table-cell>
          <table:table-cell table:formula="of:=[.F9]-[.F8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<text:s/>time=</text:p>
          </table:table-cell>
          <table:table-cell office:value-type="float" office:value="10006" calcext:value-type="float">
            <text:p>10006</text:p>
          </table:table-cell>
          <table:table-cell table:formula="of:=1000*([.B10]-[.B9])/[.I10]" office:value-type="float" office:value="95.8904109589041" calcext:value-type="float">
            <text:p>95.8904109589</text:p>
          </table:table-cell>
          <table:table-cell table:formula="of:=1000*([.D10]-[.D9])/[.I10]" office:value-type="float" office:value="123.287671232877" calcext:value-type="float">
            <text:p>123.2876712329</text:p>
          </table:table-cell>
          <table:table-cell table:formula="of:=[.F10]-[.F9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<text:s/>time=</text:p>
          </table:table-cell>
          <table:table-cell office:value-type="float" office:value="10080" calcext:value-type="float">
            <text:p>10080</text:p>
          </table:table-cell>
          <table:table-cell table:formula="of:=1000*([.B11]-[.B10])/[.I11]" office:value-type="float" office:value="108.108108108108" calcext:value-type="float">
            <text:p>108.1081081081</text:p>
          </table:table-cell>
          <table:table-cell table:formula="of:=1000*([.D11]-[.D10])/[.I11]" office:value-type="float" office:value="121.621621621622" calcext:value-type="float">
            <text:p>121.6216216216</text:p>
          </table:table-cell>
          <table:table-cell table:formula="of:=[.F11]-[.F1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time=</text:p>
          </table:table-cell>
          <table:table-cell office:value-type="float" office:value="10153" calcext:value-type="float">
            <text:p>10153</text:p>
          </table:table-cell>
          <table:table-cell table:formula="of:=1000*([.B12]-[.B11])/[.I12]" office:value-type="float" office:value="95.8904109589041" calcext:value-type="float">
            <text:p>95.8904109589</text:p>
          </table:table-cell>
          <table:table-cell table:formula="of:=1000*([.D12]-[.D11])/[.I12]" office:value-type="float" office:value="136.986301369863" calcext:value-type="float">
            <text:p>136.9863013699</text:p>
          </table:table-cell>
          <table:table-cell table:formula="of:=[.F12]-[.F11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<text:s/>time=</text:p>
          </table:table-cell>
          <table:table-cell office:value-type="float" office:value="10228" calcext:value-type="float">
            <text:p>10228</text:p>
          </table:table-cell>
          <table:table-cell table:formula="of:=1000*([.B13]-[.B12])/[.I13]" office:value-type="float" office:value="93.3333333333333" calcext:value-type="float">
            <text:p>93.3333333333</text:p>
          </table:table-cell>
          <table:table-cell table:formula="of:=1000*([.D13]-[.D12])/[.I13]" office:value-type="float" office:value="120" calcext:value-type="float">
            <text:p>120</text:p>
          </table:table-cell>
          <table:table-cell table:formula="of:=[.F13]-[.F1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time=</text:p>
          </table:table-cell>
          <table:table-cell office:value-type="float" office:value="10303" calcext:value-type="float">
            <text:p>10303</text:p>
          </table:table-cell>
          <table:table-cell table:formula="of:=1000*([.B14]-[.B13])/[.I14]" office:value-type="float" office:value="106.666666666667" calcext:value-type="float">
            <text:p>106.6666666667</text:p>
          </table:table-cell>
          <table:table-cell table:formula="of:=1000*([.D14]-[.D13])/[.I14]" office:value-type="float" office:value="120" calcext:value-type="float">
            <text:p>120</text:p>
          </table:table-cell>
          <table:table-cell table:formula="of:=[.F14]-[.F1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<text:s/>time=</text:p>
          </table:table-cell>
          <table:table-cell office:value-type="float" office:value="10378" calcext:value-type="float">
            <text:p>10378</text:p>
          </table:table-cell>
          <table:table-cell table:formula="of:=1000*([.B15]-[.B14])/[.I15]" office:value-type="float" office:value="93.3333333333333" calcext:value-type="float">
            <text:p>93.3333333333</text:p>
          </table:table-cell>
          <table:table-cell table:formula="of:=1000*([.D15]-[.D14])/[.I15]" office:value-type="float" office:value="120" calcext:value-type="float">
            <text:p>120</text:p>
          </table:table-cell>
          <table:table-cell table:formula="of:=[.F15]-[.F1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<text:s/>time=</text:p>
          </table:table-cell>
          <table:table-cell office:value-type="float" office:value="10452" calcext:value-type="float">
            <text:p>10452</text:p>
          </table:table-cell>
          <table:table-cell table:formula="of:=1000*([.B16]-[.B15])/[.I16]" office:value-type="float" office:value="94.5945945945946" calcext:value-type="float">
            <text:p>94.5945945946</text:p>
          </table:table-cell>
          <table:table-cell table:formula="of:=1000*([.D16]-[.D15])/[.I16]" office:value-type="float" office:value="121.621621621622" calcext:value-type="float">
            <text:p>121.6216216216</text:p>
          </table:table-cell>
          <table:table-cell table:formula="of:=[.F16]-[.F1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<text:s/>time=</text:p>
          </table:table-cell>
          <table:table-cell office:value-type="float" office:value="10527" calcext:value-type="float">
            <text:p>10527</text:p>
          </table:table-cell>
          <table:table-cell table:formula="of:=1000*([.B17]-[.B16])/[.I17]" office:value-type="float" office:value="106.666666666667" calcext:value-type="float">
            <text:p>106.6666666667</text:p>
          </table:table-cell>
          <table:table-cell table:formula="of:=1000*([.D17]-[.D16])/[.I17]" office:value-type="float" office:value="120" calcext:value-type="float">
            <text:p>120</text:p>
          </table:table-cell>
          <table:table-cell table:formula="of:=[.F17]-[.F1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<text:s/>time=</text:p>
          </table:table-cell>
          <table:table-cell office:value-type="float" office:value="10603" calcext:value-type="float">
            <text:p>10603</text:p>
          </table:table-cell>
          <table:table-cell table:formula="of:=1000*([.B18]-[.B17])/[.I18]" office:value-type="float" office:value="92.1052631578947" calcext:value-type="float">
            <text:p>92.1052631579</text:p>
          </table:table-cell>
          <table:table-cell table:formula="of:=1000*([.D18]-[.D17])/[.I18]" office:value-type="float" office:value="131.578947368421" calcext:value-type="float">
            <text:p>131.5789473684</text:p>
          </table:table-cell>
          <table:table-cell table:formula="of:=[.F18]-[.F17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<text:s/>time=</text:p>
          </table:table-cell>
          <table:table-cell office:value-type="float" office:value="10678" calcext:value-type="float">
            <text:p>10678</text:p>
          </table:table-cell>
          <table:table-cell table:formula="of:=1000*([.B19]-[.B18])/[.I19]" office:value-type="float" office:value="93.3333333333333" calcext:value-type="float">
            <text:p>93.3333333333</text:p>
          </table:table-cell>
          <table:table-cell table:formula="of:=1000*([.D19]-[.D18])/[.I19]" office:value-type="float" office:value="120" calcext:value-type="float">
            <text:p>120</text:p>
          </table:table-cell>
          <table:table-cell table:formula="of:=[.F19]-[.F1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<text:s/>time=</text:p>
          </table:table-cell>
          <table:table-cell office:value-type="float" office:value="10753" calcext:value-type="float">
            <text:p>10753</text:p>
          </table:table-cell>
          <table:table-cell table:formula="of:=1000*([.B20]-[.B19])/[.I20]" office:value-type="float" office:value="106.666666666667" calcext:value-type="float">
            <text:p>106.6666666667</text:p>
          </table:table-cell>
          <table:table-cell table:formula="of:=1000*([.D20]-[.D19])/[.I20]" office:value-type="float" office:value="120" calcext:value-type="float">
            <text:p>120</text:p>
          </table:table-cell>
          <table:table-cell table:formula="of:=[.F20]-[.F1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<text:s/>time=</text:p>
          </table:table-cell>
          <table:table-cell office:value-type="float" office:value="10827" calcext:value-type="float">
            <text:p>10827</text:p>
          </table:table-cell>
          <table:table-cell table:formula="of:=1000*([.B21]-[.B20])/[.I21]" office:value-type="float" office:value="94.5945945945946" calcext:value-type="float">
            <text:p>94.5945945946</text:p>
          </table:table-cell>
          <table:table-cell table:formula="of:=1000*([.D21]-[.D20])/[.I21]" office:value-type="float" office:value="121.621621621622" calcext:value-type="float">
            <text:p>121.6216216216</text:p>
          </table:table-cell>
          <table:table-cell table:formula="of:=[.F21]-[.F2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<text:s/>time=</text:p>
          </table:table-cell>
          <table:table-cell office:value-type="float" office:value="10902" calcext:value-type="float">
            <text:p>10902</text:p>
          </table:table-cell>
          <table:table-cell table:formula="of:=1000*([.B22]-[.B21])/[.I22]" office:value-type="float" office:value="93.3333333333333" calcext:value-type="float">
            <text:p>93.3333333333</text:p>
          </table:table-cell>
          <table:table-cell table:formula="of:=1000*([.D22]-[.D21])/[.I22]" office:value-type="float" office:value="120" calcext:value-type="float">
            <text:p>120</text:p>
          </table:table-cell>
          <table:table-cell table:formula="of:=[.F22]-[.F2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<text:s/>time=</text:p>
          </table:table-cell>
          <table:table-cell office:value-type="float" office:value="10977" calcext:value-type="float">
            <text:p>10977</text:p>
          </table:table-cell>
          <table:table-cell table:formula="of:=1000*([.B23]-[.B22])/[.I23]" office:value-type="float" office:value="106.666666666667" calcext:value-type="float">
            <text:p>106.6666666667</text:p>
          </table:table-cell>
          <table:table-cell table:formula="of:=1000*([.D23]-[.D22])/[.I23]" office:value-type="float" office:value="133.333333333333" calcext:value-type="float">
            <text:p>133.3333333333</text:p>
          </table:table-cell>
          <table:table-cell table:formula="of:=[.F23]-[.F2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<text:s/>time=</text:p>
          </table:table-cell>
          <table:table-cell office:value-type="float" office:value="11052" calcext:value-type="float">
            <text:p>11052</text:p>
          </table:table-cell>
          <table:table-cell table:formula="of:=1000*([.B24]-[.B23])/[.I24]" office:value-type="float" office:value="93.3333333333333" calcext:value-type="float">
            <text:p>93.3333333333</text:p>
          </table:table-cell>
          <table:table-cell table:formula="of:=1000*([.D24]-[.D23])/[.I24]" office:value-type="float" office:value="120" calcext:value-type="float">
            <text:p>120</text:p>
          </table:table-cell>
          <table:table-cell table:formula="of:=[.F24]-[.F2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<text:s/>time=</text:p>
          </table:table-cell>
          <table:table-cell office:value-type="float" office:value="11126" calcext:value-type="float">
            <text:p>11126</text:p>
          </table:table-cell>
          <table:table-cell table:formula="of:=1000*([.B25]-[.B24])/[.I25]" office:value-type="float" office:value="108.108108108108" calcext:value-type="float">
            <text:p>108.1081081081</text:p>
          </table:table-cell>
          <table:table-cell table:formula="of:=1000*([.D25]-[.D24])/[.I25]" office:value-type="float" office:value="121.621621621622" calcext:value-type="float">
            <text:p>121.6216216216</text:p>
          </table:table-cell>
          <table:table-cell table:formula="of:=[.F25]-[.F2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<text:s/>time=</text:p>
          </table:table-cell>
          <table:table-cell office:value-type="float" office:value="11202" calcext:value-type="float">
            <text:p>11202</text:p>
          </table:table-cell>
          <table:table-cell table:formula="of:=1000*([.B26]-[.B25])/[.I26]" office:value-type="float" office:value="92.1052631578947" calcext:value-type="float">
            <text:p>92.1052631579</text:p>
          </table:table-cell>
          <table:table-cell table:formula="of:=1000*([.D26]-[.D25])/[.I26]" office:value-type="float" office:value="118.421052631579" calcext:value-type="float">
            <text:p>118.4210526316</text:p>
          </table:table-cell>
          <table:table-cell table:formula="of:=[.F26]-[.F25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<text:s/>time=</text:p>
          </table:table-cell>
          <table:table-cell office:value-type="float" office:value="11277" calcext:value-type="float">
            <text:p>11277</text:p>
          </table:table-cell>
          <table:table-cell table:formula="of:=1000*([.B27]-[.B26])/[.I27]" office:value-type="float" office:value="93.3333333333333" calcext:value-type="float">
            <text:p>93.3333333333</text:p>
          </table:table-cell>
          <table:table-cell table:formula="of:=1000*([.D27]-[.D26])/[.I27]" office:value-type="float" office:value="120" calcext:value-type="float">
            <text:p>120</text:p>
          </table:table-cell>
          <table:table-cell table:formula="of:=[.F27]-[.F2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<text:s/>time=</text:p>
          </table:table-cell>
          <table:table-cell office:value-type="float" office:value="11352" calcext:value-type="float">
            <text:p>11352</text:p>
          </table:table-cell>
          <table:table-cell table:formula="of:=1000*([.B28]-[.B27])/[.I28]" office:value-type="float" office:value="106.666666666667" calcext:value-type="float">
            <text:p>106.6666666667</text:p>
          </table:table-cell>
          <table:table-cell table:formula="of:=1000*([.D28]-[.D27])/[.I28]" office:value-type="float" office:value="120" calcext:value-type="float">
            <text:p>120</text:p>
          </table:table-cell>
          <table:table-cell table:formula="of:=[.F28]-[.F2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<text:s/>time=</text:p>
          </table:table-cell>
          <table:table-cell office:value-type="float" office:value="11426" calcext:value-type="float">
            <text:p>11426</text:p>
          </table:table-cell>
          <table:table-cell table:formula="of:=1000*([.B29]-[.B28])/[.I29]" office:value-type="float" office:value="94.5945945945946" calcext:value-type="float">
            <text:p>94.5945945946</text:p>
          </table:table-cell>
          <table:table-cell table:formula="of:=1000*([.D29]-[.D28])/[.I29]" office:value-type="float" office:value="121.621621621622" calcext:value-type="float">
            <text:p>121.6216216216</text:p>
          </table:table-cell>
          <table:table-cell table:formula="of:=[.F29]-[.F2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<text:s/>time=</text:p>
          </table:table-cell>
          <table:table-cell office:value-type="float" office:value="11501" calcext:value-type="float">
            <text:p>11501</text:p>
          </table:table-cell>
          <table:table-cell table:formula="of:=1000*([.B30]-[.B29])/[.I30]" office:value-type="float" office:value="93.3333333333333" calcext:value-type="float">
            <text:p>93.3333333333</text:p>
          </table:table-cell>
          <table:table-cell table:formula="of:=1000*([.D30]-[.D29])/[.I30]" office:value-type="float" office:value="120" calcext:value-type="float">
            <text:p>120</text:p>
          </table:table-cell>
          <table:table-cell table:formula="of:=[.F30]-[.F2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<text:s/>time=</text:p>
          </table:table-cell>
          <table:table-cell office:value-type="float" office:value="11576" calcext:value-type="float">
            <text:p>11576</text:p>
          </table:table-cell>
          <table:table-cell table:formula="of:=1000*([.B31]-[.B30])/[.I31]" office:value-type="float" office:value="106.666666666667" calcext:value-type="float">
            <text:p>106.6666666667</text:p>
          </table:table-cell>
          <table:table-cell table:formula="of:=1000*([.D31]-[.D30])/[.I31]" office:value-type="float" office:value="133.333333333333" calcext:value-type="float">
            <text:p>133.3333333333</text:p>
          </table:table-cell>
          <table:table-cell table:formula="of:=[.F31]-[.F3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<text:s/>time=</text:p>
          </table:table-cell>
          <table:table-cell office:value-type="float" office:value="11651" calcext:value-type="float">
            <text:p>11651</text:p>
          </table:table-cell>
          <table:table-cell table:formula="of:=1000*([.B32]-[.B31])/[.I32]" office:value-type="float" office:value="93.3333333333333" calcext:value-type="float">
            <text:p>93.3333333333</text:p>
          </table:table-cell>
          <table:table-cell table:formula="of:=1000*([.D32]-[.D31])/[.I32]" office:value-type="float" office:value="120" calcext:value-type="float">
            <text:p>120</text:p>
          </table:table-cell>
          <table:table-cell table:formula="of:=[.F32]-[.F3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time=</text:p>
          </table:table-cell>
          <table:table-cell office:value-type="float" office:value="11725" calcext:value-type="float">
            <text:p>11725</text:p>
          </table:table-cell>
          <table:table-cell table:formula="of:=1000*([.B33]-[.B32])/[.I33]" office:value-type="float" office:value="108.108108108108" calcext:value-type="float">
            <text:p>108.1081081081</text:p>
          </table:table-cell>
          <table:table-cell table:formula="of:=1000*([.D33]-[.D32])/[.I33]" office:value-type="float" office:value="121.621621621622" calcext:value-type="float">
            <text:p>121.6216216216</text:p>
          </table:table-cell>
          <table:table-cell table:formula="of:=[.F33]-[.F3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<text:s/>time=</text:p>
          </table:table-cell>
          <table:table-cell office:value-type="float" office:value="11801" calcext:value-type="float">
            <text:p>11801</text:p>
          </table:table-cell>
          <table:table-cell table:formula="of:=1000*([.B34]-[.B33])/[.I34]" office:value-type="float" office:value="92.1052631578947" calcext:value-type="float">
            <text:p>92.1052631579</text:p>
          </table:table-cell>
          <table:table-cell table:formula="of:=1000*([.D34]-[.D33])/[.I34]" office:value-type="float" office:value="118.421052631579" calcext:value-type="float">
            <text:p>118.4210526316</text:p>
          </table:table-cell>
          <table:table-cell table:formula="of:=[.F34]-[.F33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<text:s/>time=</text:p>
          </table:table-cell>
          <table:table-cell office:value-type="float" office:value="11876" calcext:value-type="float">
            <text:p>11876</text:p>
          </table:table-cell>
          <table:table-cell table:formula="of:=1000*([.B35]-[.B34])/[.I35]" office:value-type="float" office:value="93.3333333333333" calcext:value-type="float">
            <text:p>93.3333333333</text:p>
          </table:table-cell>
          <table:table-cell table:formula="of:=1000*([.D35]-[.D34])/[.I35]" office:value-type="float" office:value="120" calcext:value-type="float">
            <text:p>120</text:p>
          </table:table-cell>
          <table:table-cell table:formula="of:=[.F35]-[.F3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<text:s/>time=</text:p>
          </table:table-cell>
          <table:table-cell office:value-type="float" office:value="11951" calcext:value-type="float">
            <text:p>11951</text:p>
          </table:table-cell>
          <table:table-cell table:formula="of:=1000*([.B36]-[.B35])/[.I36]" office:value-type="float" office:value="106.666666666667" calcext:value-type="float">
            <text:p>106.6666666667</text:p>
          </table:table-cell>
          <table:table-cell table:formula="of:=1000*([.D36]-[.D35])/[.I36]" office:value-type="float" office:value="133.333333333333" calcext:value-type="float">
            <text:p>133.3333333333</text:p>
          </table:table-cell>
          <table:table-cell table:formula="of:=[.F36]-[.F3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<text:s/>time=</text:p>
          </table:table-cell>
          <table:table-cell office:value-type="float" office:value="12025" calcext:value-type="float">
            <text:p>12025</text:p>
          </table:table-cell>
          <table:table-cell table:formula="of:=1000*([.B37]-[.B36])/[.I37]" office:value-type="float" office:value="94.5945945945946" calcext:value-type="float">
            <text:p>94.5945945946</text:p>
          </table:table-cell>
          <table:table-cell table:formula="of:=1000*([.D37]-[.D36])/[.I37]" office:value-type="float" office:value="121.621621621622" calcext:value-type="float">
            <text:p>121.6216216216</text:p>
          </table:table-cell>
          <table:table-cell table:formula="of:=[.F37]-[.F3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<text:s/>time=</text:p>
          </table:table-cell>
          <table:table-cell office:value-type="float" office:value="12100" calcext:value-type="float">
            <text:p>12100</text:p>
          </table:table-cell>
          <table:table-cell table:formula="of:=1000*([.B38]-[.B37])/[.I38]" office:value-type="float" office:value="93.3333333333333" calcext:value-type="float">
            <text:p>93.3333333333</text:p>
          </table:table-cell>
          <table:table-cell table:formula="of:=1000*([.D38]-[.D37])/[.I38]" office:value-type="float" office:value="120" calcext:value-type="float">
            <text:p>120</text:p>
          </table:table-cell>
          <table:table-cell table:formula="of:=[.F38]-[.F3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<text:s/>time=</text:p>
          </table:table-cell>
          <table:table-cell office:value-type="float" office:value="12175" calcext:value-type="float">
            <text:p>12175</text:p>
          </table:table-cell>
          <table:table-cell table:formula="of:=1000*([.B39]-[.B38])/[.I39]" office:value-type="float" office:value="106.666666666667" calcext:value-type="float">
            <text:p>106.6666666667</text:p>
          </table:table-cell>
          <table:table-cell table:formula="of:=1000*([.D39]-[.D38])/[.I39]" office:value-type="float" office:value="120" calcext:value-type="float">
            <text:p>120</text:p>
          </table:table-cell>
          <table:table-cell table:formula="of:=[.F39]-[.F3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<text:s/>time=</text:p>
          </table:table-cell>
          <table:table-cell office:value-type="float" office:value="12250" calcext:value-type="float">
            <text:p>12250</text:p>
          </table:table-cell>
          <table:table-cell table:formula="of:=1000*([.B40]-[.B39])/[.I40]" office:value-type="float" office:value="93.3333333333333" calcext:value-type="float">
            <text:p>93.3333333333</text:p>
          </table:table-cell>
          <table:table-cell table:formula="of:=1000*([.D40]-[.D39])/[.I40]" office:value-type="float" office:value="120" calcext:value-type="float">
            <text:p>120</text:p>
          </table:table-cell>
          <table:table-cell table:formula="of:=[.F40]-[.F3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<text:s/>time=</text:p>
          </table:table-cell>
          <table:table-cell office:value-type="float" office:value="12324" calcext:value-type="float">
            <text:p>12324</text:p>
          </table:table-cell>
          <table:table-cell table:formula="of:=1000*([.B41]-[.B40])/[.I41]" office:value-type="float" office:value="94.5945945945946" calcext:value-type="float">
            <text:p>94.5945945946</text:p>
          </table:table-cell>
          <table:table-cell table:formula="of:=1000*([.D41]-[.D40])/[.I41]" office:value-type="float" office:value="121.621621621622" calcext:value-type="float">
            <text:p>121.6216216216</text:p>
          </table:table-cell>
          <table:table-cell table:formula="of:=[.F41]-[.F4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<text:s/>time=</text:p>
          </table:table-cell>
          <table:table-cell office:value-type="float" office:value="12400" calcext:value-type="float">
            <text:p>12400</text:p>
          </table:table-cell>
          <table:table-cell table:formula="of:=1000*([.B42]-[.B41])/[.I42]" office:value-type="float" office:value="105.263157894737" calcext:value-type="float">
            <text:p>105.2631578947</text:p>
          </table:table-cell>
          <table:table-cell table:formula="of:=1000*([.D42]-[.D41])/[.I42]" office:value-type="float" office:value="131.578947368421" calcext:value-type="float">
            <text:p>131.5789473684</text:p>
          </table:table-cell>
          <table:table-cell table:formula="of:=[.F42]-[.F41]" office:value-type="float" office:value="76" calcext:value-type="float">
            <text:p>76</text:p>
          </table:table-cell>
          <table:table-cell/>
          <table:table-cell table:style-name="ce1" office:value-type="string" calcext:value-type="string">
            <text:p>Ku=0.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<text:s/>time=</text:p>
          </table:table-cell>
          <table:table-cell office:value-type="float" office:value="12475" calcext:value-type="float">
            <text:p>12475</text:p>
          </table:table-cell>
          <table:table-cell table:formula="of:=1000*([.B43]-[.B42])/[.I43]" office:value-type="float" office:value="93.3333333333333" calcext:value-type="float">
            <text:p>93.3333333333</text:p>
          </table:table-cell>
          <table:table-cell table:formula="of:=1000*([.D43]-[.D42])/[.I43]" office:value-type="float" office:value="120" calcext:value-type="float">
            <text:p>120</text:p>
          </table:table-cell>
          <table:table-cell table:formula="of:=[.F43]-[.F4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<text:s/>time=</text:p>
          </table:table-cell>
          <table:table-cell office:value-type="float" office:value="12550" calcext:value-type="float">
            <text:p>12550</text:p>
          </table:table-cell>
          <table:table-cell table:formula="of:=1000*([.B44]-[.B43])/[.I44]" office:value-type="float" office:value="93.3333333333333" calcext:value-type="float">
            <text:p>93.3333333333</text:p>
          </table:table-cell>
          <table:table-cell table:formula="of:=1000*([.D44]-[.D43])/[.I44]" office:value-type="float" office:value="120" calcext:value-type="float">
            <text:p>120</text:p>
          </table:table-cell>
          <table:table-cell table:formula="of:=[.F44]-[.F4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<text:s/>time=</text:p>
          </table:table-cell>
          <table:table-cell office:value-type="float" office:value="12624" calcext:value-type="float">
            <text:p>12624</text:p>
          </table:table-cell>
          <table:table-cell table:formula="of:=1000*([.B45]-[.B44])/[.I45]" office:value-type="float" office:value="108.108108108108" calcext:value-type="float">
            <text:p>108.1081081081</text:p>
          </table:table-cell>
          <table:table-cell table:formula="of:=1000*([.D45]-[.D44])/[.I45]" office:value-type="float" office:value="121.621621621622" calcext:value-type="float">
            <text:p>121.6216216216</text:p>
          </table:table-cell>
          <table:table-cell table:formula="of:=[.F45]-[.F4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<text:s/>time=</text:p>
          </table:table-cell>
          <table:table-cell office:value-type="float" office:value="12699" calcext:value-type="float">
            <text:p>12699</text:p>
          </table:table-cell>
          <table:table-cell table:formula="of:=1000*([.B46]-[.B45])/[.I46]" office:value-type="float" office:value="93.3333333333333" calcext:value-type="float">
            <text:p>93.3333333333</text:p>
          </table:table-cell>
          <table:table-cell table:formula="of:=1000*([.D46]-[.D45])/[.I46]" office:value-type="float" office:value="120" calcext:value-type="float">
            <text:p>120</text:p>
          </table:table-cell>
          <table:table-cell table:formula="of:=[.F46]-[.F4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<text:s/>time=</text:p>
          </table:table-cell>
          <table:table-cell office:value-type="float" office:value="12774" calcext:value-type="float">
            <text:p>12774</text:p>
          </table:table-cell>
          <table:table-cell table:formula="of:=1000*([.B47]-[.B46])/[.I47]" office:value-type="float" office:value="93.3333333333333" calcext:value-type="float">
            <text:p>93.3333333333</text:p>
          </table:table-cell>
          <table:table-cell table:formula="of:=1000*([.D47]-[.D46])/[.I47]" office:value-type="float" office:value="120" calcext:value-type="float">
            <text:p>120</text:p>
          </table:table-cell>
          <table:table-cell table:formula="of:=[.F47]-[.F4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<text:s/>time=</text:p>
          </table:table-cell>
          <table:table-cell office:value-type="float" office:value="12849" calcext:value-type="float">
            <text:p>12849</text:p>
          </table:table-cell>
          <table:table-cell table:formula="of:=1000*([.B48]-[.B47])/[.I48]" office:value-type="float" office:value="106.666666666667" calcext:value-type="float">
            <text:p>106.6666666667</text:p>
          </table:table-cell>
          <table:table-cell table:formula="of:=1000*([.D48]-[.D47])/[.I48]" office:value-type="float" office:value="133.333333333333" calcext:value-type="float">
            <text:p>133.3333333333</text:p>
          </table:table-cell>
          <table:table-cell table:formula="of:=[.F48]-[.F4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<text:s/>time=</text:p>
          </table:table-cell>
          <table:table-cell office:value-type="float" office:value="12923" calcext:value-type="float">
            <text:p>12923</text:p>
          </table:table-cell>
          <table:table-cell table:formula="of:=1000*([.B49]-[.B48])/[.I49]" office:value-type="float" office:value="94.5945945945946" calcext:value-type="float">
            <text:p>94.5945945946</text:p>
          </table:table-cell>
          <table:table-cell table:formula="of:=1000*([.D49]-[.D48])/[.I49]" office:value-type="float" office:value="121.621621621622" calcext:value-type="float">
            <text:p>121.6216216216</text:p>
          </table:table-cell>
          <table:table-cell table:formula="of:=[.F49]-[.F4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<text:s/>time=</text:p>
          </table:table-cell>
          <table:table-cell office:value-type="float" office:value="12999" calcext:value-type="float">
            <text:p>12999</text:p>
          </table:table-cell>
          <table:table-cell table:formula="of:=1000*([.B50]-[.B49])/[.I50]" office:value-type="float" office:value="92.1052631578947" calcext:value-type="float">
            <text:p>92.1052631579</text:p>
          </table:table-cell>
          <table:table-cell table:formula="of:=1000*([.D50]-[.D49])/[.I50]" office:value-type="float" office:value="118.421052631579" calcext:value-type="float">
            <text:p>118.4210526316</text:p>
          </table:table-cell>
          <table:table-cell table:formula="of:=[.F50]-[.F49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<text:s/>time=</text:p>
          </table:table-cell>
          <table:table-cell office:value-type="float" office:value="13074" calcext:value-type="float">
            <text:p>13074</text:p>
          </table:table-cell>
          <table:table-cell table:formula="of:=1000*([.B51]-[.B50])/[.I51]" office:value-type="float" office:value="106.666666666667" calcext:value-type="float">
            <text:p>106.6666666667</text:p>
          </table:table-cell>
          <table:table-cell table:formula="of:=1000*([.D51]-[.D50])/[.I51]" office:value-type="float" office:value="120" calcext:value-type="float">
            <text:p>120</text:p>
          </table:table-cell>
          <table:table-cell table:formula="of:=[.F51]-[.F5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<text:s/>time=</text:p>
          </table:table-cell>
          <table:table-cell office:value-type="float" office:value="13149" calcext:value-type="float">
            <text:p>13149</text:p>
          </table:table-cell>
          <table:table-cell table:formula="of:=1000*([.B52]-[.B51])/[.I52]" office:value-type="float" office:value="93.3333333333333" calcext:value-type="float">
            <text:p>93.3333333333</text:p>
          </table:table-cell>
          <table:table-cell table:formula="of:=1000*([.D52]-[.D51])/[.I52]" office:value-type="float" office:value="120" calcext:value-type="float">
            <text:p>120</text:p>
          </table:table-cell>
          <table:table-cell table:formula="of:=[.F52]-[.F5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<text:s/>time=</text:p>
          </table:table-cell>
          <table:table-cell office:value-type="float" office:value="13223" calcext:value-type="float">
            <text:p>13223</text:p>
          </table:table-cell>
          <table:table-cell table:formula="of:=1000*([.B53]-[.B52])/[.I53]" office:value-type="float" office:value="94.5945945945946" calcext:value-type="float">
            <text:p>94.5945945946</text:p>
          </table:table-cell>
          <table:table-cell table:formula="of:=1000*([.D53]-[.D52])/[.I53]" office:value-type="float" office:value="135.135135135135" calcext:value-type="float">
            <text:p>135.1351351351</text:p>
          </table:table-cell>
          <table:table-cell table:formula="of:=[.F53]-[.F5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time=</text:p>
          </table:table-cell>
          <table:table-cell office:value-type="float" office:value="13298" calcext:value-type="float">
            <text:p>13298</text:p>
          </table:table-cell>
          <table:table-cell table:formula="of:=1000*([.B54]-[.B53])/[.I54]" office:value-type="float" office:value="106.666666666667" calcext:value-type="float">
            <text:p>106.6666666667</text:p>
          </table:table-cell>
          <table:table-cell table:formula="of:=1000*([.D54]-[.D53])/[.I54]" office:value-type="float" office:value="120" calcext:value-type="float">
            <text:p>120</text:p>
          </table:table-cell>
          <table:table-cell table:formula="of:=[.F54]-[.F5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<text:s/>time=</text:p>
          </table:table-cell>
          <table:table-cell office:value-type="float" office:value="13373" calcext:value-type="float">
            <text:p>13373</text:p>
          </table:table-cell>
          <table:table-cell table:formula="of:=1000*([.B55]-[.B54])/[.I55]" office:value-type="float" office:value="106.666666666667" calcext:value-type="float">
            <text:p>106.6666666667</text:p>
          </table:table-cell>
          <table:table-cell table:formula="of:=1000*([.D55]-[.D54])/[.I55]" office:value-type="float" office:value="120" calcext:value-type="float">
            <text:p>120</text:p>
          </table:table-cell>
          <table:table-cell table:formula="of:=[.F55]-[.F5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<text:s/>time=</text:p>
          </table:table-cell>
          <table:table-cell office:value-type="float" office:value="13448" calcext:value-type="float">
            <text:p>13448</text:p>
          </table:table-cell>
          <table:table-cell table:formula="of:=1000*([.B56]-[.B55])/[.I56]" office:value-type="float" office:value="93.3333333333333" calcext:value-type="float">
            <text:p>93.3333333333</text:p>
          </table:table-cell>
          <table:table-cell table:formula="of:=1000*([.D56]-[.D55])/[.I56]" office:value-type="float" office:value="120" calcext:value-type="float">
            <text:p>120</text:p>
          </table:table-cell>
          <table:table-cell table:formula="of:=[.F56]-[.F5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<text:s/>time=</text:p>
          </table:table-cell>
          <table:table-cell office:value-type="float" office:value="13522" calcext:value-type="float">
            <text:p>13522</text:p>
          </table:table-cell>
          <table:table-cell table:formula="of:=1000*([.B57]-[.B56])/[.I57]" office:value-type="float" office:value="94.5945945945946" calcext:value-type="float">
            <text:p>94.5945945946</text:p>
          </table:table-cell>
          <table:table-cell table:formula="of:=1000*([.D57]-[.D56])/[.I57]" office:value-type="float" office:value="121.621621621622" calcext:value-type="float">
            <text:p>121.6216216216</text:p>
          </table:table-cell>
          <table:table-cell table:formula="of:=[.F57]-[.F5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<text:s/>time=</text:p>
          </table:table-cell>
          <table:table-cell office:value-type="float" office:value="13598" calcext:value-type="float">
            <text:p>13598</text:p>
          </table:table-cell>
          <table:table-cell table:formula="of:=1000*([.B58]-[.B57])/[.I58]" office:value-type="float" office:value="92.1052631578947" calcext:value-type="float">
            <text:p>92.1052631579</text:p>
          </table:table-cell>
          <table:table-cell table:formula="of:=1000*([.D58]-[.D57])/[.I58]" office:value-type="float" office:value="118.421052631579" calcext:value-type="float">
            <text:p>118.4210526316</text:p>
          </table:table-cell>
          <table:table-cell table:formula="of:=[.F58]-[.F57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<text:s/>time=</text:p>
          </table:table-cell>
          <table:table-cell office:value-type="float" office:value="13673" calcext:value-type="float">
            <text:p>13673</text:p>
          </table:table-cell>
          <table:table-cell table:formula="of:=1000*([.B59]-[.B58])/[.I59]" office:value-type="float" office:value="93.3333333333333" calcext:value-type="float">
            <text:p>93.3333333333</text:p>
          </table:table-cell>
          <table:table-cell table:formula="of:=1000*([.D59]-[.D58])/[.I59]" office:value-type="float" office:value="120" calcext:value-type="float">
            <text:p>120</text:p>
          </table:table-cell>
          <table:table-cell table:formula="of:=[.F59]-[.F5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<text:s/>time=</text:p>
          </table:table-cell>
          <table:table-cell office:value-type="float" office:value="13748" calcext:value-type="float">
            <text:p>13748</text:p>
          </table:table-cell>
          <table:table-cell table:formula="of:=1000*([.B60]-[.B59])/[.I60]" office:value-type="float" office:value="106.666666666667" calcext:value-type="float">
            <text:p>106.6666666667</text:p>
          </table:table-cell>
          <table:table-cell table:formula="of:=1000*([.D60]-[.D59])/[.I60]" office:value-type="float" office:value="133.333333333333" calcext:value-type="float">
            <text:p>133.3333333333</text:p>
          </table:table-cell>
          <table:table-cell table:formula="of:=[.F60]-[.F5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<text:s/>time=</text:p>
          </table:table-cell>
          <table:table-cell office:value-type="float" office:value="13822" calcext:value-type="float">
            <text:p>13822</text:p>
          </table:table-cell>
          <table:table-cell table:formula="of:=1000*([.B61]-[.B60])/[.I61]" office:value-type="float" office:value="94.5945945945946" calcext:value-type="float">
            <text:p>94.5945945946</text:p>
          </table:table-cell>
          <table:table-cell table:formula="of:=1000*([.D61]-[.D60])/[.I61]" office:value-type="float" office:value="121.621621621622" calcext:value-type="float">
            <text:p>121.6216216216</text:p>
          </table:table-cell>
          <table:table-cell table:formula="of:=[.F61]-[.F6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<text:s/>time=</text:p>
          </table:table-cell>
          <table:table-cell office:value-type="float" office:value="13897" calcext:value-type="float">
            <text:p>13897</text:p>
          </table:table-cell>
          <table:table-cell table:formula="of:=1000*([.B62]-[.B61])/[.I62]" office:value-type="float" office:value="106.666666666667" calcext:value-type="float">
            <text:p>106.6666666667</text:p>
          </table:table-cell>
          <table:table-cell table:formula="of:=1000*([.D62]-[.D61])/[.I62]" office:value-type="float" office:value="120" calcext:value-type="float">
            <text:p>120</text:p>
          </table:table-cell>
          <table:table-cell table:formula="of:=[.F62]-[.F6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<text:s/>time=</text:p>
          </table:table-cell>
          <table:table-cell office:value-type="float" office:value="13972" calcext:value-type="float">
            <text:p>13972</text:p>
          </table:table-cell>
          <table:table-cell table:formula="of:=1000*([.B63]-[.B62])/[.I63]" office:value-type="float" office:value="93.3333333333333" calcext:value-type="float">
            <text:p>93.3333333333</text:p>
          </table:table-cell>
          <table:table-cell table:formula="of:=1000*([.D63]-[.D62])/[.I63]" office:value-type="float" office:value="120" calcext:value-type="float">
            <text:p>120</text:p>
          </table:table-cell>
          <table:table-cell table:formula="of:=[.F63]-[.F6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<text:s/>time=</text:p>
          </table:table-cell>
          <table:table-cell office:value-type="float" office:value="14047" calcext:value-type="float">
            <text:p>14047</text:p>
          </table:table-cell>
          <table:table-cell table:formula="of:=1000*([.B64]-[.B63])/[.I64]" office:value-type="float" office:value="93.3333333333333" calcext:value-type="float">
            <text:p>93.3333333333</text:p>
          </table:table-cell>
          <table:table-cell table:formula="of:=1000*([.D64]-[.D63])/[.I64]" office:value-type="float" office:value="120" calcext:value-type="float">
            <text:p>120</text:p>
          </table:table-cell>
          <table:table-cell table:formula="of:=[.F64]-[.F6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<text:s/>time=</text:p>
          </table:table-cell>
          <table:table-cell office:value-type="float" office:value="14121" calcext:value-type="float">
            <text:p>14121</text:p>
          </table:table-cell>
          <table:table-cell table:formula="of:=1000*([.B65]-[.B64])/[.I65]" office:value-type="float" office:value="94.5945945945946" calcext:value-type="float">
            <text:p>94.5945945946</text:p>
          </table:table-cell>
          <table:table-cell table:formula="of:=1000*([.D65]-[.D64])/[.I65]" office:value-type="float" office:value="121.621621621622" calcext:value-type="float">
            <text:p>121.6216216216</text:p>
          </table:table-cell>
          <table:table-cell table:formula="of:=[.F65]-[.F6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<text:s/>time=</text:p>
          </table:table-cell>
          <table:table-cell office:value-type="float" office:value="14197" calcext:value-type="float">
            <text:p>14197</text:p>
          </table:table-cell>
          <table:table-cell table:formula="of:=1000*([.B66]-[.B65])/[.I66]" office:value-type="float" office:value="105.263157894737" calcext:value-type="float">
            <text:p>105.2631578947</text:p>
          </table:table-cell>
          <table:table-cell table:formula="of:=1000*([.D66]-[.D65])/[.I66]" office:value-type="float" office:value="118.421052631579" calcext:value-type="float">
            <text:p>118.4210526316</text:p>
          </table:table-cell>
          <table:table-cell table:formula="of:=[.F66]-[.F65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time=</text:p>
          </table:table-cell>
          <table:table-cell office:value-type="float" office:value="14272" calcext:value-type="float">
            <text:p>14272</text:p>
          </table:table-cell>
          <table:table-cell table:formula="of:=1000*([.B67]-[.B66])/[.I67]" office:value-type="float" office:value="93.3333333333333" calcext:value-type="float">
            <text:p>93.3333333333</text:p>
          </table:table-cell>
          <table:table-cell table:formula="of:=1000*([.D67]-[.D66])/[.I67]" office:value-type="float" office:value="133.333333333333" calcext:value-type="float">
            <text:p>133.3333333333</text:p>
          </table:table-cell>
          <table:table-cell table:formula="of:=[.F67]-[.F6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<text:s/>time=</text:p>
          </table:table-cell>
          <table:table-cell office:value-type="float" office:value="14347" calcext:value-type="float">
            <text:p>14347</text:p>
          </table:table-cell>
          <table:table-cell table:formula="of:=1000*([.B68]-[.B67])/[.I68]" office:value-type="float" office:value="93.3333333333333" calcext:value-type="float">
            <text:p>93.3333333333</text:p>
          </table:table-cell>
          <table:table-cell table:formula="of:=1000*([.D68]-[.D67])/[.I68]" office:value-type="float" office:value="120" calcext:value-type="float">
            <text:p>120</text:p>
          </table:table-cell>
          <table:table-cell table:formula="of:=[.F68]-[.F6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<text:s/>time=</text:p>
          </table:table-cell>
          <table:table-cell office:value-type="float" office:value="14422" calcext:value-type="float">
            <text:p>14422</text:p>
          </table:table-cell>
          <table:table-cell table:formula="of:=1000*([.B69]-[.B68])/[.I69]" office:value-type="float" office:value="106.666666666667" calcext:value-type="float">
            <text:p>106.6666666667</text:p>
          </table:table-cell>
          <table:table-cell table:formula="of:=1000*([.D69]-[.D68])/[.I69]" office:value-type="float" office:value="120" calcext:value-type="float">
            <text:p>120</text:p>
          </table:table-cell>
          <table:table-cell table:formula="of:=[.F69]-[.F6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<text:s/>time=</text:p>
          </table:table-cell>
          <table:table-cell office:value-type="float" office:value="14496" calcext:value-type="float">
            <text:p>14496</text:p>
          </table:table-cell>
          <table:table-cell table:formula="of:=1000*([.B70]-[.B69])/[.I70]" office:value-type="float" office:value="94.5945945945946" calcext:value-type="float">
            <text:p>94.5945945946</text:p>
          </table:table-cell>
          <table:table-cell table:formula="of:=1000*([.D70]-[.D69])/[.I70]" office:value-type="float" office:value="121.621621621622" calcext:value-type="float">
            <text:p>121.6216216216</text:p>
          </table:table-cell>
          <table:table-cell table:formula="of:=[.F70]-[.F6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<text:s/>time=</text:p>
          </table:table-cell>
          <table:table-cell office:value-type="float" office:value="14571" calcext:value-type="float">
            <text:p>14571</text:p>
          </table:table-cell>
          <table:table-cell table:formula="of:=1000*([.B71]-[.B70])/[.I71]" office:value-type="float" office:value="93.3333333333333" calcext:value-type="float">
            <text:p>93.3333333333</text:p>
          </table:table-cell>
          <table:table-cell table:formula="of:=1000*([.D71]-[.D70])/[.I71]" office:value-type="float" office:value="120" calcext:value-type="float">
            <text:p>120</text:p>
          </table:table-cell>
          <table:table-cell table:formula="of:=[.F71]-[.F7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<text:s/>time=</text:p>
          </table:table-cell>
          <table:table-cell office:value-type="float" office:value="14646" calcext:value-type="float">
            <text:p>14646</text:p>
          </table:table-cell>
          <table:table-cell table:formula="of:=1000*([.B72]-[.B71])/[.I72]" office:value-type="float" office:value="106.666666666667" calcext:value-type="float">
            <text:p>106.6666666667</text:p>
          </table:table-cell>
          <table:table-cell table:formula="of:=1000*([.D72]-[.D71])/[.I72]" office:value-type="float" office:value="120" calcext:value-type="float">
            <text:p>120</text:p>
          </table:table-cell>
          <table:table-cell table:formula="of:=[.F72]-[.F7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ime=</text:p>
          </table:table-cell>
          <table:table-cell office:value-type="float" office:value="14721" calcext:value-type="float">
            <text:p>14721</text:p>
          </table:table-cell>
          <table:table-cell table:formula="of:=1000*([.B73]-[.B72])/[.I73]" office:value-type="float" office:value="93.3333333333333" calcext:value-type="float">
            <text:p>93.3333333333</text:p>
          </table:table-cell>
          <table:table-cell table:formula="of:=1000*([.D73]-[.D72])/[.I73]" office:value-type="float" office:value="133.333333333333" calcext:value-type="float">
            <text:p>133.3333333333</text:p>
          </table:table-cell>
          <table:table-cell table:formula="of:=[.F73]-[.F7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<text:s/>time=</text:p>
          </table:table-cell>
          <table:table-cell office:value-type="float" office:value="14796" calcext:value-type="float">
            <text:p>14796</text:p>
          </table:table-cell>
          <table:table-cell table:formula="of:=1000*([.B74]-[.B73])/[.I74]" office:value-type="float" office:value="93.3333333333333" calcext:value-type="float">
            <text:p>93.3333333333</text:p>
          </table:table-cell>
          <table:table-cell table:formula="of:=1000*([.D74]-[.D73])/[.I74]" office:value-type="float" office:value="120" calcext:value-type="float">
            <text:p>120</text:p>
          </table:table-cell>
          <table:table-cell table:formula="of:=[.F74]-[.F7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<text:s/>time=</text:p>
          </table:table-cell>
          <table:table-cell office:value-type="float" office:value="14871" calcext:value-type="float">
            <text:p>14871</text:p>
          </table:table-cell>
          <table:table-cell table:formula="of:=1000*([.B75]-[.B74])/[.I75]" office:value-type="float" office:value="106.666666666667" calcext:value-type="float">
            <text:p>106.6666666667</text:p>
          </table:table-cell>
          <table:table-cell table:formula="of:=1000*([.D75]-[.D74])/[.I75]" office:value-type="float" office:value="120" calcext:value-type="float">
            <text:p>120</text:p>
          </table:table-cell>
          <table:table-cell table:formula="of:=[.F75]-[.F7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<text:s/>time=</text:p>
          </table:table-cell>
          <table:table-cell office:value-type="float" office:value="14946" calcext:value-type="float">
            <text:p>14946</text:p>
          </table:table-cell>
          <table:table-cell table:formula="of:=1000*([.B76]-[.B75])/[.I76]" office:value-type="float" office:value="93.3333333333333" calcext:value-type="float">
            <text:p>93.3333333333</text:p>
          </table:table-cell>
          <table:table-cell table:formula="of:=1000*([.D76]-[.D75])/[.I76]" office:value-type="float" office:value="120" calcext:value-type="float">
            <text:p>120</text:p>
          </table:table-cell>
          <table:table-cell table:formula="of:=[.F76]-[.F7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<text:s/>time=</text:p>
          </table:table-cell>
          <table:table-cell office:value-type="float" office:value="15021" calcext:value-type="float">
            <text:p>15021</text:p>
          </table:table-cell>
          <table:table-cell table:formula="of:=1000*([.B77]-[.B76])/[.I77]" office:value-type="float" office:value="93.3333333333333" calcext:value-type="float">
            <text:p>93.3333333333</text:p>
          </table:table-cell>
          <table:table-cell table:formula="of:=1000*([.D77]-[.D76])/[.I77]" office:value-type="float" office:value="120" calcext:value-type="float">
            <text:p>120</text:p>
          </table:table-cell>
          <table:table-cell table:formula="of:=[.F77]-[.F7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<text:s/>time=</text:p>
          </table:table-cell>
          <table:table-cell office:value-type="float" office:value="15095" calcext:value-type="float">
            <text:p>15095</text:p>
          </table:table-cell>
          <table:table-cell table:formula="of:=1000*([.B78]-[.B77])/[.I78]" office:value-type="float" office:value="108.108108108108" calcext:value-type="float">
            <text:p>108.1081081081</text:p>
          </table:table-cell>
          <table:table-cell table:formula="of:=1000*([.D78]-[.D77])/[.I78]" office:value-type="float" office:value="121.621621621622" calcext:value-type="float">
            <text:p>121.6216216216</text:p>
          </table:table-cell>
          <table:table-cell table:formula="of:=[.F78]-[.F7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<text:s/>time=</text:p>
          </table:table-cell>
          <table:table-cell office:value-type="float" office:value="15170" calcext:value-type="float">
            <text:p>15170</text:p>
          </table:table-cell>
          <table:table-cell table:formula="of:=1000*([.B79]-[.B78])/[.I79]" office:value-type="float" office:value="93.3333333333333" calcext:value-type="float">
            <text:p>93.3333333333</text:p>
          </table:table-cell>
          <table:table-cell table:formula="of:=1000*([.D79]-[.D78])/[.I79]" office:value-type="float" office:value="120" calcext:value-type="float">
            <text:p>120</text:p>
          </table:table-cell>
          <table:table-cell table:formula="of:=[.F79]-[.F7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<text:s/>time=</text:p>
          </table:table-cell>
          <table:table-cell office:value-type="float" office:value="15245" calcext:value-type="float">
            <text:p>15245</text:p>
          </table:table-cell>
          <table:table-cell table:formula="of:=1000*([.B80]-[.B79])/[.I80]" office:value-type="float" office:value="93.3333333333333" calcext:value-type="float">
            <text:p>93.3333333333</text:p>
          </table:table-cell>
          <table:table-cell table:formula="of:=1000*([.D80]-[.D79])/[.I80]" office:value-type="float" office:value="133.333333333333" calcext:value-type="float">
            <text:p>133.3333333333</text:p>
          </table:table-cell>
          <table:table-cell table:formula="of:=[.F80]-[.F7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<text:s/>time=</text:p>
          </table:table-cell>
          <table:table-cell office:value-type="float" office:value="15320" calcext:value-type="float">
            <text:p>15320</text:p>
          </table:table-cell>
          <table:table-cell table:formula="of:=1000*([.B81]-[.B80])/[.I81]" office:value-type="float" office:value="93.3333333333333" calcext:value-type="float">
            <text:p>93.3333333333</text:p>
          </table:table-cell>
          <table:table-cell table:formula="of:=1000*([.D81]-[.D80])/[.I81]" office:value-type="float" office:value="120" calcext:value-type="float">
            <text:p>120</text:p>
          </table:table-cell>
          <table:table-cell table:formula="of:=[.F81]-[.F8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<text:s/>time=</text:p>
          </table:table-cell>
          <table:table-cell office:value-type="float" office:value="15395" calcext:value-type="float">
            <text:p>15395</text:p>
          </table:table-cell>
          <table:table-cell table:formula="of:=1000*([.B82]-[.B81])/[.I82]" office:value-type="float" office:value="106.666666666667" calcext:value-type="float">
            <text:p>106.6666666667</text:p>
          </table:table-cell>
          <table:table-cell table:formula="of:=1000*([.D82]-[.D81])/[.I82]" office:value-type="float" office:value="120" calcext:value-type="float">
            <text:p>120</text:p>
          </table:table-cell>
          <table:table-cell table:formula="of:=[.F82]-[.F8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<text:s/>time=</text:p>
          </table:table-cell>
          <table:table-cell office:value-type="float" office:value="15470" calcext:value-type="float">
            <text:p>15470</text:p>
          </table:table-cell>
          <table:table-cell table:formula="of:=1000*([.B83]-[.B82])/[.I83]" office:value-type="float" office:value="93.3333333333333" calcext:value-type="float">
            <text:p>93.3333333333</text:p>
          </table:table-cell>
          <table:table-cell table:formula="of:=1000*([.D83]-[.D82])/[.I83]" office:value-type="float" office:value="120" calcext:value-type="float">
            <text:p>120</text:p>
          </table:table-cell>
          <table:table-cell table:formula="of:=[.F83]-[.F8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<text:s/>time=</text:p>
          </table:table-cell>
          <table:table-cell office:value-type="float" office:value="15545" calcext:value-type="float">
            <text:p>15545</text:p>
          </table:table-cell>
          <table:table-cell table:formula="of:=1000*([.B84]-[.B83])/[.I84]" office:value-type="float" office:value="93.3333333333333" calcext:value-type="float">
            <text:p>93.3333333333</text:p>
          </table:table-cell>
          <table:table-cell table:formula="of:=1000*([.D84]-[.D83])/[.I84]" office:value-type="float" office:value="120" calcext:value-type="float">
            <text:p>120</text:p>
          </table:table-cell>
          <table:table-cell table:formula="of:=[.F84]-[.F8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<text:s/>time=</text:p>
          </table:table-cell>
          <table:table-cell office:value-type="float" office:value="15620" calcext:value-type="float">
            <text:p>15620</text:p>
          </table:table-cell>
          <table:table-cell table:formula="of:=1000*([.B85]-[.B84])/[.I85]" office:value-type="float" office:value="106.666666666667" calcext:value-type="float">
            <text:p>106.6666666667</text:p>
          </table:table-cell>
          <table:table-cell table:formula="of:=1000*([.D85]-[.D84])/[.I85]" office:value-type="float" office:value="133.333333333333" calcext:value-type="float">
            <text:p>133.3333333333</text:p>
          </table:table-cell>
          <table:table-cell table:formula="of:=[.F85]-[.F8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<text:s/>time=</text:p>
          </table:table-cell>
          <table:table-cell office:value-type="float" office:value="15694" calcext:value-type="float">
            <text:p>15694</text:p>
          </table:table-cell>
          <table:table-cell table:formula="of:=1000*([.B86]-[.B85])/[.I86]" office:value-type="float" office:value="94.5945945945946" calcext:value-type="float">
            <text:p>94.5945945946</text:p>
          </table:table-cell>
          <table:table-cell table:formula="of:=1000*([.D86]-[.D85])/[.I86]" office:value-type="float" office:value="121.621621621622" calcext:value-type="float">
            <text:p>121.6216216216</text:p>
          </table:table-cell>
          <table:table-cell table:formula="of:=[.F86]-[.F8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s/>time=</text:p>
          </table:table-cell>
          <table:table-cell office:value-type="float" office:value="15769" calcext:value-type="float">
            <text:p>15769</text:p>
          </table:table-cell>
          <table:table-cell table:formula="of:=1000*([.B87]-[.B86])/[.I87]" office:value-type="float" office:value="93.3333333333333" calcext:value-type="float">
            <text:p>93.3333333333</text:p>
          </table:table-cell>
          <table:table-cell table:formula="of:=1000*([.D87]-[.D86])/[.I87]" office:value-type="float" office:value="120" calcext:value-type="float">
            <text:p>120</text:p>
          </table:table-cell>
          <table:table-cell table:formula="of:=[.F87]-[.F8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<text:s/>time=</text:p>
          </table:table-cell>
          <table:table-cell office:value-type="float" office:value="15844" calcext:value-type="float">
            <text:p>15844</text:p>
          </table:table-cell>
          <table:table-cell table:formula="of:=1000*([.B88]-[.B87])/[.I88]" office:value-type="float" office:value="93.3333333333333" calcext:value-type="float">
            <text:p>93.3333333333</text:p>
          </table:table-cell>
          <table:table-cell table:formula="of:=1000*([.D88]-[.D87])/[.I88]" office:value-type="float" office:value="120" calcext:value-type="float">
            <text:p>120</text:p>
          </table:table-cell>
          <table:table-cell table:formula="of:=[.F88]-[.F8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<text:s/>time=</text:p>
          </table:table-cell>
          <table:table-cell office:value-type="float" office:value="15919" calcext:value-type="float">
            <text:p>15919</text:p>
          </table:table-cell>
          <table:table-cell table:formula="of:=1000*([.B89]-[.B88])/[.I89]" office:value-type="float" office:value="106.666666666667" calcext:value-type="float">
            <text:p>106.6666666667</text:p>
          </table:table-cell>
          <table:table-cell table:formula="of:=1000*([.D89]-[.D88])/[.I89]" office:value-type="float" office:value="120" calcext:value-type="float">
            <text:p>120</text:p>
          </table:table-cell>
          <table:table-cell table:formula="of:=[.F89]-[.F8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ime=</text:p>
          </table:table-cell>
          <table:table-cell office:value-type="float" office:value="15994" calcext:value-type="float">
            <text:p>15994</text:p>
          </table:table-cell>
          <table:table-cell table:formula="of:=1000*([.B90]-[.B89])/[.I90]" office:value-type="float" office:value="93.3333333333333" calcext:value-type="float">
            <text:p>93.3333333333</text:p>
          </table:table-cell>
          <table:table-cell table:formula="of:=1000*([.D90]-[.D89])/[.I90]" office:value-type="float" office:value="120" calcext:value-type="float">
            <text:p>120</text:p>
          </table:table-cell>
          <table:table-cell table:formula="of:=[.F90]-[.F8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<text:s/>time=</text:p>
          </table:table-cell>
          <table:table-cell office:value-type="float" office:value="16069" calcext:value-type="float">
            <text:p>16069</text:p>
          </table:table-cell>
          <table:table-cell table:formula="of:=1000*([.B91]-[.B90])/[.I91]" office:value-type="float" office:value="93.3333333333333" calcext:value-type="float">
            <text:p>93.3333333333</text:p>
          </table:table-cell>
          <table:table-cell table:formula="of:=1000*([.D91]-[.D90])/[.I91]" office:value-type="float" office:value="133.333333333333" calcext:value-type="float">
            <text:p>133.3333333333</text:p>
          </table:table-cell>
          <table:table-cell table:formula="of:=[.F91]-[.F9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<text:s/>time=</text:p>
          </table:table-cell>
          <table:table-cell office:value-type="float" office:value="16144" calcext:value-type="float">
            <text:p>16144</text:p>
          </table:table-cell>
          <table:table-cell table:formula="of:=1000*([.B92]-[.B91])/[.I92]" office:value-type="float" office:value="106.666666666667" calcext:value-type="float">
            <text:p>106.6666666667</text:p>
          </table:table-cell>
          <table:table-cell table:formula="of:=1000*([.D92]-[.D91])/[.I92]" office:value-type="float" office:value="120" calcext:value-type="float">
            <text:p>120</text:p>
          </table:table-cell>
          <table:table-cell table:formula="of:=[.F92]-[.F9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<text:s/>time=</text:p>
          </table:table-cell>
          <table:table-cell office:value-type="float" office:value="16219" calcext:value-type="float">
            <text:p>16219</text:p>
          </table:table-cell>
          <table:table-cell table:formula="of:=1000*([.B93]-[.B92])/[.I93]" office:value-type="float" office:value="93.3333333333333" calcext:value-type="float">
            <text:p>93.3333333333</text:p>
          </table:table-cell>
          <table:table-cell table:formula="of:=1000*([.D93]-[.D92])/[.I93]" office:value-type="float" office:value="120" calcext:value-type="float">
            <text:p>120</text:p>
          </table:table-cell>
          <table:table-cell table:formula="of:=[.F93]-[.F9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<text:s/>time=</text:p>
          </table:table-cell>
          <table:table-cell office:value-type="float" office:value="16293" calcext:value-type="float">
            <text:p>16293</text:p>
          </table:table-cell>
          <table:table-cell table:formula="of:=1000*([.B94]-[.B93])/[.I94]" office:value-type="float" office:value="94.5945945945946" calcext:value-type="float">
            <text:p>94.5945945946</text:p>
          </table:table-cell>
          <table:table-cell table:formula="of:=1000*([.D94]-[.D93])/[.I94]" office:value-type="float" office:value="121.621621621622" calcext:value-type="float">
            <text:p>121.6216216216</text:p>
          </table:table-cell>
          <table:table-cell table:formula="of:=[.F94]-[.F9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<text:s/>time=</text:p>
          </table:table-cell>
          <table:table-cell office:value-type="float" office:value="16368" calcext:value-type="float">
            <text:p>16368</text:p>
          </table:table-cell>
          <table:table-cell table:formula="of:=1000*([.B95]-[.B94])/[.I95]" office:value-type="float" office:value="106.666666666667" calcext:value-type="float">
            <text:p>106.6666666667</text:p>
          </table:table-cell>
          <table:table-cell table:formula="of:=1000*([.D95]-[.D94])/[.I95]" office:value-type="float" office:value="120" calcext:value-type="float">
            <text:p>120</text:p>
          </table:table-cell>
          <table:table-cell table:formula="of:=[.F95]-[.F9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<text:s/>time=</text:p>
          </table:table-cell>
          <table:table-cell office:value-type="float" office:value="16443" calcext:value-type="float">
            <text:p>16443</text:p>
          </table:table-cell>
          <table:table-cell table:formula="of:=1000*([.B96]-[.B95])/[.I96]" office:value-type="float" office:value="93.3333333333333" calcext:value-type="float">
            <text:p>93.3333333333</text:p>
          </table:table-cell>
          <table:table-cell table:formula="of:=1000*([.D96]-[.D95])/[.I96]" office:value-type="float" office:value="133.333333333333" calcext:value-type="float">
            <text:p>133.3333333333</text:p>
          </table:table-cell>
          <table:table-cell table:formula="of:=[.F96]-[.F9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s/>time=</text:p>
          </table:table-cell>
          <table:table-cell office:value-type="float" office:value="16518" calcext:value-type="float">
            <text:p>16518</text:p>
          </table:table-cell>
          <table:table-cell table:formula="of:=1000*([.B97]-[.B96])/[.I97]" office:value-type="float" office:value="93.3333333333333" calcext:value-type="float">
            <text:p>93.3333333333</text:p>
          </table:table-cell>
          <table:table-cell table:formula="of:=1000*([.D97]-[.D96])/[.I97]" office:value-type="float" office:value="120" calcext:value-type="float">
            <text:p>120</text:p>
          </table:table-cell>
          <table:table-cell table:formula="of:=[.F97]-[.F9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<text:s/>time=</text:p>
          </table:table-cell>
          <table:table-cell office:value-type="float" office:value="16593" calcext:value-type="float">
            <text:p>16593</text:p>
          </table:table-cell>
          <table:table-cell table:formula="of:=1000*([.B98]-[.B97])/[.I98]" office:value-type="float" office:value="93.3333333333333" calcext:value-type="float">
            <text:p>93.3333333333</text:p>
          </table:table-cell>
          <table:table-cell table:formula="of:=1000*([.D98]-[.D97])/[.I98]" office:value-type="float" office:value="120" calcext:value-type="float">
            <text:p>120</text:p>
          </table:table-cell>
          <table:table-cell table:formula="of:=[.F98]-[.F9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time=</text:p>
          </table:table-cell>
          <table:table-cell office:value-type="float" office:value="16668" calcext:value-type="float">
            <text:p>16668</text:p>
          </table:table-cell>
          <table:table-cell table:formula="of:=1000*([.B99]-[.B98])/[.I99]" office:value-type="float" office:value="106.666666666667" calcext:value-type="float">
            <text:p>106.6666666667</text:p>
          </table:table-cell>
          <table:table-cell table:formula="of:=1000*([.D99]-[.D98])/[.I99]" office:value-type="float" office:value="120" calcext:value-type="float">
            <text:p>120</text:p>
          </table:table-cell>
          <table:table-cell table:formula="of:=[.F99]-[.F9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time=</text:p>
          </table:table-cell>
          <table:table-cell office:value-type="float" office:value="16743" calcext:value-type="float">
            <text:p>16743</text:p>
          </table:table-cell>
          <table:table-cell table:formula="of:=1000*([.B100]-[.B99])/[.I100]" office:value-type="float" office:value="93.3333333333333" calcext:value-type="float">
            <text:p>93.3333333333</text:p>
          </table:table-cell>
          <table:table-cell table:formula="of:=1000*([.D100]-[.D99])/[.I100]" office:value-type="float" office:value="120" calcext:value-type="float">
            <text:p>120</text:p>
          </table:table-cell>
          <table:table-cell table:formula="of:=[.F100]-[.F99]" office:value-type="float" office:value="75" calcext:value-type="float">
            <text:p>75</text:p>
          </table:table-cell>
          <table:table-cell table:number-columns-repeated="2"/>
        </table:table-row>
      </table:table>
      <table:table table:name="left input 25" table:style-name="ta1">
        <table:shapes>
          <draw:frame draw:z-index="0" draw:style-name="gr1" draw:text-style-name="P1" svg:width="23.294cm" svg:height="14.715cm" svg:x="21.669cm" svg:y="2.497cm">
            <draw:object draw:notify-on-update-of-ranges="'left input 25'.I2:'left input 25'.I100 'left input 25'.G1:'left input 25'.G1 'left input 25'.G2:'left input 25'.G100 'left input 25'.H1:'left input 25'.H1 'left input 25'.H2:'left input 25'.H10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time=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time=</text:p>
          </table:table-cell>
          <table:table-cell office:value-type="float" office:value="1958" calcext:value-type="float">
            <text:p>1958</text:p>
          </table:table-cell>
          <table:table-cell table:formula="of:=1000*([.B2]-[.B1])/[.I2]" office:value-type="float" office:value="126.760563380282" calcext:value-type="float">
            <text:p>126.7605633803</text:p>
          </table:table-cell>
          <table:table-cell table:formula="of:=1000*([.D2]-[.D1])/[.I2]" office:value-type="float" office:value="126.760563380282" calcext:value-type="float">
            <text:p>126.7605633803</text:p>
          </table:table-cell>
          <table:table-cell table:formula="of:=[.F2]-[.F1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time=</text:p>
          </table:table-cell>
          <table:table-cell office:value-type="float" office:value="2030" calcext:value-type="float">
            <text:p>2030</text:p>
          </table:table-cell>
          <table:table-cell table:formula="of:=1000*([.B3]-[.B2])/[.I3]" office:value-type="float" office:value="111.111111111111" calcext:value-type="float">
            <text:p>111.1111111111</text:p>
          </table:table-cell>
          <table:table-cell table:formula="of:=1000*([.D3]-[.D2])/[.I3]" office:value-type="float" office:value="125" calcext:value-type="float">
            <text:p>125</text:p>
          </table:table-cell>
          <table:table-cell table:formula="of:=[.F3]-[.F2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time=</text:p>
          </table:table-cell>
          <table:table-cell office:value-type="float" office:value="2102" calcext:value-type="float">
            <text:p>2102</text:p>
          </table:table-cell>
          <table:table-cell table:formula="of:=1000*([.B4]-[.B3])/[.I4]" office:value-type="float" office:value="125" calcext:value-type="float">
            <text:p>125</text:p>
          </table:table-cell>
          <table:table-cell table:formula="of:=1000*([.D4]-[.D3])/[.I4]" office:value-type="float" office:value="125" calcext:value-type="float">
            <text:p>125</text:p>
          </table:table-cell>
          <table:table-cell table:formula="of:=[.F4]-[.F3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time=</text:p>
          </table:table-cell>
          <table:table-cell office:value-type="float" office:value="2173" calcext:value-type="float">
            <text:p>2173</text:p>
          </table:table-cell>
          <table:table-cell table:formula="of:=1000*([.B5]-[.B4])/[.I5]" office:value-type="float" office:value="112.676056338028" calcext:value-type="float">
            <text:p>112.676056338</text:p>
          </table:table-cell>
          <table:table-cell table:formula="of:=1000*([.D5]-[.D4])/[.I5]" office:value-type="float" office:value="112.676056338028" calcext:value-type="float">
            <text:p>112.676056338</text:p>
          </table:table-cell>
          <table:table-cell table:formula="of:=[.F5]-[.F4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time=</text:p>
          </table:table-cell>
          <table:table-cell office:value-type="float" office:value="2245" calcext:value-type="float">
            <text:p>2245</text:p>
          </table:table-cell>
          <table:table-cell table:formula="of:=1000*([.B6]-[.B5])/[.I6]" office:value-type="float" office:value="111.111111111111" calcext:value-type="float">
            <text:p>111.1111111111</text:p>
          </table:table-cell>
          <table:table-cell table:formula="of:=1000*([.D6]-[.D5])/[.I6]" office:value-type="float" office:value="125" calcext:value-type="float">
            <text:p>125</text:p>
          </table:table-cell>
          <table:table-cell table:formula="of:=[.F6]-[.F5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/>time=</text:p>
          </table:table-cell>
          <table:table-cell office:value-type="float" office:value="2317" calcext:value-type="float">
            <text:p>2317</text:p>
          </table:table-cell>
          <table:table-cell table:formula="of:=1000*([.B7]-[.B6])/[.I7]" office:value-type="float" office:value="125" calcext:value-type="float">
            <text:p>125</text:p>
          </table:table-cell>
          <table:table-cell table:formula="of:=1000*([.D7]-[.D6])/[.I7]" office:value-type="float" office:value="125" calcext:value-type="float">
            <text:p>125</text:p>
          </table:table-cell>
          <table:table-cell table:formula="of:=[.F7]-[.F6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time=</text:p>
          </table:table-cell>
          <table:table-cell office:value-type="float" office:value="2388" calcext:value-type="float">
            <text:p>2388</text:p>
          </table:table-cell>
          <table:table-cell table:formula="of:=1000*([.B8]-[.B7])/[.I8]" office:value-type="float" office:value="126.760563380282" calcext:value-type="float">
            <text:p>126.7605633803</text:p>
          </table:table-cell>
          <table:table-cell table:formula="of:=1000*([.D8]-[.D7])/[.I8]" office:value-type="float" office:value="112.676056338028" calcext:value-type="float">
            <text:p>112.676056338</text:p>
          </table:table-cell>
          <table:table-cell table:formula="of:=[.F8]-[.F7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time=</text:p>
          </table:table-cell>
          <table:table-cell office:value-type="float" office:value="2460" calcext:value-type="float">
            <text:p>2460</text:p>
          </table:table-cell>
          <table:table-cell table:formula="of:=1000*([.B9]-[.B8])/[.I9]" office:value-type="float" office:value="111.111111111111" calcext:value-type="float">
            <text:p>111.1111111111</text:p>
          </table:table-cell>
          <table:table-cell table:formula="of:=1000*([.D9]-[.D8])/[.I9]" office:value-type="float" office:value="125" calcext:value-type="float">
            <text:p>125</text:p>
          </table:table-cell>
          <table:table-cell table:formula="of:=[.F9]-[.F8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time=</text:p>
          </table:table-cell>
          <table:table-cell office:value-type="float" office:value="2532" calcext:value-type="float">
            <text:p>2532</text:p>
          </table:table-cell>
          <table:table-cell table:formula="of:=1000*([.B10]-[.B9])/[.I10]" office:value-type="float" office:value="111.111111111111" calcext:value-type="float">
            <text:p>111.1111111111</text:p>
          </table:table-cell>
          <table:table-cell table:formula="of:=1000*([.D10]-[.D9])/[.I10]" office:value-type="float" office:value="125" calcext:value-type="float">
            <text:p>125</text:p>
          </table:table-cell>
          <table:table-cell table:formula="of:=[.F10]-[.F9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s/>time=</text:p>
          </table:table-cell>
          <table:table-cell office:value-type="float" office:value="2604" calcext:value-type="float">
            <text:p>2604</text:p>
          </table:table-cell>
          <table:table-cell table:formula="of:=1000*([.B11]-[.B10])/[.I11]" office:value-type="float" office:value="125" calcext:value-type="float">
            <text:p>125</text:p>
          </table:table-cell>
          <table:table-cell table:formula="of:=1000*([.D11]-[.D10])/[.I11]" office:value-type="float" office:value="111.111111111111" calcext:value-type="float">
            <text:p>111.1111111111</text:p>
          </table:table-cell>
          <table:table-cell table:formula="of:=[.F11]-[.F10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time=</text:p>
          </table:table-cell>
          <table:table-cell office:value-type="float" office:value="2675" calcext:value-type="float">
            <text:p>2675</text:p>
          </table:table-cell>
          <table:table-cell table:formula="of:=1000*([.B12]-[.B11])/[.I12]" office:value-type="float" office:value="112.676056338028" calcext:value-type="float">
            <text:p>112.676056338</text:p>
          </table:table-cell>
          <table:table-cell table:formula="of:=1000*([.D12]-[.D11])/[.I12]" office:value-type="float" office:value="126.760563380282" calcext:value-type="float">
            <text:p>126.7605633803</text:p>
          </table:table-cell>
          <table:table-cell table:formula="of:=[.F12]-[.F11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s/>time=</text:p>
          </table:table-cell>
          <table:table-cell office:value-type="float" office:value="2748" calcext:value-type="float">
            <text:p>2748</text:p>
          </table:table-cell>
          <table:table-cell table:formula="of:=1000*([.B13]-[.B12])/[.I13]" office:value-type="float" office:value="123.287671232877" calcext:value-type="float">
            <text:p>123.2876712329</text:p>
          </table:table-cell>
          <table:table-cell table:formula="of:=1000*([.D13]-[.D12])/[.I13]" office:value-type="float" office:value="123.287671232877" calcext:value-type="float">
            <text:p>123.2876712329</text:p>
          </table:table-cell>
          <table:table-cell table:formula="of:=[.F13]-[.F12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time=</text:p>
          </table:table-cell>
          <table:table-cell office:value-type="float" office:value="2820" calcext:value-type="float">
            <text:p>2820</text:p>
          </table:table-cell>
          <table:table-cell table:formula="of:=1000*([.B14]-[.B13])/[.I14]" office:value-type="float" office:value="111.111111111111" calcext:value-type="float">
            <text:p>111.1111111111</text:p>
          </table:table-cell>
          <table:table-cell table:formula="of:=1000*([.D14]-[.D13])/[.I14]" office:value-type="float" office:value="111.111111111111" calcext:value-type="float">
            <text:p>111.1111111111</text:p>
          </table:table-cell>
          <table:table-cell table:formula="of:=[.F14]-[.F13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/>time=</text:p>
          </table:table-cell>
          <table:table-cell office:value-type="float" office:value="2891" calcext:value-type="float">
            <text:p>2891</text:p>
          </table:table-cell>
          <table:table-cell table:formula="of:=1000*([.B15]-[.B14])/[.I15]" office:value-type="float" office:value="112.676056338028" calcext:value-type="float">
            <text:p>112.676056338</text:p>
          </table:table-cell>
          <table:table-cell table:formula="of:=1000*([.D15]-[.D14])/[.I15]" office:value-type="float" office:value="126.760563380282" calcext:value-type="float">
            <text:p>126.7605633803</text:p>
          </table:table-cell>
          <table:table-cell table:formula="of:=[.F15]-[.F14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s/>time=</text:p>
          </table:table-cell>
          <table:table-cell office:value-type="float" office:value="2963" calcext:value-type="float">
            <text:p>2963</text:p>
          </table:table-cell>
          <table:table-cell table:formula="of:=1000*([.B16]-[.B15])/[.I16]" office:value-type="float" office:value="111.111111111111" calcext:value-type="float">
            <text:p>111.1111111111</text:p>
          </table:table-cell>
          <table:table-cell table:formula="of:=1000*([.D16]-[.D15])/[.I16]" office:value-type="float" office:value="125" calcext:value-type="float">
            <text:p>125</text:p>
          </table:table-cell>
          <table:table-cell table:formula="of:=[.F16]-[.F15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time=</text:p>
          </table:table-cell>
          <table:table-cell office:value-type="float" office:value="3035" calcext:value-type="float">
            <text:p>3035</text:p>
          </table:table-cell>
          <table:table-cell table:formula="of:=1000*([.B17]-[.B16])/[.I17]" office:value-type="float" office:value="125" calcext:value-type="float">
            <text:p>125</text:p>
          </table:table-cell>
          <table:table-cell table:formula="of:=1000*([.D17]-[.D16])/[.I17]" office:value-type="float" office:value="125" calcext:value-type="float">
            <text:p>125</text:p>
          </table:table-cell>
          <table:table-cell table:formula="of:=[.F17]-[.F16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<text:s/>time=</text:p>
          </table:table-cell>
          <table:table-cell office:value-type="float" office:value="3106" calcext:value-type="float">
            <text:p>3106</text:p>
          </table:table-cell>
          <table:table-cell table:formula="of:=1000*([.B18]-[.B17])/[.I18]" office:value-type="float" office:value="126.760563380282" calcext:value-type="float">
            <text:p>126.7605633803</text:p>
          </table:table-cell>
          <table:table-cell table:formula="of:=1000*([.D18]-[.D17])/[.I18]" office:value-type="float" office:value="112.676056338028" calcext:value-type="float">
            <text:p>112.676056338</text:p>
          </table:table-cell>
          <table:table-cell table:formula="of:=[.F18]-[.F17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time=</text:p>
          </table:table-cell>
          <table:table-cell office:value-type="float" office:value="3178" calcext:value-type="float">
            <text:p>3178</text:p>
          </table:table-cell>
          <table:table-cell table:formula="of:=1000*([.B19]-[.B18])/[.I19]" office:value-type="float" office:value="111.111111111111" calcext:value-type="float">
            <text:p>111.1111111111</text:p>
          </table:table-cell>
          <table:table-cell table:formula="of:=1000*([.D19]-[.D18])/[.I19]" office:value-type="float" office:value="125" calcext:value-type="float">
            <text:p>125</text:p>
          </table:table-cell>
          <table:table-cell table:formula="of:=[.F19]-[.F18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time=</text:p>
          </table:table-cell>
          <table:table-cell office:value-type="float" office:value="3250" calcext:value-type="float">
            <text:p>3250</text:p>
          </table:table-cell>
          <table:table-cell table:formula="of:=1000*([.B20]-[.B19])/[.I20]" office:value-type="float" office:value="111.111111111111" calcext:value-type="float">
            <text:p>111.1111111111</text:p>
          </table:table-cell>
          <table:table-cell table:formula="of:=1000*([.D20]-[.D19])/[.I20]" office:value-type="float" office:value="125" calcext:value-type="float">
            <text:p>125</text:p>
          </table:table-cell>
          <table:table-cell table:formula="of:=[.F20]-[.F19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time=</text:p>
          </table:table-cell>
          <table:table-cell office:value-type="float" office:value="3321" calcext:value-type="float">
            <text:p>3321</text:p>
          </table:table-cell>
          <table:table-cell table:formula="of:=1000*([.B21]-[.B20])/[.I21]" office:value-type="float" office:value="126.760563380282" calcext:value-type="float">
            <text:p>126.7605633803</text:p>
          </table:table-cell>
          <table:table-cell table:formula="of:=1000*([.D21]-[.D20])/[.I21]" office:value-type="float" office:value="112.676056338028" calcext:value-type="float">
            <text:p>112.676056338</text:p>
          </table:table-cell>
          <table:table-cell table:formula="of:=[.F21]-[.F20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/>time=</text:p>
          </table:table-cell>
          <table:table-cell office:value-type="float" office:value="3393" calcext:value-type="float">
            <text:p>3393</text:p>
          </table:table-cell>
          <table:table-cell table:formula="of:=1000*([.B22]-[.B21])/[.I22]" office:value-type="float" office:value="111.111111111111" calcext:value-type="float">
            <text:p>111.1111111111</text:p>
          </table:table-cell>
          <table:table-cell table:formula="of:=1000*([.D22]-[.D21])/[.I22]" office:value-type="float" office:value="125" calcext:value-type="float">
            <text:p>125</text:p>
          </table:table-cell>
          <table:table-cell table:formula="of:=[.F22]-[.F21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/>time=</text:p>
          </table:table-cell>
          <table:table-cell office:value-type="float" office:value="3465" calcext:value-type="float">
            <text:p>3465</text:p>
          </table:table-cell>
          <table:table-cell table:formula="of:=1000*([.B23]-[.B22])/[.I23]" office:value-type="float" office:value="125" calcext:value-type="float">
            <text:p>125</text:p>
          </table:table-cell>
          <table:table-cell table:formula="of:=1000*([.D23]-[.D22])/[.I23]" office:value-type="float" office:value="125" calcext:value-type="float">
            <text:p>125</text:p>
          </table:table-cell>
          <table:table-cell table:formula="of:=[.F23]-[.F22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s/>time=</text:p>
          </table:table-cell>
          <table:table-cell office:value-type="float" office:value="3536" calcext:value-type="float">
            <text:p>3536</text:p>
          </table:table-cell>
          <table:table-cell table:formula="of:=1000*([.B24]-[.B23])/[.I24]" office:value-type="float" office:value="112.676056338028" calcext:value-type="float">
            <text:p>112.676056338</text:p>
          </table:table-cell>
          <table:table-cell table:formula="of:=1000*([.D24]-[.D23])/[.I24]" office:value-type="float" office:value="112.676056338028" calcext:value-type="float">
            <text:p>112.676056338</text:p>
          </table:table-cell>
          <table:table-cell table:formula="of:=[.F24]-[.F23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<text:s/>time=</text:p>
          </table:table-cell>
          <table:table-cell office:value-type="float" office:value="3608" calcext:value-type="float">
            <text:p>3608</text:p>
          </table:table-cell>
          <table:table-cell table:formula="of:=1000*([.B25]-[.B24])/[.I25]" office:value-type="float" office:value="111.111111111111" calcext:value-type="float">
            <text:p>111.1111111111</text:p>
          </table:table-cell>
          <table:table-cell table:formula="of:=1000*([.D25]-[.D24])/[.I25]" office:value-type="float" office:value="125" calcext:value-type="float">
            <text:p>125</text:p>
          </table:table-cell>
          <table:table-cell table:formula="of:=[.F25]-[.F2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/>time=</text:p>
          </table:table-cell>
          <table:table-cell office:value-type="float" office:value="3681" calcext:value-type="float">
            <text:p>3681</text:p>
          </table:table-cell>
          <table:table-cell table:formula="of:=1000*([.B26]-[.B25])/[.I26]" office:value-type="float" office:value="123.287671232877" calcext:value-type="float">
            <text:p>123.2876712329</text:p>
          </table:table-cell>
          <table:table-cell table:formula="of:=1000*([.D26]-[.D25])/[.I26]" office:value-type="float" office:value="123.287671232877" calcext:value-type="float">
            <text:p>123.2876712329</text:p>
          </table:table-cell>
          <table:table-cell table:formula="of:=[.F26]-[.F25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time=</text:p>
          </table:table-cell>
          <table:table-cell office:value-type="float" office:value="3752" calcext:value-type="float">
            <text:p>3752</text:p>
          </table:table-cell>
          <table:table-cell table:formula="of:=1000*([.B27]-[.B26])/[.I27]" office:value-type="float" office:value="112.676056338028" calcext:value-type="float">
            <text:p>112.676056338</text:p>
          </table:table-cell>
          <table:table-cell table:formula="of:=1000*([.D27]-[.D26])/[.I27]" office:value-type="float" office:value="126.760563380282" calcext:value-type="float">
            <text:p>126.7605633803</text:p>
          </table:table-cell>
          <table:table-cell table:formula="of:=[.F27]-[.F26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/>time=</text:p>
          </table:table-cell>
          <table:table-cell office:value-type="float" office:value="3824" calcext:value-type="float">
            <text:p>3824</text:p>
          </table:table-cell>
          <table:table-cell table:formula="of:=1000*([.B28]-[.B27])/[.I28]" office:value-type="float" office:value="111.111111111111" calcext:value-type="float">
            <text:p>111.1111111111</text:p>
          </table:table-cell>
          <table:table-cell table:formula="of:=1000*([.D28]-[.D27])/[.I28]" office:value-type="float" office:value="125" calcext:value-type="float">
            <text:p>125</text:p>
          </table:table-cell>
          <table:table-cell table:formula="of:=[.F28]-[.F27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<text:s/>time=</text:p>
          </table:table-cell>
          <table:table-cell office:value-type="float" office:value="3896" calcext:value-type="float">
            <text:p>3896</text:p>
          </table:table-cell>
          <table:table-cell table:formula="of:=1000*([.B29]-[.B28])/[.I29]" office:value-type="float" office:value="125" calcext:value-type="float">
            <text:p>125</text:p>
          </table:table-cell>
          <table:table-cell table:formula="of:=1000*([.D29]-[.D28])/[.I29]" office:value-type="float" office:value="111.111111111111" calcext:value-type="float">
            <text:p>111.1111111111</text:p>
          </table:table-cell>
          <table:table-cell table:formula="of:=[.F29]-[.F28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<text:s/>time=</text:p>
          </table:table-cell>
          <table:table-cell office:value-type="float" office:value="3968" calcext:value-type="float">
            <text:p>3968</text:p>
          </table:table-cell>
          <table:table-cell table:formula="of:=1000*([.B30]-[.B29])/[.I30]" office:value-type="float" office:value="111.111111111111" calcext:value-type="float">
            <text:p>111.1111111111</text:p>
          </table:table-cell>
          <table:table-cell table:formula="of:=1000*([.D30]-[.D29])/[.I30]" office:value-type="float" office:value="125" calcext:value-type="float">
            <text:p>125</text:p>
          </table:table-cell>
          <table:table-cell table:formula="of:=[.F30]-[.F29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<text:s/>time=</text:p>
          </table:table-cell>
          <table:table-cell office:value-type="float" office:value="4039" calcext:value-type="float">
            <text:p>4039</text:p>
          </table:table-cell>
          <table:table-cell table:formula="of:=1000*([.B31]-[.B30])/[.I31]" office:value-type="float" office:value="112.676056338028" calcext:value-type="float">
            <text:p>112.676056338</text:p>
          </table:table-cell>
          <table:table-cell table:formula="of:=1000*([.D31]-[.D30])/[.I31]" office:value-type="float" office:value="126.760563380282" calcext:value-type="float">
            <text:p>126.7605633803</text:p>
          </table:table-cell>
          <table:table-cell table:formula="of:=[.F31]-[.F30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time=</text:p>
          </table:table-cell>
          <table:table-cell office:value-type="float" office:value="4111" calcext:value-type="float">
            <text:p>4111</text:p>
          </table:table-cell>
          <table:table-cell table:formula="of:=1000*([.B32]-[.B31])/[.I32]" office:value-type="float" office:value="125" calcext:value-type="float">
            <text:p>125</text:p>
          </table:table-cell>
          <table:table-cell table:formula="of:=1000*([.D32]-[.D31])/[.I32]" office:value-type="float" office:value="111.111111111111" calcext:value-type="float">
            <text:p>111.1111111111</text:p>
          </table:table-cell>
          <table:table-cell table:formula="of:=[.F32]-[.F31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/>time=</text:p>
          </table:table-cell>
          <table:table-cell office:value-type="float" office:value="4183" calcext:value-type="float">
            <text:p>4183</text:p>
          </table:table-cell>
          <table:table-cell table:formula="of:=1000*([.B33]-[.B32])/[.I33]" office:value-type="float" office:value="125" calcext:value-type="float">
            <text:p>125</text:p>
          </table:table-cell>
          <table:table-cell table:formula="of:=1000*([.D33]-[.D32])/[.I33]" office:value-type="float" office:value="125" calcext:value-type="float">
            <text:p>125</text:p>
          </table:table-cell>
          <table:table-cell table:formula="of:=[.F33]-[.F32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/>time=</text:p>
          </table:table-cell>
          <table:table-cell office:value-type="float" office:value="4254" calcext:value-type="float">
            <text:p>4254</text:p>
          </table:table-cell>
          <table:table-cell table:formula="of:=1000*([.B34]-[.B33])/[.I34]" office:value-type="float" office:value="112.676056338028" calcext:value-type="float">
            <text:p>112.676056338</text:p>
          </table:table-cell>
          <table:table-cell table:formula="of:=1000*([.D34]-[.D33])/[.I34]" office:value-type="float" office:value="126.760563380282" calcext:value-type="float">
            <text:p>126.7605633803</text:p>
          </table:table-cell>
          <table:table-cell table:formula="of:=[.F34]-[.F33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<text:s/>time=</text:p>
          </table:table-cell>
          <table:table-cell office:value-type="float" office:value="4326" calcext:value-type="float">
            <text:p>4326</text:p>
          </table:table-cell>
          <table:table-cell table:formula="of:=1000*([.B35]-[.B34])/[.I35]" office:value-type="float" office:value="111.111111111111" calcext:value-type="float">
            <text:p>111.1111111111</text:p>
          </table:table-cell>
          <table:table-cell table:formula="of:=1000*([.D35]-[.D34])/[.I35]" office:value-type="float" office:value="111.111111111111" calcext:value-type="float">
            <text:p>111.1111111111</text:p>
          </table:table-cell>
          <table:table-cell table:formula="of:=[.F35]-[.F3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/>time=</text:p>
          </table:table-cell>
          <table:table-cell office:value-type="float" office:value="4398" calcext:value-type="float">
            <text:p>4398</text:p>
          </table:table-cell>
          <table:table-cell table:formula="of:=1000*([.B36]-[.B35])/[.I36]" office:value-type="float" office:value="125" calcext:value-type="float">
            <text:p>125</text:p>
          </table:table-cell>
          <table:table-cell table:formula="of:=1000*([.D36]-[.D35])/[.I36]" office:value-type="float" office:value="125" calcext:value-type="float">
            <text:p>125</text:p>
          </table:table-cell>
          <table:table-cell table:formula="of:=[.F36]-[.F35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time=</text:p>
          </table:table-cell>
          <table:table-cell office:value-type="float" office:value="4470" calcext:value-type="float">
            <text:p>4470</text:p>
          </table:table-cell>
          <table:table-cell table:formula="of:=1000*([.B37]-[.B36])/[.I37]" office:value-type="float" office:value="111.111111111111" calcext:value-type="float">
            <text:p>111.1111111111</text:p>
          </table:table-cell>
          <table:table-cell table:formula="of:=1000*([.D37]-[.D36])/[.I37]" office:value-type="float" office:value="125" calcext:value-type="float">
            <text:p>125</text:p>
          </table:table-cell>
          <table:table-cell table:formula="of:=[.F37]-[.F36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s/>time=</text:p>
          </table:table-cell>
          <table:table-cell office:value-type="float" office:value="4542" calcext:value-type="float">
            <text:p>4542</text:p>
          </table:table-cell>
          <table:table-cell table:formula="of:=1000*([.B38]-[.B37])/[.I38]" office:value-type="float" office:value="125" calcext:value-type="float">
            <text:p>125</text:p>
          </table:table-cell>
          <table:table-cell table:formula="of:=1000*([.D38]-[.D37])/[.I38]" office:value-type="float" office:value="111.111111111111" calcext:value-type="float">
            <text:p>111.1111111111</text:p>
          </table:table-cell>
          <table:table-cell table:formula="of:=[.F38]-[.F37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<text:s/>time=</text:p>
          </table:table-cell>
          <table:table-cell office:value-type="float" office:value="4614" calcext:value-type="float">
            <text:p>4614</text:p>
          </table:table-cell>
          <table:table-cell table:formula="of:=1000*([.B39]-[.B38])/[.I39]" office:value-type="float" office:value="111.111111111111" calcext:value-type="float">
            <text:p>111.1111111111</text:p>
          </table:table-cell>
          <table:table-cell table:formula="of:=1000*([.D39]-[.D38])/[.I39]" office:value-type="float" office:value="125" calcext:value-type="float">
            <text:p>125</text:p>
          </table:table-cell>
          <table:table-cell table:formula="of:=[.F39]-[.F38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/>time=</text:p>
          </table:table-cell>
          <table:table-cell office:value-type="float" office:value="4685" calcext:value-type="float">
            <text:p>4685</text:p>
          </table:table-cell>
          <table:table-cell table:formula="of:=1000*([.B40]-[.B39])/[.I40]" office:value-type="float" office:value="112.676056338028" calcext:value-type="float">
            <text:p>112.676056338</text:p>
          </table:table-cell>
          <table:table-cell table:formula="of:=1000*([.D40]-[.D39])/[.I40]" office:value-type="float" office:value="126.760563380282" calcext:value-type="float">
            <text:p>126.7605633803</text:p>
          </table:table-cell>
          <table:table-cell table:formula="of:=[.F40]-[.F39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/>time=</text:p>
          </table:table-cell>
          <table:table-cell office:value-type="float" office:value="4757" calcext:value-type="float">
            <text:p>4757</text:p>
          </table:table-cell>
          <table:table-cell table:formula="of:=1000*([.B41]-[.B40])/[.I41]" office:value-type="float" office:value="111.111111111111" calcext:value-type="float">
            <text:p>111.1111111111</text:p>
          </table:table-cell>
          <table:table-cell table:formula="of:=1000*([.D41]-[.D40])/[.I41]" office:value-type="float" office:value="125" calcext:value-type="float">
            <text:p>125</text:p>
          </table:table-cell>
          <table:table-cell table:formula="of:=[.F41]-[.F40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/>time=</text:p>
          </table:table-cell>
          <table:table-cell office:value-type="float" office:value="4829" calcext:value-type="float">
            <text:p>4829</text:p>
          </table:table-cell>
          <table:table-cell table:formula="of:=1000*([.B42]-[.B41])/[.I42]" office:value-type="float" office:value="125" calcext:value-type="float">
            <text:p>125</text:p>
          </table:table-cell>
          <table:table-cell table:formula="of:=1000*([.D42]-[.D41])/[.I42]" office:value-type="float" office:value="125" calcext:value-type="float">
            <text:p>125</text:p>
          </table:table-cell>
          <table:table-cell table:formula="of:=[.F42]-[.F41]" office:value-type="float" office:value="72" calcext:value-type="float">
            <text:p>72</text:p>
          </table:table-cell>
          <table:table-cell/>
          <table:table-cell table:style-name="ce1" office:value-type="string" calcext:value-type="string">
            <text:p>Ku=0.3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<text:s/>time=</text:p>
          </table:table-cell>
          <table:table-cell office:value-type="float" office:value="4900" calcext:value-type="float">
            <text:p>4900</text:p>
          </table:table-cell>
          <table:table-cell table:formula="of:=1000*([.B43]-[.B42])/[.I43]" office:value-type="float" office:value="112.676056338028" calcext:value-type="float">
            <text:p>112.676056338</text:p>
          </table:table-cell>
          <table:table-cell table:formula="of:=1000*([.D43]-[.D42])/[.I43]" office:value-type="float" office:value="112.676056338028" calcext:value-type="float">
            <text:p>112.676056338</text:p>
          </table:table-cell>
          <table:table-cell table:formula="of:=[.F43]-[.F42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<text:s/>time=</text:p>
          </table:table-cell>
          <table:table-cell office:value-type="float" office:value="4972" calcext:value-type="float">
            <text:p>4972</text:p>
          </table:table-cell>
          <table:table-cell table:formula="of:=1000*([.B44]-[.B43])/[.I44]" office:value-type="float" office:value="125" calcext:value-type="float">
            <text:p>125</text:p>
          </table:table-cell>
          <table:table-cell table:formula="of:=1000*([.D44]-[.D43])/[.I44]" office:value-type="float" office:value="125" calcext:value-type="float">
            <text:p>125</text:p>
          </table:table-cell>
          <table:table-cell table:formula="of:=[.F44]-[.F43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<text:s/>time=</text:p>
          </table:table-cell>
          <table:table-cell office:value-type="float" office:value="5044" calcext:value-type="float">
            <text:p>5044</text:p>
          </table:table-cell>
          <table:table-cell table:formula="of:=1000*([.B45]-[.B44])/[.I45]" office:value-type="float" office:value="111.111111111111" calcext:value-type="float">
            <text:p>111.1111111111</text:p>
          </table:table-cell>
          <table:table-cell table:formula="of:=1000*([.D45]-[.D44])/[.I45]" office:value-type="float" office:value="125" calcext:value-type="float">
            <text:p>125</text:p>
          </table:table-cell>
          <table:table-cell table:formula="of:=[.F45]-[.F4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<text:s/>time=</text:p>
          </table:table-cell>
          <table:table-cell office:value-type="float" office:value="5115" calcext:value-type="float">
            <text:p>5115</text:p>
          </table:table-cell>
          <table:table-cell table:formula="of:=1000*([.B46]-[.B45])/[.I46]" office:value-type="float" office:value="126.760563380282" calcext:value-type="float">
            <text:p>126.7605633803</text:p>
          </table:table-cell>
          <table:table-cell table:formula="of:=1000*([.D46]-[.D45])/[.I46]" office:value-type="float" office:value="112.676056338028" calcext:value-type="float">
            <text:p>112.676056338</text:p>
          </table:table-cell>
          <table:table-cell table:formula="of:=[.F46]-[.F45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<text:s/>time=</text:p>
          </table:table-cell>
          <table:table-cell office:value-type="float" office:value="5187" calcext:value-type="float">
            <text:p>5187</text:p>
          </table:table-cell>
          <table:table-cell table:formula="of:=1000*([.B47]-[.B46])/[.I47]" office:value-type="float" office:value="111.111111111111" calcext:value-type="float">
            <text:p>111.1111111111</text:p>
          </table:table-cell>
          <table:table-cell table:formula="of:=1000*([.D47]-[.D46])/[.I47]" office:value-type="float" office:value="125" calcext:value-type="float">
            <text:p>125</text:p>
          </table:table-cell>
          <table:table-cell table:formula="of:=[.F47]-[.F46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<text:s/>time=</text:p>
          </table:table-cell>
          <table:table-cell office:value-type="float" office:value="5259" calcext:value-type="float">
            <text:p>5259</text:p>
          </table:table-cell>
          <table:table-cell table:formula="of:=1000*([.B48]-[.B47])/[.I48]" office:value-type="float" office:value="125" calcext:value-type="float">
            <text:p>125</text:p>
          </table:table-cell>
          <table:table-cell table:formula="of:=1000*([.D48]-[.D47])/[.I48]" office:value-type="float" office:value="111.111111111111" calcext:value-type="float">
            <text:p>111.1111111111</text:p>
          </table:table-cell>
          <table:table-cell table:formula="of:=[.F48]-[.F47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s/>time=</text:p>
          </table:table-cell>
          <table:table-cell office:value-type="float" office:value="5330" calcext:value-type="float">
            <text:p>5330</text:p>
          </table:table-cell>
          <table:table-cell table:formula="of:=1000*([.B49]-[.B48])/[.I49]" office:value-type="float" office:value="112.676056338028" calcext:value-type="float">
            <text:p>112.676056338</text:p>
          </table:table-cell>
          <table:table-cell table:formula="of:=1000*([.D49]-[.D48])/[.I49]" office:value-type="float" office:value="126.760563380282" calcext:value-type="float">
            <text:p>126.7605633803</text:p>
          </table:table-cell>
          <table:table-cell table:formula="of:=[.F49]-[.F48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s/>time=</text:p>
          </table:table-cell>
          <table:table-cell office:value-type="float" office:value="5403" calcext:value-type="float">
            <text:p>5403</text:p>
          </table:table-cell>
          <table:table-cell table:formula="of:=1000*([.B50]-[.B49])/[.I50]" office:value-type="float" office:value="109.58904109589" calcext:value-type="float">
            <text:p>109.5890410959</text:p>
          </table:table-cell>
          <table:table-cell table:formula="of:=1000*([.D50]-[.D49])/[.I50]" office:value-type="float" office:value="123.287671232877" calcext:value-type="float">
            <text:p>123.2876712329</text:p>
          </table:table-cell>
          <table:table-cell table:formula="of:=[.F50]-[.F49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<text:s/>time=</text:p>
          </table:table-cell>
          <table:table-cell office:value-type="float" office:value="5475" calcext:value-type="float">
            <text:p>5475</text:p>
          </table:table-cell>
          <table:table-cell table:formula="of:=1000*([.B51]-[.B50])/[.I51]" office:value-type="float" office:value="125" calcext:value-type="float">
            <text:p>125</text:p>
          </table:table-cell>
          <table:table-cell table:formula="of:=1000*([.D51]-[.D50])/[.I51]" office:value-type="float" office:value="125" calcext:value-type="float">
            <text:p>125</text:p>
          </table:table-cell>
          <table:table-cell table:formula="of:=[.F51]-[.F50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<text:s/>time=</text:p>
          </table:table-cell>
          <table:table-cell office:value-type="float" office:value="5547" calcext:value-type="float">
            <text:p>5547</text:p>
          </table:table-cell>
          <table:table-cell table:formula="of:=1000*([.B52]-[.B51])/[.I52]" office:value-type="float" office:value="111.111111111111" calcext:value-type="float">
            <text:p>111.1111111111</text:p>
          </table:table-cell>
          <table:table-cell table:formula="of:=1000*([.D52]-[.D51])/[.I52]" office:value-type="float" office:value="111.111111111111" calcext:value-type="float">
            <text:p>111.1111111111</text:p>
          </table:table-cell>
          <table:table-cell table:formula="of:=[.F52]-[.F51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/>time=</text:p>
          </table:table-cell>
          <table:table-cell office:value-type="float" office:value="5618" calcext:value-type="float">
            <text:p>5618</text:p>
          </table:table-cell>
          <table:table-cell table:formula="of:=1000*([.B53]-[.B52])/[.I53]" office:value-type="float" office:value="126.760563380282" calcext:value-type="float">
            <text:p>126.7605633803</text:p>
          </table:table-cell>
          <table:table-cell table:formula="of:=1000*([.D53]-[.D52])/[.I53]" office:value-type="float" office:value="126.760563380282" calcext:value-type="float">
            <text:p>126.7605633803</text:p>
          </table:table-cell>
          <table:table-cell table:formula="of:=[.F53]-[.F52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<text:s/>time=</text:p>
          </table:table-cell>
          <table:table-cell office:value-type="float" office:value="5690" calcext:value-type="float">
            <text:p>5690</text:p>
          </table:table-cell>
          <table:table-cell table:formula="of:=1000*([.B54]-[.B53])/[.I54]" office:value-type="float" office:value="111.111111111111" calcext:value-type="float">
            <text:p>111.1111111111</text:p>
          </table:table-cell>
          <table:table-cell table:formula="of:=1000*([.D54]-[.D53])/[.I54]" office:value-type="float" office:value="125" calcext:value-type="float">
            <text:p>125</text:p>
          </table:table-cell>
          <table:table-cell table:formula="of:=[.F54]-[.F53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<text:s/>time=</text:p>
          </table:table-cell>
          <table:table-cell office:value-type="float" office:value="5762" calcext:value-type="float">
            <text:p>5762</text:p>
          </table:table-cell>
          <table:table-cell table:formula="of:=1000*([.B55]-[.B54])/[.I55]" office:value-type="float" office:value="111.111111111111" calcext:value-type="float">
            <text:p>111.1111111111</text:p>
          </table:table-cell>
          <table:table-cell table:formula="of:=1000*([.D55]-[.D54])/[.I55]" office:value-type="float" office:value="125" calcext:value-type="float">
            <text:p>125</text:p>
          </table:table-cell>
          <table:table-cell table:formula="of:=[.F55]-[.F5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<text:s/>time=</text:p>
          </table:table-cell>
          <table:table-cell office:value-type="float" office:value="5833" calcext:value-type="float">
            <text:p>5833</text:p>
          </table:table-cell>
          <table:table-cell table:formula="of:=1000*([.B56]-[.B55])/[.I56]" office:value-type="float" office:value="112.676056338028" calcext:value-type="float">
            <text:p>112.676056338</text:p>
          </table:table-cell>
          <table:table-cell table:formula="of:=1000*([.D56]-[.D55])/[.I56]" office:value-type="float" office:value="112.676056338028" calcext:value-type="float">
            <text:p>112.676056338</text:p>
          </table:table-cell>
          <table:table-cell table:formula="of:=[.F56]-[.F55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<text:s/>time=</text:p>
          </table:table-cell>
          <table:table-cell office:value-type="float" office:value="5905" calcext:value-type="float">
            <text:p>5905</text:p>
          </table:table-cell>
          <table:table-cell table:formula="of:=1000*([.B57]-[.B56])/[.I57]" office:value-type="float" office:value="125" calcext:value-type="float">
            <text:p>125</text:p>
          </table:table-cell>
          <table:table-cell table:formula="of:=1000*([.D57]-[.D56])/[.I57]" office:value-type="float" office:value="125" calcext:value-type="float">
            <text:p>125</text:p>
          </table:table-cell>
          <table:table-cell table:formula="of:=[.F57]-[.F56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<text:s/>time=</text:p>
          </table:table-cell>
          <table:table-cell office:value-type="float" office:value="5977" calcext:value-type="float">
            <text:p>5977</text:p>
          </table:table-cell>
          <table:table-cell table:formula="of:=1000*([.B58]-[.B57])/[.I58]" office:value-type="float" office:value="111.111111111111" calcext:value-type="float">
            <text:p>111.1111111111</text:p>
          </table:table-cell>
          <table:table-cell table:formula="of:=1000*([.D58]-[.D57])/[.I58]" office:value-type="float" office:value="125" calcext:value-type="float">
            <text:p>125</text:p>
          </table:table-cell>
          <table:table-cell table:formula="of:=[.F58]-[.F57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<text:s/>time=</text:p>
          </table:table-cell>
          <table:table-cell office:value-type="float" office:value="6048" calcext:value-type="float">
            <text:p>6048</text:p>
          </table:table-cell>
          <table:table-cell table:formula="of:=1000*([.B59]-[.B58])/[.I59]" office:value-type="float" office:value="126.760563380282" calcext:value-type="float">
            <text:p>126.7605633803</text:p>
          </table:table-cell>
          <table:table-cell table:formula="of:=1000*([.D59]-[.D58])/[.I59]" office:value-type="float" office:value="112.676056338028" calcext:value-type="float">
            <text:p>112.676056338</text:p>
          </table:table-cell>
          <table:table-cell table:formula="of:=[.F59]-[.F58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<text:s/>time=</text:p>
          </table:table-cell>
          <table:table-cell office:value-type="float" office:value="6120" calcext:value-type="float">
            <text:p>6120</text:p>
          </table:table-cell>
          <table:table-cell table:formula="of:=1000*([.B60]-[.B59])/[.I60]" office:value-type="float" office:value="111.111111111111" calcext:value-type="float">
            <text:p>111.1111111111</text:p>
          </table:table-cell>
          <table:table-cell table:formula="of:=1000*([.D60]-[.D59])/[.I60]" office:value-type="float" office:value="125" calcext:value-type="float">
            <text:p>125</text:p>
          </table:table-cell>
          <table:table-cell table:formula="of:=[.F60]-[.F59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<text:s/>time=</text:p>
          </table:table-cell>
          <table:table-cell office:value-type="float" office:value="6192" calcext:value-type="float">
            <text:p>6192</text:p>
          </table:table-cell>
          <table:table-cell table:formula="of:=1000*([.B61]-[.B60])/[.I61]" office:value-type="float" office:value="111.111111111111" calcext:value-type="float">
            <text:p>111.1111111111</text:p>
          </table:table-cell>
          <table:table-cell table:formula="of:=1000*([.D61]-[.D60])/[.I61]" office:value-type="float" office:value="125" calcext:value-type="float">
            <text:p>125</text:p>
          </table:table-cell>
          <table:table-cell table:formula="of:=[.F61]-[.F60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<text:s/>time=</text:p>
          </table:table-cell>
          <table:table-cell office:value-type="float" office:value="6263" calcext:value-type="float">
            <text:p>6263</text:p>
          </table:table-cell>
          <table:table-cell table:formula="of:=1000*([.B62]-[.B61])/[.I62]" office:value-type="float" office:value="126.760563380282" calcext:value-type="float">
            <text:p>126.7605633803</text:p>
          </table:table-cell>
          <table:table-cell table:formula="of:=1000*([.D62]-[.D61])/[.I62]" office:value-type="float" office:value="112.676056338028" calcext:value-type="float">
            <text:p>112.676056338</text:p>
          </table:table-cell>
          <table:table-cell table:formula="of:=[.F62]-[.F61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<text:s/>time=</text:p>
          </table:table-cell>
          <table:table-cell office:value-type="float" office:value="6335" calcext:value-type="float">
            <text:p>6335</text:p>
          </table:table-cell>
          <table:table-cell table:formula="of:=1000*([.B63]-[.B62])/[.I63]" office:value-type="float" office:value="125" calcext:value-type="float">
            <text:p>125</text:p>
          </table:table-cell>
          <table:table-cell table:formula="of:=1000*([.D63]-[.D62])/[.I63]" office:value-type="float" office:value="125" calcext:value-type="float">
            <text:p>125</text:p>
          </table:table-cell>
          <table:table-cell table:formula="of:=[.F63]-[.F62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<text:s/>time=</text:p>
          </table:table-cell>
          <table:table-cell office:value-type="float" office:value="6408" calcext:value-type="float">
            <text:p>6408</text:p>
          </table:table-cell>
          <table:table-cell table:formula="of:=1000*([.B64]-[.B63])/[.I64]" office:value-type="float" office:value="109.58904109589" calcext:value-type="float">
            <text:p>109.5890410959</text:p>
          </table:table-cell>
          <table:table-cell table:formula="of:=1000*([.D64]-[.D63])/[.I64]" office:value-type="float" office:value="123.287671232877" calcext:value-type="float">
            <text:p>123.2876712329</text:p>
          </table:table-cell>
          <table:table-cell table:formula="of:=[.F64]-[.F63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<text:s/>time=</text:p>
          </table:table-cell>
          <table:table-cell office:value-type="float" office:value="6479" calcext:value-type="float">
            <text:p>6479</text:p>
          </table:table-cell>
          <table:table-cell table:formula="of:=1000*([.B65]-[.B64])/[.I65]" office:value-type="float" office:value="112.676056338028" calcext:value-type="float">
            <text:p>112.676056338</text:p>
          </table:table-cell>
          <table:table-cell table:formula="of:=1000*([.D65]-[.D64])/[.I65]" office:value-type="float" office:value="112.676056338028" calcext:value-type="float">
            <text:p>112.676056338</text:p>
          </table:table-cell>
          <table:table-cell table:formula="of:=[.F65]-[.F64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<text:s/>time=</text:p>
          </table:table-cell>
          <table:table-cell office:value-type="float" office:value="6551" calcext:value-type="float">
            <text:p>6551</text:p>
          </table:table-cell>
          <table:table-cell table:formula="of:=1000*([.B66]-[.B65])/[.I66]" office:value-type="float" office:value="111.111111111111" calcext:value-type="float">
            <text:p>111.1111111111</text:p>
          </table:table-cell>
          <table:table-cell table:formula="of:=1000*([.D66]-[.D65])/[.I66]" office:value-type="float" office:value="125" calcext:value-type="float">
            <text:p>125</text:p>
          </table:table-cell>
          <table:table-cell table:formula="of:=[.F66]-[.F65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<text:s/>time=</text:p>
          </table:table-cell>
          <table:table-cell office:value-type="float" office:value="6623" calcext:value-type="float">
            <text:p>6623</text:p>
          </table:table-cell>
          <table:table-cell table:formula="of:=1000*([.B67]-[.B66])/[.I67]" office:value-type="float" office:value="125" calcext:value-type="float">
            <text:p>125</text:p>
          </table:table-cell>
          <table:table-cell table:formula="of:=1000*([.D67]-[.D66])/[.I67]" office:value-type="float" office:value="125" calcext:value-type="float">
            <text:p>125</text:p>
          </table:table-cell>
          <table:table-cell table:formula="of:=[.F67]-[.F66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<text:s/>time=</text:p>
          </table:table-cell>
          <table:table-cell office:value-type="float" office:value="6694" calcext:value-type="float">
            <text:p>6694</text:p>
          </table:table-cell>
          <table:table-cell table:formula="of:=1000*([.B68]-[.B67])/[.I68]" office:value-type="float" office:value="112.676056338028" calcext:value-type="float">
            <text:p>112.676056338</text:p>
          </table:table-cell>
          <table:table-cell table:formula="of:=1000*([.D68]-[.D67])/[.I68]" office:value-type="float" office:value="126.760563380282" calcext:value-type="float">
            <text:p>126.7605633803</text:p>
          </table:table-cell>
          <table:table-cell table:formula="of:=[.F68]-[.F67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<text:s/>time=</text:p>
          </table:table-cell>
          <table:table-cell office:value-type="float" office:value="6766" calcext:value-type="float">
            <text:p>6766</text:p>
          </table:table-cell>
          <table:table-cell table:formula="of:=1000*([.B69]-[.B68])/[.I69]" office:value-type="float" office:value="125" calcext:value-type="float">
            <text:p>125</text:p>
          </table:table-cell>
          <table:table-cell table:formula="of:=1000*([.D69]-[.D68])/[.I69]" office:value-type="float" office:value="111.111111111111" calcext:value-type="float">
            <text:p>111.1111111111</text:p>
          </table:table-cell>
          <table:table-cell table:formula="of:=[.F69]-[.F68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<text:s/>time=</text:p>
          </table:table-cell>
          <table:table-cell office:value-type="float" office:value="6838" calcext:value-type="float">
            <text:p>6838</text:p>
          </table:table-cell>
          <table:table-cell table:formula="of:=1000*([.B70]-[.B69])/[.I70]" office:value-type="float" office:value="111.111111111111" calcext:value-type="float">
            <text:p>111.1111111111</text:p>
          </table:table-cell>
          <table:table-cell table:formula="of:=1000*([.D70]-[.D69])/[.I70]" office:value-type="float" office:value="125" calcext:value-type="float">
            <text:p>125</text:p>
          </table:table-cell>
          <table:table-cell table:formula="of:=[.F70]-[.F69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<text:s/>time=</text:p>
          </table:table-cell>
          <table:table-cell office:value-type="float" office:value="6909" calcext:value-type="float">
            <text:p>6909</text:p>
          </table:table-cell>
          <table:table-cell table:formula="of:=1000*([.B71]-[.B70])/[.I71]" office:value-type="float" office:value="112.676056338028" calcext:value-type="float">
            <text:p>112.676056338</text:p>
          </table:table-cell>
          <table:table-cell table:formula="of:=1000*([.D71]-[.D70])/[.I71]" office:value-type="float" office:value="126.760563380282" calcext:value-type="float">
            <text:p>126.7605633803</text:p>
          </table:table-cell>
          <table:table-cell table:formula="of:=[.F71]-[.F70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<text:s/>time=</text:p>
          </table:table-cell>
          <table:table-cell office:value-type="float" office:value="6981" calcext:value-type="float">
            <text:p>6981</text:p>
          </table:table-cell>
          <table:table-cell table:formula="of:=1000*([.B72]-[.B71])/[.I72]" office:value-type="float" office:value="125" calcext:value-type="float">
            <text:p>125</text:p>
          </table:table-cell>
          <table:table-cell table:formula="of:=1000*([.D72]-[.D71])/[.I72]" office:value-type="float" office:value="111.111111111111" calcext:value-type="float">
            <text:p>111.1111111111</text:p>
          </table:table-cell>
          <table:table-cell table:formula="of:=[.F72]-[.F71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<text:s/>time=</text:p>
          </table:table-cell>
          <table:table-cell office:value-type="float" office:value="7053" calcext:value-type="float">
            <text:p>7053</text:p>
          </table:table-cell>
          <table:table-cell table:formula="of:=1000*([.B73]-[.B72])/[.I73]" office:value-type="float" office:value="111.111111111111" calcext:value-type="float">
            <text:p>111.1111111111</text:p>
          </table:table-cell>
          <table:table-cell table:formula="of:=1000*([.D73]-[.D72])/[.I73]" office:value-type="float" office:value="125" calcext:value-type="float">
            <text:p>125</text:p>
          </table:table-cell>
          <table:table-cell table:formula="of:=[.F73]-[.F72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<text:s/>time=</text:p>
          </table:table-cell>
          <table:table-cell office:value-type="float" office:value="7124" calcext:value-type="float">
            <text:p>7124</text:p>
          </table:table-cell>
          <table:table-cell table:formula="of:=1000*([.B74]-[.B73])/[.I74]" office:value-type="float" office:value="126.760563380282" calcext:value-type="float">
            <text:p>126.7605633803</text:p>
          </table:table-cell>
          <table:table-cell table:formula="of:=1000*([.D74]-[.D73])/[.I74]" office:value-type="float" office:value="126.760563380282" calcext:value-type="float">
            <text:p>126.7605633803</text:p>
          </table:table-cell>
          <table:table-cell table:formula="of:=[.F74]-[.F73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<text:s/>time=</text:p>
          </table:table-cell>
          <table:table-cell office:value-type="float" office:value="7196" calcext:value-type="float">
            <text:p>7196</text:p>
          </table:table-cell>
          <table:table-cell table:formula="of:=1000*([.B75]-[.B74])/[.I75]" office:value-type="float" office:value="111.111111111111" calcext:value-type="float">
            <text:p>111.1111111111</text:p>
          </table:table-cell>
          <table:table-cell table:formula="of:=1000*([.D75]-[.D74])/[.I75]" office:value-type="float" office:value="111.111111111111" calcext:value-type="float">
            <text:p>111.1111111111</text:p>
          </table:table-cell>
          <table:table-cell table:formula="of:=[.F75]-[.F7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<text:s/>time=</text:p>
          </table:table-cell>
          <table:table-cell office:value-type="float" office:value="7269" calcext:value-type="float">
            <text:p>7269</text:p>
          </table:table-cell>
          <table:table-cell table:formula="of:=1000*([.B76]-[.B75])/[.I76]" office:value-type="float" office:value="109.58904109589" calcext:value-type="float">
            <text:p>109.5890410959</text:p>
          </table:table-cell>
          <table:table-cell table:formula="of:=1000*([.D76]-[.D75])/[.I76]" office:value-type="float" office:value="123.287671232877" calcext:value-type="float">
            <text:p>123.2876712329</text:p>
          </table:table-cell>
          <table:table-cell table:formula="of:=[.F76]-[.F75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<text:s/>time=</text:p>
          </table:table-cell>
          <table:table-cell office:value-type="float" office:value="7341" calcext:value-type="float">
            <text:p>7341</text:p>
          </table:table-cell>
          <table:table-cell table:formula="of:=1000*([.B77]-[.B76])/[.I77]" office:value-type="float" office:value="111.111111111111" calcext:value-type="float">
            <text:p>111.1111111111</text:p>
          </table:table-cell>
          <table:table-cell table:formula="of:=1000*([.D77]-[.D76])/[.I77]" office:value-type="float" office:value="125" calcext:value-type="float">
            <text:p>125</text:p>
          </table:table-cell>
          <table:table-cell table:formula="of:=[.F77]-[.F76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<text:s/>time=</text:p>
          </table:table-cell>
          <table:table-cell office:value-type="float" office:value="7412" calcext:value-type="float">
            <text:p>7412</text:p>
          </table:table-cell>
          <table:table-cell table:formula="of:=1000*([.B78]-[.B77])/[.I78]" office:value-type="float" office:value="126.760563380282" calcext:value-type="float">
            <text:p>126.7605633803</text:p>
          </table:table-cell>
          <table:table-cell table:formula="of:=1000*([.D78]-[.D77])/[.I78]" office:value-type="float" office:value="126.760563380282" calcext:value-type="float">
            <text:p>126.7605633803</text:p>
          </table:table-cell>
          <table:table-cell table:formula="of:=[.F78]-[.F77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<text:s/>time=</text:p>
          </table:table-cell>
          <table:table-cell office:value-type="float" office:value="7484" calcext:value-type="float">
            <text:p>7484</text:p>
          </table:table-cell>
          <table:table-cell table:formula="of:=1000*([.B79]-[.B78])/[.I79]" office:value-type="float" office:value="111.111111111111" calcext:value-type="float">
            <text:p>111.1111111111</text:p>
          </table:table-cell>
          <table:table-cell table:formula="of:=1000*([.D79]-[.D78])/[.I79]" office:value-type="float" office:value="111.111111111111" calcext:value-type="float">
            <text:p>111.1111111111</text:p>
          </table:table-cell>
          <table:table-cell table:formula="of:=[.F79]-[.F78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<text:s/>time=</text:p>
          </table:table-cell>
          <table:table-cell office:value-type="float" office:value="7556" calcext:value-type="float">
            <text:p>7556</text:p>
          </table:table-cell>
          <table:table-cell table:formula="of:=1000*([.B80]-[.B79])/[.I80]" office:value-type="float" office:value="111.111111111111" calcext:value-type="float">
            <text:p>111.1111111111</text:p>
          </table:table-cell>
          <table:table-cell table:formula="of:=1000*([.D80]-[.D79])/[.I80]" office:value-type="float" office:value="125" calcext:value-type="float">
            <text:p>125</text:p>
          </table:table-cell>
          <table:table-cell table:formula="of:=[.F80]-[.F79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<text:s/>time=</text:p>
          </table:table-cell>
          <table:table-cell office:value-type="float" office:value="7627" calcext:value-type="float">
            <text:p>7627</text:p>
          </table:table-cell>
          <table:table-cell table:formula="of:=1000*([.B81]-[.B80])/[.I81]" office:value-type="float" office:value="126.760563380282" calcext:value-type="float">
            <text:p>126.7605633803</text:p>
          </table:table-cell>
          <table:table-cell table:formula="of:=1000*([.D81]-[.D80])/[.I81]" office:value-type="float" office:value="126.760563380282" calcext:value-type="float">
            <text:p>126.7605633803</text:p>
          </table:table-cell>
          <table:table-cell table:formula="of:=[.F81]-[.F80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<text:s/>time=</text:p>
          </table:table-cell>
          <table:table-cell office:value-type="float" office:value="7699" calcext:value-type="float">
            <text:p>7699</text:p>
          </table:table-cell>
          <table:table-cell table:formula="of:=1000*([.B82]-[.B81])/[.I82]" office:value-type="float" office:value="111.111111111111" calcext:value-type="float">
            <text:p>111.1111111111</text:p>
          </table:table-cell>
          <table:table-cell table:formula="of:=1000*([.D82]-[.D81])/[.I82]" office:value-type="float" office:value="125" calcext:value-type="float">
            <text:p>125</text:p>
          </table:table-cell>
          <table:table-cell table:formula="of:=[.F82]-[.F81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<text:s/>time=</text:p>
          </table:table-cell>
          <table:table-cell office:value-type="float" office:value="7771" calcext:value-type="float">
            <text:p>7771</text:p>
          </table:table-cell>
          <table:table-cell table:formula="of:=1000*([.B83]-[.B82])/[.I83]" office:value-type="float" office:value="125" calcext:value-type="float">
            <text:p>125</text:p>
          </table:table-cell>
          <table:table-cell table:formula="of:=1000*([.D83]-[.D82])/[.I83]" office:value-type="float" office:value="111.111111111111" calcext:value-type="float">
            <text:p>111.1111111111</text:p>
          </table:table-cell>
          <table:table-cell table:formula="of:=[.F83]-[.F82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<text:s/>time=</text:p>
          </table:table-cell>
          <table:table-cell office:value-type="float" office:value="7842" calcext:value-type="float">
            <text:p>7842</text:p>
          </table:table-cell>
          <table:table-cell table:formula="of:=1000*([.B84]-[.B83])/[.I84]" office:value-type="float" office:value="112.676056338028" calcext:value-type="float">
            <text:p>112.676056338</text:p>
          </table:table-cell>
          <table:table-cell table:formula="of:=1000*([.D84]-[.D83])/[.I84]" office:value-type="float" office:value="126.760563380282" calcext:value-type="float">
            <text:p>126.7605633803</text:p>
          </table:table-cell>
          <table:table-cell table:formula="of:=[.F84]-[.F83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<text:s/>time=</text:p>
          </table:table-cell>
          <table:table-cell office:value-type="float" office:value="7914" calcext:value-type="float">
            <text:p>7914</text:p>
          </table:table-cell>
          <table:table-cell table:formula="of:=1000*([.B85]-[.B84])/[.I85]" office:value-type="float" office:value="125" calcext:value-type="float">
            <text:p>125</text:p>
          </table:table-cell>
          <table:table-cell table:formula="of:=1000*([.D85]-[.D84])/[.I85]" office:value-type="float" office:value="125" calcext:value-type="float">
            <text:p>125</text:p>
          </table:table-cell>
          <table:table-cell table:formula="of:=[.F85]-[.F8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<text:s/>time=</text:p>
          </table:table-cell>
          <table:table-cell office:value-type="float" office:value="7986" calcext:value-type="float">
            <text:p>7986</text:p>
          </table:table-cell>
          <table:table-cell table:formula="of:=1000*([.B86]-[.B85])/[.I86]" office:value-type="float" office:value="111.111111111111" calcext:value-type="float">
            <text:p>111.1111111111</text:p>
          </table:table-cell>
          <table:table-cell table:formula="of:=1000*([.D86]-[.D85])/[.I86]" office:value-type="float" office:value="111.111111111111" calcext:value-type="float">
            <text:p>111.1111111111</text:p>
          </table:table-cell>
          <table:table-cell table:formula="of:=[.F86]-[.F85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<text:s/>time=</text:p>
          </table:table-cell>
          <table:table-cell office:value-type="float" office:value="8057" calcext:value-type="float">
            <text:p>8057</text:p>
          </table:table-cell>
          <table:table-cell table:formula="of:=1000*([.B87]-[.B86])/[.I87]" office:value-type="float" office:value="112.676056338028" calcext:value-type="float">
            <text:p>112.676056338</text:p>
          </table:table-cell>
          <table:table-cell table:formula="of:=1000*([.D87]-[.D86])/[.I87]" office:value-type="float" office:value="126.760563380282" calcext:value-type="float">
            <text:p>126.7605633803</text:p>
          </table:table-cell>
          <table:table-cell table:formula="of:=[.F87]-[.F86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<text:s/>time=</text:p>
          </table:table-cell>
          <table:table-cell office:value-type="float" office:value="8129" calcext:value-type="float">
            <text:p>8129</text:p>
          </table:table-cell>
          <table:table-cell table:formula="of:=1000*([.B88]-[.B87])/[.I88]" office:value-type="float" office:value="125" calcext:value-type="float">
            <text:p>125</text:p>
          </table:table-cell>
          <table:table-cell table:formula="of:=1000*([.D88]-[.D87])/[.I88]" office:value-type="float" office:value="125" calcext:value-type="float">
            <text:p>125</text:p>
          </table:table-cell>
          <table:table-cell table:formula="of:=[.F88]-[.F87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<text:s/>time=</text:p>
          </table:table-cell>
          <table:table-cell office:value-type="float" office:value="8202" calcext:value-type="float">
            <text:p>8202</text:p>
          </table:table-cell>
          <table:table-cell table:formula="of:=1000*([.B89]-[.B88])/[.I89]" office:value-type="float" office:value="109.58904109589" calcext:value-type="float">
            <text:p>109.5890410959</text:p>
          </table:table-cell>
          <table:table-cell table:formula="of:=1000*([.D89]-[.D88])/[.I89]" office:value-type="float" office:value="109.58904109589" calcext:value-type="float">
            <text:p>109.5890410959</text:p>
          </table:table-cell>
          <table:table-cell table:formula="of:=[.F89]-[.F88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time=</text:p>
          </table:table-cell>
          <table:table-cell office:value-type="float" office:value="8273" calcext:value-type="float">
            <text:p>8273</text:p>
          </table:table-cell>
          <table:table-cell table:formula="of:=1000*([.B90]-[.B89])/[.I90]" office:value-type="float" office:value="112.676056338028" calcext:value-type="float">
            <text:p>112.676056338</text:p>
          </table:table-cell>
          <table:table-cell table:formula="of:=1000*([.D90]-[.D89])/[.I90]" office:value-type="float" office:value="126.760563380282" calcext:value-type="float">
            <text:p>126.7605633803</text:p>
          </table:table-cell>
          <table:table-cell table:formula="of:=[.F90]-[.F89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<text:s/>time=</text:p>
          </table:table-cell>
          <table:table-cell office:value-type="float" office:value="8346" calcext:value-type="float">
            <text:p>8346</text:p>
          </table:table-cell>
          <table:table-cell table:formula="of:=1000*([.B91]-[.B90])/[.I91]" office:value-type="float" office:value="123.287671232877" calcext:value-type="float">
            <text:p>123.2876712329</text:p>
          </table:table-cell>
          <table:table-cell table:formula="of:=1000*([.D91]-[.D90])/[.I91]" office:value-type="float" office:value="123.287671232877" calcext:value-type="float">
            <text:p>123.2876712329</text:p>
          </table:table-cell>
          <table:table-cell table:formula="of:=[.F91]-[.F90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time=</text:p>
          </table:table-cell>
          <table:table-cell office:value-type="float" office:value="8419" calcext:value-type="float">
            <text:p>8419</text:p>
          </table:table-cell>
          <table:table-cell table:formula="of:=1000*([.B92]-[.B91])/[.I92]" office:value-type="float" office:value="109.58904109589" calcext:value-type="float">
            <text:p>109.5890410959</text:p>
          </table:table-cell>
          <table:table-cell table:formula="of:=1000*([.D92]-[.D91])/[.I92]" office:value-type="float" office:value="123.287671232877" calcext:value-type="float">
            <text:p>123.2876712329</text:p>
          </table:table-cell>
          <table:table-cell table:formula="of:=[.F92]-[.F91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<text:s/>time=</text:p>
          </table:table-cell>
          <table:table-cell office:value-type="float" office:value="8492" calcext:value-type="float">
            <text:p>8492</text:p>
          </table:table-cell>
          <table:table-cell table:formula="of:=1000*([.B93]-[.B92])/[.I93]" office:value-type="float" office:value="123.287671232877" calcext:value-type="float">
            <text:p>123.2876712329</text:p>
          </table:table-cell>
          <table:table-cell table:formula="of:=1000*([.D93]-[.D92])/[.I93]" office:value-type="float" office:value="123.287671232877" calcext:value-type="float">
            <text:p>123.2876712329</text:p>
          </table:table-cell>
          <table:table-cell table:formula="of:=[.F93]-[.F92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time=</text:p>
          </table:table-cell>
          <table:table-cell office:value-type="float" office:value="8564" calcext:value-type="float">
            <text:p>8564</text:p>
          </table:table-cell>
          <table:table-cell table:formula="of:=1000*([.B94]-[.B93])/[.I94]" office:value-type="float" office:value="111.111111111111" calcext:value-type="float">
            <text:p>111.1111111111</text:p>
          </table:table-cell>
          <table:table-cell table:formula="of:=1000*([.D94]-[.D93])/[.I94]" office:value-type="float" office:value="125" calcext:value-type="float">
            <text:p>125</text:p>
          </table:table-cell>
          <table:table-cell table:formula="of:=[.F94]-[.F93]" office:value-type="float" office:value="72" calcext:value-type="float">
            <text:p>72</text:p>
          </table:table-cell>
          <table:table-cell table:number-columns-repeated="2"/>
        </table:table-row>
      </table:table>
      <table:table table:name="right and left input 50" table:style-name="ta1">
        <table:shapes>
          <draw:frame draw:z-index="0" draw:style-name="gr1" draw:text-style-name="P1" svg:width="15.997cm" svg:height="9.005cm" svg:x="23.156cm" svg:y="2.178cm">
            <draw:object draw:notify-on-update-of-ranges="'right and left input 50'.I2:'right and left input 50'.I82 'right and left input 50'.G1:'right and left input 50'.G1 'right and left input 50'.G2:'right and left input 50'.G82 'right and left input 50'.H1:'right and left input 50'.H1 'right and left input 50'.H2:'right and left input 50'.H8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<text:s/>time=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<text:s/>time=</text:p>
          </table:table-cell>
          <table:table-cell office:value-type="float" office:value="7187" calcext:value-type="float">
            <text:p>7187</text:p>
          </table:table-cell>
          <table:table-cell table:formula="of:=1000*([.B2]-[.B1])/[.I2]" office:value-type="float" office:value="324.324324324324" calcext:value-type="float">
            <text:p>324.3243243243</text:p>
          </table:table-cell>
          <table:table-cell table:formula="of:=1000*([.D2]-[.D1])/[.I2]" office:value-type="float" office:value="351.351351351351" calcext:value-type="float">
            <text:p>351.3513513514</text:p>
          </table:table-cell>
          <table:table-cell table:formula="of:=[.F2]-[.F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17" calcext:value-type="float">
            <text:p>23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<text:s/>time=</text:p>
          </table:table-cell>
          <table:table-cell office:value-type="float" office:value="7261" calcext:value-type="float">
            <text:p>7261</text:p>
          </table:table-cell>
          <table:table-cell table:formula="of:=1000*([.B3]-[.B2])/[.I3]" office:value-type="float" office:value="310.810810810811" calcext:value-type="float">
            <text:p>310.8108108108</text:p>
          </table:table-cell>
          <table:table-cell table:formula="of:=1000*([.D3]-[.D2])/[.I3]" office:value-type="float" office:value="351.351351351351" calcext:value-type="float">
            <text:p>351.3513513514</text:p>
          </table:table-cell>
          <table:table-cell table:formula="of:=[.F3]-[.F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<text:s/>time=</text:p>
          </table:table-cell>
          <table:table-cell office:value-type="float" office:value="7334" calcext:value-type="float">
            <text:p>7334</text:p>
          </table:table-cell>
          <table:table-cell table:formula="of:=1000*([.B4]-[.B3])/[.I4]" office:value-type="float" office:value="328.767123287671" calcext:value-type="float">
            <text:p>328.7671232877</text:p>
          </table:table-cell>
          <table:table-cell table:formula="of:=1000*([.D4]-[.D3])/[.I4]" office:value-type="float" office:value="342.465753424658" calcext:value-type="float">
            <text:p>342.4657534247</text:p>
          </table:table-cell>
          <table:table-cell table:formula="of:=[.F4]-[.F3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<text:s/>time=</text:p>
          </table:table-cell>
          <table:table-cell office:value-type="float" office:value="7409" calcext:value-type="float">
            <text:p>7409</text:p>
          </table:table-cell>
          <table:table-cell table:formula="of:=1000*([.B5]-[.B4])/[.I5]" office:value-type="float" office:value="306.666666666667" calcext:value-type="float">
            <text:p>306.6666666667</text:p>
          </table:table-cell>
          <table:table-cell table:formula="of:=1000*([.D5]-[.D4])/[.I5]" office:value-type="float" office:value="346.666666666667" calcext:value-type="float">
            <text:p>346.6666666667</text:p>
          </table:table-cell>
          <table:table-cell table:formula="of:=[.F5]-[.F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<text:s/>time=</text:p>
          </table:table-cell>
          <table:table-cell office:value-type="float" office:value="7483" calcext:value-type="float">
            <text:p>7483</text:p>
          </table:table-cell>
          <table:table-cell table:formula="of:=1000*([.B6]-[.B5])/[.I6]" office:value-type="float" office:value="310.810810810811" calcext:value-type="float">
            <text:p>310.8108108108</text:p>
          </table:table-cell>
          <table:table-cell table:formula="of:=1000*([.D6]-[.D5])/[.I6]" office:value-type="float" office:value="337.837837837838" calcext:value-type="float">
            <text:p>337.8378378378</text:p>
          </table:table-cell>
          <table:table-cell table:formula="of:=[.F6]-[.F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<text:s/>time=</text:p>
          </table:table-cell>
          <table:table-cell office:value-type="float" office:value="7557" calcext:value-type="float">
            <text:p>7557</text:p>
          </table:table-cell>
          <table:table-cell table:formula="of:=1000*([.B7]-[.B6])/[.I7]" office:value-type="float" office:value="324.324324324324" calcext:value-type="float">
            <text:p>324.3243243243</text:p>
          </table:table-cell>
          <table:table-cell table:formula="of:=1000*([.D7]-[.D6])/[.I7]" office:value-type="float" office:value="337.837837837838" calcext:value-type="float">
            <text:p>337.8378378378</text:p>
          </table:table-cell>
          <table:table-cell table:formula="of:=[.F7]-[.F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<text:s/>time=</text:p>
          </table:table-cell>
          <table:table-cell office:value-type="float" office:value="7630" calcext:value-type="float">
            <text:p>7630</text:p>
          </table:table-cell>
          <table:table-cell table:formula="of:=1000*([.B8]-[.B7])/[.I8]" office:value-type="float" office:value="315.068493150685" calcext:value-type="float">
            <text:p>315.0684931507</text:p>
          </table:table-cell>
          <table:table-cell table:formula="of:=1000*([.D8]-[.D7])/[.I8]" office:value-type="float" office:value="356.164383561644" calcext:value-type="float">
            <text:p>356.1643835616</text:p>
          </table:table-cell>
          <table:table-cell table:formula="of:=[.F8]-[.F7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<text:s/>time=</text:p>
          </table:table-cell>
          <table:table-cell office:value-type="float" office:value="7704" calcext:value-type="float">
            <text:p>7704</text:p>
          </table:table-cell>
          <table:table-cell table:formula="of:=1000*([.B9]-[.B8])/[.I9]" office:value-type="float" office:value="324.324324324324" calcext:value-type="float">
            <text:p>324.3243243243</text:p>
          </table:table-cell>
          <table:table-cell table:formula="of:=1000*([.D9]-[.D8])/[.I9]" office:value-type="float" office:value="351.351351351351" calcext:value-type="float">
            <text:p>351.3513513514</text:p>
          </table:table-cell>
          <table:table-cell table:formula="of:=[.F9]-[.F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<text:s/>time=</text:p>
          </table:table-cell>
          <table:table-cell office:value-type="float" office:value="7778" calcext:value-type="float">
            <text:p>7778</text:p>
          </table:table-cell>
          <table:table-cell table:formula="of:=1000*([.B10]-[.B9])/[.I10]" office:value-type="float" office:value="310.810810810811" calcext:value-type="float">
            <text:p>310.8108108108</text:p>
          </table:table-cell>
          <table:table-cell table:formula="of:=1000*([.D10]-[.D9])/[.I10]" office:value-type="float" office:value="351.351351351351" calcext:value-type="float">
            <text:p>351.3513513514</text:p>
          </table:table-cell>
          <table:table-cell table:formula="of:=[.F10]-[.F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<text:s/>time=</text:p>
          </table:table-cell>
          <table:table-cell office:value-type="float" office:value="7852" calcext:value-type="float">
            <text:p>7852</text:p>
          </table:table-cell>
          <table:table-cell table:formula="of:=1000*([.B11]-[.B10])/[.I11]" office:value-type="float" office:value="324.324324324324" calcext:value-type="float">
            <text:p>324.3243243243</text:p>
          </table:table-cell>
          <table:table-cell table:formula="of:=1000*([.D11]-[.D10])/[.I11]" office:value-type="float" office:value="337.837837837838" calcext:value-type="float">
            <text:p>337.8378378378</text:p>
          </table:table-cell>
          <table:table-cell table:formula="of:=[.F11]-[.F1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57" calcext:value-type="float">
            <text:p>2757</text:p>
          </table:table-cell>
          <table:table-cell office:value-type="string" calcext:value-type="string">
            <text:p><text:s/>time=</text:p>
          </table:table-cell>
          <table:table-cell office:value-type="float" office:value="7925" calcext:value-type="float">
            <text:p>7925</text:p>
          </table:table-cell>
          <table:table-cell table:formula="of:=1000*([.B12]-[.B11])/[.I12]" office:value-type="float" office:value="315.068493150685" calcext:value-type="float">
            <text:p>315.0684931507</text:p>
          </table:table-cell>
          <table:table-cell table:formula="of:=1000*([.D12]-[.D11])/[.I12]" office:value-type="float" office:value="356.164383561644" calcext:value-type="float">
            <text:p>356.1643835616</text:p>
          </table:table-cell>
          <table:table-cell table:formula="of:=[.F12]-[.F11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<text:s/>time=</text:p>
          </table:table-cell>
          <table:table-cell office:value-type="float" office:value="7999" calcext:value-type="float">
            <text:p>7999</text:p>
          </table:table-cell>
          <table:table-cell table:formula="of:=1000*([.B13]-[.B12])/[.I13]" office:value-type="float" office:value="324.324324324324" calcext:value-type="float">
            <text:p>324.3243243243</text:p>
          </table:table-cell>
          <table:table-cell table:formula="of:=1000*([.D13]-[.D12])/[.I13]" office:value-type="float" office:value="351.351351351351" calcext:value-type="float">
            <text:p>351.3513513514</text:p>
          </table:table-cell>
          <table:table-cell table:formula="of:=[.F13]-[.F1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<text:s/>time=</text:p>
          </table:table-cell>
          <table:table-cell office:value-type="float" office:value="8074" calcext:value-type="float">
            <text:p>8074</text:p>
          </table:table-cell>
          <table:table-cell table:formula="of:=1000*([.B14]-[.B13])/[.I14]" office:value-type="float" office:value="306.666666666667" calcext:value-type="float">
            <text:p>306.6666666667</text:p>
          </table:table-cell>
          <table:table-cell table:formula="of:=1000*([.D14]-[.D13])/[.I14]" office:value-type="float" office:value="333.333333333333" calcext:value-type="float">
            <text:p>333.3333333333</text:p>
          </table:table-cell>
          <table:table-cell table:formula="of:=[.F14]-[.F1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34" calcext:value-type="float">
            <text:p>2834</text:p>
          </table:table-cell>
          <table:table-cell office:value-type="string" calcext:value-type="string">
            <text:p><text:s/>time=</text:p>
          </table:table-cell>
          <table:table-cell office:value-type="float" office:value="8147" calcext:value-type="float">
            <text:p>8147</text:p>
          </table:table-cell>
          <table:table-cell table:formula="of:=1000*([.B15]-[.B14])/[.I15]" office:value-type="float" office:value="315.068493150685" calcext:value-type="float">
            <text:p>315.0684931507</text:p>
          </table:table-cell>
          <table:table-cell table:formula="of:=1000*([.D15]-[.D14])/[.I15]" office:value-type="float" office:value="356.164383561644" calcext:value-type="float">
            <text:p>356.1643835616</text:p>
          </table:table-cell>
          <table:table-cell table:formula="of:=[.F15]-[.F14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<text:s/>time=</text:p>
          </table:table-cell>
          <table:table-cell office:value-type="float" office:value="8221" calcext:value-type="float">
            <text:p>8221</text:p>
          </table:table-cell>
          <table:table-cell table:formula="of:=1000*([.B16]-[.B15])/[.I16]" office:value-type="float" office:value="324.324324324324" calcext:value-type="float">
            <text:p>324.3243243243</text:p>
          </table:table-cell>
          <table:table-cell table:formula="of:=1000*([.D16]-[.D15])/[.I16]" office:value-type="float" office:value="337.837837837838" calcext:value-type="float">
            <text:p>337.8378378378</text:p>
          </table:table-cell>
          <table:table-cell table:formula="of:=[.F16]-[.F1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<text:s/>time=</text:p>
          </table:table-cell>
          <table:table-cell office:value-type="float" office:value="8295" calcext:value-type="float">
            <text:p>8295</text:p>
          </table:table-cell>
          <table:table-cell table:formula="of:=1000*([.B17]-[.B16])/[.I17]" office:value-type="float" office:value="310.810810810811" calcext:value-type="float">
            <text:p>310.8108108108</text:p>
          </table:table-cell>
          <table:table-cell table:formula="of:=1000*([.D17]-[.D16])/[.I17]" office:value-type="float" office:value="351.351351351351" calcext:value-type="float">
            <text:p>351.3513513514</text:p>
          </table:table-cell>
          <table:table-cell table:formula="of:=[.F17]-[.F1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<text:s/>time=</text:p>
          </table:table-cell>
          <table:table-cell office:value-type="float" office:value="8369" calcext:value-type="float">
            <text:p>8369</text:p>
          </table:table-cell>
          <table:table-cell table:formula="of:=1000*([.B18]-[.B17])/[.I18]" office:value-type="float" office:value="324.324324324324" calcext:value-type="float">
            <text:p>324.3243243243</text:p>
          </table:table-cell>
          <table:table-cell table:formula="of:=1000*([.D18]-[.D17])/[.I18]" office:value-type="float" office:value="337.837837837838" calcext:value-type="float">
            <text:p>337.8378378378</text:p>
          </table:table-cell>
          <table:table-cell table:formula="of:=[.F18]-[.F1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<text:s/>time=</text:p>
          </table:table-cell>
          <table:table-cell office:value-type="float" office:value="8442" calcext:value-type="float">
            <text:p>8442</text:p>
          </table:table-cell>
          <table:table-cell table:formula="of:=1000*([.B19]-[.B18])/[.I19]" office:value-type="float" office:value="315.068493150685" calcext:value-type="float">
            <text:p>315.0684931507</text:p>
          </table:table-cell>
          <table:table-cell table:formula="of:=1000*([.D19]-[.D18])/[.I19]" office:value-type="float" office:value="356.164383561644" calcext:value-type="float">
            <text:p>356.1643835616</text:p>
          </table:table-cell>
          <table:table-cell table:formula="of:=[.F19]-[.F18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<text:s/>time=</text:p>
          </table:table-cell>
          <table:table-cell office:value-type="float" office:value="8516" calcext:value-type="float">
            <text:p>8516</text:p>
          </table:table-cell>
          <table:table-cell table:formula="of:=1000*([.B20]-[.B19])/[.I20]" office:value-type="float" office:value="310.810810810811" calcext:value-type="float">
            <text:p>310.8108108108</text:p>
          </table:table-cell>
          <table:table-cell table:formula="of:=1000*([.D20]-[.D19])/[.I20]" office:value-type="float" office:value="351.351351351351" calcext:value-type="float">
            <text:p>351.3513513514</text:p>
          </table:table-cell>
          <table:table-cell table:formula="of:=[.F20]-[.F1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39" calcext:value-type="float">
            <text:p>27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<text:s/>time=</text:p>
          </table:table-cell>
          <table:table-cell office:value-type="float" office:value="8590" calcext:value-type="float">
            <text:p>8590</text:p>
          </table:table-cell>
          <table:table-cell table:formula="of:=1000*([.B21]-[.B20])/[.I21]" office:value-type="float" office:value="324.324324324324" calcext:value-type="float">
            <text:p>324.3243243243</text:p>
          </table:table-cell>
          <table:table-cell table:formula="of:=1000*([.D21]-[.D20])/[.I21]" office:value-type="float" office:value="337.837837837838" calcext:value-type="float">
            <text:p>337.8378378378</text:p>
          </table:table-cell>
          <table:table-cell table:formula="of:=[.F21]-[.F2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<text:s/>time=</text:p>
          </table:table-cell>
          <table:table-cell office:value-type="float" office:value="8664" calcext:value-type="float">
            <text:p>8664</text:p>
          </table:table-cell>
          <table:table-cell table:formula="of:=1000*([.B22]-[.B21])/[.I22]" office:value-type="float" office:value="310.810810810811" calcext:value-type="float">
            <text:p>310.8108108108</text:p>
          </table:table-cell>
          <table:table-cell table:formula="of:=1000*([.D22]-[.D21])/[.I22]" office:value-type="float" office:value="351.351351351351" calcext:value-type="float">
            <text:p>351.3513513514</text:p>
          </table:table-cell>
          <table:table-cell table:formula="of:=[.F22]-[.F2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85" calcext:value-type="float">
            <text:p>278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<text:s/>time=</text:p>
          </table:table-cell>
          <table:table-cell office:value-type="float" office:value="8738" calcext:value-type="float">
            <text:p>8738</text:p>
          </table:table-cell>
          <table:table-cell table:formula="of:=1000*([.B23]-[.B22])/[.I23]" office:value-type="float" office:value="310.810810810811" calcext:value-type="float">
            <text:p>310.8108108108</text:p>
          </table:table-cell>
          <table:table-cell table:formula="of:=1000*([.D23]-[.D22])/[.I23]" office:value-type="float" office:value="351.351351351351" calcext:value-type="float">
            <text:p>351.3513513514</text:p>
          </table:table-cell>
          <table:table-cell table:formula="of:=[.F23]-[.F2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<text:s/>time=</text:p>
          </table:table-cell>
          <table:table-cell office:value-type="float" office:value="8812" calcext:value-type="float">
            <text:p>8812</text:p>
          </table:table-cell>
          <table:table-cell table:formula="of:=1000*([.B24]-[.B23])/[.I24]" office:value-type="float" office:value="324.324324324324" calcext:value-type="float">
            <text:p>324.3243243243</text:p>
          </table:table-cell>
          <table:table-cell table:formula="of:=1000*([.D24]-[.D23])/[.I24]" office:value-type="float" office:value="351.351351351351" calcext:value-type="float">
            <text:p>351.3513513514</text:p>
          </table:table-cell>
          <table:table-cell table:formula="of:=[.F24]-[.F2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32" calcext:value-type="float">
            <text:p>283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<text:s/>time=</text:p>
          </table:table-cell>
          <table:table-cell office:value-type="float" office:value="8886" calcext:value-type="float">
            <text:p>8886</text:p>
          </table:table-cell>
          <table:table-cell table:formula="of:=1000*([.B25]-[.B24])/[.I25]" office:value-type="float" office:value="310.810810810811" calcext:value-type="float">
            <text:p>310.8108108108</text:p>
          </table:table-cell>
          <table:table-cell table:formula="of:=1000*([.D25]-[.D24])/[.I25]" office:value-type="float" office:value="337.837837837838" calcext:value-type="float">
            <text:p>337.8378378378</text:p>
          </table:table-cell>
          <table:table-cell table:formula="of:=[.F25]-[.F2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<text:s/>time=</text:p>
          </table:table-cell>
          <table:table-cell office:value-type="float" office:value="8960" calcext:value-type="float">
            <text:p>8960</text:p>
          </table:table-cell>
          <table:table-cell table:formula="of:=1000*([.B26]-[.B25])/[.I26]" office:value-type="float" office:value="310.810810810811" calcext:value-type="float">
            <text:p>310.8108108108</text:p>
          </table:table-cell>
          <table:table-cell table:formula="of:=1000*([.D26]-[.D25])/[.I26]" office:value-type="float" office:value="351.351351351351" calcext:value-type="float">
            <text:p>351.3513513514</text:p>
          </table:table-cell>
          <table:table-cell table:formula="of:=[.F26]-[.F2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<text:s/>time=</text:p>
          </table:table-cell>
          <table:table-cell office:value-type="float" office:value="9033" calcext:value-type="float">
            <text:p>9033</text:p>
          </table:table-cell>
          <table:table-cell table:formula="of:=1000*([.B27]-[.B26])/[.I27]" office:value-type="float" office:value="328.767123287671" calcext:value-type="float">
            <text:p>328.7671232877</text:p>
          </table:table-cell>
          <table:table-cell table:formula="of:=1000*([.D27]-[.D26])/[.I27]" office:value-type="float" office:value="356.164383561644" calcext:value-type="float">
            <text:p>356.1643835616</text:p>
          </table:table-cell>
          <table:table-cell table:formula="of:=[.F27]-[.F26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<text:s/>time=</text:p>
          </table:table-cell>
          <table:table-cell office:value-type="float" office:value="9107" calcext:value-type="float">
            <text:p>9107</text:p>
          </table:table-cell>
          <table:table-cell table:formula="of:=1000*([.B28]-[.B27])/[.I28]" office:value-type="float" office:value="310.810810810811" calcext:value-type="float">
            <text:p>310.8108108108</text:p>
          </table:table-cell>
          <table:table-cell table:formula="of:=1000*([.D28]-[.D27])/[.I28]" office:value-type="float" office:value="351.351351351351" calcext:value-type="float">
            <text:p>351.3513513514</text:p>
          </table:table-cell>
          <table:table-cell table:formula="of:=[.F28]-[.F2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<text:s/>time=</text:p>
          </table:table-cell>
          <table:table-cell office:value-type="float" office:value="9181" calcext:value-type="float">
            <text:p>9181</text:p>
          </table:table-cell>
          <table:table-cell table:formula="of:=1000*([.B29]-[.B28])/[.I29]" office:value-type="float" office:value="310.810810810811" calcext:value-type="float">
            <text:p>310.8108108108</text:p>
          </table:table-cell>
          <table:table-cell table:formula="of:=1000*([.D29]-[.D28])/[.I29]" office:value-type="float" office:value="337.837837837838" calcext:value-type="float">
            <text:p>337.8378378378</text:p>
          </table:table-cell>
          <table:table-cell table:formula="of:=[.F29]-[.F28]" office:value-type="float" office:value="74" calcext:value-type="float">
            <text:p>74</text:p>
          </table:table-cell>
          <table:table-cell/>
          <table:table-cell table:style-name="ce1" office:value-type="string" calcext:value-type="string">
            <text:p>Ku=0.3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<text:s/>time=</text:p>
          </table:table-cell>
          <table:table-cell office:value-type="float" office:value="9254" calcext:value-type="float">
            <text:p>9254</text:p>
          </table:table-cell>
          <table:table-cell table:formula="of:=1000*([.B30]-[.B29])/[.I30]" office:value-type="float" office:value="328.767123287671" calcext:value-type="float">
            <text:p>328.7671232877</text:p>
          </table:table-cell>
          <table:table-cell table:formula="of:=1000*([.D30]-[.D29])/[.I30]" office:value-type="float" office:value="342.465753424658" calcext:value-type="float">
            <text:p>342.4657534247</text:p>
          </table:table-cell>
          <table:table-cell table:formula="of:=[.F30]-[.F29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<text:s/>time=</text:p>
          </table:table-cell>
          <table:table-cell office:value-type="float" office:value="9328" calcext:value-type="float">
            <text:p>9328</text:p>
          </table:table-cell>
          <table:table-cell table:formula="of:=1000*([.B31]-[.B30])/[.I31]" office:value-type="float" office:value="310.810810810811" calcext:value-type="float">
            <text:p>310.8108108108</text:p>
          </table:table-cell>
          <table:table-cell table:formula="of:=1000*([.D31]-[.D30])/[.I31]" office:value-type="float" office:value="351.351351351351" calcext:value-type="float">
            <text:p>351.3513513514</text:p>
          </table:table-cell>
          <table:table-cell table:formula="of:=[.F31]-[.F3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<text:s/>time=</text:p>
          </table:table-cell>
          <table:table-cell office:value-type="float" office:value="9403" calcext:value-type="float">
            <text:p>9403</text:p>
          </table:table-cell>
          <table:table-cell table:formula="of:=1000*([.B32]-[.B31])/[.I32]" office:value-type="float" office:value="306.666666666667" calcext:value-type="float">
            <text:p>306.6666666667</text:p>
          </table:table-cell>
          <table:table-cell table:formula="of:=1000*([.D32]-[.D31])/[.I32]" office:value-type="float" office:value="333.333333333333" calcext:value-type="float">
            <text:p>333.3333333333</text:p>
          </table:table-cell>
          <table:table-cell table:formula="of:=[.F32]-[.F3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<text:s/>time=</text:p>
          </table:table-cell>
          <table:table-cell office:value-type="float" office:value="9477" calcext:value-type="float">
            <text:p>9477</text:p>
          </table:table-cell>
          <table:table-cell table:formula="of:=1000*([.B33]-[.B32])/[.I33]" office:value-type="float" office:value="324.324324324324" calcext:value-type="float">
            <text:p>324.3243243243</text:p>
          </table:table-cell>
          <table:table-cell table:formula="of:=1000*([.D33]-[.D32])/[.I33]" office:value-type="float" office:value="351.351351351351" calcext:value-type="float">
            <text:p>351.3513513514</text:p>
          </table:table-cell>
          <table:table-cell table:formula="of:=[.F33]-[.F3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<text:s/>time=</text:p>
          </table:table-cell>
          <table:table-cell office:value-type="float" office:value="9550" calcext:value-type="float">
            <text:p>9550</text:p>
          </table:table-cell>
          <table:table-cell table:formula="of:=1000*([.B34]-[.B33])/[.I34]" office:value-type="float" office:value="315.068493150685" calcext:value-type="float">
            <text:p>315.0684931507</text:p>
          </table:table-cell>
          <table:table-cell table:formula="of:=1000*([.D34]-[.D33])/[.I34]" office:value-type="float" office:value="342.465753424658" calcext:value-type="float">
            <text:p>342.4657534247</text:p>
          </table:table-cell>
          <table:table-cell table:formula="of:=[.F34]-[.F33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<text:s/>time=</text:p>
          </table:table-cell>
          <table:table-cell office:value-type="float" office:value="9624" calcext:value-type="float">
            <text:p>9624</text:p>
          </table:table-cell>
          <table:table-cell table:formula="of:=1000*([.B35]-[.B34])/[.I35]" office:value-type="float" office:value="324.324324324324" calcext:value-type="float">
            <text:p>324.3243243243</text:p>
          </table:table-cell>
          <table:table-cell table:formula="of:=1000*([.D35]-[.D34])/[.I35]" office:value-type="float" office:value="337.837837837838" calcext:value-type="float">
            <text:p>337.8378378378</text:p>
          </table:table-cell>
          <table:table-cell table:formula="of:=[.F35]-[.F3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<text:s/>time=</text:p>
          </table:table-cell>
          <table:table-cell office:value-type="float" office:value="9698" calcext:value-type="float">
            <text:p>9698</text:p>
          </table:table-cell>
          <table:table-cell table:formula="of:=1000*([.B36]-[.B35])/[.I36]" office:value-type="float" office:value="310.810810810811" calcext:value-type="float">
            <text:p>310.8108108108</text:p>
          </table:table-cell>
          <table:table-cell table:formula="of:=1000*([.D36]-[.D35])/[.I36]" office:value-type="float" office:value="351.351351351351" calcext:value-type="float">
            <text:p>351.3513513514</text:p>
          </table:table-cell>
          <table:table-cell table:formula="of:=[.F36]-[.F3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<text:s/>time=</text:p>
          </table:table-cell>
          <table:table-cell office:value-type="float" office:value="9772" calcext:value-type="float">
            <text:p>9772</text:p>
          </table:table-cell>
          <table:table-cell table:formula="of:=1000*([.B37]-[.B36])/[.I37]" office:value-type="float" office:value="310.810810810811" calcext:value-type="float">
            <text:p>310.8108108108</text:p>
          </table:table-cell>
          <table:table-cell table:formula="of:=1000*([.D37]-[.D36])/[.I37]" office:value-type="float" office:value="351.351351351351" calcext:value-type="float">
            <text:p>351.3513513514</text:p>
          </table:table-cell>
          <table:table-cell table:formula="of:=[.F37]-[.F3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<text:s/>time=</text:p>
          </table:table-cell>
          <table:table-cell office:value-type="float" office:value="9845" calcext:value-type="float">
            <text:p>9845</text:p>
          </table:table-cell>
          <table:table-cell table:formula="of:=1000*([.B38]-[.B37])/[.I38]" office:value-type="float" office:value="315.068493150685" calcext:value-type="float">
            <text:p>315.0684931507</text:p>
          </table:table-cell>
          <table:table-cell table:formula="of:=1000*([.D38]-[.D37])/[.I38]" office:value-type="float" office:value="356.164383561644" calcext:value-type="float">
            <text:p>356.1643835616</text:p>
          </table:table-cell>
          <table:table-cell table:formula="of:=[.F38]-[.F37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<text:s/>time=</text:p>
          </table:table-cell>
          <table:table-cell office:value-type="float" office:value="9919" calcext:value-type="float">
            <text:p>9919</text:p>
          </table:table-cell>
          <table:table-cell table:formula="of:=1000*([.B39]-[.B38])/[.I39]" office:value-type="float" office:value="324.324324324324" calcext:value-type="float">
            <text:p>324.3243243243</text:p>
          </table:table-cell>
          <table:table-cell table:formula="of:=1000*([.D39]-[.D38])/[.I39]" office:value-type="float" office:value="351.351351351351" calcext:value-type="float">
            <text:p>351.3513513514</text:p>
          </table:table-cell>
          <table:table-cell table:formula="of:=[.F39]-[.F3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<text:s/>time=</text:p>
          </table:table-cell>
          <table:table-cell office:value-type="float" office:value="9993" calcext:value-type="float">
            <text:p>9993</text:p>
          </table:table-cell>
          <table:table-cell table:formula="of:=1000*([.B40]-[.B39])/[.I40]" office:value-type="float" office:value="310.810810810811" calcext:value-type="float">
            <text:p>310.8108108108</text:p>
          </table:table-cell>
          <table:table-cell table:formula="of:=1000*([.D40]-[.D39])/[.I40]" office:value-type="float" office:value="337.837837837838" calcext:value-type="float">
            <text:p>337.8378378378</text:p>
          </table:table-cell>
          <table:table-cell table:formula="of:=[.F40]-[.F3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<text:s/>time=</text:p>
          </table:table-cell>
          <table:table-cell office:value-type="float" office:value="10067" calcext:value-type="float">
            <text:p>10067</text:p>
          </table:table-cell>
          <table:table-cell table:formula="of:=1000*([.B41]-[.B40])/[.I41]" office:value-type="float" office:value="310.810810810811" calcext:value-type="float">
            <text:p>310.8108108108</text:p>
          </table:table-cell>
          <table:table-cell table:formula="of:=1000*([.D41]-[.D40])/[.I41]" office:value-type="float" office:value="337.837837837838" calcext:value-type="float">
            <text:p>337.8378378378</text:p>
          </table:table-cell>
          <table:table-cell table:formula="of:=[.F41]-[.F4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<text:s/>time=</text:p>
          </table:table-cell>
          <table:table-cell office:value-type="float" office:value="10142" calcext:value-type="float">
            <text:p>10142</text:p>
          </table:table-cell>
          <table:table-cell table:formula="of:=1000*([.B42]-[.B41])/[.I42]" office:value-type="float" office:value="320" calcext:value-type="float">
            <text:p>320</text:p>
          </table:table-cell>
          <table:table-cell table:formula="of:=1000*([.D42]-[.D41])/[.I42]" office:value-type="float" office:value="346.666666666667" calcext:value-type="float">
            <text:p>346.6666666667</text:p>
          </table:table-cell>
          <table:table-cell table:formula="of:=[.F42]-[.F4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<text:s/>time=</text:p>
          </table:table-cell>
          <table:table-cell office:value-type="float" office:value="10217" calcext:value-type="float">
            <text:p>10217</text:p>
          </table:table-cell>
          <table:table-cell table:formula="of:=1000*([.B43]-[.B42])/[.I43]" office:value-type="float" office:value="306.666666666667" calcext:value-type="float">
            <text:p>306.6666666667</text:p>
          </table:table-cell>
          <table:table-cell table:formula="of:=1000*([.D43]-[.D42])/[.I43]" office:value-type="float" office:value="346.666666666667" calcext:value-type="float">
            <text:p>346.6666666667</text:p>
          </table:table-cell>
          <table:table-cell table:formula="of:=[.F43]-[.F4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<text:s/>time=</text:p>
          </table:table-cell>
          <table:table-cell office:value-type="float" office:value="10292" calcext:value-type="float">
            <text:p>10292</text:p>
          </table:table-cell>
          <table:table-cell table:formula="of:=1000*([.B44]-[.B43])/[.I44]" office:value-type="float" office:value="306.666666666667" calcext:value-type="float">
            <text:p>306.6666666667</text:p>
          </table:table-cell>
          <table:table-cell table:formula="of:=1000*([.D44]-[.D43])/[.I44]" office:value-type="float" office:value="346.666666666667" calcext:value-type="float">
            <text:p>346.6666666667</text:p>
          </table:table-cell>
          <table:table-cell table:formula="of:=[.F44]-[.F4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<text:s/>time=</text:p>
          </table:table-cell>
          <table:table-cell office:value-type="float" office:value="10366" calcext:value-type="float">
            <text:p>10366</text:p>
          </table:table-cell>
          <table:table-cell table:formula="of:=1000*([.B45]-[.B44])/[.I45]" office:value-type="float" office:value="324.324324324324" calcext:value-type="float">
            <text:p>324.3243243243</text:p>
          </table:table-cell>
          <table:table-cell table:formula="of:=1000*([.D45]-[.D44])/[.I45]" office:value-type="float" office:value="364.864864864865" calcext:value-type="float">
            <text:p>364.8648648649</text:p>
          </table:table-cell>
          <table:table-cell table:formula="of:=[.F45]-[.F4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29" calcext:value-type="float">
            <text:p>3629</text:p>
          </table:table-cell>
          <table:table-cell office:value-type="string" calcext:value-type="string">
            <text:p><text:s/>time=</text:p>
          </table:table-cell>
          <table:table-cell office:value-type="float" office:value="10441" calcext:value-type="float">
            <text:p>10441</text:p>
          </table:table-cell>
          <table:table-cell table:formula="of:=1000*([.B46]-[.B45])/[.I46]" office:value-type="float" office:value="306.666666666667" calcext:value-type="float">
            <text:p>306.6666666667</text:p>
          </table:table-cell>
          <table:table-cell table:formula="of:=1000*([.D46]-[.D45])/[.I46]" office:value-type="float" office:value="333.333333333333" calcext:value-type="float">
            <text:p>333.3333333333</text:p>
          </table:table-cell>
          <table:table-cell table:formula="of:=[.F46]-[.F4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<text:s/>time=</text:p>
          </table:table-cell>
          <table:table-cell office:value-type="float" office:value="10516" calcext:value-type="float">
            <text:p>10516</text:p>
          </table:table-cell>
          <table:table-cell table:formula="of:=1000*([.B47]-[.B46])/[.I47]" office:value-type="float" office:value="320" calcext:value-type="float">
            <text:p>320</text:p>
          </table:table-cell>
          <table:table-cell table:formula="of:=1000*([.D47]-[.D46])/[.I47]" office:value-type="float" office:value="346.666666666667" calcext:value-type="float">
            <text:p>346.6666666667</text:p>
          </table:table-cell>
          <table:table-cell table:formula="of:=[.F47]-[.F4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<text:s/>time=</text:p>
          </table:table-cell>
          <table:table-cell office:value-type="float" office:value="10591" calcext:value-type="float">
            <text:p>10591</text:p>
          </table:table-cell>
          <table:table-cell table:formula="of:=1000*([.B48]-[.B47])/[.I48]" office:value-type="float" office:value="306.666666666667" calcext:value-type="float">
            <text:p>306.6666666667</text:p>
          </table:table-cell>
          <table:table-cell table:formula="of:=1000*([.D48]-[.D47])/[.I48]" office:value-type="float" office:value="346.666666666667" calcext:value-type="float">
            <text:p>346.6666666667</text:p>
          </table:table-cell>
          <table:table-cell table:formula="of:=[.F48]-[.F4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<text:s/>time=</text:p>
          </table:table-cell>
          <table:table-cell office:value-type="float" office:value="10667" calcext:value-type="float">
            <text:p>10667</text:p>
          </table:table-cell>
          <table:table-cell table:formula="of:=1000*([.B49]-[.B48])/[.I49]" office:value-type="float" office:value="315.789473684211" calcext:value-type="float">
            <text:p>315.7894736842</text:p>
          </table:table-cell>
          <table:table-cell table:formula="of:=1000*([.D49]-[.D48])/[.I49]" office:value-type="float" office:value="355.263157894737" calcext:value-type="float">
            <text:p>355.2631578947</text:p>
          </table:table-cell>
          <table:table-cell table:formula="of:=[.F49]-[.F48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<text:s/>time=</text:p>
          </table:table-cell>
          <table:table-cell office:value-type="float" office:value="10741" calcext:value-type="float">
            <text:p>10741</text:p>
          </table:table-cell>
          <table:table-cell table:formula="of:=1000*([.B50]-[.B49])/[.I50]" office:value-type="float" office:value="310.810810810811" calcext:value-type="float">
            <text:p>310.8108108108</text:p>
          </table:table-cell>
          <table:table-cell table:formula="of:=1000*([.D50]-[.D49])/[.I50]" office:value-type="float" office:value="351.351351351351" calcext:value-type="float">
            <text:p>351.3513513514</text:p>
          </table:table-cell>
          <table:table-cell table:formula="of:=[.F50]-[.F4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<text:s/>time=</text:p>
          </table:table-cell>
          <table:table-cell office:value-type="float" office:value="10816" calcext:value-type="float">
            <text:p>10816</text:p>
          </table:table-cell>
          <table:table-cell table:formula="of:=1000*([.B51]-[.B50])/[.I51]" office:value-type="float" office:value="306.666666666667" calcext:value-type="float">
            <text:p>306.6666666667</text:p>
          </table:table-cell>
          <table:table-cell table:formula="of:=1000*([.D51]-[.D50])/[.I51]" office:value-type="float" office:value="346.666666666667" calcext:value-type="float">
            <text:p>346.6666666667</text:p>
          </table:table-cell>
          <table:table-cell table:formula="of:=[.F51]-[.F5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<text:s/>time=</text:p>
          </table:table-cell>
          <table:table-cell office:value-type="float" office:value="10891" calcext:value-type="float">
            <text:p>10891</text:p>
          </table:table-cell>
          <table:table-cell table:formula="of:=1000*([.B52]-[.B51])/[.I52]" office:value-type="float" office:value="320" calcext:value-type="float">
            <text:p>320</text:p>
          </table:table-cell>
          <table:table-cell table:formula="of:=1000*([.D52]-[.D51])/[.I52]" office:value-type="float" office:value="346.666666666667" calcext:value-type="float">
            <text:p>346.6666666667</text:p>
          </table:table-cell>
          <table:table-cell table:formula="of:=[.F52]-[.F5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12" calcext:value-type="float">
            <text:p>3812</text:p>
          </table:table-cell>
          <table:table-cell office:value-type="string" calcext:value-type="string">
            <text:p><text:s/>time=</text:p>
          </table:table-cell>
          <table:table-cell office:value-type="float" office:value="10966" calcext:value-type="float">
            <text:p>10966</text:p>
          </table:table-cell>
          <table:table-cell table:formula="of:=1000*([.B53]-[.B52])/[.I53]" office:value-type="float" office:value="306.666666666667" calcext:value-type="float">
            <text:p>306.6666666667</text:p>
          </table:table-cell>
          <table:table-cell table:formula="of:=1000*([.D53]-[.D52])/[.I53]" office:value-type="float" office:value="346.666666666667" calcext:value-type="float">
            <text:p>346.6666666667</text:p>
          </table:table-cell>
          <table:table-cell table:formula="of:=[.F53]-[.F5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38" calcext:value-type="float">
            <text:p>3838</text:p>
          </table:table-cell>
          <table:table-cell office:value-type="string" calcext:value-type="string">
            <text:p><text:s/>time=</text:p>
          </table:table-cell>
          <table:table-cell office:value-type="float" office:value="11040" calcext:value-type="float">
            <text:p>11040</text:p>
          </table:table-cell>
          <table:table-cell table:formula="of:=1000*([.B54]-[.B53])/[.I54]" office:value-type="float" office:value="324.324324324324" calcext:value-type="float">
            <text:p>324.3243243243</text:p>
          </table:table-cell>
          <table:table-cell table:formula="of:=1000*([.D54]-[.D53])/[.I54]" office:value-type="float" office:value="351.351351351351" calcext:value-type="float">
            <text:p>351.3513513514</text:p>
          </table:table-cell>
          <table:table-cell table:formula="of:=[.F54]-[.F5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64" calcext:value-type="float">
            <text:p>3864</text:p>
          </table:table-cell>
          <table:table-cell office:value-type="string" calcext:value-type="string">
            <text:p><text:s/>time=</text:p>
          </table:table-cell>
          <table:table-cell office:value-type="float" office:value="11115" calcext:value-type="float">
            <text:p>11115</text:p>
          </table:table-cell>
          <table:table-cell table:formula="of:=1000*([.B55]-[.B54])/[.I55]" office:value-type="float" office:value="306.666666666667" calcext:value-type="float">
            <text:p>306.6666666667</text:p>
          </table:table-cell>
          <table:table-cell table:formula="of:=1000*([.D55]-[.D54])/[.I55]" office:value-type="float" office:value="346.666666666667" calcext:value-type="float">
            <text:p>346.6666666667</text:p>
          </table:table-cell>
          <table:table-cell table:formula="of:=[.F55]-[.F5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<text:s/>time=</text:p>
          </table:table-cell>
          <table:table-cell office:value-type="float" office:value="11190" calcext:value-type="float">
            <text:p>11190</text:p>
          </table:table-cell>
          <table:table-cell table:formula="of:=1000*([.B56]-[.B55])/[.I56]" office:value-type="float" office:value="320" calcext:value-type="float">
            <text:p>320</text:p>
          </table:table-cell>
          <table:table-cell table:formula="of:=1000*([.D56]-[.D55])/[.I56]" office:value-type="float" office:value="333.333333333333" calcext:value-type="float">
            <text:p>333.3333333333</text:p>
          </table:table-cell>
          <table:table-cell table:formula="of:=[.F56]-[.F5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<text:s/>time=</text:p>
          </table:table-cell>
          <table:table-cell office:value-type="float" office:value="11266" calcext:value-type="float">
            <text:p>11266</text:p>
          </table:table-cell>
          <table:table-cell table:formula="of:=1000*([.B57]-[.B56])/[.I57]" office:value-type="float" office:value="302.631578947368" calcext:value-type="float">
            <text:p>302.6315789474</text:p>
          </table:table-cell>
          <table:table-cell table:formula="of:=1000*([.D57]-[.D56])/[.I57]" office:value-type="float" office:value="342.105263157895" calcext:value-type="float">
            <text:p>342.1052631579</text:p>
          </table:table-cell>
          <table:table-cell table:formula="of:=[.F57]-[.F56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<text:s/>time=</text:p>
          </table:table-cell>
          <table:table-cell office:value-type="float" office:value="11340" calcext:value-type="float">
            <text:p>11340</text:p>
          </table:table-cell>
          <table:table-cell table:formula="of:=1000*([.B58]-[.B57])/[.I58]" office:value-type="float" office:value="310.810810810811" calcext:value-type="float">
            <text:p>310.8108108108</text:p>
          </table:table-cell>
          <table:table-cell table:formula="of:=1000*([.D58]-[.D57])/[.I58]" office:value-type="float" office:value="351.351351351351" calcext:value-type="float">
            <text:p>351.3513513514</text:p>
          </table:table-cell>
          <table:table-cell table:formula="of:=[.F58]-[.F5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68" calcext:value-type="float">
            <text:p>3968</text:p>
          </table:table-cell>
          <table:table-cell office:value-type="string" calcext:value-type="string">
            <text:p><text:s/>time=</text:p>
          </table:table-cell>
          <table:table-cell office:value-type="float" office:value="11415" calcext:value-type="float">
            <text:p>11415</text:p>
          </table:table-cell>
          <table:table-cell table:formula="of:=1000*([.B59]-[.B58])/[.I59]" office:value-type="float" office:value="320" calcext:value-type="float">
            <text:p>320</text:p>
          </table:table-cell>
          <table:table-cell table:formula="of:=1000*([.D59]-[.D58])/[.I59]" office:value-type="float" office:value="360" calcext:value-type="float">
            <text:p>360</text:p>
          </table:table-cell>
          <table:table-cell table:formula="of:=[.F59]-[.F5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<text:s/>time=</text:p>
          </table:table-cell>
          <table:table-cell office:value-type="float" office:value="11490" calcext:value-type="float">
            <text:p>11490</text:p>
          </table:table-cell>
          <table:table-cell table:formula="of:=1000*([.B60]-[.B59])/[.I60]" office:value-type="float" office:value="306.666666666667" calcext:value-type="float">
            <text:p>306.6666666667</text:p>
          </table:table-cell>
          <table:table-cell table:formula="of:=1000*([.D60]-[.D59])/[.I60]" office:value-type="float" office:value="346.666666666667" calcext:value-type="float">
            <text:p>346.6666666667</text:p>
          </table:table-cell>
          <table:table-cell table:formula="of:=[.F60]-[.F5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<text:s/>time=</text:p>
          </table:table-cell>
          <table:table-cell office:value-type="float" office:value="11565" calcext:value-type="float">
            <text:p>11565</text:p>
          </table:table-cell>
          <table:table-cell table:formula="of:=1000*([.B61]-[.B60])/[.I61]" office:value-type="float" office:value="306.666666666667" calcext:value-type="float">
            <text:p>306.6666666667</text:p>
          </table:table-cell>
          <table:table-cell table:formula="of:=1000*([.D61]-[.D60])/[.I61]" office:value-type="float" office:value="346.666666666667" calcext:value-type="float">
            <text:p>346.6666666667</text:p>
          </table:table-cell>
          <table:table-cell table:formula="of:=[.F61]-[.F6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<text:s/>time=</text:p>
          </table:table-cell>
          <table:table-cell office:value-type="float" office:value="11639" calcext:value-type="float">
            <text:p>11639</text:p>
          </table:table-cell>
          <table:table-cell table:formula="of:=1000*([.B62]-[.B61])/[.I62]" office:value-type="float" office:value="310.810810810811" calcext:value-type="float">
            <text:p>310.8108108108</text:p>
          </table:table-cell>
          <table:table-cell table:formula="of:=1000*([.D62]-[.D61])/[.I62]" office:value-type="float" office:value="351.351351351351" calcext:value-type="float">
            <text:p>351.3513513514</text:p>
          </table:table-cell>
          <table:table-cell table:formula="of:=[.F62]-[.F6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<text:s/>time=</text:p>
          </table:table-cell>
          <table:table-cell office:value-type="float" office:value="11714" calcext:value-type="float">
            <text:p>11714</text:p>
          </table:table-cell>
          <table:table-cell table:formula="of:=1000*([.B63]-[.B62])/[.I63]" office:value-type="float" office:value="320" calcext:value-type="float">
            <text:p>320</text:p>
          </table:table-cell>
          <table:table-cell table:formula="of:=1000*([.D63]-[.D62])/[.I63]" office:value-type="float" office:value="346.666666666667" calcext:value-type="float">
            <text:p>346.6666666667</text:p>
          </table:table-cell>
          <table:table-cell table:formula="of:=[.F63]-[.F6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43" calcext:value-type="float">
            <text:p>37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98" calcext:value-type="float">
            <text:p>4098</text:p>
          </table:table-cell>
          <table:table-cell office:value-type="string" calcext:value-type="string">
            <text:p><text:s/>time=</text:p>
          </table:table-cell>
          <table:table-cell office:value-type="float" office:value="11789" calcext:value-type="float">
            <text:p>11789</text:p>
          </table:table-cell>
          <table:table-cell table:formula="of:=1000*([.B64]-[.B63])/[.I64]" office:value-type="float" office:value="306.666666666667" calcext:value-type="float">
            <text:p>306.6666666667</text:p>
          </table:table-cell>
          <table:table-cell table:formula="of:=1000*([.D64]-[.D63])/[.I64]" office:value-type="float" office:value="346.666666666667" calcext:value-type="float">
            <text:p>346.6666666667</text:p>
          </table:table-cell>
          <table:table-cell table:formula="of:=[.F64]-[.F6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24" calcext:value-type="float">
            <text:p>4124</text:p>
          </table:table-cell>
          <table:table-cell office:value-type="string" calcext:value-type="string">
            <text:p><text:s/>time=</text:p>
          </table:table-cell>
          <table:table-cell office:value-type="float" office:value="11865" calcext:value-type="float">
            <text:p>11865</text:p>
          </table:table-cell>
          <table:table-cell table:formula="of:=1000*([.B65]-[.B64])/[.I65]" office:value-type="float" office:value="315.789473684211" calcext:value-type="float">
            <text:p>315.7894736842</text:p>
          </table:table-cell>
          <table:table-cell table:formula="of:=1000*([.D65]-[.D64])/[.I65]" office:value-type="float" office:value="342.105263157895" calcext:value-type="float">
            <text:p>342.1052631579</text:p>
          </table:table-cell>
          <table:table-cell table:formula="of:=[.F65]-[.F64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90" calcext:value-type="float">
            <text:p>379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<text:s/>time=</text:p>
          </table:table-cell>
          <table:table-cell office:value-type="float" office:value="11939" calcext:value-type="float">
            <text:p>11939</text:p>
          </table:table-cell>
          <table:table-cell table:formula="of:=1000*([.B66]-[.B65])/[.I66]" office:value-type="float" office:value="310.810810810811" calcext:value-type="float">
            <text:p>310.8108108108</text:p>
          </table:table-cell>
          <table:table-cell table:formula="of:=1000*([.D66]-[.D65])/[.I66]" office:value-type="float" office:value="364.864864864865" calcext:value-type="float">
            <text:p>364.8648648649</text:p>
          </table:table-cell>
          <table:table-cell table:formula="of:=[.F66]-[.F6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<text:s/>time=</text:p>
          </table:table-cell>
          <table:table-cell office:value-type="float" office:value="12014" calcext:value-type="float">
            <text:p>12014</text:p>
          </table:table-cell>
          <table:table-cell table:formula="of:=1000*([.B67]-[.B66])/[.I67]" office:value-type="float" office:value="306.666666666667" calcext:value-type="float">
            <text:p>306.6666666667</text:p>
          </table:table-cell>
          <table:table-cell table:formula="of:=1000*([.D67]-[.D66])/[.I67]" office:value-type="float" office:value="333.333333333333" calcext:value-type="float">
            <text:p>333.3333333333</text:p>
          </table:table-cell>
          <table:table-cell table:formula="of:=[.F67]-[.F6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<text:s/>time=</text:p>
          </table:table-cell>
          <table:table-cell office:value-type="float" office:value="12089" calcext:value-type="float">
            <text:p>12089</text:p>
          </table:table-cell>
          <table:table-cell table:formula="of:=1000*([.B68]-[.B67])/[.I68]" office:value-type="float" office:value="306.666666666667" calcext:value-type="float">
            <text:p>306.6666666667</text:p>
          </table:table-cell>
          <table:table-cell table:formula="of:=1000*([.D68]-[.D67])/[.I68]" office:value-type="float" office:value="346.666666666667" calcext:value-type="float">
            <text:p>346.6666666667</text:p>
          </table:table-cell>
          <table:table-cell table:formula="of:=[.F68]-[.F6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<text:s/>time=</text:p>
          </table:table-cell>
          <table:table-cell office:value-type="float" office:value="12164" calcext:value-type="float">
            <text:p>12164</text:p>
          </table:table-cell>
          <table:table-cell table:formula="of:=1000*([.B69]-[.B68])/[.I69]" office:value-type="float" office:value="320" calcext:value-type="float">
            <text:p>320</text:p>
          </table:table-cell>
          <table:table-cell table:formula="of:=1000*([.D69]-[.D68])/[.I69]" office:value-type="float" office:value="346.666666666667" calcext:value-type="float">
            <text:p>346.6666666667</text:p>
          </table:table-cell>
          <table:table-cell table:formula="of:=[.F69]-[.F6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54" calcext:value-type="float">
            <text:p>4254</text:p>
          </table:table-cell>
          <table:table-cell office:value-type="string" calcext:value-type="string">
            <text:p><text:s/>time=</text:p>
          </table:table-cell>
          <table:table-cell office:value-type="float" office:value="12238" calcext:value-type="float">
            <text:p>12238</text:p>
          </table:table-cell>
          <table:table-cell table:formula="of:=1000*([.B70]-[.B69])/[.I70]" office:value-type="float" office:value="310.810810810811" calcext:value-type="float">
            <text:p>310.8108108108</text:p>
          </table:table-cell>
          <table:table-cell table:formula="of:=1000*([.D70]-[.D69])/[.I70]" office:value-type="float" office:value="351.351351351351" calcext:value-type="float">
            <text:p>351.3513513514</text:p>
          </table:table-cell>
          <table:table-cell table:formula="of:=[.F70]-[.F6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06" calcext:value-type="float">
            <text:p>390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<text:s/>time=</text:p>
          </table:table-cell>
          <table:table-cell office:value-type="float" office:value="12313" calcext:value-type="float">
            <text:p>12313</text:p>
          </table:table-cell>
          <table:table-cell table:formula="of:=1000*([.B71]-[.B70])/[.I71]" office:value-type="float" office:value="306.666666666667" calcext:value-type="float">
            <text:p>306.6666666667</text:p>
          </table:table-cell>
          <table:table-cell table:formula="of:=1000*([.D71]-[.D70])/[.I71]" office:value-type="float" office:value="346.666666666667" calcext:value-type="float">
            <text:p>346.6666666667</text:p>
          </table:table-cell>
          <table:table-cell table:formula="of:=[.F71]-[.F7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06" calcext:value-type="float">
            <text:p>4306</text:p>
          </table:table-cell>
          <table:table-cell office:value-type="string" calcext:value-type="string">
            <text:p><text:s/>time=</text:p>
          </table:table-cell>
          <table:table-cell office:value-type="float" office:value="12388" calcext:value-type="float">
            <text:p>12388</text:p>
          </table:table-cell>
          <table:table-cell table:formula="of:=1000*([.B72]-[.B71])/[.I72]" office:value-type="float" office:value="320" calcext:value-type="float">
            <text:p>320</text:p>
          </table:table-cell>
          <table:table-cell table:formula="of:=1000*([.D72]-[.D71])/[.I72]" office:value-type="float" office:value="346.666666666667" calcext:value-type="float">
            <text:p>346.6666666667</text:p>
          </table:table-cell>
          <table:table-cell table:formula="of:=[.F72]-[.F7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<text:s/>time=</text:p>
          </table:table-cell>
          <table:table-cell office:value-type="float" office:value="12464" calcext:value-type="float">
            <text:p>12464</text:p>
          </table:table-cell>
          <table:table-cell table:formula="of:=1000*([.B73]-[.B72])/[.I73]" office:value-type="float" office:value="302.631578947368" calcext:value-type="float">
            <text:p>302.6315789474</text:p>
          </table:table-cell>
          <table:table-cell table:formula="of:=1000*([.D73]-[.D72])/[.I73]" office:value-type="float" office:value="342.105263157895" calcext:value-type="float">
            <text:p>342.1052631579</text:p>
          </table:table-cell>
          <table:table-cell table:formula="of:=[.F73]-[.F72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58" calcext:value-type="float">
            <text:p>4358</text:p>
          </table:table-cell>
          <table:table-cell office:value-type="string" calcext:value-type="string">
            <text:p><text:s/>time=</text:p>
          </table:table-cell>
          <table:table-cell office:value-type="float" office:value="12538" calcext:value-type="float">
            <text:p>12538</text:p>
          </table:table-cell>
          <table:table-cell table:formula="of:=1000*([.B74]-[.B73])/[.I74]" office:value-type="float" office:value="310.810810810811" calcext:value-type="float">
            <text:p>310.8108108108</text:p>
          </table:table-cell>
          <table:table-cell table:formula="of:=1000*([.D74]-[.D73])/[.I74]" office:value-type="float" office:value="351.351351351351" calcext:value-type="float">
            <text:p>351.3513513514</text:p>
          </table:table-cell>
          <table:table-cell table:formula="of:=[.F74]-[.F7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384" calcext:value-type="float">
            <text:p>4384</text:p>
          </table:table-cell>
          <table:table-cell office:value-type="string" calcext:value-type="string">
            <text:p><text:s/>time=</text:p>
          </table:table-cell>
          <table:table-cell office:value-type="float" office:value="12613" calcext:value-type="float">
            <text:p>12613</text:p>
          </table:table-cell>
          <table:table-cell table:formula="of:=1000*([.B75]-[.B74])/[.I75]" office:value-type="float" office:value="306.666666666667" calcext:value-type="float">
            <text:p>306.6666666667</text:p>
          </table:table-cell>
          <table:table-cell table:formula="of:=1000*([.D75]-[.D74])/[.I75]" office:value-type="float" office:value="346.666666666667" calcext:value-type="float">
            <text:p>346.6666666667</text:p>
          </table:table-cell>
          <table:table-cell table:formula="of:=[.F75]-[.F7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<text:s/>time=</text:p>
          </table:table-cell>
          <table:table-cell office:value-type="float" office:value="12688" calcext:value-type="float">
            <text:p>12688</text:p>
          </table:table-cell>
          <table:table-cell table:formula="of:=1000*([.B76]-[.B75])/[.I76]" office:value-type="float" office:value="320" calcext:value-type="float">
            <text:p>320</text:p>
          </table:table-cell>
          <table:table-cell table:formula="of:=1000*([.D76]-[.D75])/[.I76]" office:value-type="float" office:value="346.666666666667" calcext:value-type="float">
            <text:p>346.6666666667</text:p>
          </table:table-cell>
          <table:table-cell table:formula="of:=[.F76]-[.F7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35" calcext:value-type="float">
            <text:p>4435</text:p>
          </table:table-cell>
          <table:table-cell office:value-type="string" calcext:value-type="string">
            <text:p><text:s/>time=</text:p>
          </table:table-cell>
          <table:table-cell office:value-type="float" office:value="12763" calcext:value-type="float">
            <text:p>12763</text:p>
          </table:table-cell>
          <table:table-cell table:formula="of:=1000*([.B77]-[.B76])/[.I77]" office:value-type="float" office:value="306.666666666667" calcext:value-type="float">
            <text:p>306.6666666667</text:p>
          </table:table-cell>
          <table:table-cell table:formula="of:=1000*([.D77]-[.D76])/[.I77]" office:value-type="float" office:value="333.333333333333" calcext:value-type="float">
            <text:p>333.3333333333</text:p>
          </table:table-cell>
          <table:table-cell table:formula="of:=[.F77]-[.F7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<text:s/>time=</text:p>
          </table:table-cell>
          <table:table-cell office:value-type="float" office:value="12837" calcext:value-type="float">
            <text:p>12837</text:p>
          </table:table-cell>
          <table:table-cell table:formula="of:=1000*([.B78]-[.B77])/[.I78]" office:value-type="float" office:value="310.810810810811" calcext:value-type="float">
            <text:p>310.8108108108</text:p>
          </table:table-cell>
          <table:table-cell table:formula="of:=1000*([.D78]-[.D77])/[.I78]" office:value-type="float" office:value="351.351351351351" calcext:value-type="float">
            <text:p>351.3513513514</text:p>
          </table:table-cell>
          <table:table-cell table:formula="of:=[.F78]-[.F7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487" calcext:value-type="float">
            <text:p>4487</text:p>
          </table:table-cell>
          <table:table-cell office:value-type="string" calcext:value-type="string">
            <text:p><text:s/>time=</text:p>
          </table:table-cell>
          <table:table-cell office:value-type="float" office:value="12912" calcext:value-type="float">
            <text:p>12912</text:p>
          </table:table-cell>
          <table:table-cell table:formula="of:=1000*([.B79]-[.B78])/[.I79]" office:value-type="float" office:value="320" calcext:value-type="float">
            <text:p>320</text:p>
          </table:table-cell>
          <table:table-cell table:formula="of:=1000*([.D79]-[.D78])/[.I79]" office:value-type="float" office:value="346.666666666667" calcext:value-type="float">
            <text:p>346.6666666667</text:p>
          </table:table-cell>
          <table:table-cell table:formula="of:=[.F79]-[.F7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13" calcext:value-type="float">
            <text:p>4513</text:p>
          </table:table-cell>
          <table:table-cell office:value-type="string" calcext:value-type="string">
            <text:p><text:s/>time=</text:p>
          </table:table-cell>
          <table:table-cell office:value-type="float" office:value="12987" calcext:value-type="float">
            <text:p>12987</text:p>
          </table:table-cell>
          <table:table-cell table:formula="of:=1000*([.B80]-[.B79])/[.I80]" office:value-type="float" office:value="306.666666666667" calcext:value-type="float">
            <text:p>306.6666666667</text:p>
          </table:table-cell>
          <table:table-cell table:formula="of:=1000*([.D80]-[.D79])/[.I80]" office:value-type="float" office:value="346.666666666667" calcext:value-type="float">
            <text:p>346.6666666667</text:p>
          </table:table-cell>
          <table:table-cell table:formula="of:=[.F80]-[.F7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39" calcext:value-type="float">
            <text:p>4539</text:p>
          </table:table-cell>
          <table:table-cell office:value-type="string" calcext:value-type="string">
            <text:p><text:s/>time=</text:p>
          </table:table-cell>
          <table:table-cell office:value-type="float" office:value="13063" calcext:value-type="float">
            <text:p>13063</text:p>
          </table:table-cell>
          <table:table-cell table:formula="of:=1000*([.B81]-[.B80])/[.I81]" office:value-type="float" office:value="302.631578947368" calcext:value-type="float">
            <text:p>302.6315789474</text:p>
          </table:table-cell>
          <table:table-cell table:formula="of:=1000*([.D81]-[.D80])/[.I81]" office:value-type="float" office:value="342.105263157895" calcext:value-type="float">
            <text:p>342.1052631579</text:p>
          </table:table-cell>
          <table:table-cell table:formula="of:=[.F81]-[.F80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63" calcext:value-type="float">
            <text:p>416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66" calcext:value-type="float">
            <text:p>4566</text:p>
          </table:table-cell>
          <table:table-cell office:value-type="string" calcext:value-type="string">
            <text:p><text:s/>time=</text:p>
          </table:table-cell>
          <table:table-cell office:value-type="float" office:value="13137" calcext:value-type="float">
            <text:p>13137</text:p>
          </table:table-cell>
          <table:table-cell table:formula="of:=1000*([.B82]-[.B81])/[.I82]" office:value-type="float" office:value="324.324324324324" calcext:value-type="float">
            <text:p>324.3243243243</text:p>
          </table:table-cell>
          <table:table-cell table:formula="of:=1000*([.D82]-[.D81])/[.I82]" office:value-type="float" office:value="364.864864864865" calcext:value-type="float">
            <text:p>364.8648648649</text:p>
          </table:table-cell>
          <table:table-cell table:formula="of:=[.F82]-[.F81]" office:value-type="float" office:value="74" calcext:value-type="float">
            <text:p>74</text:p>
          </table:table-cell>
          <table:table-cell table:number-columns-repeated="2"/>
        </table:table-row>
      </table:table>
      <table:table table:name="input 150" table:style-name="ta1">
        <table:shapes>
          <draw:frame draw:z-index="0" draw:style-name="gr1" draw:text-style-name="P1" svg:width="15.997cm" svg:height="9.004cm" svg:x="20.898cm" svg:y="2.072cm">
            <draw:object draw:notify-on-update-of-ranges="'input 150'.K7:'input 150'.K7 'input 150'.I2:'input 150'.I116 'input 150'.G1:'input 150'.G1 'input 150'.G2:'input 150'.G116 'input 150'.H1:'input 150'.H1 'input 150'.H2:'input 150'.H11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26.955cm" svg:height="15.172cm" svg:x="20.898cm" svg:y="2.072cm">
            <draw:object draw:notify-on-update-of-ranges="'input 150'.I2:'input 150'.I116 'input 150'.G1:'input 150'.G1 'input 150'.G2:'input 150'.G116 'input 150'.H1:'input 150'.H1 'input 150'.H2:'input 150'.H11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<text:s/>time=</text:p>
          </table:table-cell>
          <table:table-cell office:value-type="float" office:value="4776" calcext:value-type="float">
            <text:p>4776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LEFT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<text:s/>time=</text:p>
          </table:table-cell>
          <table:table-cell office:value-type="float" office:value="4850" calcext:value-type="float">
            <text:p>4850</text:p>
          </table:table-cell>
          <table:table-cell table:formula="of:=1000*([.B2]-[.B1])/[.I2]" office:value-type="float" office:value="216.216216216216" calcext:value-type="float">
            <text:p>216</text:p>
          </table:table-cell>
          <table:table-cell table:formula="of:=1000*([.D2]-[.D1])/[.I2]" office:value-type="float" office:value="229.72972972973" calcext:value-type="float">
            <text:p>230</text:p>
          </table:table-cell>
          <table:table-cell table:formula="of:=[.F2]-[.F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<text:s/>time=</text:p>
          </table:table-cell>
          <table:table-cell office:value-type="float" office:value="4924" calcext:value-type="float">
            <text:p>4924</text:p>
          </table:table-cell>
          <table:table-cell table:formula="of:=1000*([.B3]-[.B2])/[.I3]" office:value-type="float" office:value="216.216216216216" calcext:value-type="float">
            <text:p>216</text:p>
          </table:table-cell>
          <table:table-cell table:formula="of:=1000*([.D3]-[.D2])/[.I3]" office:value-type="float" office:value="229.72972972973" calcext:value-type="float">
            <text:p>230</text:p>
          </table:table-cell>
          <table:table-cell table:formula="of:=[.F3]-[.F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<text:s/>time=</text:p>
          </table:table-cell>
          <table:table-cell office:value-type="float" office:value="4998" calcext:value-type="float">
            <text:p>4998</text:p>
          </table:table-cell>
          <table:table-cell table:formula="of:=1000*([.B4]-[.B3])/[.I4]" office:value-type="float" office:value="202.702702702703" calcext:value-type="float">
            <text:p>203</text:p>
          </table:table-cell>
          <table:table-cell table:formula="of:=1000*([.D4]-[.D3])/[.I4]" office:value-type="float" office:value="243.243243243243" calcext:value-type="float">
            <text:p>243</text:p>
          </table:table-cell>
          <table:table-cell table:formula="of:=[.F4]-[.F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time=</text:p>
          </table:table-cell>
          <table:table-cell office:value-type="float" office:value="5071" calcext:value-type="float">
            <text:p>5071</text:p>
          </table:table-cell>
          <table:table-cell table:formula="of:=1000*([.B5]-[.B4])/[.I5]" office:value-type="float" office:value="219.178082191781" calcext:value-type="float">
            <text:p>219</text:p>
          </table:table-cell>
          <table:table-cell table:formula="of:=1000*([.D5]-[.D4])/[.I5]" office:value-type="float" office:value="232.876712328767" calcext:value-type="float">
            <text:p>233</text:p>
          </table:table-cell>
          <table:table-cell table:formula="of:=[.F5]-[.F4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time=</text:p>
          </table:table-cell>
          <table:table-cell office:value-type="float" office:value="5146" calcext:value-type="float">
            <text:p>5146</text:p>
          </table:table-cell>
          <table:table-cell table:formula="of:=1000*([.B6]-[.B5])/[.I6]" office:value-type="float" office:value="200" calcext:value-type="float">
            <text:p>200</text:p>
          </table:table-cell>
          <table:table-cell table:formula="of:=1000*([.D6]-[.D5])/[.I6]" office:value-type="float" office:value="226.666666666667" calcext:value-type="float">
            <text:p>227</text:p>
          </table:table-cell>
          <table:table-cell table:formula="of:=[.F6]-[.F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<text:s/>time=</text:p>
          </table:table-cell>
          <table:table-cell office:value-type="float" office:value="5220" calcext:value-type="float">
            <text:p>5220</text:p>
          </table:table-cell>
          <table:table-cell table:formula="of:=1000*([.B7]-[.B6])/[.I7]" office:value-type="float" office:value="216.216216216216" calcext:value-type="float">
            <text:p>216</text:p>
          </table:table-cell>
          <table:table-cell table:formula="of:=1000*([.D7]-[.D6])/[.I7]" office:value-type="float" office:value="229.72972972973" calcext:value-type="float">
            <text:p>230</text:p>
          </table:table-cell>
          <table:table-cell table:formula="of:=[.F7]-[.F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<text:s/>time=</text:p>
          </table:table-cell>
          <table:table-cell office:value-type="float" office:value="5294" calcext:value-type="float">
            <text:p>5294</text:p>
          </table:table-cell>
          <table:table-cell table:formula="of:=1000*([.B8]-[.B7])/[.I8]" office:value-type="float" office:value="202.702702702703" calcext:value-type="float">
            <text:p>203</text:p>
          </table:table-cell>
          <table:table-cell table:formula="of:=1000*([.D8]-[.D7])/[.I8]" office:value-type="float" office:value="243.243243243243" calcext:value-type="float">
            <text:p>243</text:p>
          </table:table-cell>
          <table:table-cell table:formula="of:=[.F8]-[.F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<text:s/>time=</text:p>
          </table:table-cell>
          <table:table-cell office:value-type="float" office:value="5367" calcext:value-type="float">
            <text:p>5367</text:p>
          </table:table-cell>
          <table:table-cell table:formula="of:=1000*([.B9]-[.B8])/[.I9]" office:value-type="float" office:value="219.178082191781" calcext:value-type="float">
            <text:p>219</text:p>
          </table:table-cell>
          <table:table-cell table:formula="of:=1000*([.D9]-[.D8])/[.I9]" office:value-type="float" office:value="232.876712328767" calcext:value-type="float">
            <text:p>233</text:p>
          </table:table-cell>
          <table:table-cell table:formula="of:=[.F9]-[.F8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<text:s/>time=</text:p>
          </table:table-cell>
          <table:table-cell office:value-type="float" office:value="5441" calcext:value-type="float">
            <text:p>5441</text:p>
          </table:table-cell>
          <table:table-cell table:formula="of:=1000*([.B10]-[.B9])/[.I10]" office:value-type="float" office:value="216.216216216216" calcext:value-type="float">
            <text:p>216</text:p>
          </table:table-cell>
          <table:table-cell table:formula="of:=1000*([.D10]-[.D9])/[.I10]" office:value-type="float" office:value="229.72972972973" calcext:value-type="float">
            <text:p>230</text:p>
          </table:table-cell>
          <table:table-cell table:formula="of:=[.F10]-[.F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<text:s/>time=</text:p>
          </table:table-cell>
          <table:table-cell office:value-type="float" office:value="5515" calcext:value-type="float">
            <text:p>5515</text:p>
          </table:table-cell>
          <table:table-cell table:formula="of:=1000*([.B11]-[.B10])/[.I11]" office:value-type="float" office:value="202.702702702703" calcext:value-type="float">
            <text:p>203</text:p>
          </table:table-cell>
          <table:table-cell table:formula="of:=1000*([.D11]-[.D10])/[.I11]" office:value-type="float" office:value="229.72972972973" calcext:value-type="float">
            <text:p>230</text:p>
          </table:table-cell>
          <table:table-cell table:formula="of:=[.F11]-[.F1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time=</text:p>
          </table:table-cell>
          <table:table-cell office:value-type="float" office:value="5588" calcext:value-type="float">
            <text:p>5588</text:p>
          </table:table-cell>
          <table:table-cell table:formula="of:=1000*([.B12]-[.B11])/[.I12]" office:value-type="float" office:value="219.178082191781" calcext:value-type="float">
            <text:p>219</text:p>
          </table:table-cell>
          <table:table-cell table:formula="of:=1000*([.D12]-[.D11])/[.I12]" office:value-type="float" office:value="246.575342465753" calcext:value-type="float">
            <text:p>247</text:p>
          </table:table-cell>
          <table:table-cell table:formula="of:=[.F12]-[.F11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<text:s/>time=</text:p>
          </table:table-cell>
          <table:table-cell office:value-type="float" office:value="5662" calcext:value-type="float">
            <text:p>5662</text:p>
          </table:table-cell>
          <table:table-cell table:formula="of:=1000*([.B13]-[.B12])/[.I13]" office:value-type="float" office:value="202.702702702703" calcext:value-type="float">
            <text:p>203</text:p>
          </table:table-cell>
          <table:table-cell table:formula="of:=1000*([.D13]-[.D12])/[.I13]" office:value-type="float" office:value="229.72972972973" calcext:value-type="float">
            <text:p>230</text:p>
          </table:table-cell>
          <table:table-cell table:formula="of:=[.F13]-[.F1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<text:s/>time=</text:p>
          </table:table-cell>
          <table:table-cell office:value-type="float" office:value="5736" calcext:value-type="float">
            <text:p>5736</text:p>
          </table:table-cell>
          <table:table-cell table:formula="of:=1000*([.B14]-[.B13])/[.I14]" office:value-type="float" office:value="216.216216216216" calcext:value-type="float">
            <text:p>216</text:p>
          </table:table-cell>
          <table:table-cell table:formula="of:=1000*([.D14]-[.D13])/[.I14]" office:value-type="float" office:value="229.72972972973" calcext:value-type="float">
            <text:p>230</text:p>
          </table:table-cell>
          <table:table-cell table:formula="of:=[.F14]-[.F1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<text:s/>time=</text:p>
          </table:table-cell>
          <table:table-cell office:value-type="float" office:value="5811" calcext:value-type="float">
            <text:p>5811</text:p>
          </table:table-cell>
          <table:table-cell table:formula="of:=1000*([.B15]-[.B14])/[.I15]" office:value-type="float" office:value="200" calcext:value-type="float">
            <text:p>200</text:p>
          </table:table-cell>
          <table:table-cell table:formula="of:=1000*([.D15]-[.D14])/[.I15]" office:value-type="float" office:value="226.666666666667" calcext:value-type="float">
            <text:p>227</text:p>
          </table:table-cell>
          <table:table-cell table:formula="of:=[.F15]-[.F1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<text:s/>time=</text:p>
          </table:table-cell>
          <table:table-cell office:value-type="float" office:value="5884" calcext:value-type="float">
            <text:p>5884</text:p>
          </table:table-cell>
          <table:table-cell table:formula="of:=1000*([.B16]-[.B15])/[.I16]" office:value-type="float" office:value="219.178082191781" calcext:value-type="float">
            <text:p>219</text:p>
          </table:table-cell>
          <table:table-cell table:formula="of:=1000*([.D16]-[.D15])/[.I16]" office:value-type="float" office:value="246.575342465753" calcext:value-type="float">
            <text:p>247</text:p>
          </table:table-cell>
          <table:table-cell table:formula="of:=[.F16]-[.F15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<text:s/>time=</text:p>
          </table:table-cell>
          <table:table-cell office:value-type="float" office:value="5958" calcext:value-type="float">
            <text:p>5958</text:p>
          </table:table-cell>
          <table:table-cell table:formula="of:=1000*([.B17]-[.B16])/[.I17]" office:value-type="float" office:value="216.216216216216" calcext:value-type="float">
            <text:p>216</text:p>
          </table:table-cell>
          <table:table-cell table:formula="of:=1000*([.D17]-[.D16])/[.I17]" office:value-type="float" office:value="229.72972972973" calcext:value-type="float">
            <text:p>230</text:p>
          </table:table-cell>
          <table:table-cell table:formula="of:=[.F17]-[.F1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<text:s/>time=</text:p>
          </table:table-cell>
          <table:table-cell office:value-type="float" office:value="6032" calcext:value-type="float">
            <text:p>6032</text:p>
          </table:table-cell>
          <table:table-cell table:formula="of:=1000*([.B18]-[.B17])/[.I18]" office:value-type="float" office:value="202.702702702703" calcext:value-type="float">
            <text:p>203</text:p>
          </table:table-cell>
          <table:table-cell table:formula="of:=1000*([.D18]-[.D17])/[.I18]" office:value-type="float" office:value="229.72972972973" calcext:value-type="float">
            <text:p>230</text:p>
          </table:table-cell>
          <table:table-cell table:formula="of:=[.F18]-[.F1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<text:s/>time=</text:p>
          </table:table-cell>
          <table:table-cell office:value-type="float" office:value="6106" calcext:value-type="float">
            <text:p>6106</text:p>
          </table:table-cell>
          <table:table-cell table:formula="of:=1000*([.B19]-[.B18])/[.I19]" office:value-type="float" office:value="216.216216216216" calcext:value-type="float">
            <text:p>216</text:p>
          </table:table-cell>
          <table:table-cell table:formula="of:=1000*([.D19]-[.D18])/[.I19]" office:value-type="float" office:value="229.72972972973" calcext:value-type="float">
            <text:p>230</text:p>
          </table:table-cell>
          <table:table-cell table:formula="of:=[.F19]-[.F1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<text:s/>time=</text:p>
          </table:table-cell>
          <table:table-cell office:value-type="float" office:value="6179" calcext:value-type="float">
            <text:p>6179</text:p>
          </table:table-cell>
          <table:table-cell table:formula="of:=1000*([.B20]-[.B19])/[.I20]" office:value-type="float" office:value="205.479452054794" calcext:value-type="float">
            <text:p>205</text:p>
          </table:table-cell>
          <table:table-cell table:formula="of:=1000*([.D20]-[.D19])/[.I20]" office:value-type="float" office:value="246.575342465753" calcext:value-type="float">
            <text:p>247</text:p>
          </table:table-cell>
          <table:table-cell table:formula="of:=[.F20]-[.F19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<text:s/>time=</text:p>
          </table:table-cell>
          <table:table-cell office:value-type="float" office:value="6253" calcext:value-type="float">
            <text:p>6253</text:p>
          </table:table-cell>
          <table:table-cell table:formula="of:=1000*([.B21]-[.B20])/[.I21]" office:value-type="float" office:value="216.216216216216" calcext:value-type="float">
            <text:p>216</text:p>
          </table:table-cell>
          <table:table-cell table:formula="of:=1000*([.D21]-[.D20])/[.I21]" office:value-type="float" office:value="229.72972972973" calcext:value-type="float">
            <text:p>230</text:p>
          </table:table-cell>
          <table:table-cell table:formula="of:=[.F21]-[.F2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<text:s/>time=</text:p>
          </table:table-cell>
          <table:table-cell office:value-type="float" office:value="6327" calcext:value-type="float">
            <text:p>6327</text:p>
          </table:table-cell>
          <table:table-cell table:formula="of:=1000*([.B22]-[.B21])/[.I22]" office:value-type="float" office:value="216.216216216216" calcext:value-type="float">
            <text:p>216</text:p>
          </table:table-cell>
          <table:table-cell table:formula="of:=1000*([.D22]-[.D21])/[.I22]" office:value-type="float" office:value="229.72972972973" calcext:value-type="float">
            <text:p>230</text:p>
          </table:table-cell>
          <table:table-cell table:formula="of:=[.F22]-[.F2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<text:s/>time=</text:p>
          </table:table-cell>
          <table:table-cell office:value-type="float" office:value="6401" calcext:value-type="float">
            <text:p>6401</text:p>
          </table:table-cell>
          <table:table-cell table:formula="of:=1000*([.B23]-[.B22])/[.I23]" office:value-type="float" office:value="202.702702702703" calcext:value-type="float">
            <text:p>203</text:p>
          </table:table-cell>
          <table:table-cell table:formula="of:=1000*([.D23]-[.D22])/[.I23]" office:value-type="float" office:value="229.72972972973" calcext:value-type="float">
            <text:p>230</text:p>
          </table:table-cell>
          <table:table-cell table:formula="of:=[.F23]-[.F2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<text:s/>time=</text:p>
          </table:table-cell>
          <table:table-cell office:value-type="float" office:value="6475" calcext:value-type="float">
            <text:p>6475</text:p>
          </table:table-cell>
          <table:table-cell table:formula="of:=1000*([.B24]-[.B23])/[.I24]" office:value-type="float" office:value="202.702702702703" calcext:value-type="float">
            <text:p>203</text:p>
          </table:table-cell>
          <table:table-cell table:formula="of:=1000*([.D24]-[.D23])/[.I24]" office:value-type="float" office:value="243.243243243243" calcext:value-type="float">
            <text:p>243</text:p>
          </table:table-cell>
          <table:table-cell table:formula="of:=[.F24]-[.F2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<text:s/>time=</text:p>
          </table:table-cell>
          <table:table-cell office:value-type="float" office:value="6549" calcext:value-type="float">
            <text:p>6549</text:p>
          </table:table-cell>
          <table:table-cell table:formula="of:=1000*([.B25]-[.B24])/[.I25]" office:value-type="float" office:value="216.216216216216" calcext:value-type="float">
            <text:p>216</text:p>
          </table:table-cell>
          <table:table-cell table:formula="of:=1000*([.D25]-[.D24])/[.I25]" office:value-type="float" office:value="229.72972972973" calcext:value-type="float">
            <text:p>230</text:p>
          </table:table-cell>
          <table:table-cell table:formula="of:=[.F25]-[.F2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<text:s/>time=</text:p>
          </table:table-cell>
          <table:table-cell office:value-type="float" office:value="6623" calcext:value-type="float">
            <text:p>6623</text:p>
          </table:table-cell>
          <table:table-cell table:formula="of:=1000*([.B26]-[.B25])/[.I26]" office:value-type="float" office:value="216.216216216216" calcext:value-type="float">
            <text:p>216</text:p>
          </table:table-cell>
          <table:table-cell table:formula="of:=1000*([.D26]-[.D25])/[.I26]" office:value-type="float" office:value="229.72972972973" calcext:value-type="float">
            <text:p>230</text:p>
          </table:table-cell>
          <table:table-cell table:formula="of:=[.F26]-[.F2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<text:s/>time=</text:p>
          </table:table-cell>
          <table:table-cell office:value-type="float" office:value="6696" calcext:value-type="float">
            <text:p>6696</text:p>
          </table:table-cell>
          <table:table-cell table:formula="of:=1000*([.B27]-[.B26])/[.I27]" office:value-type="float" office:value="205.479452054794" calcext:value-type="float">
            <text:p>205</text:p>
          </table:table-cell>
          <table:table-cell table:formula="of:=1000*([.D27]-[.D26])/[.I27]" office:value-type="float" office:value="232.876712328767" calcext:value-type="float">
            <text:p>233</text:p>
          </table:table-cell>
          <table:table-cell table:formula="of:=[.F27]-[.F26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<text:s/>time=</text:p>
          </table:table-cell>
          <table:table-cell office:value-type="float" office:value="6770" calcext:value-type="float">
            <text:p>6770</text:p>
          </table:table-cell>
          <table:table-cell table:formula="of:=1000*([.B28]-[.B27])/[.I28]" office:value-type="float" office:value="216.216216216216" calcext:value-type="float">
            <text:p>216</text:p>
          </table:table-cell>
          <table:table-cell table:formula="of:=1000*([.D28]-[.D27])/[.I28]" office:value-type="float" office:value="229.72972972973" calcext:value-type="float">
            <text:p>230</text:p>
          </table:table-cell>
          <table:table-cell table:formula="of:=[.F28]-[.F2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<text:s/>time=</text:p>
          </table:table-cell>
          <table:table-cell office:value-type="float" office:value="6844" calcext:value-type="float">
            <text:p>6844</text:p>
          </table:table-cell>
          <table:table-cell table:formula="of:=1000*([.B29]-[.B28])/[.I29]" office:value-type="float" office:value="202.702702702703" calcext:value-type="float">
            <text:p>203</text:p>
          </table:table-cell>
          <table:table-cell table:formula="of:=1000*([.D29]-[.D28])/[.I29]" office:value-type="float" office:value="243.243243243243" calcext:value-type="float">
            <text:p>243</text:p>
          </table:table-cell>
          <table:table-cell table:formula="of:=[.F29]-[.F2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<text:s/>time=</text:p>
          </table:table-cell>
          <table:table-cell office:value-type="float" office:value="6918" calcext:value-type="float">
            <text:p>6918</text:p>
          </table:table-cell>
          <table:table-cell table:formula="of:=1000*([.B30]-[.B29])/[.I30]" office:value-type="float" office:value="216.216216216216" calcext:value-type="float">
            <text:p>216</text:p>
          </table:table-cell>
          <table:table-cell table:formula="of:=1000*([.D30]-[.D29])/[.I30]" office:value-type="float" office:value="229.72972972973" calcext:value-type="float">
            <text:p>230</text:p>
          </table:table-cell>
          <table:table-cell table:formula="of:=[.F30]-[.F2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<text:s/>time=</text:p>
          </table:table-cell>
          <table:table-cell office:value-type="float" office:value="6991" calcext:value-type="float">
            <text:p>6991</text:p>
          </table:table-cell>
          <table:table-cell table:formula="of:=1000*([.B31]-[.B30])/[.I31]" office:value-type="float" office:value="219.178082191781" calcext:value-type="float">
            <text:p>219</text:p>
          </table:table-cell>
          <table:table-cell table:formula="of:=1000*([.D31]-[.D30])/[.I31]" office:value-type="float" office:value="232.876712328767" calcext:value-type="float">
            <text:p>233</text:p>
          </table:table-cell>
          <table:table-cell table:formula="of:=[.F31]-[.F30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<text:s/>time=</text:p>
          </table:table-cell>
          <table:table-cell office:value-type="float" office:value="7065" calcext:value-type="float">
            <text:p>7065</text:p>
          </table:table-cell>
          <table:table-cell table:formula="of:=1000*([.B32]-[.B31])/[.I32]" office:value-type="float" office:value="202.702702702703" calcext:value-type="float">
            <text:p>203</text:p>
          </table:table-cell>
          <table:table-cell table:formula="of:=1000*([.D32]-[.D31])/[.I32]" office:value-type="float" office:value="229.72972972973" calcext:value-type="float">
            <text:p>230</text:p>
          </table:table-cell>
          <table:table-cell table:formula="of:=[.F32]-[.F3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<text:s/>time=</text:p>
          </table:table-cell>
          <table:table-cell office:value-type="float" office:value="7140" calcext:value-type="float">
            <text:p>7140</text:p>
          </table:table-cell>
          <table:table-cell table:formula="of:=1000*([.B33]-[.B32])/[.I33]" office:value-type="float" office:value="200" calcext:value-type="float">
            <text:p>200</text:p>
          </table:table-cell>
          <table:table-cell table:formula="of:=1000*([.D33]-[.D32])/[.I33]" office:value-type="float" office:value="240" calcext:value-type="float">
            <text:p>240</text:p>
          </table:table-cell>
          <table:table-cell table:formula="of:=[.F33]-[.F3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<text:s/>time=</text:p>
          </table:table-cell>
          <table:table-cell office:value-type="float" office:value="7214" calcext:value-type="float">
            <text:p>7214</text:p>
          </table:table-cell>
          <table:table-cell table:formula="of:=1000*([.B34]-[.B33])/[.I34]" office:value-type="float" office:value="216.216216216216" calcext:value-type="float">
            <text:p>216</text:p>
          </table:table-cell>
          <table:table-cell table:formula="of:=1000*([.D34]-[.D33])/[.I34]" office:value-type="float" office:value="229.72972972973" calcext:value-type="float">
            <text:p>230</text:p>
          </table:table-cell>
          <table:table-cell table:formula="of:=[.F34]-[.F3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<text:s/>time=</text:p>
          </table:table-cell>
          <table:table-cell office:value-type="float" office:value="7287" calcext:value-type="float">
            <text:p>7287</text:p>
          </table:table-cell>
          <table:table-cell table:formula="of:=1000*([.B35]-[.B34])/[.I35]" office:value-type="float" office:value="205.479452054794" calcext:value-type="float">
            <text:p>205</text:p>
          </table:table-cell>
          <table:table-cell table:formula="of:=1000*([.D35]-[.D34])/[.I35]" office:value-type="float" office:value="232.876712328767" calcext:value-type="float">
            <text:p>233</text:p>
          </table:table-cell>
          <table:table-cell table:formula="of:=[.F35]-[.F34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<text:s/>time=</text:p>
          </table:table-cell>
          <table:table-cell office:value-type="float" office:value="7361" calcext:value-type="float">
            <text:p>7361</text:p>
          </table:table-cell>
          <table:table-cell table:formula="of:=1000*([.B36]-[.B35])/[.I36]" office:value-type="float" office:value="216.216216216216" calcext:value-type="float">
            <text:p>216</text:p>
          </table:table-cell>
          <table:table-cell table:formula="of:=1000*([.D36]-[.D35])/[.I36]" office:value-type="float" office:value="229.72972972973" calcext:value-type="float">
            <text:p>230</text:p>
          </table:table-cell>
          <table:table-cell table:formula="of:=[.F36]-[.F3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<text:s/>time=</text:p>
          </table:table-cell>
          <table:table-cell office:value-type="float" office:value="7435" calcext:value-type="float">
            <text:p>7435</text:p>
          </table:table-cell>
          <table:table-cell table:formula="of:=1000*([.B37]-[.B36])/[.I37]" office:value-type="float" office:value="216.216216216216" calcext:value-type="float">
            <text:p>216</text:p>
          </table:table-cell>
          <table:table-cell table:formula="of:=1000*([.D37]-[.D36])/[.I37]" office:value-type="float" office:value="243.243243243243" calcext:value-type="float">
            <text:p>243</text:p>
          </table:table-cell>
          <table:table-cell table:formula="of:=[.F37]-[.F3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time=</text:p>
          </table:table-cell>
          <table:table-cell office:value-type="float" office:value="7508" calcext:value-type="float">
            <text:p>7508</text:p>
          </table:table-cell>
          <table:table-cell table:formula="of:=1000*([.B38]-[.B37])/[.I38]" office:value-type="float" office:value="205.479452054794" calcext:value-type="float">
            <text:p>205</text:p>
          </table:table-cell>
          <table:table-cell table:formula="of:=1000*([.D38]-[.D37])/[.I38]" office:value-type="float" office:value="232.876712328767" calcext:value-type="float">
            <text:p>233</text:p>
          </table:table-cell>
          <table:table-cell table:formula="of:=[.F38]-[.F37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<text:s/>time=</text:p>
          </table:table-cell>
          <table:table-cell office:value-type="float" office:value="7582" calcext:value-type="float">
            <text:p>7582</text:p>
          </table:table-cell>
          <table:table-cell table:formula="of:=1000*([.B39]-[.B38])/[.I39]" office:value-type="float" office:value="216.216216216216" calcext:value-type="float">
            <text:p>216</text:p>
          </table:table-cell>
          <table:table-cell table:formula="of:=1000*([.D39]-[.D38])/[.I39]" office:value-type="float" office:value="229.72972972973" calcext:value-type="float">
            <text:p>230</text:p>
          </table:table-cell>
          <table:table-cell table:formula="of:=[.F39]-[.F3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<text:s/>time=</text:p>
          </table:table-cell>
          <table:table-cell office:value-type="float" office:value="7656" calcext:value-type="float">
            <text:p>7656</text:p>
          </table:table-cell>
          <table:table-cell table:formula="of:=1000*([.B40]-[.B39])/[.I40]" office:value-type="float" office:value="202.702702702703" calcext:value-type="float">
            <text:p>203</text:p>
          </table:table-cell>
          <table:table-cell table:formula="of:=1000*([.D40]-[.D39])/[.I40]" office:value-type="float" office:value="229.72972972973" calcext:value-type="float">
            <text:p>230</text:p>
          </table:table-cell>
          <table:table-cell table:formula="of:=[.F40]-[.F3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<text:s/>time=</text:p>
          </table:table-cell>
          <table:table-cell office:value-type="float" office:value="7730" calcext:value-type="float">
            <text:p>7730</text:p>
          </table:table-cell>
          <table:table-cell table:formula="of:=1000*([.B41]-[.B40])/[.I41]" office:value-type="float" office:value="216.216216216216" calcext:value-type="float">
            <text:p>216</text:p>
          </table:table-cell>
          <table:table-cell table:formula="of:=1000*([.D41]-[.D40])/[.I41]" office:value-type="float" office:value="243.243243243243" calcext:value-type="float">
            <text:p>243</text:p>
          </table:table-cell>
          <table:table-cell table:formula="of:=[.F41]-[.F4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<text:s/>time=</text:p>
          </table:table-cell>
          <table:table-cell office:value-type="float" office:value="7804" calcext:value-type="float">
            <text:p>7804</text:p>
          </table:table-cell>
          <table:table-cell table:formula="of:=1000*([.B42]-[.B41])/[.I42]" office:value-type="float" office:value="202.702702702703" calcext:value-type="float">
            <text:p>203</text:p>
          </table:table-cell>
          <table:table-cell table:formula="of:=1000*([.D42]-[.D41])/[.I42]" office:value-type="float" office:value="229.72972972973" calcext:value-type="float">
            <text:p>230</text:p>
          </table:table-cell>
          <table:table-cell table:formula="of:=[.F42]-[.F41]" office:value-type="float" office:value="74" calcext:value-type="float">
            <text:p>74</text:p>
          </table:table-cell>
          <table:table-cell/>
          <table:table-cell table:style-name="ce1" office:value-type="string" calcext:value-type="string">
            <text:p>Ku=0.0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<text:s/>time=</text:p>
          </table:table-cell>
          <table:table-cell office:value-type="float" office:value="7878" calcext:value-type="float">
            <text:p>7878</text:p>
          </table:table-cell>
          <table:table-cell table:formula="of:=1000*([.B43]-[.B42])/[.I43]" office:value-type="float" office:value="216.216216216216" calcext:value-type="float">
            <text:p>216</text:p>
          </table:table-cell>
          <table:table-cell table:formula="of:=1000*([.D43]-[.D42])/[.I43]" office:value-type="float" office:value="229.72972972973" calcext:value-type="float">
            <text:p>230</text:p>
          </table:table-cell>
          <table:table-cell table:formula="of:=[.F43]-[.F4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<text:s/>time=</text:p>
          </table:table-cell>
          <table:table-cell office:value-type="float" office:value="7952" calcext:value-type="float">
            <text:p>7952</text:p>
          </table:table-cell>
          <table:table-cell table:formula="of:=1000*([.B44]-[.B43])/[.I44]" office:value-type="float" office:value="216.216216216216" calcext:value-type="float">
            <text:p>216</text:p>
          </table:table-cell>
          <table:table-cell table:formula="of:=1000*([.D44]-[.D43])/[.I44]" office:value-type="float" office:value="243.243243243243" calcext:value-type="float">
            <text:p>243</text:p>
          </table:table-cell>
          <table:table-cell table:formula="of:=[.F44]-[.F4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<text:s/>time=</text:p>
          </table:table-cell>
          <table:table-cell office:value-type="float" office:value="8026" calcext:value-type="float">
            <text:p>8026</text:p>
          </table:table-cell>
          <table:table-cell table:formula="of:=1000*([.B45]-[.B44])/[.I45]" office:value-type="float" office:value="202.702702702703" calcext:value-type="float">
            <text:p>203</text:p>
          </table:table-cell>
          <table:table-cell table:formula="of:=1000*([.D45]-[.D44])/[.I45]" office:value-type="float" office:value="229.72972972973" calcext:value-type="float">
            <text:p>230</text:p>
          </table:table-cell>
          <table:table-cell table:formula="of:=[.F45]-[.F4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<text:s/>time=</text:p>
          </table:table-cell>
          <table:table-cell office:value-type="float" office:value="8099" calcext:value-type="float">
            <text:p>8099</text:p>
          </table:table-cell>
          <table:table-cell table:formula="of:=1000*([.B46]-[.B45])/[.I46]" office:value-type="float" office:value="205.479452054794" calcext:value-type="float">
            <text:p>205</text:p>
          </table:table-cell>
          <table:table-cell table:formula="of:=1000*([.D46]-[.D45])/[.I46]" office:value-type="float" office:value="232.876712328767" calcext:value-type="float">
            <text:p>233</text:p>
          </table:table-cell>
          <table:table-cell table:formula="of:=[.F46]-[.F45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<text:s/>time=</text:p>
          </table:table-cell>
          <table:table-cell office:value-type="float" office:value="8173" calcext:value-type="float">
            <text:p>8173</text:p>
          </table:table-cell>
          <table:table-cell table:formula="of:=1000*([.B47]-[.B46])/[.I47]" office:value-type="float" office:value="216.216216216216" calcext:value-type="float">
            <text:p>216</text:p>
          </table:table-cell>
          <table:table-cell table:formula="of:=1000*([.D47]-[.D46])/[.I47]" office:value-type="float" office:value="229.72972972973" calcext:value-type="float">
            <text:p>230</text:p>
          </table:table-cell>
          <table:table-cell table:formula="of:=[.F47]-[.F4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<text:s/>time=</text:p>
          </table:table-cell>
          <table:table-cell office:value-type="float" office:value="8247" calcext:value-type="float">
            <text:p>8247</text:p>
          </table:table-cell>
          <table:table-cell table:formula="of:=1000*([.B48]-[.B47])/[.I48]" office:value-type="float" office:value="216.216216216216" calcext:value-type="float">
            <text:p>216</text:p>
          </table:table-cell>
          <table:table-cell table:formula="of:=1000*([.D48]-[.D47])/[.I48]" office:value-type="float" office:value="243.243243243243" calcext:value-type="float">
            <text:p>243</text:p>
          </table:table-cell>
          <table:table-cell table:formula="of:=[.F48]-[.F4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<text:s/>time=</text:p>
          </table:table-cell>
          <table:table-cell office:value-type="float" office:value="8321" calcext:value-type="float">
            <text:p>8321</text:p>
          </table:table-cell>
          <table:table-cell table:formula="of:=1000*([.B49]-[.B48])/[.I49]" office:value-type="float" office:value="202.702702702703" calcext:value-type="float">
            <text:p>203</text:p>
          </table:table-cell>
          <table:table-cell table:formula="of:=1000*([.D49]-[.D48])/[.I49]" office:value-type="float" office:value="229.72972972973" calcext:value-type="float">
            <text:p>230</text:p>
          </table:table-cell>
          <table:table-cell table:formula="of:=[.F49]-[.F4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<text:s/>time=</text:p>
          </table:table-cell>
          <table:table-cell office:value-type="float" office:value="8394" calcext:value-type="float">
            <text:p>8394</text:p>
          </table:table-cell>
          <table:table-cell table:formula="of:=1000*([.B50]-[.B49])/[.I50]" office:value-type="float" office:value="219.178082191781" calcext:value-type="float">
            <text:p>219</text:p>
          </table:table-cell>
          <table:table-cell table:formula="of:=1000*([.D50]-[.D49])/[.I50]" office:value-type="float" office:value="232.876712328767" calcext:value-type="float">
            <text:p>233</text:p>
          </table:table-cell>
          <table:table-cell table:formula="of:=[.F50]-[.F49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<text:s/>time=</text:p>
          </table:table-cell>
          <table:table-cell office:value-type="float" office:value="8469" calcext:value-type="float">
            <text:p>8469</text:p>
          </table:table-cell>
          <table:table-cell table:formula="of:=1000*([.B51]-[.B50])/[.I51]" office:value-type="float" office:value="200" calcext:value-type="float">
            <text:p>200</text:p>
          </table:table-cell>
          <table:table-cell table:formula="of:=1000*([.D51]-[.D50])/[.I51]" office:value-type="float" office:value="226.666666666667" calcext:value-type="float">
            <text:p>227</text:p>
          </table:table-cell>
          <table:table-cell table:formula="of:=[.F51]-[.F5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<text:s/>time=</text:p>
          </table:table-cell>
          <table:table-cell office:value-type="float" office:value="8543" calcext:value-type="float">
            <text:p>8543</text:p>
          </table:table-cell>
          <table:table-cell table:formula="of:=1000*([.B52]-[.B51])/[.I52]" office:value-type="float" office:value="216.216216216216" calcext:value-type="float">
            <text:p>216</text:p>
          </table:table-cell>
          <table:table-cell table:formula="of:=1000*([.D52]-[.D51])/[.I52]" office:value-type="float" office:value="229.72972972973" calcext:value-type="float">
            <text:p>230</text:p>
          </table:table-cell>
          <table:table-cell table:formula="of:=[.F52]-[.F5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time=</text:p>
          </table:table-cell>
          <table:table-cell office:value-type="float" office:value="8616" calcext:value-type="float">
            <text:p>8616</text:p>
          </table:table-cell>
          <table:table-cell table:formula="of:=1000*([.B53]-[.B52])/[.I53]" office:value-type="float" office:value="205.479452054794" calcext:value-type="float">
            <text:p>205</text:p>
          </table:table-cell>
          <table:table-cell table:formula="of:=1000*([.D53]-[.D52])/[.I53]" office:value-type="float" office:value="246.575342465753" calcext:value-type="float">
            <text:p>247</text:p>
          </table:table-cell>
          <table:table-cell table:formula="of:=[.F53]-[.F52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<text:s/>time=</text:p>
          </table:table-cell>
          <table:table-cell office:value-type="float" office:value="8690" calcext:value-type="float">
            <text:p>8690</text:p>
          </table:table-cell>
          <table:table-cell table:formula="of:=1000*([.B54]-[.B53])/[.I54]" office:value-type="float" office:value="216.216216216216" calcext:value-type="float">
            <text:p>216</text:p>
          </table:table-cell>
          <table:table-cell table:formula="of:=1000*([.D54]-[.D53])/[.I54]" office:value-type="float" office:value="229.72972972973" calcext:value-type="float">
            <text:p>230</text:p>
          </table:table-cell>
          <table:table-cell table:formula="of:=[.F54]-[.F5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<text:s/>time=</text:p>
          </table:table-cell>
          <table:table-cell office:value-type="float" office:value="8764" calcext:value-type="float">
            <text:p>8764</text:p>
          </table:table-cell>
          <table:table-cell table:formula="of:=1000*([.B55]-[.B54])/[.I55]" office:value-type="float" office:value="202.702702702703" calcext:value-type="float">
            <text:p>203</text:p>
          </table:table-cell>
          <table:table-cell table:formula="of:=1000*([.D55]-[.D54])/[.I55]" office:value-type="float" office:value="229.72972972973" calcext:value-type="float">
            <text:p>230</text:p>
          </table:table-cell>
          <table:table-cell table:formula="of:=[.F55]-[.F5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<text:s/>time=</text:p>
          </table:table-cell>
          <table:table-cell office:value-type="float" office:value="8838" calcext:value-type="float">
            <text:p>8838</text:p>
          </table:table-cell>
          <table:table-cell table:formula="of:=1000*([.B56]-[.B55])/[.I56]" office:value-type="float" office:value="216.216216216216" calcext:value-type="float">
            <text:p>216</text:p>
          </table:table-cell>
          <table:table-cell table:formula="of:=1000*([.D56]-[.D55])/[.I56]" office:value-type="float" office:value="229.72972972973" calcext:value-type="float">
            <text:p>230</text:p>
          </table:table-cell>
          <table:table-cell table:formula="of:=[.F56]-[.F5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<text:s/>time=</text:p>
          </table:table-cell>
          <table:table-cell office:value-type="float" office:value="8911" calcext:value-type="float">
            <text:p>8911</text:p>
          </table:table-cell>
          <table:table-cell table:formula="of:=1000*([.B57]-[.B56])/[.I57]" office:value-type="float" office:value="219.178082191781" calcext:value-type="float">
            <text:p>219</text:p>
          </table:table-cell>
          <table:table-cell table:formula="of:=1000*([.D57]-[.D56])/[.I57]" office:value-type="float" office:value="246.575342465753" calcext:value-type="float">
            <text:p>247</text:p>
          </table:table-cell>
          <table:table-cell table:formula="of:=[.F57]-[.F56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<text:s/>time=</text:p>
          </table:table-cell>
          <table:table-cell office:value-type="float" office:value="8985" calcext:value-type="float">
            <text:p>8985</text:p>
          </table:table-cell>
          <table:table-cell table:formula="of:=1000*([.B58]-[.B57])/[.I58]" office:value-type="float" office:value="202.702702702703" calcext:value-type="float">
            <text:p>203</text:p>
          </table:table-cell>
          <table:table-cell table:formula="of:=1000*([.D58]-[.D57])/[.I58]" office:value-type="float" office:value="229.72972972973" calcext:value-type="float">
            <text:p>230</text:p>
          </table:table-cell>
          <table:table-cell table:formula="of:=[.F58]-[.F5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<text:s/>time=</text:p>
          </table:table-cell>
          <table:table-cell office:value-type="float" office:value="9059" calcext:value-type="float">
            <text:p>9059</text:p>
          </table:table-cell>
          <table:table-cell table:formula="of:=1000*([.B59]-[.B58])/[.I59]" office:value-type="float" office:value="216.216216216216" calcext:value-type="float">
            <text:p>216</text:p>
          </table:table-cell>
          <table:table-cell table:formula="of:=1000*([.D59]-[.D58])/[.I59]" office:value-type="float" office:value="229.72972972973" calcext:value-type="float">
            <text:p>230</text:p>
          </table:table-cell>
          <table:table-cell table:formula="of:=[.F59]-[.F5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<text:s/>time=</text:p>
          </table:table-cell>
          <table:table-cell office:value-type="float" office:value="9134" calcext:value-type="float">
            <text:p>9134</text:p>
          </table:table-cell>
          <table:table-cell table:formula="of:=1000*([.B60]-[.B59])/[.I60]" office:value-type="float" office:value="200" calcext:value-type="float">
            <text:p>200</text:p>
          </table:table-cell>
          <table:table-cell table:formula="of:=1000*([.D60]-[.D59])/[.I60]" office:value-type="float" office:value="226.666666666667" calcext:value-type="float">
            <text:p>227</text:p>
          </table:table-cell>
          <table:table-cell table:formula="of:=[.F60]-[.F5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<text:s/>time=</text:p>
          </table:table-cell>
          <table:table-cell office:value-type="float" office:value="9207" calcext:value-type="float">
            <text:p>9207</text:p>
          </table:table-cell>
          <table:table-cell table:formula="of:=1000*([.B61]-[.B60])/[.I61]" office:value-type="float" office:value="219.178082191781" calcext:value-type="float">
            <text:p>219</text:p>
          </table:table-cell>
          <table:table-cell table:formula="of:=1000*([.D61]-[.D60])/[.I61]" office:value-type="float" office:value="246.575342465753" calcext:value-type="float">
            <text:p>247</text:p>
          </table:table-cell>
          <table:table-cell table:formula="of:=[.F61]-[.F60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<text:s/>time=</text:p>
          </table:table-cell>
          <table:table-cell office:value-type="float" office:value="9281" calcext:value-type="float">
            <text:p>9281</text:p>
          </table:table-cell>
          <table:table-cell table:formula="of:=1000*([.B62]-[.B61])/[.I62]" office:value-type="float" office:value="202.702702702703" calcext:value-type="float">
            <text:p>203</text:p>
          </table:table-cell>
          <table:table-cell table:formula="of:=1000*([.D62]-[.D61])/[.I62]" office:value-type="float" office:value="229.72972972973" calcext:value-type="float">
            <text:p>230</text:p>
          </table:table-cell>
          <table:table-cell table:formula="of:=[.F62]-[.F6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<text:s/>time=</text:p>
          </table:table-cell>
          <table:table-cell office:value-type="float" office:value="9355" calcext:value-type="float">
            <text:p>9355</text:p>
          </table:table-cell>
          <table:table-cell table:formula="of:=1000*([.B63]-[.B62])/[.I63]" office:value-type="float" office:value="216.216216216216" calcext:value-type="float">
            <text:p>216</text:p>
          </table:table-cell>
          <table:table-cell table:formula="of:=1000*([.D63]-[.D62])/[.I63]" office:value-type="float" office:value="229.72972972973" calcext:value-type="float">
            <text:p>230</text:p>
          </table:table-cell>
          <table:table-cell table:formula="of:=[.F63]-[.F6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<text:s/>time=</text:p>
          </table:table-cell>
          <table:table-cell office:value-type="float" office:value="9428" calcext:value-type="float">
            <text:p>9428</text:p>
          </table:table-cell>
          <table:table-cell table:formula="of:=1000*([.B64]-[.B63])/[.I64]" office:value-type="float" office:value="205.479452054794" calcext:value-type="float">
            <text:p>205</text:p>
          </table:table-cell>
          <table:table-cell table:formula="of:=1000*([.D64]-[.D63])/[.I64]" office:value-type="float" office:value="232.876712328767" calcext:value-type="float">
            <text:p>233</text:p>
          </table:table-cell>
          <table:table-cell table:formula="of:=[.F64]-[.F63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<text:s/>time=</text:p>
          </table:table-cell>
          <table:table-cell office:value-type="float" office:value="9502" calcext:value-type="float">
            <text:p>9502</text:p>
          </table:table-cell>
          <table:table-cell table:formula="of:=1000*([.B65]-[.B64])/[.I65]" office:value-type="float" office:value="216.216216216216" calcext:value-type="float">
            <text:p>216</text:p>
          </table:table-cell>
          <table:table-cell table:formula="of:=1000*([.D65]-[.D64])/[.I65]" office:value-type="float" office:value="229.72972972973" calcext:value-type="float">
            <text:p>230</text:p>
          </table:table-cell>
          <table:table-cell table:formula="of:=[.F65]-[.F6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<text:s/>time=</text:p>
          </table:table-cell>
          <table:table-cell office:value-type="float" office:value="9576" calcext:value-type="float">
            <text:p>9576</text:p>
          </table:table-cell>
          <table:table-cell table:formula="of:=1000*([.B66]-[.B65])/[.I66]" office:value-type="float" office:value="202.702702702703" calcext:value-type="float">
            <text:p>203</text:p>
          </table:table-cell>
          <table:table-cell table:formula="of:=1000*([.D66]-[.D65])/[.I66]" office:value-type="float" office:value="229.72972972973" calcext:value-type="float">
            <text:p>230</text:p>
          </table:table-cell>
          <table:table-cell table:formula="of:=[.F66]-[.F6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<text:s/>time=</text:p>
          </table:table-cell>
          <table:table-cell office:value-type="float" office:value="9650" calcext:value-type="float">
            <text:p>9650</text:p>
          </table:table-cell>
          <table:table-cell table:formula="of:=1000*([.B67]-[.B66])/[.I67]" office:value-type="float" office:value="216.216216216216" calcext:value-type="float">
            <text:p>216</text:p>
          </table:table-cell>
          <table:table-cell table:formula="of:=1000*([.D67]-[.D66])/[.I67]" office:value-type="float" office:value="243.243243243243" calcext:value-type="float">
            <text:p>243</text:p>
          </table:table-cell>
          <table:table-cell table:formula="of:=[.F67]-[.F6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<text:s/>time=</text:p>
          </table:table-cell>
          <table:table-cell office:value-type="float" office:value="9723" calcext:value-type="float">
            <text:p>9723</text:p>
          </table:table-cell>
          <table:table-cell table:formula="of:=1000*([.B68]-[.B67])/[.I68]" office:value-type="float" office:value="205.479452054794" calcext:value-type="float">
            <text:p>205</text:p>
          </table:table-cell>
          <table:table-cell table:formula="of:=1000*([.D68]-[.D67])/[.I68]" office:value-type="float" office:value="232.876712328767" calcext:value-type="float">
            <text:p>233</text:p>
          </table:table-cell>
          <table:table-cell table:formula="of:=[.F68]-[.F67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<text:s/>time=</text:p>
          </table:table-cell>
          <table:table-cell office:value-type="float" office:value="9797" calcext:value-type="float">
            <text:p>9797</text:p>
          </table:table-cell>
          <table:table-cell table:formula="of:=1000*([.B69]-[.B68])/[.I69]" office:value-type="float" office:value="216.216216216216" calcext:value-type="float">
            <text:p>216</text:p>
          </table:table-cell>
          <table:table-cell table:formula="of:=1000*([.D69]-[.D68])/[.I69]" office:value-type="float" office:value="229.72972972973" calcext:value-type="float">
            <text:p>230</text:p>
          </table:table-cell>
          <table:table-cell table:formula="of:=[.F69]-[.F6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<text:s/>time=</text:p>
          </table:table-cell>
          <table:table-cell office:value-type="float" office:value="9872" calcext:value-type="float">
            <text:p>9872</text:p>
          </table:table-cell>
          <table:table-cell table:formula="of:=1000*([.B70]-[.B69])/[.I70]" office:value-type="float" office:value="200" calcext:value-type="float">
            <text:p>200</text:p>
          </table:table-cell>
          <table:table-cell table:formula="of:=1000*([.D70]-[.D69])/[.I70]" office:value-type="float" office:value="226.666666666667" calcext:value-type="float">
            <text:p>227</text:p>
          </table:table-cell>
          <table:table-cell table:formula="of:=[.F70]-[.F6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<text:s/>time=</text:p>
          </table:table-cell>
          <table:table-cell office:value-type="float" office:value="9946" calcext:value-type="float">
            <text:p>9946</text:p>
          </table:table-cell>
          <table:table-cell table:formula="of:=1000*([.B71]-[.B70])/[.I71]" office:value-type="float" office:value="216.216216216216" calcext:value-type="float">
            <text:p>216</text:p>
          </table:table-cell>
          <table:table-cell table:formula="of:=1000*([.D71]-[.D70])/[.I71]" office:value-type="float" office:value="243.243243243243" calcext:value-type="float">
            <text:p>243</text:p>
          </table:table-cell>
          <table:table-cell table:formula="of:=[.F71]-[.F7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time=</text:p>
          </table:table-cell>
          <table:table-cell office:value-type="float" office:value="10019" calcext:value-type="float">
            <text:p>10019</text:p>
          </table:table-cell>
          <table:table-cell table:formula="of:=1000*([.B72]-[.B71])/[.I72]" office:value-type="float" office:value="205.479452054794" calcext:value-type="float">
            <text:p>205</text:p>
          </table:table-cell>
          <table:table-cell table:formula="of:=1000*([.D72]-[.D71])/[.I72]" office:value-type="float" office:value="232.876712328767" calcext:value-type="float">
            <text:p>233</text:p>
          </table:table-cell>
          <table:table-cell table:formula="of:=[.F72]-[.F71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<text:s/>time=</text:p>
          </table:table-cell>
          <table:table-cell office:value-type="float" office:value="10094" calcext:value-type="float">
            <text:p>10094</text:p>
          </table:table-cell>
          <table:table-cell table:formula="of:=1000*([.B73]-[.B72])/[.I73]" office:value-type="float" office:value="213.333333333333" calcext:value-type="float">
            <text:p>213</text:p>
          </table:table-cell>
          <table:table-cell table:formula="of:=1000*([.D73]-[.D72])/[.I73]" office:value-type="float" office:value="226.666666666667" calcext:value-type="float">
            <text:p>227</text:p>
          </table:table-cell>
          <table:table-cell table:formula="of:=[.F73]-[.F7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<text:s/>time=</text:p>
          </table:table-cell>
          <table:table-cell office:value-type="float" office:value="10169" calcext:value-type="float">
            <text:p>10169</text:p>
          </table:table-cell>
          <table:table-cell table:formula="of:=1000*([.B74]-[.B73])/[.I74]" office:value-type="float" office:value="213.333333333333" calcext:value-type="float">
            <text:p>213</text:p>
          </table:table-cell>
          <table:table-cell table:formula="of:=1000*([.D74]-[.D73])/[.I74]" office:value-type="float" office:value="240" calcext:value-type="float">
            <text:p>240</text:p>
          </table:table-cell>
          <table:table-cell table:formula="of:=[.F74]-[.F7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<text:s/>time=</text:p>
          </table:table-cell>
          <table:table-cell office:value-type="float" office:value="10244" calcext:value-type="float">
            <text:p>10244</text:p>
          </table:table-cell>
          <table:table-cell table:formula="of:=1000*([.B75]-[.B74])/[.I75]" office:value-type="float" office:value="213.333333333333" calcext:value-type="float">
            <text:p>213</text:p>
          </table:table-cell>
          <table:table-cell table:formula="of:=1000*([.D75]-[.D74])/[.I75]" office:value-type="float" office:value="226.666666666667" calcext:value-type="float">
            <text:p>227</text:p>
          </table:table-cell>
          <table:table-cell table:formula="of:=[.F75]-[.F7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<text:s/>time=</text:p>
          </table:table-cell>
          <table:table-cell office:value-type="float" office:value="10318" calcext:value-type="float">
            <text:p>10318</text:p>
          </table:table-cell>
          <table:table-cell table:formula="of:=1000*([.B76]-[.B75])/[.I76]" office:value-type="float" office:value="216.216216216216" calcext:value-type="float">
            <text:p>216</text:p>
          </table:table-cell>
          <table:table-cell table:formula="of:=1000*([.D76]-[.D75])/[.I76]" office:value-type="float" office:value="243.243243243243" calcext:value-type="float">
            <text:p>243</text:p>
          </table:table-cell>
          <table:table-cell table:formula="of:=[.F76]-[.F7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33" calcext:value-type="float">
            <text:p>2433</text:p>
          </table:table-cell>
          <table:table-cell office:value-type="string" calcext:value-type="string">
            <text:p><text:s/>time=</text:p>
          </table:table-cell>
          <table:table-cell office:value-type="float" office:value="10393" calcext:value-type="float">
            <text:p>10393</text:p>
          </table:table-cell>
          <table:table-cell table:formula="of:=1000*([.B77]-[.B76])/[.I77]" office:value-type="float" office:value="200" calcext:value-type="float">
            <text:p>200</text:p>
          </table:table-cell>
          <table:table-cell table:formula="of:=1000*([.D77]-[.D76])/[.I77]" office:value-type="float" office:value="226.666666666667" calcext:value-type="float">
            <text:p>227</text:p>
          </table:table-cell>
          <table:table-cell table:formula="of:=[.F77]-[.F7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<text:s/>time=</text:p>
          </table:table-cell>
          <table:table-cell office:value-type="float" office:value="10469" calcext:value-type="float">
            <text:p>10469</text:p>
          </table:table-cell>
          <table:table-cell table:formula="of:=1000*([.B78]-[.B77])/[.I78]" office:value-type="float" office:value="210.526315789474" calcext:value-type="float">
            <text:p>211</text:p>
          </table:table-cell>
          <table:table-cell table:formula="of:=1000*([.D78]-[.D77])/[.I78]" office:value-type="float" office:value="236.842105263158" calcext:value-type="float">
            <text:p>237</text:p>
          </table:table-cell>
          <table:table-cell table:formula="of:=[.F78]-[.F77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<text:s/>time=</text:p>
          </table:table-cell>
          <table:table-cell office:value-type="float" office:value="10544" calcext:value-type="float">
            <text:p>10544</text:p>
          </table:table-cell>
          <table:table-cell table:formula="of:=1000*([.B79]-[.B78])/[.I79]" office:value-type="float" office:value="213.333333333333" calcext:value-type="float">
            <text:p>213</text:p>
          </table:table-cell>
          <table:table-cell table:formula="of:=1000*([.D79]-[.D78])/[.I79]" office:value-type="float" office:value="226.666666666667" calcext:value-type="float">
            <text:p>227</text:p>
          </table:table-cell>
          <table:table-cell table:formula="of:=[.F79]-[.F7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<text:s/>time=</text:p>
          </table:table-cell>
          <table:table-cell office:value-type="float" office:value="10618" calcext:value-type="float">
            <text:p>10618</text:p>
          </table:table-cell>
          <table:table-cell table:formula="of:=1000*([.B80]-[.B79])/[.I80]" office:value-type="float" office:value="216.216216216216" calcext:value-type="float">
            <text:p>216</text:p>
          </table:table-cell>
          <table:table-cell table:formula="of:=1000*([.D80]-[.D79])/[.I80]" office:value-type="float" office:value="243.243243243243" calcext:value-type="float">
            <text:p>243</text:p>
          </table:table-cell>
          <table:table-cell table:formula="of:=[.F80]-[.F7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<text:s/>time=</text:p>
          </table:table-cell>
          <table:table-cell office:value-type="float" office:value="10693" calcext:value-type="float">
            <text:p>10693</text:p>
          </table:table-cell>
          <table:table-cell table:formula="of:=1000*([.B81]-[.B80])/[.I81]" office:value-type="float" office:value="200" calcext:value-type="float">
            <text:p>200</text:p>
          </table:table-cell>
          <table:table-cell table:formula="of:=1000*([.D81]-[.D80])/[.I81]" office:value-type="float" office:value="226.666666666667" calcext:value-type="float">
            <text:p>227</text:p>
          </table:table-cell>
          <table:table-cell table:formula="of:=[.F81]-[.F8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<text:s/>time=</text:p>
          </table:table-cell>
          <table:table-cell office:value-type="float" office:value="10768" calcext:value-type="float">
            <text:p>10768</text:p>
          </table:table-cell>
          <table:table-cell table:formula="of:=1000*([.B82]-[.B81])/[.I82]" office:value-type="float" office:value="213.333333333333" calcext:value-type="float">
            <text:p>213</text:p>
          </table:table-cell>
          <table:table-cell table:formula="of:=1000*([.D82]-[.D81])/[.I82]" office:value-type="float" office:value="240" calcext:value-type="float">
            <text:p>240</text:p>
          </table:table-cell>
          <table:table-cell table:formula="of:=[.F82]-[.F8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<text:s/>time=</text:p>
          </table:table-cell>
          <table:table-cell office:value-type="float" office:value="10843" calcext:value-type="float">
            <text:p>10843</text:p>
          </table:table-cell>
          <table:table-cell table:formula="of:=1000*([.B83]-[.B82])/[.I83]" office:value-type="float" office:value="213.333333333333" calcext:value-type="float">
            <text:p>213</text:p>
          </table:table-cell>
          <table:table-cell table:formula="of:=1000*([.D83]-[.D82])/[.I83]" office:value-type="float" office:value="226.666666666667" calcext:value-type="float">
            <text:p>227</text:p>
          </table:table-cell>
          <table:table-cell table:formula="of:=[.F83]-[.F8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<text:s/>time=</text:p>
          </table:table-cell>
          <table:table-cell office:value-type="float" office:value="10917" calcext:value-type="float">
            <text:p>10917</text:p>
          </table:table-cell>
          <table:table-cell table:formula="of:=1000*([.B84]-[.B83])/[.I84]" office:value-type="float" office:value="216.216216216216" calcext:value-type="float">
            <text:p>216</text:p>
          </table:table-cell>
          <table:table-cell table:formula="of:=1000*([.D84]-[.D83])/[.I84]" office:value-type="float" office:value="243.243243243243" calcext:value-type="float">
            <text:p>243</text:p>
          </table:table-cell>
          <table:table-cell table:formula="of:=[.F84]-[.F8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<text:s/>time=</text:p>
          </table:table-cell>
          <table:table-cell office:value-type="float" office:value="10992" calcext:value-type="float">
            <text:p>10992</text:p>
          </table:table-cell>
          <table:table-cell table:formula="of:=1000*([.B85]-[.B84])/[.I85]" office:value-type="float" office:value="200" calcext:value-type="float">
            <text:p>200</text:p>
          </table:table-cell>
          <table:table-cell table:formula="of:=1000*([.D85]-[.D84])/[.I85]" office:value-type="float" office:value="226.666666666667" calcext:value-type="float">
            <text:p>227</text:p>
          </table:table-cell>
          <table:table-cell table:formula="of:=[.F85]-[.F8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<text:s/>time=</text:p>
          </table:table-cell>
          <table:table-cell office:value-type="float" office:value="11068" calcext:value-type="float">
            <text:p>11068</text:p>
          </table:table-cell>
          <table:table-cell table:formula="of:=1000*([.B86]-[.B85])/[.I86]" office:value-type="float" office:value="210.526315789474" calcext:value-type="float">
            <text:p>211</text:p>
          </table:table-cell>
          <table:table-cell table:formula="of:=1000*([.D86]-[.D85])/[.I86]" office:value-type="float" office:value="223.684210526316" calcext:value-type="float">
            <text:p>224</text:p>
          </table:table-cell>
          <table:table-cell table:formula="of:=[.F86]-[.F85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<text:s/>time=</text:p>
          </table:table-cell>
          <table:table-cell office:value-type="float" office:value="11143" calcext:value-type="float">
            <text:p>11143</text:p>
          </table:table-cell>
          <table:table-cell table:formula="of:=1000*([.B87]-[.B86])/[.I87]" office:value-type="float" office:value="213.333333333333" calcext:value-type="float">
            <text:p>213</text:p>
          </table:table-cell>
          <table:table-cell table:formula="of:=1000*([.D87]-[.D86])/[.I87]" office:value-type="float" office:value="240" calcext:value-type="float">
            <text:p>240</text:p>
          </table:table-cell>
          <table:table-cell table:formula="of:=[.F87]-[.F8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<text:s/>time=</text:p>
          </table:table-cell>
          <table:table-cell office:value-type="float" office:value="11217" calcext:value-type="float">
            <text:p>11217</text:p>
          </table:table-cell>
          <table:table-cell table:formula="of:=1000*([.B88]-[.B87])/[.I88]" office:value-type="float" office:value="202.702702702703" calcext:value-type="float">
            <text:p>203</text:p>
          </table:table-cell>
          <table:table-cell table:formula="of:=1000*([.D88]-[.D87])/[.I88]" office:value-type="float" office:value="243.243243243243" calcext:value-type="float">
            <text:p>243</text:p>
          </table:table-cell>
          <table:table-cell table:formula="of:=[.F88]-[.F8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<text:s/>time=</text:p>
          </table:table-cell>
          <table:table-cell office:value-type="float" office:value="11292" calcext:value-type="float">
            <text:p>11292</text:p>
          </table:table-cell>
          <table:table-cell table:formula="of:=1000*([.B89]-[.B88])/[.I89]" office:value-type="float" office:value="213.333333333333" calcext:value-type="float">
            <text:p>213</text:p>
          </table:table-cell>
          <table:table-cell table:formula="of:=1000*([.D89]-[.D88])/[.I89]" office:value-type="float" office:value="226.666666666667" calcext:value-type="float">
            <text:p>227</text:p>
          </table:table-cell>
          <table:table-cell table:formula="of:=[.F89]-[.F8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<text:s/>time=</text:p>
          </table:table-cell>
          <table:table-cell office:value-type="float" office:value="11367" calcext:value-type="float">
            <text:p>11367</text:p>
          </table:table-cell>
          <table:table-cell table:formula="of:=1000*([.B90]-[.B89])/[.I90]" office:value-type="float" office:value="213.333333333333" calcext:value-type="float">
            <text:p>213</text:p>
          </table:table-cell>
          <table:table-cell table:formula="of:=1000*([.D90]-[.D89])/[.I90]" office:value-type="float" office:value="226.666666666667" calcext:value-type="float">
            <text:p>227</text:p>
          </table:table-cell>
          <table:table-cell table:formula="of:=[.F90]-[.F89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<text:s/>time=</text:p>
          </table:table-cell>
          <table:table-cell office:value-type="float" office:value="11442" calcext:value-type="float">
            <text:p>11442</text:p>
          </table:table-cell>
          <table:table-cell table:formula="of:=1000*([.B91]-[.B90])/[.I91]" office:value-type="float" office:value="213.333333333333" calcext:value-type="float">
            <text:p>213</text:p>
          </table:table-cell>
          <table:table-cell table:formula="of:=1000*([.D91]-[.D90])/[.I91]" office:value-type="float" office:value="240" calcext:value-type="float">
            <text:p>240</text:p>
          </table:table-cell>
          <table:table-cell table:formula="of:=[.F91]-[.F9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27" calcext:value-type="float">
            <text:p>24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<text:s/>time=</text:p>
          </table:table-cell>
          <table:table-cell office:value-type="float" office:value="11516" calcext:value-type="float">
            <text:p>11516</text:p>
          </table:table-cell>
          <table:table-cell table:formula="of:=1000*([.B92]-[.B91])/[.I92]" office:value-type="float" office:value="216.216216216216" calcext:value-type="float">
            <text:p>216</text:p>
          </table:table-cell>
          <table:table-cell table:formula="of:=1000*([.D92]-[.D91])/[.I92]" office:value-type="float" office:value="229.72972972973" calcext:value-type="float">
            <text:p>230</text:p>
          </table:table-cell>
          <table:table-cell table:formula="of:=[.F92]-[.F91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<text:s/>time=</text:p>
          </table:table-cell>
          <table:table-cell office:value-type="float" office:value="11591" calcext:value-type="float">
            <text:p>11591</text:p>
          </table:table-cell>
          <table:table-cell table:formula="of:=1000*([.B93]-[.B92])/[.I93]" office:value-type="float" office:value="200" calcext:value-type="float">
            <text:p>200</text:p>
          </table:table-cell>
          <table:table-cell table:formula="of:=1000*([.D93]-[.D92])/[.I93]" office:value-type="float" office:value="240" calcext:value-type="float">
            <text:p>240</text:p>
          </table:table-cell>
          <table:table-cell table:formula="of:=[.F93]-[.F9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<text:s/>time=</text:p>
          </table:table-cell>
          <table:table-cell office:value-type="float" office:value="11667" calcext:value-type="float">
            <text:p>11667</text:p>
          </table:table-cell>
          <table:table-cell table:formula="of:=1000*([.B94]-[.B93])/[.I94]" office:value-type="float" office:value="210.526315789474" calcext:value-type="float">
            <text:p>211</text:p>
          </table:table-cell>
          <table:table-cell table:formula="of:=1000*([.D94]-[.D93])/[.I94]" office:value-type="float" office:value="223.684210526316" calcext:value-type="float">
            <text:p>224</text:p>
          </table:table-cell>
          <table:table-cell table:formula="of:=[.F94]-[.F93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<text:s/>time=</text:p>
          </table:table-cell>
          <table:table-cell office:value-type="float" office:value="11742" calcext:value-type="float">
            <text:p>11742</text:p>
          </table:table-cell>
          <table:table-cell table:formula="of:=1000*([.B95]-[.B94])/[.I95]" office:value-type="float" office:value="213.333333333333" calcext:value-type="float">
            <text:p>213</text:p>
          </table:table-cell>
          <table:table-cell table:formula="of:=1000*([.D95]-[.D94])/[.I95]" office:value-type="float" office:value="240" calcext:value-type="float">
            <text:p>240</text:p>
          </table:table-cell>
          <table:table-cell table:formula="of:=[.F95]-[.F9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<text:s/>time=</text:p>
          </table:table-cell>
          <table:table-cell office:value-type="float" office:value="11816" calcext:value-type="float">
            <text:p>11816</text:p>
          </table:table-cell>
          <table:table-cell table:formula="of:=1000*([.B96]-[.B95])/[.I96]" office:value-type="float" office:value="202.702702702703" calcext:value-type="float">
            <text:p>203</text:p>
          </table:table-cell>
          <table:table-cell table:formula="of:=1000*([.D96]-[.D95])/[.I96]" office:value-type="float" office:value="229.72972972973" calcext:value-type="float">
            <text:p>230</text:p>
          </table:table-cell>
          <table:table-cell table:formula="of:=[.F96]-[.F9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<text:s/>time=</text:p>
          </table:table-cell>
          <table:table-cell office:value-type="float" office:value="11891" calcext:value-type="float">
            <text:p>11891</text:p>
          </table:table-cell>
          <table:table-cell table:formula="of:=1000*([.B97]-[.B96])/[.I97]" office:value-type="float" office:value="213.333333333333" calcext:value-type="float">
            <text:p>213</text:p>
          </table:table-cell>
          <table:table-cell table:formula="of:=1000*([.D97]-[.D96])/[.I97]" office:value-type="float" office:value="240" calcext:value-type="float">
            <text:p>240</text:p>
          </table:table-cell>
          <table:table-cell table:formula="of:=[.F97]-[.F9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<text:s/>time=</text:p>
          </table:table-cell>
          <table:table-cell office:value-type="float" office:value="11966" calcext:value-type="float">
            <text:p>11966</text:p>
          </table:table-cell>
          <table:table-cell table:formula="of:=1000*([.B98]-[.B97])/[.I98]" office:value-type="float" office:value="213.333333333333" calcext:value-type="float">
            <text:p>213</text:p>
          </table:table-cell>
          <table:table-cell table:formula="of:=1000*([.D98]-[.D97])/[.I98]" office:value-type="float" office:value="226.666666666667" calcext:value-type="float">
            <text:p>227</text:p>
          </table:table-cell>
          <table:table-cell table:formula="of:=[.F98]-[.F9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<text:s/>time=</text:p>
          </table:table-cell>
          <table:table-cell office:value-type="float" office:value="12041" calcext:value-type="float">
            <text:p>12041</text:p>
          </table:table-cell>
          <table:table-cell table:formula="of:=1000*([.B99]-[.B98])/[.I99]" office:value-type="float" office:value="213.333333333333" calcext:value-type="float">
            <text:p>213</text:p>
          </table:table-cell>
          <table:table-cell table:formula="of:=1000*([.D99]-[.D98])/[.I99]" office:value-type="float" office:value="240" calcext:value-type="float">
            <text:p>240</text:p>
          </table:table-cell>
          <table:table-cell table:formula="of:=[.F99]-[.F9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<text:s/>time=</text:p>
          </table:table-cell>
          <table:table-cell office:value-type="float" office:value="12115" calcext:value-type="float">
            <text:p>12115</text:p>
          </table:table-cell>
          <table:table-cell table:formula="of:=1000*([.B100]-[.B99])/[.I100]" office:value-type="float" office:value="216.216216216216" calcext:value-type="float">
            <text:p>216</text:p>
          </table:table-cell>
          <table:table-cell table:formula="of:=1000*([.D100]-[.D99])/[.I100]" office:value-type="float" office:value="229.72972972973" calcext:value-type="float">
            <text:p>230</text:p>
          </table:table-cell>
          <table:table-cell table:formula="of:=[.F100]-[.F99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<text:s/>time=</text:p>
          </table:table-cell>
          <table:table-cell office:value-type="float" office:value="12190" calcext:value-type="float">
            <text:p>12190</text:p>
          </table:table-cell>
          <table:table-cell table:formula="of:=1000*([.B101]-[.B100])/[.I101]" office:value-type="float" office:value="200" calcext:value-type="float">
            <text:p>200</text:p>
          </table:table-cell>
          <table:table-cell table:formula="of:=1000*([.D101]-[.D100])/[.I101]" office:value-type="float" office:value="226.666666666667" calcext:value-type="float">
            <text:p>227</text:p>
          </table:table-cell>
          <table:table-cell table:formula="of:=[.F101]-[.F10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<text:s/>time=</text:p>
          </table:table-cell>
          <table:table-cell office:value-type="float" office:value="12266" calcext:value-type="float">
            <text:p>12266</text:p>
          </table:table-cell>
          <table:table-cell table:formula="of:=1000*([.B102]-[.B101])/[.I102]" office:value-type="float" office:value="210.526315789474" calcext:value-type="float">
            <text:p>211</text:p>
          </table:table-cell>
          <table:table-cell table:formula="of:=1000*([.D102]-[.D101])/[.I102]" office:value-type="float" office:value="236.842105263158" calcext:value-type="float">
            <text:p>237</text:p>
          </table:table-cell>
          <table:table-cell table:formula="of:=[.F102]-[.F101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<text:s/>time=</text:p>
          </table:table-cell>
          <table:table-cell office:value-type="float" office:value="12341" calcext:value-type="float">
            <text:p>12341</text:p>
          </table:table-cell>
          <table:table-cell table:formula="of:=1000*([.B103]-[.B102])/[.I103]" office:value-type="float" office:value="213.333333333333" calcext:value-type="float">
            <text:p>213</text:p>
          </table:table-cell>
          <table:table-cell table:formula="of:=1000*([.D103]-[.D102])/[.I103]" office:value-type="float" office:value="226.666666666667" calcext:value-type="float">
            <text:p>227</text:p>
          </table:table-cell>
          <table:table-cell table:formula="of:=[.F103]-[.F10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<text:s/>time=</text:p>
          </table:table-cell>
          <table:table-cell office:value-type="float" office:value="12416" calcext:value-type="float">
            <text:p>12416</text:p>
          </table:table-cell>
          <table:table-cell table:formula="of:=1000*([.B104]-[.B103])/[.I104]" office:value-type="float" office:value="213.333333333333" calcext:value-type="float">
            <text:p>213</text:p>
          </table:table-cell>
          <table:table-cell table:formula="of:=1000*([.D104]-[.D103])/[.I104]" office:value-type="float" office:value="240" calcext:value-type="float">
            <text:p>240</text:p>
          </table:table-cell>
          <table:table-cell table:formula="of:=[.F104]-[.F10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<text:s/>time=</text:p>
          </table:table-cell>
          <table:table-cell office:value-type="float" office:value="12490" calcext:value-type="float">
            <text:p>12490</text:p>
          </table:table-cell>
          <table:table-cell table:formula="of:=1000*([.B105]-[.B104])/[.I105]" office:value-type="float" office:value="202.702702702703" calcext:value-type="float">
            <text:p>203</text:p>
          </table:table-cell>
          <table:table-cell table:formula="of:=1000*([.D105]-[.D104])/[.I105]" office:value-type="float" office:value="243.243243243243" calcext:value-type="float">
            <text:p>243</text:p>
          </table:table-cell>
          <table:table-cell table:formula="of:=[.F105]-[.F10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<text:s/>time=</text:p>
          </table:table-cell>
          <table:table-cell office:value-type="float" office:value="12565" calcext:value-type="float">
            <text:p>12565</text:p>
          </table:table-cell>
          <table:table-cell table:formula="of:=1000*([.B106]-[.B105])/[.I106]" office:value-type="float" office:value="213.333333333333" calcext:value-type="float">
            <text:p>213</text:p>
          </table:table-cell>
          <table:table-cell table:formula="of:=1000*([.D106]-[.D105])/[.I106]" office:value-type="float" office:value="226.666666666667" calcext:value-type="float">
            <text:p>227</text:p>
          </table:table-cell>
          <table:table-cell table:formula="of:=[.F106]-[.F105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/>time=</text:p>
          </table:table-cell>
          <table:table-cell office:value-type="float" office:value="12640" calcext:value-type="float">
            <text:p>12640</text:p>
          </table:table-cell>
          <table:table-cell table:formula="of:=1000*([.B107]-[.B106])/[.I107]" office:value-type="float" office:value="213.333333333333" calcext:value-type="float">
            <text:p>213</text:p>
          </table:table-cell>
          <table:table-cell table:formula="of:=1000*([.D107]-[.D106])/[.I107]" office:value-type="float" office:value="226.666666666667" calcext:value-type="float">
            <text:p>227</text:p>
          </table:table-cell>
          <table:table-cell table:formula="of:=[.F107]-[.F10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<text:s/>time=</text:p>
          </table:table-cell>
          <table:table-cell office:value-type="float" office:value="12715" calcext:value-type="float">
            <text:p>12715</text:p>
          </table:table-cell>
          <table:table-cell table:formula="of:=1000*([.B108]-[.B107])/[.I108]" office:value-type="float" office:value="213.333333333333" calcext:value-type="float">
            <text:p>213</text:p>
          </table:table-cell>
          <table:table-cell table:formula="of:=1000*([.D108]-[.D107])/[.I108]" office:value-type="float" office:value="240" calcext:value-type="float">
            <text:p>240</text:p>
          </table:table-cell>
          <table:table-cell table:formula="of:=[.F108]-[.F10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s/>time=</text:p>
          </table:table-cell>
          <table:table-cell office:value-type="float" office:value="12789" calcext:value-type="float">
            <text:p>12789</text:p>
          </table:table-cell>
          <table:table-cell table:formula="of:=1000*([.B109]-[.B108])/[.I109]" office:value-type="float" office:value="202.702702702703" calcext:value-type="float">
            <text:p>203</text:p>
          </table:table-cell>
          <table:table-cell table:formula="of:=1000*([.D109]-[.D108])/[.I109]" office:value-type="float" office:value="229.72972972973" calcext:value-type="float">
            <text:p>230</text:p>
          </table:table-cell>
          <table:table-cell table:formula="of:=[.F109]-[.F108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<text:s/>time=</text:p>
          </table:table-cell>
          <table:table-cell office:value-type="float" office:value="12865" calcext:value-type="float">
            <text:p>12865</text:p>
          </table:table-cell>
          <table:table-cell table:formula="of:=1000*([.B110]-[.B109])/[.I110]" office:value-type="float" office:value="210.526315789474" calcext:value-type="float">
            <text:p>211</text:p>
          </table:table-cell>
          <table:table-cell table:formula="of:=1000*([.D110]-[.D109])/[.I110]" office:value-type="float" office:value="236.842105263158" calcext:value-type="float">
            <text:p>237</text:p>
          </table:table-cell>
          <table:table-cell table:formula="of:=[.F110]-[.F109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<text:s/>time=</text:p>
          </table:table-cell>
          <table:table-cell office:value-type="float" office:value="12940" calcext:value-type="float">
            <text:p>12940</text:p>
          </table:table-cell>
          <table:table-cell table:formula="of:=1000*([.B111]-[.B110])/[.I111]" office:value-type="float" office:value="213.333333333333" calcext:value-type="float">
            <text:p>213</text:p>
          </table:table-cell>
          <table:table-cell table:formula="of:=1000*([.D111]-[.D110])/[.I111]" office:value-type="float" office:value="226.666666666667" calcext:value-type="float">
            <text:p>227</text:p>
          </table:table-cell>
          <table:table-cell table:formula="of:=[.F111]-[.F110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<text:s/>time=</text:p>
          </table:table-cell>
          <table:table-cell office:value-type="float" office:value="13015" calcext:value-type="float">
            <text:p>13015</text:p>
          </table:table-cell>
          <table:table-cell table:formula="of:=1000*([.B112]-[.B111])/[.I112]" office:value-type="float" office:value="213.333333333333" calcext:value-type="float">
            <text:p>213</text:p>
          </table:table-cell>
          <table:table-cell table:formula="of:=1000*([.D112]-[.D111])/[.I112]" office:value-type="float" office:value="240" calcext:value-type="float">
            <text:p>240</text:p>
          </table:table-cell>
          <table:table-cell table:formula="of:=[.F112]-[.F111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57" calcext:value-type="float">
            <text:p>275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<text:s/>time=</text:p>
          </table:table-cell>
          <table:table-cell office:value-type="float" office:value="13089" calcext:value-type="float">
            <text:p>13089</text:p>
          </table:table-cell>
          <table:table-cell table:formula="of:=1000*([.B113]-[.B112])/[.I113]" office:value-type="float" office:value="202.702702702703" calcext:value-type="float">
            <text:p>203</text:p>
          </table:table-cell>
          <table:table-cell table:formula="of:=1000*([.D113]-[.D112])/[.I113]" office:value-type="float" office:value="229.72972972973" calcext:value-type="float">
            <text:p>230</text:p>
          </table:table-cell>
          <table:table-cell table:formula="of:=[.F113]-[.F112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<text:s/>time=</text:p>
          </table:table-cell>
          <table:table-cell office:value-type="float" office:value="13164" calcext:value-type="float">
            <text:p>13164</text:p>
          </table:table-cell>
          <table:table-cell table:formula="of:=1000*([.B114]-[.B113])/[.I114]" office:value-type="float" office:value="213.333333333333" calcext:value-type="float">
            <text:p>213</text:p>
          </table:table-cell>
          <table:table-cell table:formula="of:=1000*([.D114]-[.D113])/[.I114]" office:value-type="float" office:value="226.666666666667" calcext:value-type="float">
            <text:p>227</text:p>
          </table:table-cell>
          <table:table-cell table:formula="of:=[.F114]-[.F11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<text:s/>time=</text:p>
          </table:table-cell>
          <table:table-cell office:value-type="float" office:value="13239" calcext:value-type="float">
            <text:p>13239</text:p>
          </table:table-cell>
          <table:table-cell table:formula="of:=1000*([.B115]-[.B114])/[.I115]" office:value-type="float" office:value="213.333333333333" calcext:value-type="float">
            <text:p>213</text:p>
          </table:table-cell>
          <table:table-cell table:formula="of:=1000*([.D115]-[.D114])/[.I115]" office:value-type="float" office:value="240" calcext:value-type="float">
            <text:p>240</text:p>
          </table:table-cell>
          <table:table-cell table:formula="of:=[.F115]-[.F114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<text:s/>time=</text:p>
          </table:table-cell>
          <table:table-cell office:value-type="float" office:value="13314" calcext:value-type="float">
            <text:p>13314</text:p>
          </table:table-cell>
          <table:table-cell table:formula="of:=1000*([.B116]-[.B115])/[.I116]" office:value-type="float" office:value="213.333333333333" calcext:value-type="float">
            <text:p>213</text:p>
          </table:table-cell>
          <table:table-cell table:formula="of:=1000*([.D116]-[.D115])/[.I116]" office:value-type="float" office:value="226.666666666667" calcext:value-type="float">
            <text:p>227</text:p>
          </table:table-cell>
          <table:table-cell table:formula="of:=[.F116]-[.F115]" office:value-type="float" office:value="75" calcext:value-type="float">
            <text:p>75</text:p>
          </table:table-cell>
          <table:table-cell table:number-columns-repeated="2"/>
        </table:table-row>
      </table:table>
      <table:table table:name="input 200" table:style-name="ta1">
        <table:shapes>
          <draw:frame draw:z-index="0" draw:style-name="gr1" draw:text-style-name="P1" svg:width="22.853cm" svg:height="13.546cm" svg:x="22.192cm" svg:y="1.328cm">
            <draw:object draw:notify-on-update-of-ranges="'input 200'.K3:'input 200'.K3 'input 200'.I2:'input 200'.I172 'input 200'.G1:'input 200'.G1 'input 200'.G2:'input 200'.G172 'input 200'.H1:'input 200'.H1 'input 200'.H2:'input 200'.H17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time=</text:p>
          </table:table-cell>
          <table:table-cell office:value-type="float" office:value="129" calcext:value-type="float">
            <text:p>129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LEF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time=</text:p>
          </table:table-cell>
          <table:table-cell office:value-type="float" office:value="197" calcext:value-type="float">
            <text:p>197</text:p>
          </table:table-cell>
          <table:table-cell table:formula="of:=1000*([.B2]-[.B1])/[.I2]" office:value-type="float" office:value="308.823529411765" calcext:value-type="float">
            <text:p>309</text:p>
          </table:table-cell>
          <table:table-cell table:formula="of:=1000*([.D2]-[.D1])/[.I2]" office:value-type="float" office:value="323.529411764706" calcext:value-type="float">
            <text:p>324</text:p>
          </table:table-cell>
          <table:table-cell table:formula="of:=[.F2]-[.F1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time=</text:p>
          </table:table-cell>
          <table:table-cell office:value-type="float" office:value="266" calcext:value-type="float">
            <text:p>266</text:p>
          </table:table-cell>
          <table:table-cell table:formula="of:=1000*([.B3]-[.B2])/[.I3]" office:value-type="float" office:value="304.347826086956" calcext:value-type="float">
            <text:p>304</text:p>
          </table:table-cell>
          <table:table-cell table:formula="of:=1000*([.D3]-[.D2])/[.I3]" office:value-type="float" office:value="304.347826086956" calcext:value-type="float">
            <text:p>304</text:p>
          </table:table-cell>
          <table:table-cell table:formula="of:=[.F3]-[.F2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time=</text:p>
          </table:table-cell>
          <table:table-cell office:value-type="float" office:value="334" calcext:value-type="float">
            <text:p>334</text:p>
          </table:table-cell>
          <table:table-cell table:formula="of:=1000*([.B4]-[.B3])/[.I4]" office:value-type="float" office:value="294.117647058824" calcext:value-type="float">
            <text:p>294</text:p>
          </table:table-cell>
          <table:table-cell table:formula="of:=1000*([.D4]-[.D3])/[.I4]" office:value-type="float" office:value="323.529411764706" calcext:value-type="float">
            <text:p>324</text:p>
          </table:table-cell>
          <table:table-cell table:formula="of:=[.F4]-[.F3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time=</text:p>
          </table:table-cell>
          <table:table-cell office:value-type="float" office:value="404" calcext:value-type="float">
            <text:p>404</text:p>
          </table:table-cell>
          <table:table-cell table:formula="of:=1000*([.B5]-[.B4])/[.I5]" office:value-type="float" office:value="300" calcext:value-type="float">
            <text:p>300</text:p>
          </table:table-cell>
          <table:table-cell table:formula="of:=1000*([.D5]-[.D4])/[.I5]" office:value-type="float" office:value="328.571428571429" calcext:value-type="float">
            <text:p>329</text:p>
          </table:table-cell>
          <table:table-cell table:formula="of:=[.F5]-[.F4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time=</text:p>
          </table:table-cell>
          <table:table-cell office:value-type="float" office:value="475" calcext:value-type="float">
            <text:p>475</text:p>
          </table:table-cell>
          <table:table-cell table:formula="of:=1000*([.B6]-[.B5])/[.I6]" office:value-type="float" office:value="295.774647887324" calcext:value-type="float">
            <text:p>296</text:p>
          </table:table-cell>
          <table:table-cell table:formula="of:=1000*([.D6]-[.D5])/[.I6]" office:value-type="float" office:value="309.859154929577" calcext:value-type="float">
            <text:p>310</text:p>
          </table:table-cell>
          <table:table-cell table:formula="of:=[.F6]-[.F5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time=</text:p>
          </table:table-cell>
          <table:table-cell office:value-type="float" office:value="545" calcext:value-type="float">
            <text:p>545</text:p>
          </table:table-cell>
          <table:table-cell table:formula="of:=1000*([.B7]-[.B6])/[.I7]" office:value-type="float" office:value="300" calcext:value-type="float">
            <text:p>300</text:p>
          </table:table-cell>
          <table:table-cell table:formula="of:=1000*([.D7]-[.D6])/[.I7]" office:value-type="float" office:value="314.285714285714" calcext:value-type="float">
            <text:p>314</text:p>
          </table:table-cell>
          <table:table-cell table:formula="of:=[.F7]-[.F6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time=</text:p>
          </table:table-cell>
          <table:table-cell office:value-type="float" office:value="617" calcext:value-type="float">
            <text:p>617</text:p>
          </table:table-cell>
          <table:table-cell table:formula="of:=1000*([.B8]-[.B7])/[.I8]" office:value-type="float" office:value="291.666666666667" calcext:value-type="float">
            <text:p>292</text:p>
          </table:table-cell>
          <table:table-cell table:formula="of:=1000*([.D8]-[.D7])/[.I8]" office:value-type="float" office:value="319.444444444444" calcext:value-type="float">
            <text:p>319</text:p>
          </table:table-cell>
          <table:table-cell table:formula="of:=[.F8]-[.F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time=</text:p>
          </table:table-cell>
          <table:table-cell office:value-type="float" office:value="688" calcext:value-type="float">
            <text:p>688</text:p>
          </table:table-cell>
          <table:table-cell table:formula="of:=1000*([.B9]-[.B8])/[.I9]" office:value-type="float" office:value="295.774647887324" calcext:value-type="float">
            <text:p>296</text:p>
          </table:table-cell>
          <table:table-cell table:formula="of:=1000*([.D9]-[.D8])/[.I9]" office:value-type="float" office:value="309.859154929577" calcext:value-type="float">
            <text:p>310</text:p>
          </table:table-cell>
          <table:table-cell table:formula="of:=[.F9]-[.F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time=</text:p>
          </table:table-cell>
          <table:table-cell office:value-type="float" office:value="758" calcext:value-type="float">
            <text:p>758</text:p>
          </table:table-cell>
          <table:table-cell table:formula="of:=1000*([.B10]-[.B9])/[.I10]" office:value-type="float" office:value="300" calcext:value-type="float">
            <text:p>300</text:p>
          </table:table-cell>
          <table:table-cell table:formula="of:=1000*([.D10]-[.D9])/[.I10]" office:value-type="float" office:value="328.571428571429" calcext:value-type="float">
            <text:p>329</text:p>
          </table:table-cell>
          <table:table-cell table:formula="of:=[.F10]-[.F9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time=</text:p>
          </table:table-cell>
          <table:table-cell office:value-type="float" office:value="829" calcext:value-type="float">
            <text:p>829</text:p>
          </table:table-cell>
          <table:table-cell table:formula="of:=1000*([.B11]-[.B10])/[.I11]" office:value-type="float" office:value="295.774647887324" calcext:value-type="float">
            <text:p>296</text:p>
          </table:table-cell>
          <table:table-cell table:formula="of:=1000*([.D11]-[.D10])/[.I11]" office:value-type="float" office:value="309.859154929577" calcext:value-type="float">
            <text:p>310</text:p>
          </table:table-cell>
          <table:table-cell table:formula="of:=[.F11]-[.F10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time=</text:p>
          </table:table-cell>
          <table:table-cell office:value-type="float" office:value="900" calcext:value-type="float">
            <text:p>900</text:p>
          </table:table-cell>
          <table:table-cell table:formula="of:=1000*([.B12]-[.B11])/[.I12]" office:value-type="float" office:value="295.774647887324" calcext:value-type="float">
            <text:p>296</text:p>
          </table:table-cell>
          <table:table-cell table:formula="of:=1000*([.D12]-[.D11])/[.I12]" office:value-type="float" office:value="323.943661971831" calcext:value-type="float">
            <text:p>324</text:p>
          </table:table-cell>
          <table:table-cell table:formula="of:=[.F12]-[.F11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time=</text:p>
          </table:table-cell>
          <table:table-cell office:value-type="float" office:value="970" calcext:value-type="float">
            <text:p>970</text:p>
          </table:table-cell>
          <table:table-cell table:formula="of:=1000*([.B13]-[.B12])/[.I13]" office:value-type="float" office:value="300" calcext:value-type="float">
            <text:p>300</text:p>
          </table:table-cell>
          <table:table-cell table:formula="of:=1000*([.D13]-[.D12])/[.I13]" office:value-type="float" office:value="314.285714285714" calcext:value-type="float">
            <text:p>314</text:p>
          </table:table-cell>
          <table:table-cell table:formula="of:=[.F13]-[.F1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time=</text:p>
          </table:table-cell>
          <table:table-cell office:value-type="float" office:value="1041" calcext:value-type="float">
            <text:p>1041</text:p>
          </table:table-cell>
          <table:table-cell table:formula="of:=1000*([.B14]-[.B13])/[.I14]" office:value-type="float" office:value="295.774647887324" calcext:value-type="float">
            <text:p>296</text:p>
          </table:table-cell>
          <table:table-cell table:formula="of:=1000*([.D14]-[.D13])/[.I14]" office:value-type="float" office:value="323.943661971831" calcext:value-type="float">
            <text:p>324</text:p>
          </table:table-cell>
          <table:table-cell table:formula="of:=[.F14]-[.F13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/>time=</text:p>
          </table:table-cell>
          <table:table-cell office:value-type="float" office:value="1113" calcext:value-type="float">
            <text:p>1113</text:p>
          </table:table-cell>
          <table:table-cell table:formula="of:=1000*([.B15]-[.B14])/[.I15]" office:value-type="float" office:value="291.666666666667" calcext:value-type="float">
            <text:p>292</text:p>
          </table:table-cell>
          <table:table-cell table:formula="of:=1000*([.D15]-[.D14])/[.I15]" office:value-type="float" office:value="305.555555555556" calcext:value-type="float">
            <text:p>306</text:p>
          </table:table-cell>
          <table:table-cell table:formula="of:=[.F15]-[.F1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/>time=</text:p>
          </table:table-cell>
          <table:table-cell office:value-type="float" office:value="1184" calcext:value-type="float">
            <text:p>1184</text:p>
          </table:table-cell>
          <table:table-cell table:formula="of:=1000*([.B16]-[.B15])/[.I16]" office:value-type="float" office:value="309.859154929577" calcext:value-type="float">
            <text:p>310</text:p>
          </table:table-cell>
          <table:table-cell table:formula="of:=1000*([.D16]-[.D15])/[.I16]" office:value-type="float" office:value="323.943661971831" calcext:value-type="float">
            <text:p>324</text:p>
          </table:table-cell>
          <table:table-cell table:formula="of:=[.F16]-[.F15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time=</text:p>
          </table:table-cell>
          <table:table-cell office:value-type="float" office:value="1256" calcext:value-type="float">
            <text:p>1256</text:p>
          </table:table-cell>
          <table:table-cell table:formula="of:=1000*([.B17]-[.B16])/[.I17]" office:value-type="float" office:value="291.666666666667" calcext:value-type="float">
            <text:p>292</text:p>
          </table:table-cell>
          <table:table-cell table:formula="of:=1000*([.D17]-[.D16])/[.I17]" office:value-type="float" office:value="319.444444444444" calcext:value-type="float">
            <text:p>319</text:p>
          </table:table-cell>
          <table:table-cell table:formula="of:=[.F17]-[.F1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<text:s/>time=</text:p>
          </table:table-cell>
          <table:table-cell office:value-type="float" office:value="1328" calcext:value-type="float">
            <text:p>1328</text:p>
          </table:table-cell>
          <table:table-cell table:formula="of:=1000*([.B18]-[.B17])/[.I18]" office:value-type="float" office:value="291.666666666667" calcext:value-type="float">
            <text:p>292</text:p>
          </table:table-cell>
          <table:table-cell table:formula="of:=1000*([.D18]-[.D17])/[.I18]" office:value-type="float" office:value="319.444444444444" calcext:value-type="float">
            <text:p>319</text:p>
          </table:table-cell>
          <table:table-cell table:formula="of:=[.F18]-[.F1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/>time=</text:p>
          </table:table-cell>
          <table:table-cell office:value-type="float" office:value="1399" calcext:value-type="float">
            <text:p>1399</text:p>
          </table:table-cell>
          <table:table-cell table:formula="of:=1000*([.B19]-[.B18])/[.I19]" office:value-type="float" office:value="309.859154929577" calcext:value-type="float">
            <text:p>310</text:p>
          </table:table-cell>
          <table:table-cell table:formula="of:=1000*([.D19]-[.D18])/[.I19]" office:value-type="float" office:value="323.943661971831" calcext:value-type="float">
            <text:p>324</text:p>
          </table:table-cell>
          <table:table-cell table:formula="of:=[.F19]-[.F1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<text:s/>time=</text:p>
          </table:table-cell>
          <table:table-cell office:value-type="float" office:value="1471" calcext:value-type="float">
            <text:p>1471</text:p>
          </table:table-cell>
          <table:table-cell table:formula="of:=1000*([.B20]-[.B19])/[.I20]" office:value-type="float" office:value="291.666666666667" calcext:value-type="float">
            <text:p>292</text:p>
          </table:table-cell>
          <table:table-cell table:formula="of:=1000*([.D20]-[.D19])/[.I20]" office:value-type="float" office:value="319.444444444444" calcext:value-type="float">
            <text:p>319</text:p>
          </table:table-cell>
          <table:table-cell table:formula="of:=[.F20]-[.F19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/>time=</text:p>
          </table:table-cell>
          <table:table-cell office:value-type="float" office:value="1543" calcext:value-type="float">
            <text:p>1543</text:p>
          </table:table-cell>
          <table:table-cell table:formula="of:=1000*([.B21]-[.B20])/[.I21]" office:value-type="float" office:value="291.666666666667" calcext:value-type="float">
            <text:p>292</text:p>
          </table:table-cell>
          <table:table-cell table:formula="of:=1000*([.D21]-[.D20])/[.I21]" office:value-type="float" office:value="319.444444444444" calcext:value-type="float">
            <text:p>319</text:p>
          </table:table-cell>
          <table:table-cell table:formula="of:=[.F21]-[.F20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time=</text:p>
          </table:table-cell>
          <table:table-cell office:value-type="float" office:value="1615" calcext:value-type="float">
            <text:p>1615</text:p>
          </table:table-cell>
          <table:table-cell table:formula="of:=1000*([.B22]-[.B21])/[.I22]" office:value-type="float" office:value="291.666666666667" calcext:value-type="float">
            <text:p>292</text:p>
          </table:table-cell>
          <table:table-cell table:formula="of:=1000*([.D22]-[.D21])/[.I22]" office:value-type="float" office:value="305.555555555556" calcext:value-type="float">
            <text:p>306</text:p>
          </table:table-cell>
          <table:table-cell table:formula="of:=[.F22]-[.F21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s/>time=</text:p>
          </table:table-cell>
          <table:table-cell office:value-type="float" office:value="1687" calcext:value-type="float">
            <text:p>1687</text:p>
          </table:table-cell>
          <table:table-cell table:formula="of:=1000*([.B23]-[.B22])/[.I23]" office:value-type="float" office:value="305.555555555556" calcext:value-type="float">
            <text:p>306</text:p>
          </table:table-cell>
          <table:table-cell table:formula="of:=1000*([.D23]-[.D22])/[.I23]" office:value-type="float" office:value="333.333333333333" calcext:value-type="float">
            <text:p>333</text:p>
          </table:table-cell>
          <table:table-cell table:formula="of:=[.F23]-[.F22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time=</text:p>
          </table:table-cell>
          <table:table-cell office:value-type="float" office:value="1759" calcext:value-type="float">
            <text:p>1759</text:p>
          </table:table-cell>
          <table:table-cell table:formula="of:=1000*([.B24]-[.B23])/[.I24]" office:value-type="float" office:value="291.666666666667" calcext:value-type="float">
            <text:p>292</text:p>
          </table:table-cell>
          <table:table-cell table:formula="of:=1000*([.D24]-[.D23])/[.I24]" office:value-type="float" office:value="305.555555555556" calcext:value-type="float">
            <text:p>306</text:p>
          </table:table-cell>
          <table:table-cell table:formula="of:=[.F24]-[.F23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/>time=</text:p>
          </table:table-cell>
          <table:table-cell office:value-type="float" office:value="1830" calcext:value-type="float">
            <text:p>1830</text:p>
          </table:table-cell>
          <table:table-cell table:formula="of:=1000*([.B25]-[.B24])/[.I25]" office:value-type="float" office:value="295.774647887324" calcext:value-type="float">
            <text:p>296</text:p>
          </table:table-cell>
          <table:table-cell table:formula="of:=1000*([.D25]-[.D24])/[.I25]" office:value-type="float" office:value="323.943661971831" calcext:value-type="float">
            <text:p>324</text:p>
          </table:table-cell>
          <table:table-cell table:formula="of:=[.F25]-[.F24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s/>time=</text:p>
          </table:table-cell>
          <table:table-cell office:value-type="float" office:value="1902" calcext:value-type="float">
            <text:p>1902</text:p>
          </table:table-cell>
          <table:table-cell table:formula="of:=1000*([.B26]-[.B25])/[.I26]" office:value-type="float" office:value="291.666666666667" calcext:value-type="float">
            <text:p>292</text:p>
          </table:table-cell>
          <table:table-cell table:formula="of:=1000*([.D26]-[.D25])/[.I26]" office:value-type="float" office:value="319.444444444444" calcext:value-type="float">
            <text:p>319</text:p>
          </table:table-cell>
          <table:table-cell table:formula="of:=[.F26]-[.F25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<text:s/>time=</text:p>
          </table:table-cell>
          <table:table-cell office:value-type="float" office:value="1974" calcext:value-type="float">
            <text:p>1974</text:p>
          </table:table-cell>
          <table:table-cell table:formula="of:=1000*([.B27]-[.B26])/[.I27]" office:value-type="float" office:value="305.555555555556" calcext:value-type="float">
            <text:p>306</text:p>
          </table:table-cell>
          <table:table-cell table:formula="of:=1000*([.D27]-[.D26])/[.I27]" office:value-type="float" office:value="305.555555555556" calcext:value-type="float">
            <text:p>306</text:p>
          </table:table-cell>
          <table:table-cell table:formula="of:=[.F27]-[.F2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<text:s/>time=</text:p>
          </table:table-cell>
          <table:table-cell office:value-type="float" office:value="2045" calcext:value-type="float">
            <text:p>2045</text:p>
          </table:table-cell>
          <table:table-cell table:formula="of:=1000*([.B28]-[.B27])/[.I28]" office:value-type="float" office:value="295.774647887324" calcext:value-type="float">
            <text:p>296</text:p>
          </table:table-cell>
          <table:table-cell table:formula="of:=1000*([.D28]-[.D27])/[.I28]" office:value-type="float" office:value="323.943661971831" calcext:value-type="float">
            <text:p>324</text:p>
          </table:table-cell>
          <table:table-cell table:formula="of:=[.F28]-[.F27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<text:s/>time=</text:p>
          </table:table-cell>
          <table:table-cell office:value-type="float" office:value="2117" calcext:value-type="float">
            <text:p>2117</text:p>
          </table:table-cell>
          <table:table-cell table:formula="of:=1000*([.B29]-[.B28])/[.I29]" office:value-type="float" office:value="291.666666666667" calcext:value-type="float">
            <text:p>292</text:p>
          </table:table-cell>
          <table:table-cell table:formula="of:=1000*([.D29]-[.D28])/[.I29]" office:value-type="float" office:value="319.444444444444" calcext:value-type="float">
            <text:p>319</text:p>
          </table:table-cell>
          <table:table-cell table:formula="of:=[.F29]-[.F28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<text:s/>time=</text:p>
          </table:table-cell>
          <table:table-cell office:value-type="float" office:value="2189" calcext:value-type="float">
            <text:p>2189</text:p>
          </table:table-cell>
          <table:table-cell table:formula="of:=1000*([.B30]-[.B29])/[.I30]" office:value-type="float" office:value="291.666666666667" calcext:value-type="float">
            <text:p>292</text:p>
          </table:table-cell>
          <table:table-cell table:formula="of:=1000*([.D30]-[.D29])/[.I30]" office:value-type="float" office:value="319.444444444444" calcext:value-type="float">
            <text:p>319</text:p>
          </table:table-cell>
          <table:table-cell table:formula="of:=[.F30]-[.F29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<text:s/>time=</text:p>
          </table:table-cell>
          <table:table-cell office:value-type="float" office:value="2260" calcext:value-type="float">
            <text:p>2260</text:p>
          </table:table-cell>
          <table:table-cell table:formula="of:=1000*([.B31]-[.B30])/[.I31]" office:value-type="float" office:value="295.774647887324" calcext:value-type="float">
            <text:p>296</text:p>
          </table:table-cell>
          <table:table-cell table:formula="of:=1000*([.D31]-[.D30])/[.I31]" office:value-type="float" office:value="323.943661971831" calcext:value-type="float">
            <text:p>324</text:p>
          </table:table-cell>
          <table:table-cell table:formula="of:=[.F31]-[.F30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<text:s/>time=</text:p>
          </table:table-cell>
          <table:table-cell office:value-type="float" office:value="2332" calcext:value-type="float">
            <text:p>2332</text:p>
          </table:table-cell>
          <table:table-cell table:formula="of:=1000*([.B32]-[.B31])/[.I32]" office:value-type="float" office:value="305.555555555556" calcext:value-type="float">
            <text:p>306</text:p>
          </table:table-cell>
          <table:table-cell table:formula="of:=1000*([.D32]-[.D31])/[.I32]" office:value-type="float" office:value="305.555555555556" calcext:value-type="float">
            <text:p>306</text:p>
          </table:table-cell>
          <table:table-cell table:formula="of:=[.F32]-[.F31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<text:s/>time=</text:p>
          </table:table-cell>
          <table:table-cell office:value-type="float" office:value="2404" calcext:value-type="float">
            <text:p>2404</text:p>
          </table:table-cell>
          <table:table-cell table:formula="of:=1000*([.B33]-[.B32])/[.I33]" office:value-type="float" office:value="291.666666666667" calcext:value-type="float">
            <text:p>292</text:p>
          </table:table-cell>
          <table:table-cell table:formula="of:=1000*([.D33]-[.D32])/[.I33]" office:value-type="float" office:value="319.444444444444" calcext:value-type="float">
            <text:p>319</text:p>
          </table:table-cell>
          <table:table-cell table:formula="of:=[.F33]-[.F32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<text:s/>time=</text:p>
          </table:table-cell>
          <table:table-cell office:value-type="float" office:value="2477" calcext:value-type="float">
            <text:p>2477</text:p>
          </table:table-cell>
          <table:table-cell table:formula="of:=1000*([.B34]-[.B33])/[.I34]" office:value-type="float" office:value="287.671232876712" calcext:value-type="float">
            <text:p>288</text:p>
          </table:table-cell>
          <table:table-cell table:formula="of:=1000*([.D34]-[.D33])/[.I34]" office:value-type="float" office:value="315.068493150685" calcext:value-type="float">
            <text:p>315</text:p>
          </table:table-cell>
          <table:table-cell table:formula="of:=[.F34]-[.F33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<text:s/>time=</text:p>
          </table:table-cell>
          <table:table-cell office:value-type="float" office:value="2548" calcext:value-type="float">
            <text:p>2548</text:p>
          </table:table-cell>
          <table:table-cell table:formula="of:=1000*([.B35]-[.B34])/[.I35]" office:value-type="float" office:value="309.859154929577" calcext:value-type="float">
            <text:p>310</text:p>
          </table:table-cell>
          <table:table-cell table:formula="of:=1000*([.D35]-[.D34])/[.I35]" office:value-type="float" office:value="323.943661971831" calcext:value-type="float">
            <text:p>324</text:p>
          </table:table-cell>
          <table:table-cell table:formula="of:=[.F35]-[.F34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<text:s/>time=</text:p>
          </table:table-cell>
          <table:table-cell office:value-type="float" office:value="2620" calcext:value-type="float">
            <text:p>2620</text:p>
          </table:table-cell>
          <table:table-cell table:formula="of:=1000*([.B36]-[.B35])/[.I36]" office:value-type="float" office:value="291.666666666667" calcext:value-type="float">
            <text:p>292</text:p>
          </table:table-cell>
          <table:table-cell table:formula="of:=1000*([.D36]-[.D35])/[.I36]" office:value-type="float" office:value="305.555555555556" calcext:value-type="float">
            <text:p>306</text:p>
          </table:table-cell>
          <table:table-cell table:formula="of:=[.F36]-[.F35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<text:s/>time=</text:p>
          </table:table-cell>
          <table:table-cell office:value-type="float" office:value="2692" calcext:value-type="float">
            <text:p>2692</text:p>
          </table:table-cell>
          <table:table-cell table:formula="of:=1000*([.B37]-[.B36])/[.I37]" office:value-type="float" office:value="291.666666666667" calcext:value-type="float">
            <text:p>292</text:p>
          </table:table-cell>
          <table:table-cell table:formula="of:=1000*([.D37]-[.D36])/[.I37]" office:value-type="float" office:value="319.444444444444" calcext:value-type="float">
            <text:p>319</text:p>
          </table:table-cell>
          <table:table-cell table:formula="of:=[.F37]-[.F3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<text:s/>time=</text:p>
          </table:table-cell>
          <table:table-cell office:value-type="float" office:value="2763" calcext:value-type="float">
            <text:p>2763</text:p>
          </table:table-cell>
          <table:table-cell table:formula="of:=1000*([.B38]-[.B37])/[.I38]" office:value-type="float" office:value="295.774647887324" calcext:value-type="float">
            <text:p>296</text:p>
          </table:table-cell>
          <table:table-cell table:formula="of:=1000*([.D38]-[.D37])/[.I38]" office:value-type="float" office:value="323.943661971831" calcext:value-type="float">
            <text:p>324</text:p>
          </table:table-cell>
          <table:table-cell table:formula="of:=[.F38]-[.F37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<text:s/>time=</text:p>
          </table:table-cell>
          <table:table-cell office:value-type="float" office:value="2835" calcext:value-type="float">
            <text:p>2835</text:p>
          </table:table-cell>
          <table:table-cell table:formula="of:=1000*([.B39]-[.B38])/[.I39]" office:value-type="float" office:value="305.555555555556" calcext:value-type="float">
            <text:p>306</text:p>
          </table:table-cell>
          <table:table-cell table:formula="of:=1000*([.D39]-[.D38])/[.I39]" office:value-type="float" office:value="319.444444444444" calcext:value-type="float">
            <text:p>319</text:p>
          </table:table-cell>
          <table:table-cell table:formula="of:=[.F39]-[.F38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<text:s/>time=</text:p>
          </table:table-cell>
          <table:table-cell office:value-type="float" office:value="2907" calcext:value-type="float">
            <text:p>2907</text:p>
          </table:table-cell>
          <table:table-cell table:formula="of:=1000*([.B40]-[.B39])/[.I40]" office:value-type="float" office:value="291.666666666667" calcext:value-type="float">
            <text:p>292</text:p>
          </table:table-cell>
          <table:table-cell table:formula="of:=1000*([.D40]-[.D39])/[.I40]" office:value-type="float" office:value="305.555555555556" calcext:value-type="float">
            <text:p>306</text:p>
          </table:table-cell>
          <table:table-cell table:formula="of:=[.F40]-[.F39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<text:s/>time=</text:p>
          </table:table-cell>
          <table:table-cell office:value-type="float" office:value="2978" calcext:value-type="float">
            <text:p>2978</text:p>
          </table:table-cell>
          <table:table-cell table:formula="of:=1000*([.B41]-[.B40])/[.I41]" office:value-type="float" office:value="295.774647887324" calcext:value-type="float">
            <text:p>296</text:p>
          </table:table-cell>
          <table:table-cell table:formula="of:=1000*([.D41]-[.D40])/[.I41]" office:value-type="float" office:value="323.943661971831" calcext:value-type="float">
            <text:p>324</text:p>
          </table:table-cell>
          <table:table-cell table:formula="of:=[.F41]-[.F40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<text:s/>time=</text:p>
          </table:table-cell>
          <table:table-cell office:value-type="float" office:value="3050" calcext:value-type="float">
            <text:p>3050</text:p>
          </table:table-cell>
          <table:table-cell table:formula="of:=1000*([.B42]-[.B41])/[.I42]" office:value-type="float" office:value="291.666666666667" calcext:value-type="float">
            <text:p>292</text:p>
          </table:table-cell>
          <table:table-cell table:formula="of:=1000*([.D42]-[.D41])/[.I42]" office:value-type="float" office:value="319.444444444444" calcext:value-type="float">
            <text:p>319</text:p>
          </table:table-cell>
          <table:table-cell table:formula="of:=[.F42]-[.F41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<text:s/>time=</text:p>
          </table:table-cell>
          <table:table-cell office:value-type="float" office:value="3122" calcext:value-type="float">
            <text:p>3122</text:p>
          </table:table-cell>
          <table:table-cell table:formula="of:=1000*([.B43]-[.B42])/[.I43]" office:value-type="float" office:value="305.555555555556" calcext:value-type="float">
            <text:p>306</text:p>
          </table:table-cell>
          <table:table-cell table:formula="of:=1000*([.D43]-[.D42])/[.I43]" office:value-type="float" office:value="319.444444444444" calcext:value-type="float">
            <text:p>319</text:p>
          </table:table-cell>
          <table:table-cell table:formula="of:=[.F43]-[.F42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<text:s/>time=</text:p>
          </table:table-cell>
          <table:table-cell office:value-type="float" office:value="3193" calcext:value-type="float">
            <text:p>3193</text:p>
          </table:table-cell>
          <table:table-cell table:formula="of:=1000*([.B44]-[.B43])/[.I44]" office:value-type="float" office:value="295.774647887324" calcext:value-type="float">
            <text:p>296</text:p>
          </table:table-cell>
          <table:table-cell table:formula="of:=1000*([.D44]-[.D43])/[.I44]" office:value-type="float" office:value="323.943661971831" calcext:value-type="float">
            <text:p>324</text:p>
          </table:table-cell>
          <table:table-cell table:formula="of:=[.F44]-[.F43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time=</text:p>
          </table:table-cell>
          <table:table-cell office:value-type="float" office:value="3266" calcext:value-type="float">
            <text:p>3266</text:p>
          </table:table-cell>
          <table:table-cell table:formula="of:=1000*([.B45]-[.B44])/[.I45]" office:value-type="float" office:value="301.369863013699" calcext:value-type="float">
            <text:p>301</text:p>
          </table:table-cell>
          <table:table-cell table:formula="of:=1000*([.D45]-[.D44])/[.I45]" office:value-type="float" office:value="315.068493150685" calcext:value-type="float">
            <text:p>315</text:p>
          </table:table-cell>
          <table:table-cell table:formula="of:=[.F45]-[.F44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<text:s/>time=</text:p>
          </table:table-cell>
          <table:table-cell office:value-type="float" office:value="3339" calcext:value-type="float">
            <text:p>3339</text:p>
          </table:table-cell>
          <table:table-cell table:formula="of:=1000*([.B46]-[.B45])/[.I46]" office:value-type="float" office:value="287.671232876712" calcext:value-type="float">
            <text:p>288</text:p>
          </table:table-cell>
          <table:table-cell table:formula="of:=1000*([.D46]-[.D45])/[.I46]" office:value-type="float" office:value="315.068493150685" calcext:value-type="float">
            <text:p>315</text:p>
          </table:table-cell>
          <table:table-cell table:formula="of:=[.F46]-[.F45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<text:s/>time=</text:p>
          </table:table-cell>
          <table:table-cell office:value-type="float" office:value="3412" calcext:value-type="float">
            <text:p>3412</text:p>
          </table:table-cell>
          <table:table-cell table:formula="of:=1000*([.B47]-[.B46])/[.I47]" office:value-type="float" office:value="301.369863013699" calcext:value-type="float">
            <text:p>301</text:p>
          </table:table-cell>
          <table:table-cell table:formula="of:=1000*([.D47]-[.D46])/[.I47]" office:value-type="float" office:value="315.068493150685" calcext:value-type="float">
            <text:p>315</text:p>
          </table:table-cell>
          <table:table-cell table:formula="of:=[.F47]-[.F46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<text:s/>time=</text:p>
          </table:table-cell>
          <table:table-cell office:value-type="float" office:value="3486" calcext:value-type="float">
            <text:p>3486</text:p>
          </table:table-cell>
          <table:table-cell table:formula="of:=1000*([.B48]-[.B47])/[.I48]" office:value-type="float" office:value="297.297297297297" calcext:value-type="float">
            <text:p>297</text:p>
          </table:table-cell>
          <table:table-cell table:formula="of:=1000*([.D48]-[.D47])/[.I48]" office:value-type="float" office:value="324.324324324324" calcext:value-type="float">
            <text:p>324</text:p>
          </table:table-cell>
          <table:table-cell table:formula="of:=[.F48]-[.F47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<text:s/>time=</text:p>
          </table:table-cell>
          <table:table-cell office:value-type="float" office:value="3560" calcext:value-type="float">
            <text:p>3560</text:p>
          </table:table-cell>
          <table:table-cell table:formula="of:=1000*([.B49]-[.B48])/[.I49]" office:value-type="float" office:value="297.297297297297" calcext:value-type="float">
            <text:p>297</text:p>
          </table:table-cell>
          <table:table-cell table:formula="of:=1000*([.D49]-[.D48])/[.I49]" office:value-type="float" office:value="324.324324324324" calcext:value-type="float">
            <text:p>324</text:p>
          </table:table-cell>
          <table:table-cell table:formula="of:=[.F49]-[.F48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<text:s/>time=</text:p>
          </table:table-cell>
          <table:table-cell office:value-type="float" office:value="3634" calcext:value-type="float">
            <text:p>3634</text:p>
          </table:table-cell>
          <table:table-cell table:formula="of:=1000*([.B50]-[.B49])/[.I50]" office:value-type="float" office:value="297.297297297297" calcext:value-type="float">
            <text:p>297</text:p>
          </table:table-cell>
          <table:table-cell table:formula="of:=1000*([.D50]-[.D49])/[.I50]" office:value-type="float" office:value="310.810810810811" calcext:value-type="float">
            <text:p>311</text:p>
          </table:table-cell>
          <table:table-cell table:formula="of:=[.F50]-[.F4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<text:s/>time=</text:p>
          </table:table-cell>
          <table:table-cell office:value-type="float" office:value="3707" calcext:value-type="float">
            <text:p>3707</text:p>
          </table:table-cell>
          <table:table-cell table:formula="of:=1000*([.B51]-[.B50])/[.I51]" office:value-type="float" office:value="287.671232876712" calcext:value-type="float">
            <text:p>288</text:p>
          </table:table-cell>
          <table:table-cell table:formula="of:=1000*([.D51]-[.D50])/[.I51]" office:value-type="float" office:value="328.767123287671" calcext:value-type="float">
            <text:p>329</text:p>
          </table:table-cell>
          <table:table-cell table:formula="of:=[.F51]-[.F50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time=</text:p>
          </table:table-cell>
          <table:table-cell office:value-type="float" office:value="3781" calcext:value-type="float">
            <text:p>3781</text:p>
          </table:table-cell>
          <table:table-cell table:formula="of:=1000*([.B52]-[.B51])/[.I52]" office:value-type="float" office:value="297.297297297297" calcext:value-type="float">
            <text:p>297</text:p>
          </table:table-cell>
          <table:table-cell table:formula="of:=1000*([.D52]-[.D51])/[.I52]" office:value-type="float" office:value="310.810810810811" calcext:value-type="float">
            <text:p>311</text:p>
          </table:table-cell>
          <table:table-cell table:formula="of:=[.F52]-[.F5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<text:s/>time=</text:p>
          </table:table-cell>
          <table:table-cell office:value-type="float" office:value="3855" calcext:value-type="float">
            <text:p>3855</text:p>
          </table:table-cell>
          <table:table-cell table:formula="of:=1000*([.B53]-[.B52])/[.I53]" office:value-type="float" office:value="297.297297297297" calcext:value-type="float">
            <text:p>297</text:p>
          </table:table-cell>
          <table:table-cell table:formula="of:=1000*([.D53]-[.D52])/[.I53]" office:value-type="float" office:value="324.324324324324" calcext:value-type="float">
            <text:p>324</text:p>
          </table:table-cell>
          <table:table-cell table:formula="of:=[.F53]-[.F52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time=</text:p>
          </table:table-cell>
          <table:table-cell office:value-type="float" office:value="3929" calcext:value-type="float">
            <text:p>3929</text:p>
          </table:table-cell>
          <table:table-cell table:formula="of:=1000*([.B54]-[.B53])/[.I54]" office:value-type="float" office:value="297.297297297297" calcext:value-type="float">
            <text:p>297</text:p>
          </table:table-cell>
          <table:table-cell table:formula="of:=1000*([.D54]-[.D53])/[.I54]" office:value-type="float" office:value="310.810810810811" calcext:value-type="float">
            <text:p>311</text:p>
          </table:table-cell>
          <table:table-cell table:formula="of:=[.F54]-[.F53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time=</text:p>
          </table:table-cell>
          <table:table-cell office:value-type="float" office:value="4002" calcext:value-type="float">
            <text:p>4002</text:p>
          </table:table-cell>
          <table:table-cell table:formula="of:=1000*([.B55]-[.B54])/[.I55]" office:value-type="float" office:value="301.369863013699" calcext:value-type="float">
            <text:p>301</text:p>
          </table:table-cell>
          <table:table-cell table:formula="of:=1000*([.D55]-[.D54])/[.I55]" office:value-type="float" office:value="328.767123287671" calcext:value-type="float">
            <text:p>329</text:p>
          </table:table-cell>
          <table:table-cell table:formula="of:=[.F55]-[.F54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<text:s/>time=</text:p>
          </table:table-cell>
          <table:table-cell office:value-type="float" office:value="4077" calcext:value-type="float">
            <text:p>4077</text:p>
          </table:table-cell>
          <table:table-cell table:formula="of:=1000*([.B56]-[.B55])/[.I56]" office:value-type="float" office:value="293.333333333333" calcext:value-type="float">
            <text:p>293</text:p>
          </table:table-cell>
          <table:table-cell table:formula="of:=1000*([.D56]-[.D55])/[.I56]" office:value-type="float" office:value="306.666666666667" calcext:value-type="float">
            <text:p>307</text:p>
          </table:table-cell>
          <table:table-cell table:formula="of:=[.F56]-[.F55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<text:s/>time=</text:p>
          </table:table-cell>
          <table:table-cell office:value-type="float" office:value="4151" calcext:value-type="float">
            <text:p>4151</text:p>
          </table:table-cell>
          <table:table-cell table:formula="of:=1000*([.B57]-[.B56])/[.I57]" office:value-type="float" office:value="297.297297297297" calcext:value-type="float">
            <text:p>297</text:p>
          </table:table-cell>
          <table:table-cell table:formula="of:=1000*([.D57]-[.D56])/[.I57]" office:value-type="float" office:value="324.324324324324" calcext:value-type="float">
            <text:p>324</text:p>
          </table:table-cell>
          <table:table-cell table:formula="of:=[.F57]-[.F56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<text:s/>time=</text:p>
          </table:table-cell>
          <table:table-cell office:value-type="float" office:value="4225" calcext:value-type="float">
            <text:p>4225</text:p>
          </table:table-cell>
          <table:table-cell table:formula="of:=1000*([.B58]-[.B57])/[.I58]" office:value-type="float" office:value="283.783783783784" calcext:value-type="float">
            <text:p>284</text:p>
          </table:table-cell>
          <table:table-cell table:formula="of:=1000*([.D58]-[.D57])/[.I58]" office:value-type="float" office:value="324.324324324324" calcext:value-type="float">
            <text:p>324</text:p>
          </table:table-cell>
          <table:table-cell table:formula="of:=[.F58]-[.F57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<text:s/>time=</text:p>
          </table:table-cell>
          <table:table-cell office:value-type="float" office:value="4298" calcext:value-type="float">
            <text:p>4298</text:p>
          </table:table-cell>
          <table:table-cell table:formula="of:=1000*([.B59]-[.B58])/[.I59]" office:value-type="float" office:value="301.369863013699" calcext:value-type="float">
            <text:p>301</text:p>
          </table:table-cell>
          <table:table-cell table:formula="of:=1000*([.D59]-[.D58])/[.I59]" office:value-type="float" office:value="315.068493150685" calcext:value-type="float">
            <text:p>315</text:p>
          </table:table-cell>
          <table:table-cell table:formula="of:=[.F59]-[.F5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<text:s/>time=</text:p>
          </table:table-cell>
          <table:table-cell office:value-type="float" office:value="4372" calcext:value-type="float">
            <text:p>4372</text:p>
          </table:table-cell>
          <table:table-cell table:formula="of:=1000*([.B60]-[.B59])/[.I60]" office:value-type="float" office:value="297.297297297297" calcext:value-type="float">
            <text:p>297</text:p>
          </table:table-cell>
          <table:table-cell table:formula="of:=1000*([.D60]-[.D59])/[.I60]" office:value-type="float" office:value="324.324324324324" calcext:value-type="float">
            <text:p>324</text:p>
          </table:table-cell>
          <table:table-cell table:formula="of:=[.F60]-[.F5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<text:s/>time=</text:p>
          </table:table-cell>
          <table:table-cell office:value-type="float" office:value="4446" calcext:value-type="float">
            <text:p>4446</text:p>
          </table:table-cell>
          <table:table-cell table:formula="of:=1000*([.B61]-[.B60])/[.I61]" office:value-type="float" office:value="297.297297297297" calcext:value-type="float">
            <text:p>297</text:p>
          </table:table-cell>
          <table:table-cell table:formula="of:=1000*([.D61]-[.D60])/[.I61]" office:value-type="float" office:value="310.810810810811" calcext:value-type="float">
            <text:p>311</text:p>
          </table:table-cell>
          <table:table-cell table:formula="of:=[.F61]-[.F60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<text:s/>time=</text:p>
          </table:table-cell>
          <table:table-cell office:value-type="float" office:value="4519" calcext:value-type="float">
            <text:p>4519</text:p>
          </table:table-cell>
          <table:table-cell table:formula="of:=1000*([.B62]-[.B61])/[.I62]" office:value-type="float" office:value="301.369863013699" calcext:value-type="float">
            <text:p>301</text:p>
          </table:table-cell>
          <table:table-cell table:formula="of:=1000*([.D62]-[.D61])/[.I62]" office:value-type="float" office:value="328.767123287671" calcext:value-type="float">
            <text:p>329</text:p>
          </table:table-cell>
          <table:table-cell table:formula="of:=[.F62]-[.F61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<text:s/>time=</text:p>
          </table:table-cell>
          <table:table-cell office:value-type="float" office:value="4593" calcext:value-type="float">
            <text:p>4593</text:p>
          </table:table-cell>
          <table:table-cell table:formula="of:=1000*([.B63]-[.B62])/[.I63]" office:value-type="float" office:value="297.297297297297" calcext:value-type="float">
            <text:p>297</text:p>
          </table:table-cell>
          <table:table-cell table:formula="of:=1000*([.D63]-[.D62])/[.I63]" office:value-type="float" office:value="310.810810810811" calcext:value-type="float">
            <text:p>311</text:p>
          </table:table-cell>
          <table:table-cell table:formula="of:=[.F63]-[.F62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<text:s/>time=</text:p>
          </table:table-cell>
          <table:table-cell office:value-type="float" office:value="4667" calcext:value-type="float">
            <text:p>4667</text:p>
          </table:table-cell>
          <table:table-cell table:formula="of:=1000*([.B64]-[.B63])/[.I64]" office:value-type="float" office:value="297.297297297297" calcext:value-type="float">
            <text:p>297</text:p>
          </table:table-cell>
          <table:table-cell table:formula="of:=1000*([.D64]-[.D63])/[.I64]" office:value-type="float" office:value="324.324324324324" calcext:value-type="float">
            <text:p>324</text:p>
          </table:table-cell>
          <table:table-cell table:formula="of:=[.F64]-[.F63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<text:s/>time=</text:p>
          </table:table-cell>
          <table:table-cell office:value-type="float" office:value="4742" calcext:value-type="float">
            <text:p>4742</text:p>
          </table:table-cell>
          <table:table-cell table:formula="of:=1000*([.B65]-[.B64])/[.I65]" office:value-type="float" office:value="293.333333333333" calcext:value-type="float">
            <text:p>293</text:p>
          </table:table-cell>
          <table:table-cell table:formula="of:=1000*([.D65]-[.D64])/[.I65]" office:value-type="float" office:value="306.666666666667" calcext:value-type="float">
            <text:p>307</text:p>
          </table:table-cell>
          <table:table-cell table:formula="of:=[.F65]-[.F64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<text:s/>time=</text:p>
          </table:table-cell>
          <table:table-cell office:value-type="float" office:value="4815" calcext:value-type="float">
            <text:p>4815</text:p>
          </table:table-cell>
          <table:table-cell table:formula="of:=1000*([.B66]-[.B65])/[.I66]" office:value-type="float" office:value="301.369863013699" calcext:value-type="float">
            <text:p>301</text:p>
          </table:table-cell>
          <table:table-cell table:formula="of:=1000*([.D66]-[.D65])/[.I66]" office:value-type="float" office:value="328.767123287671" calcext:value-type="float">
            <text:p>329</text:p>
          </table:table-cell>
          <table:table-cell table:formula="of:=[.F66]-[.F65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<text:s/>time=</text:p>
          </table:table-cell>
          <table:table-cell office:value-type="float" office:value="4889" calcext:value-type="float">
            <text:p>4889</text:p>
          </table:table-cell>
          <table:table-cell table:formula="of:=1000*([.B67]-[.B66])/[.I67]" office:value-type="float" office:value="297.297297297297" calcext:value-type="float">
            <text:p>297</text:p>
          </table:table-cell>
          <table:table-cell table:formula="of:=1000*([.D67]-[.D66])/[.I67]" office:value-type="float" office:value="324.324324324324" calcext:value-type="float">
            <text:p>324</text:p>
          </table:table-cell>
          <table:table-cell table:formula="of:=[.F67]-[.F66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<text:s/>time=</text:p>
          </table:table-cell>
          <table:table-cell office:value-type="float" office:value="4963" calcext:value-type="float">
            <text:p>4963</text:p>
          </table:table-cell>
          <table:table-cell table:formula="of:=1000*([.B68]-[.B67])/[.I68]" office:value-type="float" office:value="297.297297297297" calcext:value-type="float">
            <text:p>297</text:p>
          </table:table-cell>
          <table:table-cell table:formula="of:=1000*([.D68]-[.D67])/[.I68]" office:value-type="float" office:value="310.810810810811" calcext:value-type="float">
            <text:p>311</text:p>
          </table:table-cell>
          <table:table-cell table:formula="of:=[.F68]-[.F67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<text:s/>time=</text:p>
          </table:table-cell>
          <table:table-cell office:value-type="float" office:value="5037" calcext:value-type="float">
            <text:p>5037</text:p>
          </table:table-cell>
          <table:table-cell table:formula="of:=1000*([.B69]-[.B68])/[.I69]" office:value-type="float" office:value="297.297297297297" calcext:value-type="float">
            <text:p>297</text:p>
          </table:table-cell>
          <table:table-cell table:formula="of:=1000*([.D69]-[.D68])/[.I69]" office:value-type="float" office:value="324.324324324324" calcext:value-type="float">
            <text:p>324</text:p>
          </table:table-cell>
          <table:table-cell table:formula="of:=[.F69]-[.F68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<text:s/>time=</text:p>
          </table:table-cell>
          <table:table-cell office:value-type="float" office:value="5110" calcext:value-type="float">
            <text:p>5110</text:p>
          </table:table-cell>
          <table:table-cell table:formula="of:=1000*([.B70]-[.B69])/[.I70]" office:value-type="float" office:value="301.369863013699" calcext:value-type="float">
            <text:p>301</text:p>
          </table:table-cell>
          <table:table-cell table:formula="of:=1000*([.D70]-[.D69])/[.I70]" office:value-type="float" office:value="315.068493150685" calcext:value-type="float">
            <text:p>315</text:p>
          </table:table-cell>
          <table:table-cell table:formula="of:=[.F70]-[.F69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<text:s/>time=</text:p>
          </table:table-cell>
          <table:table-cell office:value-type="float" office:value="5184" calcext:value-type="float">
            <text:p>5184</text:p>
          </table:table-cell>
          <table:table-cell table:formula="of:=1000*([.B71]-[.B70])/[.I71]" office:value-type="float" office:value="297.297297297297" calcext:value-type="float">
            <text:p>297</text:p>
          </table:table-cell>
          <table:table-cell table:formula="of:=1000*([.D71]-[.D70])/[.I71]" office:value-type="float" office:value="324.324324324324" calcext:value-type="float">
            <text:p>324</text:p>
          </table:table-cell>
          <table:table-cell table:formula="of:=[.F71]-[.F70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<text:s/>time=</text:p>
          </table:table-cell>
          <table:table-cell office:value-type="float" office:value="5258" calcext:value-type="float">
            <text:p>5258</text:p>
          </table:table-cell>
          <table:table-cell table:formula="of:=1000*([.B72]-[.B71])/[.I72]" office:value-type="float" office:value="297.297297297297" calcext:value-type="float">
            <text:p>297</text:p>
          </table:table-cell>
          <table:table-cell table:formula="of:=1000*([.D72]-[.D71])/[.I72]" office:value-type="float" office:value="310.810810810811" calcext:value-type="float">
            <text:p>311</text:p>
          </table:table-cell>
          <table:table-cell table:formula="of:=[.F72]-[.F7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<text:s/>time=</text:p>
          </table:table-cell>
          <table:table-cell office:value-type="float" office:value="5331" calcext:value-type="float">
            <text:p>5331</text:p>
          </table:table-cell>
          <table:table-cell table:formula="of:=1000*([.B73]-[.B72])/[.I73]" office:value-type="float" office:value="301.369863013699" calcext:value-type="float">
            <text:p>301</text:p>
          </table:table-cell>
          <table:table-cell table:formula="of:=1000*([.D73]-[.D72])/[.I73]" office:value-type="float" office:value="328.767123287671" calcext:value-type="float">
            <text:p>329</text:p>
          </table:table-cell>
          <table:table-cell table:formula="of:=[.F73]-[.F72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<text:s/>time=</text:p>
          </table:table-cell>
          <table:table-cell office:value-type="float" office:value="5406" calcext:value-type="float">
            <text:p>5406</text:p>
          </table:table-cell>
          <table:table-cell table:formula="of:=1000*([.B74]-[.B73])/[.I74]" office:value-type="float" office:value="293.333333333333" calcext:value-type="float">
            <text:p>293</text:p>
          </table:table-cell>
          <table:table-cell table:formula="of:=1000*([.D74]-[.D73])/[.I74]" office:value-type="float" office:value="306.666666666667" calcext:value-type="float">
            <text:p>307</text:p>
          </table:table-cell>
          <table:table-cell table:formula="of:=[.F74]-[.F73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<text:s/>time=</text:p>
          </table:table-cell>
          <table:table-cell office:value-type="float" office:value="5480" calcext:value-type="float">
            <text:p>5480</text:p>
          </table:table-cell>
          <table:table-cell table:formula="of:=1000*([.B75]-[.B74])/[.I75]" office:value-type="float" office:value="297.297297297297" calcext:value-type="float">
            <text:p>297</text:p>
          </table:table-cell>
          <table:table-cell table:formula="of:=1000*([.D75]-[.D74])/[.I75]" office:value-type="float" office:value="324.324324324324" calcext:value-type="float">
            <text:p>324</text:p>
          </table:table-cell>
          <table:table-cell table:formula="of:=[.F75]-[.F74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<text:s/>time=</text:p>
          </table:table-cell>
          <table:table-cell office:value-type="float" office:value="5554" calcext:value-type="float">
            <text:p>5554</text:p>
          </table:table-cell>
          <table:table-cell table:formula="of:=1000*([.B76]-[.B75])/[.I76]" office:value-type="float" office:value="297.297297297297" calcext:value-type="float">
            <text:p>297</text:p>
          </table:table-cell>
          <table:table-cell table:formula="of:=1000*([.D76]-[.D75])/[.I76]" office:value-type="float" office:value="310.810810810811" calcext:value-type="float">
            <text:p>311</text:p>
          </table:table-cell>
          <table:table-cell table:formula="of:=[.F76]-[.F75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<text:s/>time=</text:p>
          </table:table-cell>
          <table:table-cell office:value-type="float" office:value="5627" calcext:value-type="float">
            <text:p>5627</text:p>
          </table:table-cell>
          <table:table-cell table:formula="of:=1000*([.B77]-[.B76])/[.I77]" office:value-type="float" office:value="301.369863013699" calcext:value-type="float">
            <text:p>301</text:p>
          </table:table-cell>
          <table:table-cell table:formula="of:=1000*([.D77]-[.D76])/[.I77]" office:value-type="float" office:value="328.767123287671" calcext:value-type="float">
            <text:p>329</text:p>
          </table:table-cell>
          <table:table-cell table:formula="of:=[.F77]-[.F76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<text:s/>time=</text:p>
          </table:table-cell>
          <table:table-cell office:value-type="float" office:value="5701" calcext:value-type="float">
            <text:p>5701</text:p>
          </table:table-cell>
          <table:table-cell table:formula="of:=1000*([.B78]-[.B77])/[.I78]" office:value-type="float" office:value="297.297297297297" calcext:value-type="float">
            <text:p>297</text:p>
          </table:table-cell>
          <table:table-cell table:formula="of:=1000*([.D78]-[.D77])/[.I78]" office:value-type="float" office:value="324.324324324324" calcext:value-type="float">
            <text:p>324</text:p>
          </table:table-cell>
          <table:table-cell table:formula="of:=[.F78]-[.F77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<text:s/>time=</text:p>
          </table:table-cell>
          <table:table-cell office:value-type="float" office:value="5775" calcext:value-type="float">
            <text:p>5775</text:p>
          </table:table-cell>
          <table:table-cell table:formula="of:=1000*([.B79]-[.B78])/[.I79]" office:value-type="float" office:value="283.783783783784" calcext:value-type="float">
            <text:p>284</text:p>
          </table:table-cell>
          <table:table-cell table:formula="of:=1000*([.D79]-[.D78])/[.I79]" office:value-type="float" office:value="310.810810810811" calcext:value-type="float">
            <text:p>311</text:p>
          </table:table-cell>
          <table:table-cell table:formula="of:=[.F79]-[.F78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<text:s/>time=</text:p>
          </table:table-cell>
          <table:table-cell office:value-type="float" office:value="5849" calcext:value-type="float">
            <text:p>5849</text:p>
          </table:table-cell>
          <table:table-cell table:formula="of:=1000*([.B80]-[.B79])/[.I80]" office:value-type="float" office:value="297.297297297297" calcext:value-type="float">
            <text:p>297</text:p>
          </table:table-cell>
          <table:table-cell table:formula="of:=1000*([.D80]-[.D79])/[.I80]" office:value-type="float" office:value="324.324324324324" calcext:value-type="float">
            <text:p>324</text:p>
          </table:table-cell>
          <table:table-cell table:formula="of:=[.F80]-[.F7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<text:s/>time=</text:p>
          </table:table-cell>
          <table:table-cell office:value-type="float" office:value="5922" calcext:value-type="float">
            <text:p>5922</text:p>
          </table:table-cell>
          <table:table-cell table:formula="of:=1000*([.B81]-[.B80])/[.I81]" office:value-type="float" office:value="301.369863013699" calcext:value-type="float">
            <text:p>301</text:p>
          </table:table-cell>
          <table:table-cell table:formula="of:=1000*([.D81]-[.D80])/[.I81]" office:value-type="float" office:value="315.068493150685" calcext:value-type="float">
            <text:p>315</text:p>
          </table:table-cell>
          <table:table-cell table:formula="of:=[.F81]-[.F80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<text:s/>time=</text:p>
          </table:table-cell>
          <table:table-cell office:value-type="float" office:value="5996" calcext:value-type="float">
            <text:p>5996</text:p>
          </table:table-cell>
          <table:table-cell table:formula="of:=1000*([.B82]-[.B81])/[.I82]" office:value-type="float" office:value="297.297297297297" calcext:value-type="float">
            <text:p>297</text:p>
          </table:table-cell>
          <table:table-cell table:formula="of:=1000*([.D82]-[.D81])/[.I82]" office:value-type="float" office:value="324.324324324324" calcext:value-type="float">
            <text:p>324</text:p>
          </table:table-cell>
          <table:table-cell table:formula="of:=[.F82]-[.F8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<text:s/>time=</text:p>
          </table:table-cell>
          <table:table-cell office:value-type="float" office:value="6070" calcext:value-type="float">
            <text:p>6070</text:p>
          </table:table-cell>
          <table:table-cell table:formula="of:=1000*([.B83]-[.B82])/[.I83]" office:value-type="float" office:value="297.297297297297" calcext:value-type="float">
            <text:p>297</text:p>
          </table:table-cell>
          <table:table-cell table:formula="of:=1000*([.D83]-[.D82])/[.I83]" office:value-type="float" office:value="310.810810810811" calcext:value-type="float">
            <text:p>311</text:p>
          </table:table-cell>
          <table:table-cell table:formula="of:=[.F83]-[.F82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<text:s/>time=</text:p>
          </table:table-cell>
          <table:table-cell office:value-type="float" office:value="6145" calcext:value-type="float">
            <text:p>6145</text:p>
          </table:table-cell>
          <table:table-cell table:formula="of:=1000*([.B84]-[.B83])/[.I84]" office:value-type="float" office:value="293.333333333333" calcext:value-type="float">
            <text:p>293</text:p>
          </table:table-cell>
          <table:table-cell table:formula="of:=1000*([.D84]-[.D83])/[.I84]" office:value-type="float" office:value="320" calcext:value-type="float">
            <text:p>320</text:p>
          </table:table-cell>
          <table:table-cell table:formula="of:=[.F84]-[.F83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<text:s/>time=</text:p>
          </table:table-cell>
          <table:table-cell office:value-type="float" office:value="6218" calcext:value-type="float">
            <text:p>6218</text:p>
          </table:table-cell>
          <table:table-cell table:formula="of:=1000*([.B85]-[.B84])/[.I85]" office:value-type="float" office:value="301.369863013699" calcext:value-type="float">
            <text:p>301</text:p>
          </table:table-cell>
          <table:table-cell table:formula="of:=1000*([.D85]-[.D84])/[.I85]" office:value-type="float" office:value="315.068493150685" calcext:value-type="float">
            <text:p>315</text:p>
          </table:table-cell>
          <table:table-cell table:formula="of:=[.F85]-[.F84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time=</text:p>
          </table:table-cell>
          <table:table-cell office:value-type="float" office:value="6292" calcext:value-type="float">
            <text:p>6292</text:p>
          </table:table-cell>
          <table:table-cell table:formula="of:=1000*([.B86]-[.B85])/[.I86]" office:value-type="float" office:value="297.297297297297" calcext:value-type="float">
            <text:p>297</text:p>
          </table:table-cell>
          <table:table-cell table:formula="of:=1000*([.D86]-[.D85])/[.I86]" office:value-type="float" office:value="324.324324324324" calcext:value-type="float">
            <text:p>324</text:p>
          </table:table-cell>
          <table:table-cell table:formula="of:=[.F86]-[.F85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<text:s/>time=</text:p>
          </table:table-cell>
          <table:table-cell office:value-type="float" office:value="6366" calcext:value-type="float">
            <text:p>6366</text:p>
          </table:table-cell>
          <table:table-cell table:formula="of:=1000*([.B87]-[.B86])/[.I87]" office:value-type="float" office:value="283.783783783784" calcext:value-type="float">
            <text:p>284</text:p>
          </table:table-cell>
          <table:table-cell table:formula="of:=1000*([.D87]-[.D86])/[.I87]" office:value-type="float" office:value="310.810810810811" calcext:value-type="float">
            <text:p>311</text:p>
          </table:table-cell>
          <table:table-cell table:formula="of:=[.F87]-[.F86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<text:s/>time=</text:p>
          </table:table-cell>
          <table:table-cell office:value-type="float" office:value="6439" calcext:value-type="float">
            <text:p>6439</text:p>
          </table:table-cell>
          <table:table-cell table:formula="of:=1000*([.B88]-[.B87])/[.I88]" office:value-type="float" office:value="301.369863013699" calcext:value-type="float">
            <text:p>301</text:p>
          </table:table-cell>
          <table:table-cell table:formula="of:=1000*([.D88]-[.D87])/[.I88]" office:value-type="float" office:value="328.767123287671" calcext:value-type="float">
            <text:p>329</text:p>
          </table:table-cell>
          <table:table-cell table:formula="of:=[.F88]-[.F87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<text:s/>time=</text:p>
          </table:table-cell>
          <table:table-cell office:value-type="float" office:value="6513" calcext:value-type="float">
            <text:p>6513</text:p>
          </table:table-cell>
          <table:table-cell table:formula="of:=1000*([.B89]-[.B88])/[.I89]" office:value-type="float" office:value="297.297297297297" calcext:value-type="float">
            <text:p>297</text:p>
          </table:table-cell>
          <table:table-cell table:formula="of:=1000*([.D89]-[.D88])/[.I89]" office:value-type="float" office:value="310.810810810811" calcext:value-type="float">
            <text:p>311</text:p>
          </table:table-cell>
          <table:table-cell table:formula="of:=[.F89]-[.F88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<text:s/>time=</text:p>
          </table:table-cell>
          <table:table-cell office:value-type="float" office:value="6587" calcext:value-type="float">
            <text:p>6587</text:p>
          </table:table-cell>
          <table:table-cell table:formula="of:=1000*([.B90]-[.B89])/[.I90]" office:value-type="float" office:value="297.297297297297" calcext:value-type="float">
            <text:p>297</text:p>
          </table:table-cell>
          <table:table-cell table:formula="of:=1000*([.D90]-[.D89])/[.I90]" office:value-type="float" office:value="324.324324324324" calcext:value-type="float">
            <text:p>324</text:p>
          </table:table-cell>
          <table:table-cell table:formula="of:=[.F90]-[.F8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<text:s/>time=</text:p>
          </table:table-cell>
          <table:table-cell office:value-type="float" office:value="6661" calcext:value-type="float">
            <text:p>6661</text:p>
          </table:table-cell>
          <table:table-cell table:formula="of:=1000*([.B91]-[.B90])/[.I91]" office:value-type="float" office:value="297.297297297297" calcext:value-type="float">
            <text:p>297</text:p>
          </table:table-cell>
          <table:table-cell table:formula="of:=1000*([.D91]-[.D90])/[.I91]" office:value-type="float" office:value="324.324324324324" calcext:value-type="float">
            <text:p>324</text:p>
          </table:table-cell>
          <table:table-cell table:formula="of:=[.F91]-[.F90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time=</text:p>
          </table:table-cell>
          <table:table-cell office:value-type="float" office:value="6734" calcext:value-type="float">
            <text:p>6734</text:p>
          </table:table-cell>
          <table:table-cell table:formula="of:=1000*([.B92]-[.B91])/[.I92]" office:value-type="float" office:value="301.369863013699" calcext:value-type="float">
            <text:p>301</text:p>
          </table:table-cell>
          <table:table-cell table:formula="of:=1000*([.D92]-[.D91])/[.I92]" office:value-type="float" office:value="315.068493150685" calcext:value-type="float">
            <text:p>315</text:p>
          </table:table-cell>
          <table:table-cell table:formula="of:=[.F92]-[.F91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<text:s/>time=</text:p>
          </table:table-cell>
          <table:table-cell office:value-type="float" office:value="6809" calcext:value-type="float">
            <text:p>6809</text:p>
          </table:table-cell>
          <table:table-cell table:formula="of:=1000*([.B93]-[.B92])/[.I93]" office:value-type="float" office:value="293.333333333333" calcext:value-type="float">
            <text:p>293</text:p>
          </table:table-cell>
          <table:table-cell table:formula="of:=1000*([.D93]-[.D92])/[.I93]" office:value-type="float" office:value="320" calcext:value-type="float">
            <text:p>320</text:p>
          </table:table-cell>
          <table:table-cell table:formula="of:=[.F93]-[.F9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<text:s/>time=</text:p>
          </table:table-cell>
          <table:table-cell office:value-type="float" office:value="6883" calcext:value-type="float">
            <text:p>6883</text:p>
          </table:table-cell>
          <table:table-cell table:formula="of:=1000*([.B94]-[.B93])/[.I94]" office:value-type="float" office:value="297.297297297297" calcext:value-type="float">
            <text:p>297</text:p>
          </table:table-cell>
          <table:table-cell table:formula="of:=1000*([.D94]-[.D93])/[.I94]" office:value-type="float" office:value="310.810810810811" calcext:value-type="float">
            <text:p>311</text:p>
          </table:table-cell>
          <table:table-cell table:formula="of:=[.F94]-[.F93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<text:s/>time=</text:p>
          </table:table-cell>
          <table:table-cell office:value-type="float" office:value="6957" calcext:value-type="float">
            <text:p>6957</text:p>
          </table:table-cell>
          <table:table-cell table:formula="of:=1000*([.B95]-[.B94])/[.I95]" office:value-type="float" office:value="297.297297297297" calcext:value-type="float">
            <text:p>297</text:p>
          </table:table-cell>
          <table:table-cell table:formula="of:=1000*([.D95]-[.D94])/[.I95]" office:value-type="float" office:value="310.810810810811" calcext:value-type="float">
            <text:p>311</text:p>
          </table:table-cell>
          <table:table-cell table:formula="of:=[.F95]-[.F94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<text:s/>time=</text:p>
          </table:table-cell>
          <table:table-cell office:value-type="float" office:value="7030" calcext:value-type="float">
            <text:p>7030</text:p>
          </table:table-cell>
          <table:table-cell table:formula="of:=1000*([.B96]-[.B95])/[.I96]" office:value-type="float" office:value="301.369863013699" calcext:value-type="float">
            <text:p>301</text:p>
          </table:table-cell>
          <table:table-cell table:formula="of:=1000*([.D96]-[.D95])/[.I96]" office:value-type="float" office:value="328.767123287671" calcext:value-type="float">
            <text:p>329</text:p>
          </table:table-cell>
          <table:table-cell table:formula="of:=[.F96]-[.F95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<text:s/>time=</text:p>
          </table:table-cell>
          <table:table-cell office:value-type="float" office:value="7104" calcext:value-type="float">
            <text:p>7104</text:p>
          </table:table-cell>
          <table:table-cell table:formula="of:=1000*([.B97]-[.B96])/[.I97]" office:value-type="float" office:value="297.297297297297" calcext:value-type="float">
            <text:p>297</text:p>
          </table:table-cell>
          <table:table-cell table:formula="of:=1000*([.D97]-[.D96])/[.I97]" office:value-type="float" office:value="310.810810810811" calcext:value-type="float">
            <text:p>311</text:p>
          </table:table-cell>
          <table:table-cell table:formula="of:=[.F97]-[.F96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<text:s/>time=</text:p>
          </table:table-cell>
          <table:table-cell office:value-type="float" office:value="7178" calcext:value-type="float">
            <text:p>7178</text:p>
          </table:table-cell>
          <table:table-cell table:formula="of:=1000*([.B98]-[.B97])/[.I98]" office:value-type="float" office:value="297.297297297297" calcext:value-type="float">
            <text:p>297</text:p>
          </table:table-cell>
          <table:table-cell table:formula="of:=1000*([.D98]-[.D97])/[.I98]" office:value-type="float" office:value="324.324324324324" calcext:value-type="float">
            <text:p>324</text:p>
          </table:table-cell>
          <table:table-cell table:formula="of:=[.F98]-[.F97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<text:s/>time=</text:p>
          </table:table-cell>
          <table:table-cell office:value-type="float" office:value="7251" calcext:value-type="float">
            <text:p>7251</text:p>
          </table:table-cell>
          <table:table-cell table:formula="of:=1000*([.B99]-[.B98])/[.I99]" office:value-type="float" office:value="301.369863013699" calcext:value-type="float">
            <text:p>301</text:p>
          </table:table-cell>
          <table:table-cell table:formula="of:=1000*([.D99]-[.D98])/[.I99]" office:value-type="float" office:value="315.068493150685" calcext:value-type="float">
            <text:p>315</text:p>
          </table:table-cell>
          <table:table-cell table:formula="of:=[.F99]-[.F9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<text:s/>time=</text:p>
          </table:table-cell>
          <table:table-cell office:value-type="float" office:value="7325" calcext:value-type="float">
            <text:p>7325</text:p>
          </table:table-cell>
          <table:table-cell table:formula="of:=1000*([.B100]-[.B99])/[.I100]" office:value-type="float" office:value="283.783783783784" calcext:value-type="float">
            <text:p>284</text:p>
          </table:table-cell>
          <table:table-cell table:formula="of:=1000*([.D100]-[.D99])/[.I100]" office:value-type="float" office:value="324.324324324324" calcext:value-type="float">
            <text:p>324</text:p>
          </table:table-cell>
          <table:table-cell table:formula="of:=[.F100]-[.F9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<text:s/>time=</text:p>
          </table:table-cell>
          <table:table-cell office:value-type="float" office:value="7399" calcext:value-type="float">
            <text:p>7399</text:p>
          </table:table-cell>
          <table:table-cell table:formula="of:=1000*([.B101]-[.B100])/[.I101]" office:value-type="float" office:value="297.297297297297" calcext:value-type="float">
            <text:p>297</text:p>
          </table:table-cell>
          <table:table-cell table:formula="of:=1000*([.D101]-[.D100])/[.I101]" office:value-type="float" office:value="310.810810810811" calcext:value-type="float">
            <text:p>311</text:p>
          </table:table-cell>
          <table:table-cell table:formula="of:=[.F101]-[.F100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<text:s/>time=</text:p>
          </table:table-cell>
          <table:table-cell office:value-type="float" office:value="7474" calcext:value-type="float">
            <text:p>7474</text:p>
          </table:table-cell>
          <table:table-cell table:formula="of:=1000*([.B102]-[.B101])/[.I102]" office:value-type="float" office:value="293.333333333333" calcext:value-type="float">
            <text:p>293</text:p>
          </table:table-cell>
          <table:table-cell table:formula="of:=1000*([.D102]-[.D101])/[.I102]" office:value-type="float" office:value="320" calcext:value-type="float">
            <text:p>320</text:p>
          </table:table-cell>
          <table:table-cell table:formula="of:=[.F102]-[.F10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<text:s/>time=</text:p>
          </table:table-cell>
          <table:table-cell office:value-type="float" office:value="7547" calcext:value-type="float">
            <text:p>7547</text:p>
          </table:table-cell>
          <table:table-cell table:formula="of:=1000*([.B103]-[.B102])/[.I103]" office:value-type="float" office:value="301.369863013699" calcext:value-type="float">
            <text:p>301</text:p>
          </table:table-cell>
          <table:table-cell table:formula="of:=1000*([.D103]-[.D102])/[.I103]" office:value-type="float" office:value="328.767123287671" calcext:value-type="float">
            <text:p>329</text:p>
          </table:table-cell>
          <table:table-cell table:formula="of:=[.F103]-[.F102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<text:s/>time=</text:p>
          </table:table-cell>
          <table:table-cell office:value-type="float" office:value="7621" calcext:value-type="float">
            <text:p>7621</text:p>
          </table:table-cell>
          <table:table-cell table:formula="of:=1000*([.B104]-[.B103])/[.I104]" office:value-type="float" office:value="297.297297297297" calcext:value-type="float">
            <text:p>297</text:p>
          </table:table-cell>
          <table:table-cell table:formula="of:=1000*([.D104]-[.D103])/[.I104]" office:value-type="float" office:value="310.810810810811" calcext:value-type="float">
            <text:p>311</text:p>
          </table:table-cell>
          <table:table-cell table:formula="of:=[.F104]-[.F103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<text:s/>time=</text:p>
          </table:table-cell>
          <table:table-cell office:value-type="float" office:value="7695" calcext:value-type="float">
            <text:p>7695</text:p>
          </table:table-cell>
          <table:table-cell table:formula="of:=1000*([.B105]-[.B104])/[.I105]" office:value-type="float" office:value="297.297297297297" calcext:value-type="float">
            <text:p>297</text:p>
          </table:table-cell>
          <table:table-cell table:formula="of:=1000*([.D105]-[.D104])/[.I105]" office:value-type="float" office:value="324.324324324324" calcext:value-type="float">
            <text:p>324</text:p>
          </table:table-cell>
          <table:table-cell table:formula="of:=[.F105]-[.F104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<text:s/>time=</text:p>
          </table:table-cell>
          <table:table-cell office:value-type="float" office:value="7769" calcext:value-type="float">
            <text:p>7769</text:p>
          </table:table-cell>
          <table:table-cell table:formula="of:=1000*([.B106]-[.B105])/[.I106]" office:value-type="float" office:value="297.297297297297" calcext:value-type="float">
            <text:p>297</text:p>
          </table:table-cell>
          <table:table-cell table:formula="of:=1000*([.D106]-[.D105])/[.I106]" office:value-type="float" office:value="310.810810810811" calcext:value-type="float">
            <text:p>311</text:p>
          </table:table-cell>
          <table:table-cell table:formula="of:=[.F106]-[.F105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<text:s/>time=</text:p>
          </table:table-cell>
          <table:table-cell office:value-type="float" office:value="7842" calcext:value-type="float">
            <text:p>7842</text:p>
          </table:table-cell>
          <table:table-cell table:formula="of:=1000*([.B107]-[.B106])/[.I107]" office:value-type="float" office:value="287.671232876712" calcext:value-type="float">
            <text:p>288</text:p>
          </table:table-cell>
          <table:table-cell table:formula="of:=1000*([.D107]-[.D106])/[.I107]" office:value-type="float" office:value="328.767123287671" calcext:value-type="float">
            <text:p>329</text:p>
          </table:table-cell>
          <table:table-cell table:formula="of:=[.F107]-[.F106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<text:s/>time=</text:p>
          </table:table-cell>
          <table:table-cell office:value-type="float" office:value="7916" calcext:value-type="float">
            <text:p>7916</text:p>
          </table:table-cell>
          <table:table-cell table:formula="of:=1000*([.B108]-[.B107])/[.I108]" office:value-type="float" office:value="297.297297297297" calcext:value-type="float">
            <text:p>297</text:p>
          </table:table-cell>
          <table:table-cell table:formula="of:=1000*([.D108]-[.D107])/[.I108]" office:value-type="float" office:value="310.810810810811" calcext:value-type="float">
            <text:p>311</text:p>
          </table:table-cell>
          <table:table-cell table:formula="of:=[.F108]-[.F107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<text:s/>time=</text:p>
          </table:table-cell>
          <table:table-cell office:value-type="float" office:value="7990" calcext:value-type="float">
            <text:p>7990</text:p>
          </table:table-cell>
          <table:table-cell table:formula="of:=1000*([.B109]-[.B108])/[.I109]" office:value-type="float" office:value="297.297297297297" calcext:value-type="float">
            <text:p>297</text:p>
          </table:table-cell>
          <table:table-cell table:formula="of:=1000*([.D109]-[.D108])/[.I109]" office:value-type="float" office:value="310.810810810811" calcext:value-type="float">
            <text:p>311</text:p>
          </table:table-cell>
          <table:table-cell table:formula="of:=[.F109]-[.F108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<text:s/>time=</text:p>
          </table:table-cell>
          <table:table-cell office:value-type="float" office:value="8064" calcext:value-type="float">
            <text:p>8064</text:p>
          </table:table-cell>
          <table:table-cell table:formula="of:=1000*([.B110]-[.B109])/[.I110]" office:value-type="float" office:value="297.297297297297" calcext:value-type="float">
            <text:p>297</text:p>
          </table:table-cell>
          <table:table-cell table:formula="of:=1000*([.D110]-[.D109])/[.I110]" office:value-type="float" office:value="324.324324324324" calcext:value-type="float">
            <text:p>324</text:p>
          </table:table-cell>
          <table:table-cell table:formula="of:=[.F110]-[.F10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<text:s/>time=</text:p>
          </table:table-cell>
          <table:table-cell office:value-type="float" office:value="8138" calcext:value-type="float">
            <text:p>8138</text:p>
          </table:table-cell>
          <table:table-cell table:formula="of:=1000*([.B111]-[.B110])/[.I111]" office:value-type="float" office:value="297.297297297297" calcext:value-type="float">
            <text:p>297</text:p>
          </table:table-cell>
          <table:table-cell table:formula="of:=1000*([.D111]-[.D110])/[.I111]" office:value-type="float" office:value="310.810810810811" calcext:value-type="float">
            <text:p>311</text:p>
          </table:table-cell>
          <table:table-cell table:formula="of:=[.F111]-[.F110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<text:s/>time=</text:p>
          </table:table-cell>
          <table:table-cell office:value-type="float" office:value="8212" calcext:value-type="float">
            <text:p>8212</text:p>
          </table:table-cell>
          <table:table-cell table:formula="of:=1000*([.B112]-[.B111])/[.I112]" office:value-type="float" office:value="297.297297297297" calcext:value-type="float">
            <text:p>297</text:p>
          </table:table-cell>
          <table:table-cell table:formula="of:=1000*([.D112]-[.D111])/[.I112]" office:value-type="float" office:value="324.324324324324" calcext:value-type="float">
            <text:p>324</text:p>
          </table:table-cell>
          <table:table-cell table:formula="of:=[.F112]-[.F11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<text:s/>time=</text:p>
          </table:table-cell>
          <table:table-cell office:value-type="float" office:value="8286" calcext:value-type="float">
            <text:p>8286</text:p>
          </table:table-cell>
          <table:table-cell table:formula="of:=1000*([.B113]-[.B112])/[.I113]" office:value-type="float" office:value="297.297297297297" calcext:value-type="float">
            <text:p>297</text:p>
          </table:table-cell>
          <table:table-cell table:formula="of:=1000*([.D113]-[.D112])/[.I113]" office:value-type="float" office:value="324.324324324324" calcext:value-type="float">
            <text:p>324</text:p>
          </table:table-cell>
          <table:table-cell table:formula="of:=[.F113]-[.F112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<text:s/>time=</text:p>
          </table:table-cell>
          <table:table-cell office:value-type="float" office:value="8359" calcext:value-type="float">
            <text:p>8359</text:p>
          </table:table-cell>
          <table:table-cell table:formula="of:=1000*([.B114]-[.B113])/[.I114]" office:value-type="float" office:value="287.671232876712" calcext:value-type="float">
            <text:p>288</text:p>
          </table:table-cell>
          <table:table-cell table:formula="of:=1000*([.D114]-[.D113])/[.I114]" office:value-type="float" office:value="315.068493150685" calcext:value-type="float">
            <text:p>315</text:p>
          </table:table-cell>
          <table:table-cell table:formula="of:=[.F114]-[.F113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<text:s/>time=</text:p>
          </table:table-cell>
          <table:table-cell office:value-type="float" office:value="8433" calcext:value-type="float">
            <text:p>8433</text:p>
          </table:table-cell>
          <table:table-cell table:formula="of:=1000*([.B115]-[.B114])/[.I115]" office:value-type="float" office:value="297.297297297297" calcext:value-type="float">
            <text:p>297</text:p>
          </table:table-cell>
          <table:table-cell table:formula="of:=1000*([.D115]-[.D114])/[.I115]" office:value-type="float" office:value="310.810810810811" calcext:value-type="float">
            <text:p>311</text:p>
          </table:table-cell>
          <table:table-cell table:formula="of:=[.F115]-[.F114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time=</text:p>
          </table:table-cell>
          <table:table-cell office:value-type="float" office:value="8507" calcext:value-type="float">
            <text:p>8507</text:p>
          </table:table-cell>
          <table:table-cell table:formula="of:=1000*([.B116]-[.B115])/[.I116]" office:value-type="float" office:value="297.297297297297" calcext:value-type="float">
            <text:p>297</text:p>
          </table:table-cell>
          <table:table-cell table:formula="of:=1000*([.D116]-[.D115])/[.I116]" office:value-type="float" office:value="324.324324324324" calcext:value-type="float">
            <text:p>324</text:p>
          </table:table-cell>
          <table:table-cell table:formula="of:=[.F116]-[.F115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<text:s/>time=</text:p>
          </table:table-cell>
          <table:table-cell office:value-type="float" office:value="8581" calcext:value-type="float">
            <text:p>8581</text:p>
          </table:table-cell>
          <table:table-cell table:formula="of:=1000*([.B117]-[.B116])/[.I117]" office:value-type="float" office:value="297.297297297297" calcext:value-type="float">
            <text:p>297</text:p>
          </table:table-cell>
          <table:table-cell table:formula="of:=1000*([.D117]-[.D116])/[.I117]" office:value-type="float" office:value="310.810810810811" calcext:value-type="float">
            <text:p>311</text:p>
          </table:table-cell>
          <table:table-cell table:formula="of:=[.F117]-[.F116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<text:s/>time=</text:p>
          </table:table-cell>
          <table:table-cell office:value-type="float" office:value="8654" calcext:value-type="float">
            <text:p>8654</text:p>
          </table:table-cell>
          <table:table-cell table:formula="of:=1000*([.B118]-[.B117])/[.I118]" office:value-type="float" office:value="301.369863013699" calcext:value-type="float">
            <text:p>301</text:p>
          </table:table-cell>
          <table:table-cell table:formula="of:=1000*([.D118]-[.D117])/[.I118]" office:value-type="float" office:value="315.068493150685" calcext:value-type="float">
            <text:p>315</text:p>
          </table:table-cell>
          <table:table-cell table:formula="of:=[.F118]-[.F117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<text:s/>time=</text:p>
          </table:table-cell>
          <table:table-cell office:value-type="float" office:value="8728" calcext:value-type="float">
            <text:p>8728</text:p>
          </table:table-cell>
          <table:table-cell table:formula="of:=1000*([.B119]-[.B118])/[.I119]" office:value-type="float" office:value="297.297297297297" calcext:value-type="float">
            <text:p>297</text:p>
          </table:table-cell>
          <table:table-cell table:formula="of:=1000*([.D119]-[.D118])/[.I119]" office:value-type="float" office:value="324.324324324324" calcext:value-type="float">
            <text:p>324</text:p>
          </table:table-cell>
          <table:table-cell table:formula="of:=[.F119]-[.F118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<text:s/>time=</text:p>
          </table:table-cell>
          <table:table-cell office:value-type="float" office:value="8803" calcext:value-type="float">
            <text:p>8803</text:p>
          </table:table-cell>
          <table:table-cell table:formula="of:=1000*([.B120]-[.B119])/[.I120]" office:value-type="float" office:value="293.333333333333" calcext:value-type="float">
            <text:p>293</text:p>
          </table:table-cell>
          <table:table-cell table:formula="of:=1000*([.D120]-[.D119])/[.I120]" office:value-type="float" office:value="306.666666666667" calcext:value-type="float">
            <text:p>307</text:p>
          </table:table-cell>
          <table:table-cell table:formula="of:=[.F120]-[.F119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<text:s/>time=</text:p>
          </table:table-cell>
          <table:table-cell office:value-type="float" office:value="8877" calcext:value-type="float">
            <text:p>8877</text:p>
          </table:table-cell>
          <table:table-cell table:formula="of:=1000*([.B121]-[.B120])/[.I121]" office:value-type="float" office:value="283.783783783784" calcext:value-type="float">
            <text:p>284</text:p>
          </table:table-cell>
          <table:table-cell table:formula="of:=1000*([.D121]-[.D120])/[.I121]" office:value-type="float" office:value="310.810810810811" calcext:value-type="float">
            <text:p>311</text:p>
          </table:table-cell>
          <table:table-cell table:formula="of:=[.F121]-[.F120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<text:s/>time=</text:p>
          </table:table-cell>
          <table:table-cell office:value-type="float" office:value="8950" calcext:value-type="float">
            <text:p>8950</text:p>
          </table:table-cell>
          <table:table-cell table:formula="of:=1000*([.B122]-[.B121])/[.I122]" office:value-type="float" office:value="301.369863013699" calcext:value-type="float">
            <text:p>301</text:p>
          </table:table-cell>
          <table:table-cell table:formula="of:=1000*([.D122]-[.D121])/[.I122]" office:value-type="float" office:value="328.767123287671" calcext:value-type="float">
            <text:p>329</text:p>
          </table:table-cell>
          <table:table-cell table:formula="of:=[.F122]-[.F121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<text:s/>time=</text:p>
          </table:table-cell>
          <table:table-cell office:value-type="float" office:value="9024" calcext:value-type="float">
            <text:p>9024</text:p>
          </table:table-cell>
          <table:table-cell table:formula="of:=1000*([.B123]-[.B122])/[.I123]" office:value-type="float" office:value="297.297297297297" calcext:value-type="float">
            <text:p>297</text:p>
          </table:table-cell>
          <table:table-cell table:formula="of:=1000*([.D123]-[.D122])/[.I123]" office:value-type="float" office:value="324.324324324324" calcext:value-type="float">
            <text:p>324</text:p>
          </table:table-cell>
          <table:table-cell table:formula="of:=[.F123]-[.F122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<text:s/>time=</text:p>
          </table:table-cell>
          <table:table-cell office:value-type="float" office:value="9098" calcext:value-type="float">
            <text:p>9098</text:p>
          </table:table-cell>
          <table:table-cell table:formula="of:=1000*([.B124]-[.B123])/[.I124]" office:value-type="float" office:value="297.297297297297" calcext:value-type="float">
            <text:p>297</text:p>
          </table:table-cell>
          <table:table-cell table:formula="of:=1000*([.D124]-[.D123])/[.I124]" office:value-type="float" office:value="310.810810810811" calcext:value-type="float">
            <text:p>311</text:p>
          </table:table-cell>
          <table:table-cell table:formula="of:=[.F124]-[.F123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<text:s/>time=</text:p>
          </table:table-cell>
          <table:table-cell office:value-type="float" office:value="9171" calcext:value-type="float">
            <text:p>9171</text:p>
          </table:table-cell>
          <table:table-cell table:formula="of:=1000*([.B125]-[.B124])/[.I125]" office:value-type="float" office:value="301.369863013699" calcext:value-type="float">
            <text:p>301</text:p>
          </table:table-cell>
          <table:table-cell table:formula="of:=1000*([.D125]-[.D124])/[.I125]" office:value-type="float" office:value="328.767123287671" calcext:value-type="float">
            <text:p>329</text:p>
          </table:table-cell>
          <table:table-cell table:formula="of:=[.F125]-[.F124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<text:s/>time=</text:p>
          </table:table-cell>
          <table:table-cell office:value-type="float" office:value="9245" calcext:value-type="float">
            <text:p>9245</text:p>
          </table:table-cell>
          <table:table-cell table:formula="of:=1000*([.B126]-[.B125])/[.I126]" office:value-type="float" office:value="297.297297297297" calcext:value-type="float">
            <text:p>297</text:p>
          </table:table-cell>
          <table:table-cell table:formula="of:=1000*([.D126]-[.D125])/[.I126]" office:value-type="float" office:value="310.810810810811" calcext:value-type="float">
            <text:p>311</text:p>
          </table:table-cell>
          <table:table-cell table:formula="of:=[.F126]-[.F125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<text:s/>time=</text:p>
          </table:table-cell>
          <table:table-cell office:value-type="float" office:value="9319" calcext:value-type="float">
            <text:p>9319</text:p>
          </table:table-cell>
          <table:table-cell table:formula="of:=1000*([.B127]-[.B126])/[.I127]" office:value-type="float" office:value="297.297297297297" calcext:value-type="float">
            <text:p>297</text:p>
          </table:table-cell>
          <table:table-cell table:formula="of:=1000*([.D127]-[.D126])/[.I127]" office:value-type="float" office:value="324.324324324324" calcext:value-type="float">
            <text:p>324</text:p>
          </table:table-cell>
          <table:table-cell table:formula="of:=[.F127]-[.F126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<text:s/>time=</text:p>
          </table:table-cell>
          <table:table-cell office:value-type="float" office:value="9393" calcext:value-type="float">
            <text:p>9393</text:p>
          </table:table-cell>
          <table:table-cell table:formula="of:=1000*([.B128]-[.B127])/[.I128]" office:value-type="float" office:value="297.297297297297" calcext:value-type="float">
            <text:p>297</text:p>
          </table:table-cell>
          <table:table-cell table:formula="of:=1000*([.D128]-[.D127])/[.I128]" office:value-type="float" office:value="324.324324324324" calcext:value-type="float">
            <text:p>324</text:p>
          </table:table-cell>
          <table:table-cell table:formula="of:=[.F128]-[.F127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<text:s/>time=</text:p>
          </table:table-cell>
          <table:table-cell office:value-type="float" office:value="9467" calcext:value-type="float">
            <text:p>9467</text:p>
          </table:table-cell>
          <table:table-cell table:formula="of:=1000*([.B129]-[.B128])/[.I129]" office:value-type="float" office:value="297.297297297297" calcext:value-type="float">
            <text:p>297</text:p>
          </table:table-cell>
          <table:table-cell table:formula="of:=1000*([.D129]-[.D128])/[.I129]" office:value-type="float" office:value="310.810810810811" calcext:value-type="float">
            <text:p>311</text:p>
          </table:table-cell>
          <table:table-cell table:formula="of:=[.F129]-[.F128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<text:s/>time=</text:p>
          </table:table-cell>
          <table:table-cell office:value-type="float" office:value="9541" calcext:value-type="float">
            <text:p>9541</text:p>
          </table:table-cell>
          <table:table-cell table:formula="of:=1000*([.B130]-[.B129])/[.I130]" office:value-type="float" office:value="297.297297297297" calcext:value-type="float">
            <text:p>297</text:p>
          </table:table-cell>
          <table:table-cell table:formula="of:=1000*([.D130]-[.D129])/[.I130]" office:value-type="float" office:value="324.324324324324" calcext:value-type="float">
            <text:p>324</text:p>
          </table:table-cell>
          <table:table-cell table:formula="of:=[.F130]-[.F12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<text:s/>time=</text:p>
          </table:table-cell>
          <table:table-cell office:value-type="float" office:value="9615" calcext:value-type="float">
            <text:p>9615</text:p>
          </table:table-cell>
          <table:table-cell table:formula="of:=1000*([.B131]-[.B130])/[.I131]" office:value-type="float" office:value="297.297297297297" calcext:value-type="float">
            <text:p>297</text:p>
          </table:table-cell>
          <table:table-cell table:formula="of:=1000*([.D131]-[.D130])/[.I131]" office:value-type="float" office:value="310.810810810811" calcext:value-type="float">
            <text:p>311</text:p>
          </table:table-cell>
          <table:table-cell table:formula="of:=[.F131]-[.F130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<text:s/>time=</text:p>
          </table:table-cell>
          <table:table-cell office:value-type="float" office:value="9689" calcext:value-type="float">
            <text:p>9689</text:p>
          </table:table-cell>
          <table:table-cell table:formula="of:=1000*([.B132]-[.B131])/[.I132]" office:value-type="float" office:value="283.783783783784" calcext:value-type="float">
            <text:p>284</text:p>
          </table:table-cell>
          <table:table-cell table:formula="of:=1000*([.D132]-[.D131])/[.I132]" office:value-type="float" office:value="324.324324324324" calcext:value-type="float">
            <text:p>324</text:p>
          </table:table-cell>
          <table:table-cell table:formula="of:=[.F132]-[.F13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<text:s/>time=</text:p>
          </table:table-cell>
          <table:table-cell office:value-type="float" office:value="9762" calcext:value-type="float">
            <text:p>9762</text:p>
          </table:table-cell>
          <table:table-cell table:formula="of:=1000*([.B133]-[.B132])/[.I133]" office:value-type="float" office:value="301.369863013699" calcext:value-type="float">
            <text:p>301</text:p>
          </table:table-cell>
          <table:table-cell table:formula="of:=1000*([.D133]-[.D132])/[.I133]" office:value-type="float" office:value="315.068493150685" calcext:value-type="float">
            <text:p>315</text:p>
          </table:table-cell>
          <table:table-cell table:formula="of:=[.F133]-[.F132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37" calcext:value-type="float">
            <text:p>3137</text:p>
          </table:table-cell>
          <table:table-cell office:value-type="string" calcext:value-type="string">
            <text:p><text:s/>time=</text:p>
          </table:table-cell>
          <table:table-cell office:value-type="float" office:value="9836" calcext:value-type="float">
            <text:p>9836</text:p>
          </table:table-cell>
          <table:table-cell table:formula="of:=1000*([.B134]-[.B133])/[.I134]" office:value-type="float" office:value="297.297297297297" calcext:value-type="float">
            <text:p>297</text:p>
          </table:table-cell>
          <table:table-cell table:formula="of:=1000*([.D134]-[.D133])/[.I134]" office:value-type="float" office:value="324.324324324324" calcext:value-type="float">
            <text:p>324</text:p>
          </table:table-cell>
          <table:table-cell table:formula="of:=[.F134]-[.F133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<text:s/>time=</text:p>
          </table:table-cell>
          <table:table-cell office:value-type="float" office:value="9910" calcext:value-type="float">
            <text:p>9910</text:p>
          </table:table-cell>
          <table:table-cell table:formula="of:=1000*([.B135]-[.B134])/[.I135]" office:value-type="float" office:value="297.297297297297" calcext:value-type="float">
            <text:p>297</text:p>
          </table:table-cell>
          <table:table-cell table:formula="of:=1000*([.D135]-[.D134])/[.I135]" office:value-type="float" office:value="324.324324324324" calcext:value-type="float">
            <text:p>324</text:p>
          </table:table-cell>
          <table:table-cell table:formula="of:=[.F135]-[.F134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<text:s/>time=</text:p>
          </table:table-cell>
          <table:table-cell office:value-type="float" office:value="9984" calcext:value-type="float">
            <text:p>9984</text:p>
          </table:table-cell>
          <table:table-cell table:formula="of:=1000*([.B136]-[.B135])/[.I136]" office:value-type="float" office:value="297.297297297297" calcext:value-type="float">
            <text:p>297</text:p>
          </table:table-cell>
          <table:table-cell table:formula="of:=1000*([.D136]-[.D135])/[.I136]" office:value-type="float" office:value="310.810810810811" calcext:value-type="float">
            <text:p>311</text:p>
          </table:table-cell>
          <table:table-cell table:formula="of:=[.F136]-[.F135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<text:s/>time=</text:p>
          </table:table-cell>
          <table:table-cell office:value-type="float" office:value="10057" calcext:value-type="float">
            <text:p>10057</text:p>
          </table:table-cell>
          <table:table-cell table:formula="of:=1000*([.B137]-[.B136])/[.I137]" office:value-type="float" office:value="301.369863013699" calcext:value-type="float">
            <text:p>301</text:p>
          </table:table-cell>
          <table:table-cell table:formula="of:=1000*([.D137]-[.D136])/[.I137]" office:value-type="float" office:value="328.767123287671" calcext:value-type="float">
            <text:p>329</text:p>
          </table:table-cell>
          <table:table-cell table:formula="of:=[.F137]-[.F136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<text:s/>time=</text:p>
          </table:table-cell>
          <table:table-cell office:value-type="float" office:value="10133" calcext:value-type="float">
            <text:p>10133</text:p>
          </table:table-cell>
          <table:table-cell table:formula="of:=1000*([.B138]-[.B137])/[.I138]" office:value-type="float" office:value="289.473684210526" calcext:value-type="float">
            <text:p>289</text:p>
          </table:table-cell>
          <table:table-cell table:formula="of:=1000*([.D138]-[.D137])/[.I138]" office:value-type="float" office:value="315.789473684211" calcext:value-type="float">
            <text:p>316</text:p>
          </table:table-cell>
          <table:table-cell table:formula="of:=[.F138]-[.F137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<text:s/>time=</text:p>
          </table:table-cell>
          <table:table-cell office:value-type="float" office:value="10208" calcext:value-type="float">
            <text:p>10208</text:p>
          </table:table-cell>
          <table:table-cell table:formula="of:=1000*([.B139]-[.B138])/[.I139]" office:value-type="float" office:value="293.333333333333" calcext:value-type="float">
            <text:p>293</text:p>
          </table:table-cell>
          <table:table-cell table:formula="of:=1000*([.D139]-[.D138])/[.I139]" office:value-type="float" office:value="306.666666666667" calcext:value-type="float">
            <text:p>307</text:p>
          </table:table-cell>
          <table:table-cell table:formula="of:=[.F139]-[.F138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<text:s/>time=</text:p>
          </table:table-cell>
          <table:table-cell office:value-type="float" office:value="10283" calcext:value-type="float">
            <text:p>10283</text:p>
          </table:table-cell>
          <table:table-cell table:formula="of:=1000*([.B140]-[.B139])/[.I140]" office:value-type="float" office:value="293.333333333333" calcext:value-type="float">
            <text:p>293</text:p>
          </table:table-cell>
          <table:table-cell table:formula="of:=1000*([.D140]-[.D139])/[.I140]" office:value-type="float" office:value="320" calcext:value-type="float">
            <text:p>320</text:p>
          </table:table-cell>
          <table:table-cell table:formula="of:=[.F140]-[.F139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<text:s/>time=</text:p>
          </table:table-cell>
          <table:table-cell office:value-type="float" office:value="10357" calcext:value-type="float">
            <text:p>10357</text:p>
          </table:table-cell>
          <table:table-cell table:formula="of:=1000*([.B141]-[.B140])/[.I141]" office:value-type="float" office:value="310.810810810811" calcext:value-type="float">
            <text:p>311</text:p>
          </table:table-cell>
          <table:table-cell table:formula="of:=1000*([.D141]-[.D140])/[.I141]" office:value-type="float" office:value="324.324324324324" calcext:value-type="float">
            <text:p>324</text:p>
          </table:table-cell>
          <table:table-cell table:formula="of:=[.F141]-[.F140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<text:s/>time=</text:p>
          </table:table-cell>
          <table:table-cell office:value-type="float" office:value="10432" calcext:value-type="float">
            <text:p>10432</text:p>
          </table:table-cell>
          <table:table-cell table:formula="of:=1000*([.B142]-[.B141])/[.I142]" office:value-type="float" office:value="293.333333333333" calcext:value-type="float">
            <text:p>293</text:p>
          </table:table-cell>
          <table:table-cell table:formula="of:=1000*([.D142]-[.D141])/[.I142]" office:value-type="float" office:value="320" calcext:value-type="float">
            <text:p>320</text:p>
          </table:table-cell>
          <table:table-cell table:formula="of:=[.F142]-[.F14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<text:s/>time=</text:p>
          </table:table-cell>
          <table:table-cell office:value-type="float" office:value="10507" calcext:value-type="float">
            <text:p>10507</text:p>
          </table:table-cell>
          <table:table-cell table:formula="of:=1000*([.B143]-[.B142])/[.I143]" office:value-type="float" office:value="293.333333333333" calcext:value-type="float">
            <text:p>293</text:p>
          </table:table-cell>
          <table:table-cell table:formula="of:=1000*([.D143]-[.D142])/[.I143]" office:value-type="float" office:value="320" calcext:value-type="float">
            <text:p>320</text:p>
          </table:table-cell>
          <table:table-cell table:formula="of:=[.F143]-[.F14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38" calcext:value-type="float">
            <text:p>31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<text:s/>time=</text:p>
          </table:table-cell>
          <table:table-cell office:value-type="float" office:value="10582" calcext:value-type="float">
            <text:p>10582</text:p>
          </table:table-cell>
          <table:table-cell table:formula="of:=1000*([.B144]-[.B143])/[.I144]" office:value-type="float" office:value="293.333333333333" calcext:value-type="float">
            <text:p>293</text:p>
          </table:table-cell>
          <table:table-cell table:formula="of:=1000*([.D144]-[.D143])/[.I144]" office:value-type="float" office:value="320" calcext:value-type="float">
            <text:p>320</text:p>
          </table:table-cell>
          <table:table-cell table:formula="of:=[.F144]-[.F143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<text:s/>time=</text:p>
          </table:table-cell>
          <table:table-cell office:value-type="float" office:value="10656" calcext:value-type="float">
            <text:p>10656</text:p>
          </table:table-cell>
          <table:table-cell table:formula="of:=1000*([.B145]-[.B144])/[.I145]" office:value-type="float" office:value="297.297297297297" calcext:value-type="float">
            <text:p>297</text:p>
          </table:table-cell>
          <table:table-cell table:formula="of:=1000*([.D145]-[.D144])/[.I145]" office:value-type="float" office:value="324.324324324324" calcext:value-type="float">
            <text:p>324</text:p>
          </table:table-cell>
          <table:table-cell table:formula="of:=[.F145]-[.F144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<text:s/>time=</text:p>
          </table:table-cell>
          <table:table-cell office:value-type="float" office:value="10732" calcext:value-type="float">
            <text:p>10732</text:p>
          </table:table-cell>
          <table:table-cell table:formula="of:=1000*([.B146]-[.B145])/[.I146]" office:value-type="float" office:value="289.473684210526" calcext:value-type="float">
            <text:p>289</text:p>
          </table:table-cell>
          <table:table-cell table:formula="of:=1000*([.D146]-[.D145])/[.I146]" office:value-type="float" office:value="315.789473684211" calcext:value-type="float">
            <text:p>316</text:p>
          </table:table-cell>
          <table:table-cell table:formula="of:=[.F146]-[.F145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<text:s/>time=</text:p>
          </table:table-cell>
          <table:table-cell office:value-type="float" office:value="10807" calcext:value-type="float">
            <text:p>10807</text:p>
          </table:table-cell>
          <table:table-cell table:formula="of:=1000*([.B147]-[.B146])/[.I147]" office:value-type="float" office:value="293.333333333333" calcext:value-type="float">
            <text:p>293</text:p>
          </table:table-cell>
          <table:table-cell table:formula="of:=1000*([.D147]-[.D146])/[.I147]" office:value-type="float" office:value="320" calcext:value-type="float">
            <text:p>320</text:p>
          </table:table-cell>
          <table:table-cell table:formula="of:=[.F147]-[.F146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27" calcext:value-type="float">
            <text:p>322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<text:s/>time=</text:p>
          </table:table-cell>
          <table:table-cell office:value-type="float" office:value="10882" calcext:value-type="float">
            <text:p>10882</text:p>
          </table:table-cell>
          <table:table-cell table:formula="of:=1000*([.B148]-[.B147])/[.I148]" office:value-type="float" office:value="306.666666666667" calcext:value-type="float">
            <text:p>307</text:p>
          </table:table-cell>
          <table:table-cell table:formula="of:=1000*([.D148]-[.D147])/[.I148]" office:value-type="float" office:value="320" calcext:value-type="float">
            <text:p>320</text:p>
          </table:table-cell>
          <table:table-cell table:formula="of:=[.F148]-[.F14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<text:s/>time=</text:p>
          </table:table-cell>
          <table:table-cell office:value-type="float" office:value="10956" calcext:value-type="float">
            <text:p>10956</text:p>
          </table:table-cell>
          <table:table-cell table:formula="of:=1000*([.B149]-[.B148])/[.I149]" office:value-type="float" office:value="297.297297297297" calcext:value-type="float">
            <text:p>297</text:p>
          </table:table-cell>
          <table:table-cell table:formula="of:=1000*([.D149]-[.D148])/[.I149]" office:value-type="float" office:value="324.324324324324" calcext:value-type="float">
            <text:p>324</text:p>
          </table:table-cell>
          <table:table-cell table:formula="of:=[.F149]-[.F148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<text:s/>time=</text:p>
          </table:table-cell>
          <table:table-cell office:value-type="float" office:value="11031" calcext:value-type="float">
            <text:p>11031</text:p>
          </table:table-cell>
          <table:table-cell table:formula="of:=1000*([.B150]-[.B149])/[.I150]" office:value-type="float" office:value="293.333333333333" calcext:value-type="float">
            <text:p>293</text:p>
          </table:table-cell>
          <table:table-cell table:formula="of:=1000*([.D150]-[.D149])/[.I150]" office:value-type="float" office:value="320" calcext:value-type="float">
            <text:p>320</text:p>
          </table:table-cell>
          <table:table-cell table:formula="of:=[.F150]-[.F149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<text:s/>time=</text:p>
          </table:table-cell>
          <table:table-cell office:value-type="float" office:value="11106" calcext:value-type="float">
            <text:p>11106</text:p>
          </table:table-cell>
          <table:table-cell table:formula="of:=1000*([.B151]-[.B150])/[.I151]" office:value-type="float" office:value="293.333333333333" calcext:value-type="float">
            <text:p>293</text:p>
          </table:table-cell>
          <table:table-cell table:formula="of:=1000*([.D151]-[.D150])/[.I151]" office:value-type="float" office:value="320" calcext:value-type="float">
            <text:p>320</text:p>
          </table:table-cell>
          <table:table-cell table:formula="of:=[.F151]-[.F15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<text:s/>time=</text:p>
          </table:table-cell>
          <table:table-cell office:value-type="float" office:value="11181" calcext:value-type="float">
            <text:p>11181</text:p>
          </table:table-cell>
          <table:table-cell table:formula="of:=1000*([.B152]-[.B151])/[.I152]" office:value-type="float" office:value="306.666666666667" calcext:value-type="float">
            <text:p>307</text:p>
          </table:table-cell>
          <table:table-cell table:formula="of:=1000*([.D152]-[.D151])/[.I152]" office:value-type="float" office:value="320" calcext:value-type="float">
            <text:p>320</text:p>
          </table:table-cell>
          <table:table-cell table:formula="of:=[.F152]-[.F15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<text:s/>time=</text:p>
          </table:table-cell>
          <table:table-cell office:value-type="float" office:value="11255" calcext:value-type="float">
            <text:p>11255</text:p>
          </table:table-cell>
          <table:table-cell table:formula="of:=1000*([.B153]-[.B152])/[.I153]" office:value-type="float" office:value="297.297297297297" calcext:value-type="float">
            <text:p>297</text:p>
          </table:table-cell>
          <table:table-cell table:formula="of:=1000*([.D153]-[.D152])/[.I153]" office:value-type="float" office:value="324.324324324324" calcext:value-type="float">
            <text:p>324</text:p>
          </table:table-cell>
          <table:table-cell table:formula="of:=[.F153]-[.F152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<text:s/>time=</text:p>
          </table:table-cell>
          <table:table-cell office:value-type="float" office:value="11331" calcext:value-type="float">
            <text:p>11331</text:p>
          </table:table-cell>
          <table:table-cell table:formula="of:=1000*([.B154]-[.B153])/[.I154]" office:value-type="float" office:value="289.473684210526" calcext:value-type="float">
            <text:p>289</text:p>
          </table:table-cell>
          <table:table-cell table:formula="of:=1000*([.D154]-[.D153])/[.I154]" office:value-type="float" office:value="315.789473684211" calcext:value-type="float">
            <text:p>316</text:p>
          </table:table-cell>
          <table:table-cell table:formula="of:=[.F154]-[.F153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<text:s/>time=</text:p>
          </table:table-cell>
          <table:table-cell office:value-type="float" office:value="11406" calcext:value-type="float">
            <text:p>11406</text:p>
          </table:table-cell>
          <table:table-cell table:formula="of:=1000*([.B155]-[.B154])/[.I155]" office:value-type="float" office:value="293.333333333333" calcext:value-type="float">
            <text:p>293</text:p>
          </table:table-cell>
          <table:table-cell table:formula="of:=1000*([.D155]-[.D154])/[.I155]" office:value-type="float" office:value="320" calcext:value-type="float">
            <text:p>320</text:p>
          </table:table-cell>
          <table:table-cell table:formula="of:=[.F155]-[.F154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<text:s/>time=</text:p>
          </table:table-cell>
          <table:table-cell office:value-type="float" office:value="11481" calcext:value-type="float">
            <text:p>11481</text:p>
          </table:table-cell>
          <table:table-cell table:formula="of:=1000*([.B156]-[.B155])/[.I156]" office:value-type="float" office:value="293.333333333333" calcext:value-type="float">
            <text:p>293</text:p>
          </table:table-cell>
          <table:table-cell table:formula="of:=1000*([.D156]-[.D155])/[.I156]" office:value-type="float" office:value="320" calcext:value-type="float">
            <text:p>320</text:p>
          </table:table-cell>
          <table:table-cell table:formula="of:=[.F156]-[.F155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26" calcext:value-type="float">
            <text:p>34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<text:s/>time=</text:p>
          </table:table-cell>
          <table:table-cell office:value-type="float" office:value="11555" calcext:value-type="float">
            <text:p>11555</text:p>
          </table:table-cell>
          <table:table-cell table:formula="of:=1000*([.B157]-[.B156])/[.I157]" office:value-type="float" office:value="297.297297297297" calcext:value-type="float">
            <text:p>297</text:p>
          </table:table-cell>
          <table:table-cell table:formula="of:=1000*([.D157]-[.D156])/[.I157]" office:value-type="float" office:value="324.324324324324" calcext:value-type="float">
            <text:p>324</text:p>
          </table:table-cell>
          <table:table-cell table:formula="of:=[.F157]-[.F156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<text:s/>time=</text:p>
          </table:table-cell>
          <table:table-cell office:value-type="float" office:value="11630" calcext:value-type="float">
            <text:p>11630</text:p>
          </table:table-cell>
          <table:table-cell table:formula="of:=1000*([.B158]-[.B157])/[.I158]" office:value-type="float" office:value="306.666666666667" calcext:value-type="float">
            <text:p>307</text:p>
          </table:table-cell>
          <table:table-cell table:formula="of:=1000*([.D158]-[.D157])/[.I158]" office:value-type="float" office:value="320" calcext:value-type="float">
            <text:p>320</text:p>
          </table:table-cell>
          <table:table-cell table:formula="of:=[.F158]-[.F15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<text:s/>time=</text:p>
          </table:table-cell>
          <table:table-cell office:value-type="float" office:value="11705" calcext:value-type="float">
            <text:p>11705</text:p>
          </table:table-cell>
          <table:table-cell table:formula="of:=1000*([.B159]-[.B158])/[.I159]" office:value-type="float" office:value="293.333333333333" calcext:value-type="float">
            <text:p>293</text:p>
          </table:table-cell>
          <table:table-cell table:formula="of:=1000*([.D159]-[.D158])/[.I159]" office:value-type="float" office:value="306.666666666667" calcext:value-type="float">
            <text:p>307</text:p>
          </table:table-cell>
          <table:table-cell table:formula="of:=[.F159]-[.F158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<text:s/>time=</text:p>
          </table:table-cell>
          <table:table-cell office:value-type="float" office:value="11780" calcext:value-type="float">
            <text:p>11780</text:p>
          </table:table-cell>
          <table:table-cell table:formula="of:=1000*([.B160]-[.B159])/[.I160]" office:value-type="float" office:value="293.333333333333" calcext:value-type="float">
            <text:p>293</text:p>
          </table:table-cell>
          <table:table-cell table:formula="of:=1000*([.D160]-[.D159])/[.I160]" office:value-type="float" office:value="320" calcext:value-type="float">
            <text:p>320</text:p>
          </table:table-cell>
          <table:table-cell table:formula="of:=[.F160]-[.F159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782" calcext:value-type="float">
            <text:p>3782</text:p>
          </table:table-cell>
          <table:table-cell office:value-type="string" calcext:value-type="string">
            <text:p><text:s/>time=</text:p>
          </table:table-cell>
          <table:table-cell office:value-type="float" office:value="11854" calcext:value-type="float">
            <text:p>11854</text:p>
          </table:table-cell>
          <table:table-cell table:formula="of:=1000*([.B161]-[.B160])/[.I161]" office:value-type="float" office:value="297.297297297297" calcext:value-type="float">
            <text:p>297</text:p>
          </table:table-cell>
          <table:table-cell table:formula="of:=1000*([.D161]-[.D160])/[.I161]" office:value-type="float" office:value="324.324324324324" calcext:value-type="float">
            <text:p>324</text:p>
          </table:table-cell>
          <table:table-cell table:formula="of:=[.F161]-[.F160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<text:s/>time=</text:p>
          </table:table-cell>
          <table:table-cell office:value-type="float" office:value="11930" calcext:value-type="float">
            <text:p>11930</text:p>
          </table:table-cell>
          <table:table-cell table:formula="of:=1000*([.B162]-[.B161])/[.I162]" office:value-type="float" office:value="302.631578947368" calcext:value-type="float">
            <text:p>303</text:p>
          </table:table-cell>
          <table:table-cell table:formula="of:=1000*([.D162]-[.D161])/[.I162]" office:value-type="float" office:value="315.789473684211" calcext:value-type="float">
            <text:p>316</text:p>
          </table:table-cell>
          <table:table-cell table:formula="of:=[.F162]-[.F161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<text:s/>time=</text:p>
          </table:table-cell>
          <table:table-cell office:value-type="float" office:value="12005" calcext:value-type="float">
            <text:p>12005</text:p>
          </table:table-cell>
          <table:table-cell table:formula="of:=1000*([.B163]-[.B162])/[.I163]" office:value-type="float" office:value="293.333333333333" calcext:value-type="float">
            <text:p>293</text:p>
          </table:table-cell>
          <table:table-cell table:formula="of:=1000*([.D163]-[.D162])/[.I163]" office:value-type="float" office:value="320" calcext:value-type="float">
            <text:p>320</text:p>
          </table:table-cell>
          <table:table-cell table:formula="of:=[.F163]-[.F16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<text:s/>time=</text:p>
          </table:table-cell>
          <table:table-cell office:value-type="float" office:value="12080" calcext:value-type="float">
            <text:p>12080</text:p>
          </table:table-cell>
          <table:table-cell table:formula="of:=1000*([.B164]-[.B163])/[.I164]" office:value-type="float" office:value="293.333333333333" calcext:value-type="float">
            <text:p>293</text:p>
          </table:table-cell>
          <table:table-cell table:formula="of:=1000*([.D164]-[.D163])/[.I164]" office:value-type="float" office:value="320" calcext:value-type="float">
            <text:p>320</text:p>
          </table:table-cell>
          <table:table-cell table:formula="of:=[.F164]-[.F163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<text:s/>time=</text:p>
          </table:table-cell>
          <table:table-cell office:value-type="float" office:value="12154" calcext:value-type="float">
            <text:p>12154</text:p>
          </table:table-cell>
          <table:table-cell table:formula="of:=1000*([.B165]-[.B164])/[.I165]" office:value-type="float" office:value="297.297297297297" calcext:value-type="float">
            <text:p>297</text:p>
          </table:table-cell>
          <table:table-cell table:formula="of:=1000*([.D165]-[.D164])/[.I165]" office:value-type="float" office:value="324.324324324324" calcext:value-type="float">
            <text:p>324</text:p>
          </table:table-cell>
          <table:table-cell table:formula="of:=[.F165]-[.F164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02" calcext:value-type="float">
            <text:p>3902</text:p>
          </table:table-cell>
          <table:table-cell office:value-type="string" calcext:value-type="string">
            <text:p><text:s/>time=</text:p>
          </table:table-cell>
          <table:table-cell office:value-type="float" office:value="12229" calcext:value-type="float">
            <text:p>12229</text:p>
          </table:table-cell>
          <table:table-cell table:formula="of:=1000*([.B166]-[.B165])/[.I166]" office:value-type="float" office:value="293.333333333333" calcext:value-type="float">
            <text:p>293</text:p>
          </table:table-cell>
          <table:table-cell table:formula="of:=1000*([.D166]-[.D165])/[.I166]" office:value-type="float" office:value="320" calcext:value-type="float">
            <text:p>320</text:p>
          </table:table-cell>
          <table:table-cell table:formula="of:=[.F166]-[.F165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<text:s/>time=</text:p>
          </table:table-cell>
          <table:table-cell office:value-type="float" office:value="12304" calcext:value-type="float">
            <text:p>12304</text:p>
          </table:table-cell>
          <table:table-cell table:formula="of:=1000*([.B167]-[.B166])/[.I167]" office:value-type="float" office:value="293.333333333333" calcext:value-type="float">
            <text:p>293</text:p>
          </table:table-cell>
          <table:table-cell table:formula="of:=1000*([.D167]-[.D166])/[.I167]" office:value-type="float" office:value="320" calcext:value-type="float">
            <text:p>320</text:p>
          </table:table-cell>
          <table:table-cell table:formula="of:=[.F167]-[.F166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<text:s/>time=</text:p>
          </table:table-cell>
          <table:table-cell office:value-type="float" office:value="12379" calcext:value-type="float">
            <text:p>12379</text:p>
          </table:table-cell>
          <table:table-cell table:formula="of:=1000*([.B168]-[.B167])/[.I168]" office:value-type="float" office:value="293.333333333333" calcext:value-type="float">
            <text:p>293</text:p>
          </table:table-cell>
          <table:table-cell table:formula="of:=1000*([.D168]-[.D167])/[.I168]" office:value-type="float" office:value="320" calcext:value-type="float">
            <text:p>320</text:p>
          </table:table-cell>
          <table:table-cell table:formula="of:=[.F168]-[.F16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<text:s/>time=</text:p>
          </table:table-cell>
          <table:table-cell office:value-type="float" office:value="12453" calcext:value-type="float">
            <text:p>12453</text:p>
          </table:table-cell>
          <table:table-cell table:formula="of:=1000*([.B169]-[.B168])/[.I169]" office:value-type="float" office:value="297.297297297297" calcext:value-type="float">
            <text:p>297</text:p>
          </table:table-cell>
          <table:table-cell table:formula="of:=1000*([.D169]-[.D168])/[.I169]" office:value-type="float" office:value="324.324324324324" calcext:value-type="float">
            <text:p>324</text:p>
          </table:table-cell>
          <table:table-cell table:formula="of:=[.F169]-[.F168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<text:s/>time=</text:p>
          </table:table-cell>
          <table:table-cell office:value-type="float" office:value="12529" calcext:value-type="float">
            <text:p>12529</text:p>
          </table:table-cell>
          <table:table-cell table:formula="of:=1000*([.B170]-[.B169])/[.I170]" office:value-type="float" office:value="289.473684210526" calcext:value-type="float">
            <text:p>289</text:p>
          </table:table-cell>
          <table:table-cell table:formula="of:=1000*([.D170]-[.D169])/[.I170]" office:value-type="float" office:value="302.631578947368" calcext:value-type="float">
            <text:p>303</text:p>
          </table:table-cell>
          <table:table-cell table:formula="of:=[.F170]-[.F16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37" calcext:value-type="float">
            <text:p>3737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<text:s/>time=</text:p>
          </table:table-cell>
          <table:table-cell office:value-type="float" office:value="12604" calcext:value-type="float">
            <text:p>12604</text:p>
          </table:table-cell>
          <table:table-cell table:formula="of:=1000*([.B171]-[.B170])/[.I171]" office:value-type="float" office:value="306.666666666667" calcext:value-type="float">
            <text:p>307</text:p>
          </table:table-cell>
          <table:table-cell table:formula="of:=1000*([.D171]-[.D170])/[.I171]" office:value-type="float" office:value="320" calcext:value-type="float">
            <text:p>320</text:p>
          </table:table-cell>
          <table:table-cell table:formula="of:=[.F171]-[.F17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tor Right Reading=</text:p>
          </table:table-cell>
          <table:table-cell office:value-type="float" office:value="3759" calcext:value-type="float">
            <text:p>3759</text:p>
          </table:table-cell>
          <table:table-cell office:value-type="string" calcext:value-type="string">
            <text:p><text:s/>Motor Left Reading=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<text:s/>time=</text:p>
          </table:table-cell>
          <table:table-cell office:value-type="float" office:value="12679" calcext:value-type="float">
            <text:p>12679</text:p>
          </table:table-cell>
          <table:table-cell table:formula="of:=1000*([.B172]-[.B171])/[.I172]" office:value-type="float" office:value="293.333333333333" calcext:value-type="float">
            <text:p>293</text:p>
          </table:table-cell>
          <table:table-cell table:formula="of:=1000*([.D172]-[.D171])/[.I172]" office:value-type="float" office:value="320" calcext:value-type="float">
            <text:p>320</text:p>
          </table:table-cell>
          <table:table-cell table:formula="of:=[.F172]-[.F171]"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1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6:30:51.458734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4:10:46.035917672</meta:creation-date>
    <meta:generator>LibreOffice/4.2.8.2$Linux_X86_64 LibreOffice_project/420m0$Build-2</meta:generator>
    <dc:date>2016-07-28T17:04:11.764983288</dc:date>
    <meta:editing-duration>PT1H49M43S</meta:editing-duration>
    <meta:editing-cycles>17</meta:editing-cycles>
    <meta:document-statistic meta:table-count="8" meta:cell-count="843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legend chart:legend-position="end" svg:x="13.121cm" svg:y="3.952cm" style:legend-expansion="high" chart:style-name="ch2"/>
        <chart:plot-area chart:style-name="ch3" table:cell-range-address="'left input 100'.I2:'left input 100'.I170 'left input 100'.G1:'left input 100'.H170" chart:data-source-has-labels="column" svg:x="0.32cm" svg:y="0.18cm" svg:width="12.481cm" svg:height="8.64cm">
          <chartooo:coordinate-region svg:x="1.127cm" svg:y="0.379cm" svg:width="11.603cm" svg:height="7.649cm"/>
          <chart:axis chart:dimension="x" chart:name="primary-x" chart:style-name="ch4" chartooo:axis-type="auto">
            <chartooo:date-scale/>
            <chart:categories table:cell-range-address="'left input 100'.I2:'left input 100'.I17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eft input 100'.G1:'left input 100'.G170" chart:class="chart:line">
            <chart:data-point chart:repeated="170"/>
          </chart:series>
          <chart:series chart:style-name="ch7" chart:values-cell-range-address="'left input 100'.H1:'left input 100'.H170" chart:class="chart:line">
            <chart:data-point chart:repeated="1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75">
                <text:p>80</text:p>
                <draw:g>
                  <svg:desc>'left input 100'.I2:'left input 100'.I170</svg:desc>
                </draw:g>
              </table:table-cell>
              <table:table-cell office:value-type="float" office:value="NaN">
                <text:p>NaN</text:p>
                <draw:g>
                  <svg:desc>'left input 100'.G1:'left input 100'.G170</svg:desc>
                </draw:g>
              </table:table-cell>
              <table:table-cell office:value-type="float" office:value="NaN">
                <text:p>NaN</text:p>
                <draw:g>
                  <svg:desc>'left input 100'.H1:'left input 100'.H170</svg:desc>
                </draw:g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35.135135135135">
                <text:p>135.135135135135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5.263157894737">
                <text:p>105.263157894737</text:p>
              </table:table-cell>
              <table:table-cell office:value-type="float" office:value="131.578947368421">
                <text:p>131.5789473684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35.135135135135">
                <text:p>135.135135135135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44.736842105263">
                <text:p>144.7368421052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5.263157894737">
                <text:p>105.263157894737</text:p>
              </table:table-cell>
              <table:table-cell office:value-type="float" office:value="144.736842105263">
                <text:p>144.7368421052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44.736842105263">
                <text:p>144.7368421052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44.736842105263">
                <text:p>144.7368421052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5.263157894737">
                <text:p>105.263157894737</text:p>
              </table:table-cell>
              <table:table-cell office:value-type="float" office:value="131.578947368421">
                <text:p>131.57894736842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44.736842105263">
                <text:p>144.7368421052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31.578947368421">
                <text:p>131.5789473684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44.736842105263">
                <text:p>144.73684210526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44.736842105263">
                <text:p>144.73684210526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44.736842105263">
                <text:p>144.73684210526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44.736842105263">
                <text:p>144.73684210526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31.578947368421">
                <text:p>131.5789473684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31.578947368421">
                <text:p>131.5789473684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44.736842105263">
                <text:p>144.73684210526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49cm" svg:height="13.919cm" xlink:href=".." xlink:type="simple" chart:class="chart:line" chart:style-name="ch1">
        <chart:legend chart:legend-position="end" svg:x="19.847cm" svg:y="6.411cm" style:legend-expansion="high" chart:style-name="ch2"/>
        <chart:plot-area chart:style-name="ch3" table:cell-range-address="'left and right input 10'.H2:'left and right input 10'.I94 'left and right input 10'.G1:'left and right input 10'.G94 'left and right input 10'.H1:'left and right input 10'.H1" chart:data-source-has-labels="both" svg:x="0.444cm" svg:y="0.278cm" svg:width="18.959cm" svg:height="13.363cm">
          <chartooo:coordinate-region svg:x="1.065cm" svg:y="0.477cm" svg:width="18.151cm" svg:height="12.119cm"/>
          <chart:axis chart:dimension="x" chart:name="primary-x" chart:style-name="ch4" chartooo:axis-type="auto">
            <chartooo:date-scale/>
            <chart:categories table:cell-range-address="'left and right input 10'.I2:'left and right input 10'.I9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eft and right input 10'.G2:'left and right input 10'.G94" chart:label-cell-address="'left and right input 10'.G1:'left and right input 10'.G1" chart:class="chart:line">
            <chart:data-point chart:repeated="93"/>
          </chart:series>
          <chart:series chart:style-name="ch7" chart:values-cell-range-address="'left and right input 10'.H2:'left and right input 10'.H94" chart:label-cell-address="'left and right input 10'.H1:'left and right input 10'.H1" chart:class="chart:line">
            <chart:data-point chart:repeated="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GHT</text:p>
                <draw:g>
                  <svg:desc>'left and right input 10'.G1:'left and right input 10'.G1</svg:desc>
                </draw:g>
              </table:table-cell>
              <table:table-cell office:value-type="string">
                <text:p>LEFT</text:p>
                <draw:g>
                  <svg:desc>'left and right input 10'.H1:'left and right input 10'.H1</svg:desc>
                </draw:g>
              </table:table-cell>
            </table:table-row>
          </table:table-header-rows>
          <table:table-rows>
            <table:table-row>
              <table:table-cell office:value-type="float" office:value="72">
                <text:p>70</text:p>
                <draw:g>
                  <svg:desc>'left and right input 10'.I2:'left and right input 10'.I94</svg:desc>
                </draw:g>
              </table:table-cell>
              <table:table-cell office:value-type="float" office:value="55.5555555555556">
                <text:p>55.5555555555556</text:p>
                <draw:g>
                  <svg:desc>'left and right input 10'.G2:'left and right input 10'.G94</svg:desc>
                </draw:g>
              </table:table-cell>
              <table:table-cell office:value-type="float" office:value="55.5555555555556">
                <text:p>55.5555555555556</text:p>
                <draw:g>
                  <svg:desc>'left and right input 10'.H2:'left and right input 10'.H94</svg:desc>
                </draw:g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2.2535211267606">
                <text:p>42.2535211267606</text:p>
              </table:table-cell>
              <table:table-cell office:value-type="float" office:value="56.3380281690141">
                <text:p>56.33802816901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.3380281690141">
                <text:p>56.3380281690141</text:p>
              </table:table-cell>
              <table:table-cell office:value-type="float" office:value="56.3380281690141">
                <text:p>56.33802816901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2.2535211267606">
                <text:p>42.2535211267606</text:p>
              </table:table-cell>
              <table:table-cell office:value-type="float" office:value="56.3380281690141">
                <text:p>56.33802816901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2.2535211267606">
                <text:p>42.2535211267606</text:p>
              </table:table-cell>
              <table:table-cell office:value-type="float" office:value="56.3380281690141">
                <text:p>56.33802816901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2.2535211267606">
                <text:p>42.2535211267606</text:p>
              </table:table-cell>
              <table:table-cell office:value-type="float" office:value="56.3380281690141">
                <text:p>56.33802816901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2.2535211267606">
                <text:p>42.2535211267606</text:p>
              </table:table-cell>
              <table:table-cell office:value-type="float" office:value="56.3380281690141">
                <text:p>56.33802816901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2.2535211267606">
                <text:p>42.2535211267606</text:p>
              </table:table-cell>
              <table:table-cell office:value-type="float" office:value="70.4225352112676">
                <text:p>70.422535211267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2.2535211267606">
                <text:p>42.2535211267606</text:p>
              </table:table-cell>
              <table:table-cell office:value-type="float" office:value="56.3380281690141">
                <text:p>56.33802816901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2.2535211267606">
                <text:p>42.2535211267606</text:p>
              </table:table-cell>
              <table:table-cell office:value-type="float" office:value="56.3380281690141">
                <text:p>56.33802816901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2.2535211267606">
                <text:p>42.2535211267606</text:p>
              </table:table-cell>
              <table:table-cell office:value-type="float" office:value="56.3380281690141">
                <text:p>56.33802816901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.3380281690141">
                <text:p>56.3380281690141</text:p>
              </table:table-cell>
              <table:table-cell office:value-type="float" office:value="70.4225352112676">
                <text:p>70.422535211267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2.2535211267606">
                <text:p>42.2535211267606</text:p>
              </table:table-cell>
              <table:table-cell office:value-type="float" office:value="56.3380281690141">
                <text:p>56.33802816901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2.2535211267606">
                <text:p>42.2535211267606</text:p>
              </table:table-cell>
              <table:table-cell office:value-type="float" office:value="56.3380281690141">
                <text:p>56.33802816901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8.169014084507">
                <text:p>28.169014084507</text:p>
              </table:table-cell>
              <table:table-cell office:value-type="float" office:value="56.3380281690141">
                <text:p>56.33802816901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2.2535211267606">
                <text:p>42.2535211267606</text:p>
              </table:table-cell>
              <table:table-cell office:value-type="float" office:value="56.3380281690141">
                <text:p>56.33802816901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68.4931506849315">
                <text:p>68.493150684931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54.0540540540541">
                <text:p>54.0540540540541</text:p>
              </table:table-cell>
              <table:table-cell office:value-type="float" office:value="54.0540540540541">
                <text:p>54.05405405405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68.4931506849315">
                <text:p>68.493150684931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4.7945205479452">
                <text:p>54.7945205479452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68.4931506849315">
                <text:p>68.493150684931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4.7945205479452">
                <text:p>54.7945205479452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4.7945205479452">
                <text:p>54.7945205479452</text:p>
              </table:table-cell>
              <table:table-cell office:value-type="float" office:value="68.4931506849315">
                <text:p>68.493150684931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4.7945205479452">
                <text:p>54.7945205479452</text:p>
              </table:table-cell>
              <table:table-cell office:value-type="float" office:value="68.4931506849315">
                <text:p>68.493150684931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4.7945205479452">
                <text:p>54.7945205479452</text:p>
              </table:table-cell>
              <table:table-cell office:value-type="float" office:value="68.4931506849315">
                <text:p>68.493150684931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4.7945205479452">
                <text:p>54.7945205479452</text:p>
              </table:table-cell>
              <table:table-cell office:value-type="float" office:value="68.4931506849315">
                <text:p>68.493150684931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68.4931506849315">
                <text:p>68.493150684931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4.7945205479452">
                <text:p>54.7945205479452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68.4931506849315">
                <text:p>68.493150684931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68.4931506849315">
                <text:p>68.493150684931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54.0540540540541">
                <text:p>54.0540540540541</text:p>
              </table:table-cell>
              <table:table-cell office:value-type="float" office:value="67.5675675675676">
                <text:p>67.567567567567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7.3972602739726">
                <text:p>27.3972602739726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4.7945205479452">
                <text:p>54.7945205479452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4.7945205479452">
                <text:p>54.7945205479452</text:p>
              </table:table-cell>
              <table:table-cell office:value-type="float" office:value="54.7945205479452">
                <text:p>54.794520547945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.0958904109589">
                <text:p>41.0958904109589</text:p>
              </table:table-cell>
              <table:table-cell office:value-type="float" office:value="54.7945205479452">
                <text:p>54.79452054794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legend chart:legend-position="end" svg:x="13.121cm" svg:y="3.952cm" style:legend-expansion="high" chart:style-name="ch2"/>
        <chart:plot-area chart:style-name="ch3" table:cell-range-address="'right input 100'.I2:'right input 100'.I77 'right input 100'.G1:'right input 100'.H77" chart:data-source-has-labels="column" svg:x="0.32cm" svg:y="0.18cm" svg:width="12.481cm" svg:height="8.64cm">
          <chartooo:coordinate-region svg:x="1.127cm" svg:y="0.379cm" svg:width="11.674cm" svg:height="7.649cm"/>
          <chart:axis chart:dimension="x" chart:name="primary-x" chart:style-name="ch4" chartooo:axis-type="auto">
            <chartooo:date-scale/>
            <chart:categories table:cell-range-address="'right input 100'.I2:'right input 100'.I7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ight input 100'.G1:'right input 100'.G77" chart:class="chart:line">
            <chart:data-point chart:repeated="77"/>
          </chart:series>
          <chart:series chart:style-name="ch7" chart:values-cell-range-address="'right input 100'.H1:'right input 100'.H77" chart:class="chart:line">
            <chart:data-point chart:repeated="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72">
                <text:p>70</text:p>
                <draw:g>
                  <svg:desc>'right input 100'.I2:'right input 100'.I77</svg:desc>
                </draw:g>
              </table:table-cell>
              <table:table-cell office:value-type="float" office:value="NaN">
                <text:p>NaN</text:p>
                <draw:g>
                  <svg:desc>'right input 100'.G1:'right input 100'.G77</svg:desc>
                </draw:g>
              </table:table-cell>
              <table:table-cell office:value-type="float" office:value="NaN">
                <text:p>NaN</text:p>
                <draw:g>
                  <svg:desc>'right input 100'.H1:'right input 100'.H77</svg:desc>
                </draw:g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52.777777777778">
                <text:p>152.77777777777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36.986301369863">
                <text:p>136.98630136986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3.287671232877">
                <text:p>123.287671232877</text:p>
              </table:table-cell>
              <table:table-cell office:value-type="float" office:value="136.986301369863">
                <text:p>136.9863013698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52.777777777778">
                <text:p>152.77777777777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50.684931506849">
                <text:p>150.68493150684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38.888888888889">
                <text:p>138.88888888888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36.986301369863">
                <text:p>136.98630136986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23.287671232877">
                <text:p>123.287671232877</text:p>
              </table:table-cell>
              <table:table-cell office:value-type="float" office:value="150.684931506849">
                <text:p>150.68493150684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36.986301369863">
                <text:p>136.98630136986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52.777777777778">
                <text:p>152.77777777777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23.287671232877">
                <text:p>123.287671232877</text:p>
              </table:table-cell>
              <table:table-cell office:value-type="float" office:value="136.986301369863">
                <text:p>136.98630136986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50.684931506849">
                <text:p>150.68493150684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3.287671232877">
                <text:p>123.287671232877</text:p>
              </table:table-cell>
              <table:table-cell office:value-type="float" office:value="136.986301369863">
                <text:p>136.98630136986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36.986301369863">
                <text:p>136.9863013698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50.684931506849">
                <text:p>150.68493150684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3.287671232877">
                <text:p>123.287671232877</text:p>
              </table:table-cell>
              <table:table-cell office:value-type="float" office:value="136.986301369863">
                <text:p>136.9863013698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36.986301369863">
                <text:p>136.98630136986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44.736842105263">
                <text:p>144.73684210526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31.578947368421">
                <text:p>131.5789473684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31.578947368421">
                <text:p>131.5789473684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44.736842105263">
                <text:p>144.73684210526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.421052631579">
                <text:p>118.421052631579</text:p>
              </table:table-cell>
              <table:table-cell office:value-type="float" office:value="144.736842105263">
                <text:p>144.73684210526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148.648648648649">
                <text:p>148.6486486486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133.333333333333">
                <text:p>133.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295cm" svg:height="14.716cm" xlink:href=".." xlink:type="simple" chart:class="chart:line" chart:style-name="ch1">
        <chart:legend chart:legend-position="end" svg:x="20.893cm" svg:y="6.81cm" style:legend-expansion="high" chart:style-name="ch2"/>
        <chart:plot-area chart:style-name="ch3" table:cell-range-address="'right input 25'.H2:'right input 25'.I100 'right input 25'.G1:'right input 25'.G100 'right input 25'.H1:'right input 25'.H1" chart:data-source-has-labels="both" svg:x="0.465cm" svg:y="0.294cm" svg:width="19.963cm" svg:height="14.128cm">
          <chartooo:coordinate-region svg:x="1.272cm" svg:y="0.493cm" svg:width="18.97cm" svg:height="12.884cm"/>
          <chart:axis chart:dimension="x" chart:name="primary-x" chart:style-name="ch4" chartooo:axis-type="auto">
            <chartooo:date-scale/>
            <chart:categories table:cell-range-address="'right input 25'.I2:'right input 25'.I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ight input 25'.G2:'right input 25'.G100" chart:label-cell-address="'right input 25'.G1:'right input 25'.G1" chart:class="chart:line">
            <chart:data-point chart:repeated="99"/>
          </chart:series>
          <chart:series chart:style-name="ch7" chart:values-cell-range-address="'right input 25'.H2:'right input 25'.H100" chart:label-cell-address="'right input 25'.H1:'right input 25'.H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GHT</text:p>
                <draw:g>
                  <svg:desc>'right input 25'.G1:'right input 25'.G1</svg:desc>
                </draw:g>
              </table:table-cell>
              <table:table-cell office:value-type="string">
                <text:p>LEFT</text:p>
                <draw:g>
                  <svg:desc>'right input 25'.H1:'right input 25'.H1</svg:desc>
                </draw:g>
              </table:table-cell>
            </table:table-row>
          </table:table-header-rows>
          <table:table-rows>
            <table:table-row>
              <table:table-cell office:value-type="float" office:value="72">
                <text:p>70</text:p>
                <draw:g>
                  <svg:desc>'right input 25'.I2:'right input 25'.I100</svg:desc>
                </draw:g>
              </table:table-cell>
              <table:table-cell office:value-type="float" office:value="97.2222222222222">
                <text:p>97.2222222222222</text:p>
                <draw:g>
                  <svg:desc>'right input 25'.G2:'right input 25'.G100</svg:desc>
                </draw:g>
              </table:table-cell>
              <table:table-cell office:value-type="float" office:value="125">
                <text:p>125</text:p>
                <draw:g>
                  <svg:desc>'right input 25'.H2:'right input 25'.H100</svg:desc>
                </draw:g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5.8904109589041">
                <text:p>95.8904109589041</text:p>
              </table:table-cell>
              <table:table-cell office:value-type="float" office:value="123.287671232877">
                <text:p>123.28767123287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5.8904109589041">
                <text:p>95.8904109589041</text:p>
              </table:table-cell>
              <table:table-cell office:value-type="float" office:value="123.287671232877">
                <text:p>123.28767123287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09.58904109589">
                <text:p>109.5890410958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5.8904109589041">
                <text:p>95.8904109589041</text:p>
              </table:table-cell>
              <table:table-cell office:value-type="float" office:value="123.287671232877">
                <text:p>123.28767123287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5.8904109589041">
                <text:p>95.8904109589041</text:p>
              </table:table-cell>
              <table:table-cell office:value-type="float" office:value="123.287671232877">
                <text:p>123.28767123287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5.8904109589041">
                <text:p>95.8904109589041</text:p>
              </table:table-cell>
              <table:table-cell office:value-type="float" office:value="123.287671232877">
                <text:p>123.28767123287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5.8904109589041">
                <text:p>95.8904109589041</text:p>
              </table:table-cell>
              <table:table-cell office:value-type="float" office:value="123.287671232877">
                <text:p>123.28767123287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5.8904109589041">
                <text:p>95.8904109589041</text:p>
              </table:table-cell>
              <table:table-cell office:value-type="float" office:value="136.986301369863">
                <text:p>136.98630136986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4.5945945945946">
                <text:p>94.5945945945946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2.1052631578947">
                <text:p>92.1052631578947</text:p>
              </table:table-cell>
              <table:table-cell office:value-type="float" office:value="131.578947368421">
                <text:p>131.5789473684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4.5945945945946">
                <text:p>94.5945945945946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2.1052631578947">
                <text:p>92.1052631578947</text:p>
              </table:table-cell>
              <table:table-cell office:value-type="float" office:value="118.421052631579">
                <text:p>118.42105263157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4.5945945945946">
                <text:p>94.5945945945946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2.1052631578947">
                <text:p>92.1052631578947</text:p>
              </table:table-cell>
              <table:table-cell office:value-type="float" office:value="118.421052631579">
                <text:p>118.42105263157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4.5945945945946">
                <text:p>94.5945945945946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4.5945945945946">
                <text:p>94.5945945945946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05.263157894737">
                <text:p>105.263157894737</text:p>
              </table:table-cell>
              <table:table-cell office:value-type="float" office:value="131.578947368421">
                <text:p>131.5789473684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4.5945945945946">
                <text:p>94.5945945945946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2.1052631578947">
                <text:p>92.1052631578947</text:p>
              </table:table-cell>
              <table:table-cell office:value-type="float" office:value="118.421052631579">
                <text:p>118.42105263157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4.5945945945946">
                <text:p>94.5945945945946</text:p>
              </table:table-cell>
              <table:table-cell office:value-type="float" office:value="135.135135135135">
                <text:p>135.1351351351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4.5945945945946">
                <text:p>94.5945945945946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2.1052631578947">
                <text:p>92.1052631578947</text:p>
              </table:table-cell>
              <table:table-cell office:value-type="float" office:value="118.421052631579">
                <text:p>118.42105263157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4.5945945945946">
                <text:p>94.5945945945946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4.5945945945946">
                <text:p>94.5945945945946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05.263157894737">
                <text:p>105.263157894737</text:p>
              </table:table-cell>
              <table:table-cell office:value-type="float" office:value="118.421052631579">
                <text:p>118.42105263157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4.5945945945946">
                <text:p>94.5945945945946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4.5945945945946">
                <text:p>94.5945945945946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4.5945945945946">
                <text:p>94.5945945945946</text:p>
              </table:table-cell>
              <table:table-cell office:value-type="float" office:value="121.621621621622">
                <text:p>121.6216216216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295cm" svg:height="14.716cm" xlink:href=".." xlink:type="simple" chart:class="chart:line" chart:style-name="ch1">
        <chart:legend chart:legend-position="end" svg:x="20.893cm" svg:y="6.81cm" style:legend-expansion="high" chart:style-name="ch2"/>
        <chart:plot-area chart:style-name="ch3" table:cell-range-address="'left input 25'.H2:'left input 25'.I100 'left input 25'.G1:'left input 25'.G100 'left input 25'.H1:'left input 25'.H1" chart:data-source-has-labels="both" svg:x="0.465cm" svg:y="0.294cm" svg:width="19.963cm" svg:height="14.128cm">
          <chartooo:coordinate-region svg:x="1.272cm" svg:y="0.494cm" svg:width="19.156cm" svg:height="12.884cm"/>
          <chart:axis chart:dimension="x" chart:name="primary-x" chart:style-name="ch4" chartooo:axis-type="auto">
            <chartooo:date-scale/>
            <chart:categories table:cell-range-address="'left input 25'.I2:'left input 25'.I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eft input 25'.G2:'left input 25'.G100" chart:label-cell-address="'left input 25'.G1:'left input 25'.G1" chart:class="chart:line">
            <chart:data-point chart:repeated="99"/>
          </chart:series>
          <chart:series chart:style-name="ch7" chart:values-cell-range-address="'left input 25'.H2:'left input 25'.H100" chart:label-cell-address="'left input 25'.H1:'left input 25'.H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GHT</text:p>
                <draw:g>
                  <svg:desc>'left input 25'.G1:'left input 25'.G1</svg:desc>
                </draw:g>
              </table:table-cell>
              <table:table-cell office:value-type="string">
                <text:p>LEFT</text:p>
                <draw:g>
                  <svg:desc>'left input 25'.H1:'left input 25'.H1</svg:desc>
                </draw:g>
              </table:table-cell>
            </table:table-row>
          </table:table-header-rows>
          <table:table-rows>
            <table:table-row>
              <table:table-cell office:value-type="float" office:value="71">
                <text:p>70</text:p>
                <draw:g>
                  <svg:desc>'left input 25'.I2:'left input 25'.I100</svg:desc>
                </draw:g>
              </table:table-cell>
              <table:table-cell office:value-type="float" office:value="126.760563380282">
                <text:p>126.760563380282</text:p>
                <draw:g>
                  <svg:desc>'left input 25'.G2:'left input 25'.G100</svg:desc>
                </draw:g>
              </table:table-cell>
              <table:table-cell office:value-type="float" office:value="126.760563380282">
                <text:p>126.760563380282</text:p>
                <draw:g>
                  <svg:desc>'left input 25'.H2:'left input 25'.H100</svg:desc>
                </draw:g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12.676056338028">
                <text:p>112.67605633802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26.760563380282">
                <text:p>126.760563380282</text:p>
              </table:table-cell>
              <table:table-cell office:value-type="float" office:value="112.676056338028">
                <text:p>112.67605633802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26.760563380282">
                <text:p>126.76056338028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23.287671232877">
                <text:p>123.287671232877</text:p>
              </table:table-cell>
              <table:table-cell office:value-type="float" office:value="123.287671232877">
                <text:p>123.28767123287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26.760563380282">
                <text:p>126.76056338028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26.760563380282">
                <text:p>126.760563380282</text:p>
              </table:table-cell>
              <table:table-cell office:value-type="float" office:value="112.676056338028">
                <text:p>112.67605633802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26.760563380282">
                <text:p>126.760563380282</text:p>
              </table:table-cell>
              <table:table-cell office:value-type="float" office:value="112.676056338028">
                <text:p>112.67605633802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12.676056338028">
                <text:p>112.67605633802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23.287671232877">
                <text:p>123.287671232877</text:p>
              </table:table-cell>
              <table:table-cell office:value-type="float" office:value="123.287671232877">
                <text:p>123.28767123287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26.760563380282">
                <text:p>126.76056338028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26.760563380282">
                <text:p>126.76056338028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26.760563380282">
                <text:p>126.76056338028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26.760563380282">
                <text:p>126.76056338028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12.676056338028">
                <text:p>112.67605633802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26.760563380282">
                <text:p>126.760563380282</text:p>
              </table:table-cell>
              <table:table-cell office:value-type="float" office:value="112.676056338028">
                <text:p>112.67605633802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26.760563380282">
                <text:p>126.76056338028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23.287671232877">
                <text:p>123.28767123287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26.760563380282">
                <text:p>126.760563380282</text:p>
              </table:table-cell>
              <table:table-cell office:value-type="float" office:value="126.760563380282">
                <text:p>126.76056338028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12.676056338028">
                <text:p>112.67605633802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26.760563380282">
                <text:p>126.760563380282</text:p>
              </table:table-cell>
              <table:table-cell office:value-type="float" office:value="112.676056338028">
                <text:p>112.67605633802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26.760563380282">
                <text:p>126.760563380282</text:p>
              </table:table-cell>
              <table:table-cell office:value-type="float" office:value="112.676056338028">
                <text:p>112.67605633802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23.287671232877">
                <text:p>123.28767123287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12.676056338028">
                <text:p>112.67605633802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26.760563380282">
                <text:p>126.76056338028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26.760563380282">
                <text:p>126.76056338028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26.760563380282">
                <text:p>126.760563380282</text:p>
              </table:table-cell>
              <table:table-cell office:value-type="float" office:value="126.760563380282">
                <text:p>126.76056338028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23.287671232877">
                <text:p>123.28767123287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26.760563380282">
                <text:p>126.760563380282</text:p>
              </table:table-cell>
              <table:table-cell office:value-type="float" office:value="126.760563380282">
                <text:p>126.76056338028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26.760563380282">
                <text:p>126.760563380282</text:p>
              </table:table-cell>
              <table:table-cell office:value-type="float" office:value="126.760563380282">
                <text:p>126.76056338028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26.760563380282">
                <text:p>126.76056338028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26.760563380282">
                <text:p>126.76056338028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09.58904109589">
                <text:p>109.5890410958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126.760563380282">
                <text:p>126.76056338028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23.287671232877">
                <text:p>123.287671232877</text:p>
              </table:table-cell>
              <table:table-cell office:value-type="float" office:value="123.287671232877">
                <text:p>123.28767123287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23.287671232877">
                <text:p>123.28767123287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23.287671232877">
                <text:p>123.287671232877</text:p>
              </table:table-cell>
              <table:table-cell office:value-type="float" office:value="123.287671232877">
                <text:p>123.28767123287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90" chart:maximum="37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596cm" svg:y="3.955cm" style:legend-expansion="high" chart:style-name="ch2"/>
        <chart:plot-area chart:style-name="ch3" table:cell-range-address="'right and left input 50'.H2:'right and left input 50'.I82 'right and left input 50'.G1:'right and left input 50'.G82 'right and left input 50'.H1:'right and left input 50'.H1" chart:data-source-has-labels="both" svg:x="0.319cm" svg:y="0.18cm" svg:width="12.958cm" svg:height="8.646cm">
          <chartooo:coordinate-region svg:x="1.126cm" svg:y="0.379cm" svg:width="12.011cm" svg:height="7.655cm"/>
          <chart:axis chart:dimension="x" chart:name="primary-x" chart:style-name="ch4" chartooo:axis-type="auto">
            <chartooo:date-scale/>
            <chart:categories table:cell-range-address="'right and left input 50'.I2:'right and left input 50'.I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ight and left input 50'.G2:'right and left input 50'.G82" chart:label-cell-address="'right and left input 50'.G1:'right and left input 50'.G1" chart:class="chart:line">
            <chart:data-point chart:repeated="81"/>
          </chart:series>
          <chart:series chart:style-name="ch8" chart:values-cell-range-address="'right and left input 50'.H2:'right and left input 50'.H82" chart:label-cell-address="'right and left input 50'.H1:'right and left input 50'.H1" chart:class="chart:line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GHT</text:p>
                <draw:g>
                  <svg:desc>'right and left input 50'.G1:'right and left input 50'.G1</svg:desc>
                </draw:g>
              </table:table-cell>
              <table:table-cell office:value-type="string">
                <text:p>LEFT</text:p>
                <draw:g>
                  <svg:desc>'right and left input 50'.H1:'right and left input 50'.H1</svg:desc>
                </draw:g>
              </table:table-cell>
            </table:table-row>
          </table:table-header-rows>
          <table:table-rows>
            <table:table-row>
              <table:table-cell office:value-type="float" office:value="74">
                <text:p>70</text:p>
                <draw:g>
                  <svg:desc>'right and left input 50'.I2:'right and left input 50'.I82</svg:desc>
                </draw:g>
              </table:table-cell>
              <table:table-cell office:value-type="float" office:value="324.324324324324">
                <text:p>324.324324324324</text:p>
                <draw:g>
                  <svg:desc>'right and left input 50'.G2:'right and left input 50'.G82</svg:desc>
                </draw:g>
              </table:table-cell>
              <table:table-cell office:value-type="float" office:value="351.351351351351">
                <text:p>351.351351351351</text:p>
                <draw:g>
                  <svg:desc>'right and left input 50'.H2:'right and left input 50'.H82</svg:desc>
                </draw:g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28.767123287671">
                <text:p>328.767123287671</text:p>
              </table:table-cell>
              <table:table-cell office:value-type="float" office:value="342.465753424658">
                <text:p>342.46575342465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37.837837837838">
                <text:p>337.83783783783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337.837837837838">
                <text:p>337.83783783783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15.068493150685">
                <text:p>315.068493150685</text:p>
              </table:table-cell>
              <table:table-cell office:value-type="float" office:value="356.164383561644">
                <text:p>356.16438356164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337.837837837838">
                <text:p>337.83783783783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15.068493150685">
                <text:p>315.068493150685</text:p>
              </table:table-cell>
              <table:table-cell office:value-type="float" office:value="356.164383561644">
                <text:p>356.16438356164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15.068493150685">
                <text:p>315.068493150685</text:p>
              </table:table-cell>
              <table:table-cell office:value-type="float" office:value="356.164383561644">
                <text:p>356.16438356164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337.837837837838">
                <text:p>337.83783783783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337.837837837838">
                <text:p>337.83783783783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15.068493150685">
                <text:p>315.068493150685</text:p>
              </table:table-cell>
              <table:table-cell office:value-type="float" office:value="356.164383561644">
                <text:p>356.16438356164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337.837837837838">
                <text:p>337.83783783783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37.837837837838">
                <text:p>337.83783783783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28.767123287671">
                <text:p>328.767123287671</text:p>
              </table:table-cell>
              <table:table-cell office:value-type="float" office:value="356.164383561644">
                <text:p>356.16438356164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37.837837837838">
                <text:p>337.83783783783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28.767123287671">
                <text:p>328.767123287671</text:p>
              </table:table-cell>
              <table:table-cell office:value-type="float" office:value="342.465753424658">
                <text:p>342.46575342465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15.068493150685">
                <text:p>315.068493150685</text:p>
              </table:table-cell>
              <table:table-cell office:value-type="float" office:value="342.465753424658">
                <text:p>342.46575342465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337.837837837838">
                <text:p>337.83783783783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15.068493150685">
                <text:p>315.068493150685</text:p>
              </table:table-cell>
              <table:table-cell office:value-type="float" office:value="356.164383561644">
                <text:p>356.16438356164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37.837837837838">
                <text:p>337.83783783783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37.837837837838">
                <text:p>337.83783783783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20">
                <text:p>320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364.864864864865">
                <text:p>364.86486486486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20">
                <text:p>320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15.789473684211">
                <text:p>315.789473684211</text:p>
              </table:table-cell>
              <table:table-cell office:value-type="float" office:value="355.263157894737">
                <text:p>355.26315789473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20">
                <text:p>320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20">
                <text:p>320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02.631578947368">
                <text:p>302.631578947368</text:p>
              </table:table-cell>
              <table:table-cell office:value-type="float" office:value="342.105263157895">
                <text:p>342.10526315789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20">
                <text:p>32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20">
                <text:p>320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15.789473684211">
                <text:p>315.789473684211</text:p>
              </table:table-cell>
              <table:table-cell office:value-type="float" office:value="342.105263157895">
                <text:p>342.10526315789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64.864864864865">
                <text:p>364.86486486486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20">
                <text:p>320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20">
                <text:p>320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02.631578947368">
                <text:p>302.631578947368</text:p>
              </table:table-cell>
              <table:table-cell office:value-type="float" office:value="342.105263157895">
                <text:p>342.10526315789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20">
                <text:p>320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51.351351351351">
                <text:p>351.35135135135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20">
                <text:p>320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02.631578947368">
                <text:p>302.631578947368</text:p>
              </table:table-cell>
              <table:table-cell office:value-type="float" office:value="342.105263157895">
                <text:p>342.10526315789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364.864864864865">
                <text:p>364.8648648648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200" chart:maximum="2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596cm" svg:y="3.954cm" style:legend-expansion="high" chart:style-name="ch2"/>
        <chart:plot-area chart:style-name="ch3" table:cell-range-address="'input 150'.K7:'input 150'.K7 'input 150'.H2:'input 150'.I116 'input 150'.G1:'input 150'.G116 'input 150'.H1:'input 150'.H1" chart:data-source-has-labels="both" svg:x="0.319cm" svg:y="0.18cm" svg:width="12.958cm" svg:height="8.645cm">
          <chartooo:coordinate-region svg:x="1.126cm" svg:y="0.379cm" svg:width="12.012cm" svg:height="7.654cm"/>
          <chart:axis chart:dimension="x" chart:name="primary-x" chart:style-name="ch4" chartooo:axis-type="auto">
            <chartooo:date-scale/>
            <chart:categories table:cell-range-address="'input 150'.I2:'input 150'.I1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put 150'.G2:'input 150'.G116" chart:label-cell-address="'input 150'.G1:'input 150'.G1" chart:class="chart:line">
            <chart:data-point chart:repeated="115"/>
          </chart:series>
          <chart:series chart:style-name="ch8" chart:values-cell-range-address="'input 150'.H2:'input 150'.H116" chart:label-cell-address="'input 150'.H1:'input 150'.H1" chart:class="chart:line">
            <chart:data-point chart:repeated="1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GHT</text:p>
                <draw:g>
                  <svg:desc>'input 150'.G1:'input 150'.G1</svg:desc>
                </draw:g>
              </table:table-cell>
              <table:table-cell office:value-type="string">
                <text:p>LEFT</text:p>
                <draw:g>
                  <svg:desc>'input 150'.H1:'input 150'.H1</svg:desc>
                </draw:g>
              </table:table-cell>
            </table:table-row>
          </table:table-header-rows>
          <table:table-rows>
            <table:table-row>
              <table:table-cell office:value-type="float" office:value="74">
                <text:p>70</text:p>
                <draw:g>
                  <svg:desc>'input 150'.I2:'input 150'.I116</svg:desc>
                </draw:g>
              </table:table-cell>
              <table:table-cell office:value-type="float" office:value="216.216216216216">
                <text:p>216.216216216216</text:p>
                <draw:g>
                  <svg:desc>'input 150'.G2:'input 150'.G116</svg:desc>
                </draw:g>
              </table:table-cell>
              <table:table-cell office:value-type="float" office:value="229.72972972973">
                <text:p>229.72972972973</text:p>
                <draw:g>
                  <svg:desc>'input 150'.H2:'input 150'.H116</svg:desc>
                </draw:g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9.178082191781">
                <text:p>219.178082191781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9.178082191781">
                <text:p>219.178082191781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9.178082191781">
                <text:p>219.178082191781</text:p>
              </table:table-cell>
              <table:table-cell office:value-type="float" office:value="246.575342465753">
                <text:p>246.5753424657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9.178082191781">
                <text:p>219.178082191781</text:p>
              </table:table-cell>
              <table:table-cell office:value-type="float" office:value="246.575342465753">
                <text:p>246.5753424657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46.575342465753">
                <text:p>246.5753424657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9.178082191781">
                <text:p>219.178082191781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9.178082191781">
                <text:p>219.178082191781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46.575342465753">
                <text:p>246.5753424657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9.178082191781">
                <text:p>219.178082191781</text:p>
              </table:table-cell>
              <table:table-cell office:value-type="float" office:value="246.575342465753">
                <text:p>246.5753424657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9.178082191781">
                <text:p>219.178082191781</text:p>
              </table:table-cell>
              <table:table-cell office:value-type="float" office:value="246.575342465753">
                <text:p>246.5753424657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36.842105263158">
                <text:p>236.84210526315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23.684210526316">
                <text:p>223.68421052631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23.684210526316">
                <text:p>223.68421052631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36.842105263158">
                <text:p>236.84210526315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36.842105263158">
                <text:p>236.84210526315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200" chart:maximum="2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56cm" svg:height="15.173cm" xlink:href=".." xlink:type="simple" chart:class="chart:line" chart:style-name="ch1">
        <chart:legend chart:legend-position="end" svg:x="24.554cm" svg:y="7.038cm" style:legend-expansion="high" chart:style-name="ch2"/>
        <chart:plot-area chart:style-name="ch3" table:cell-range-address="'input 150'.H2:'input 150'.I116 'input 150'.G1:'input 150'.G116 'input 150'.H1:'input 150'.H1" chart:data-source-has-labels="both" svg:x="0.539cm" svg:y="0.303cm" svg:width="23.476cm" svg:height="14.567cm">
          <chartooo:coordinate-region svg:x="1.346cm" svg:y="0.503cm" svg:width="22.482cm" svg:height="13.323cm"/>
          <chart:axis chart:dimension="x" chart:name="primary-x" chart:style-name="ch4" chartooo:axis-type="auto">
            <chartooo:date-scale/>
            <chart:categories table:cell-range-address="'input 150'.I2:'input 150'.I1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put 150'.G2:'input 150'.G116" chart:label-cell-address="'input 150'.G1:'input 150'.G1" chart:class="chart:line">
            <chart:data-point chart:repeated="115"/>
          </chart:series>
          <chart:series chart:style-name="ch8" chart:values-cell-range-address="'input 150'.H2:'input 150'.H116" chart:label-cell-address="'input 150'.H1:'input 150'.H1" chart:class="chart:line">
            <chart:data-point chart:repeated="1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GHT</text:p>
                <draw:g>
                  <svg:desc>'input 150'.G1:'input 150'.G1</svg:desc>
                </draw:g>
              </table:table-cell>
              <table:table-cell office:value-type="string">
                <text:p>LEFT</text:p>
                <draw:g>
                  <svg:desc>'input 150'.H1:'input 150'.H1</svg:desc>
                </draw:g>
              </table:table-cell>
            </table:table-row>
          </table:table-header-rows>
          <table:table-rows>
            <table:table-row>
              <table:table-cell office:value-type="float" office:value="74">
                <text:p>70</text:p>
                <draw:g>
                  <svg:desc>'input 150'.I2:'input 150'.I116</svg:desc>
                </draw:g>
              </table:table-cell>
              <table:table-cell office:value-type="float" office:value="216.216216216216">
                <text:p>216.216216216216</text:p>
                <draw:g>
                  <svg:desc>'input 150'.G2:'input 150'.G116</svg:desc>
                </draw:g>
              </table:table-cell>
              <table:table-cell office:value-type="float" office:value="229.72972972973">
                <text:p>229.72972972973</text:p>
                <draw:g>
                  <svg:desc>'input 150'.H2:'input 150'.H116</svg:desc>
                </draw:g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9.178082191781">
                <text:p>219.178082191781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9.178082191781">
                <text:p>219.178082191781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9.178082191781">
                <text:p>219.178082191781</text:p>
              </table:table-cell>
              <table:table-cell office:value-type="float" office:value="246.575342465753">
                <text:p>246.5753424657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9.178082191781">
                <text:p>219.178082191781</text:p>
              </table:table-cell>
              <table:table-cell office:value-type="float" office:value="246.575342465753">
                <text:p>246.5753424657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46.575342465753">
                <text:p>246.5753424657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9.178082191781">
                <text:p>219.178082191781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9.178082191781">
                <text:p>219.178082191781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46.575342465753">
                <text:p>246.5753424657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9.178082191781">
                <text:p>219.178082191781</text:p>
              </table:table-cell>
              <table:table-cell office:value-type="float" office:value="246.575342465753">
                <text:p>246.5753424657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9.178082191781">
                <text:p>219.178082191781</text:p>
              </table:table-cell>
              <table:table-cell office:value-type="float" office:value="246.575342465753">
                <text:p>246.5753424657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5.479452054794">
                <text:p>205.479452054794</text:p>
              </table:table-cell>
              <table:table-cell office:value-type="float" office:value="232.876712328767">
                <text:p>232.8767123287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36.842105263158">
                <text:p>236.84210526315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23.684210526316">
                <text:p>223.68421052631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23.684210526316">
                <text:p>223.68421052631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36.842105263158">
                <text:p>236.84210526315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43.243243243243">
                <text:p>243.2432432432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36.842105263158">
                <text:p>236.84210526315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2.702702702703">
                <text:p>202.702702702703</text:p>
              </table:table-cell>
              <table:table-cell office:value-type="float" office:value="229.72972972973">
                <text:p>229.729729729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226.666666666667">
                <text:p>226.666666666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4cm" svg:height="13.547cm" xlink:href=".." xlink:type="simple" chart:class="chart:line" chart:style-name="ch1">
        <chart:legend chart:legend-position="end" svg:x="20.452cm" svg:y="6.225cm" style:legend-expansion="high" chart:style-name="ch2"/>
        <chart:plot-area chart:style-name="ch3" table:cell-range-address="'input 200'.K3:'input 200'.K3 'input 200'.H2:'input 200'.I172 'input 200'.G1:'input 200'.G172 'input 200'.H1:'input 200'.H1" chart:data-source-has-labels="both" svg:x="0.457cm" svg:y="0.27cm" svg:width="19.538cm" svg:height="13.007cm">
          <chartooo:coordinate-region svg:x="1.264cm" svg:y="0.469cm" svg:width="18.591cm" svg:height="12.016cm"/>
          <chart:axis chart:dimension="x" chart:name="primary-x" chart:style-name="ch4" chartooo:axis-type="auto">
            <chartooo:date-scale/>
            <chart:categories table:cell-range-address="'input 200'.I2:'input 200'.I1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put 200'.G2:'input 200'.G172" chart:label-cell-address="'input 200'.G1:'input 200'.G1" chart:class="chart:line">
            <chart:data-point chart:repeated="171"/>
          </chart:series>
          <chart:series chart:style-name="ch8" chart:values-cell-range-address="'input 200'.H2:'input 200'.H172" chart:label-cell-address="'input 200'.H1:'input 200'.H1" chart:class="chart:line">
            <chart:data-point chart:repeated="1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GHT</text:p>
                <draw:g>
                  <svg:desc>'input 200'.G1:'input 200'.G1</svg:desc>
                </draw:g>
              </table:table-cell>
              <table:table-cell office:value-type="string">
                <text:p>LEFT</text:p>
                <draw:g>
                  <svg:desc>'input 200'.H1:'input 200'.H1</svg:desc>
                </draw:g>
              </table:table-cell>
            </table:table-row>
          </table:table-header-rows>
          <table:table-rows>
            <table:table-row>
              <table:table-cell office:value-type="float" office:value="68">
                <text:p>70</text:p>
                <draw:g>
                  <svg:desc>'input 200'.I2:'input 200'.I172</svg:desc>
                </draw:g>
              </table:table-cell>
              <table:table-cell office:value-type="float" office:value="308.823529411765">
                <text:p>308.823529411765</text:p>
                <draw:g>
                  <svg:desc>'input 200'.G2:'input 200'.G172</svg:desc>
                </draw:g>
              </table:table-cell>
              <table:table-cell office:value-type="float" office:value="323.529411764706">
                <text:p>323.529411764706</text:p>
                <draw:g>
                  <svg:desc>'input 200'.H2:'input 200'.H172</svg:desc>
                </draw:g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04.347826086956">
                <text:p>304.347826086956</text:p>
              </table:table-cell>
              <table:table-cell office:value-type="float" office:value="304.347826086956">
                <text:p>304.34782608695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94.117647058824">
                <text:p>294.117647058824</text:p>
              </table:table-cell>
              <table:table-cell office:value-type="float" office:value="323.529411764706">
                <text:p>323.52941176470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0">
                <text:p>300</text:p>
              </table:table-cell>
              <table:table-cell office:value-type="float" office:value="328.571428571429">
                <text:p>328.57142857142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95.774647887324">
                <text:p>295.774647887324</text:p>
              </table:table-cell>
              <table:table-cell office:value-type="float" office:value="309.859154929577">
                <text:p>309.85915492957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0">
                <text:p>300</text:p>
              </table:table-cell>
              <table:table-cell office:value-type="float" office:value="314.285714285714">
                <text:p>314.28571428571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19.444444444444">
                <text:p>319.44444444444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95.774647887324">
                <text:p>295.774647887324</text:p>
              </table:table-cell>
              <table:table-cell office:value-type="float" office:value="309.859154929577">
                <text:p>309.85915492957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0">
                <text:p>300</text:p>
              </table:table-cell>
              <table:table-cell office:value-type="float" office:value="328.571428571429">
                <text:p>328.57142857142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95.774647887324">
                <text:p>295.774647887324</text:p>
              </table:table-cell>
              <table:table-cell office:value-type="float" office:value="309.859154929577">
                <text:p>309.85915492957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95.774647887324">
                <text:p>295.774647887324</text:p>
              </table:table-cell>
              <table:table-cell office:value-type="float" office:value="323.943661971831">
                <text:p>323.9436619718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0">
                <text:p>300</text:p>
              </table:table-cell>
              <table:table-cell office:value-type="float" office:value="314.285714285714">
                <text:p>314.28571428571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95.774647887324">
                <text:p>295.774647887324</text:p>
              </table:table-cell>
              <table:table-cell office:value-type="float" office:value="323.943661971831">
                <text:p>323.9436619718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05.555555555556">
                <text:p>305.5555555555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09.859154929577">
                <text:p>309.859154929577</text:p>
              </table:table-cell>
              <table:table-cell office:value-type="float" office:value="323.943661971831">
                <text:p>323.9436619718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19.444444444444">
                <text:p>319.44444444444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19.444444444444">
                <text:p>319.44444444444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09.859154929577">
                <text:p>309.859154929577</text:p>
              </table:table-cell>
              <table:table-cell office:value-type="float" office:value="323.943661971831">
                <text:p>323.9436619718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19.444444444444">
                <text:p>319.44444444444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19.444444444444">
                <text:p>319.44444444444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05.555555555556">
                <text:p>305.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05.555555555556">
                <text:p>305.555555555556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05.555555555556">
                <text:p>305.5555555555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95.774647887324">
                <text:p>295.774647887324</text:p>
              </table:table-cell>
              <table:table-cell office:value-type="float" office:value="323.943661971831">
                <text:p>323.9436619718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19.444444444444">
                <text:p>319.44444444444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05.555555555556">
                <text:p>305.555555555556</text:p>
              </table:table-cell>
              <table:table-cell office:value-type="float" office:value="305.555555555556">
                <text:p>305.5555555555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95.774647887324">
                <text:p>295.774647887324</text:p>
              </table:table-cell>
              <table:table-cell office:value-type="float" office:value="323.943661971831">
                <text:p>323.9436619718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19.444444444444">
                <text:p>319.44444444444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19.444444444444">
                <text:p>319.44444444444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95.774647887324">
                <text:p>295.774647887324</text:p>
              </table:table-cell>
              <table:table-cell office:value-type="float" office:value="323.943661971831">
                <text:p>323.9436619718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05.555555555556">
                <text:p>305.555555555556</text:p>
              </table:table-cell>
              <table:table-cell office:value-type="float" office:value="305.555555555556">
                <text:p>305.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19.444444444444">
                <text:p>319.44444444444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87.671232876712">
                <text:p>287.671232876712</text:p>
              </table:table-cell>
              <table:table-cell office:value-type="float" office:value="315.068493150685">
                <text:p>315.06849315068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09.859154929577">
                <text:p>309.859154929577</text:p>
              </table:table-cell>
              <table:table-cell office:value-type="float" office:value="323.943661971831">
                <text:p>323.9436619718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05.555555555556">
                <text:p>305.555555555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19.444444444444">
                <text:p>319.44444444444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95.774647887324">
                <text:p>295.774647887324</text:p>
              </table:table-cell>
              <table:table-cell office:value-type="float" office:value="323.943661971831">
                <text:p>323.9436619718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05.555555555556">
                <text:p>305.555555555556</text:p>
              </table:table-cell>
              <table:table-cell office:value-type="float" office:value="319.444444444444">
                <text:p>319.44444444444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05.555555555556">
                <text:p>305.5555555555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95.774647887324">
                <text:p>295.774647887324</text:p>
              </table:table-cell>
              <table:table-cell office:value-type="float" office:value="323.943661971831">
                <text:p>323.9436619718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19.444444444444">
                <text:p>319.44444444444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05.555555555556">
                <text:p>305.555555555556</text:p>
              </table:table-cell>
              <table:table-cell office:value-type="float" office:value="319.444444444444">
                <text:p>319.44444444444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95.774647887324">
                <text:p>295.774647887324</text:p>
              </table:table-cell>
              <table:table-cell office:value-type="float" office:value="323.943661971831">
                <text:p>323.94366197183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15.068493150685">
                <text:p>315.06849315068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87.671232876712">
                <text:p>287.671232876712</text:p>
              </table:table-cell>
              <table:table-cell office:value-type="float" office:value="315.068493150685">
                <text:p>315.06849315068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15.068493150685">
                <text:p>315.06849315068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87.671232876712">
                <text:p>287.671232876712</text:p>
              </table:table-cell>
              <table:table-cell office:value-type="float" office:value="328.767123287671">
                <text:p>328.76712328767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28.767123287671">
                <text:p>328.76712328767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06.666666666667">
                <text:p>30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83.783783783784">
                <text:p>283.783783783784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15.068493150685">
                <text:p>315.06849315068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28.767123287671">
                <text:p>328.76712328767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06.666666666667">
                <text:p>306.66666666666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28.767123287671">
                <text:p>328.76712328767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15.068493150685">
                <text:p>315.06849315068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28.767123287671">
                <text:p>328.76712328767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06.666666666667">
                <text:p>30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28.767123287671">
                <text:p>328.76712328767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83.783783783784">
                <text:p>283.783783783784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15.068493150685">
                <text:p>315.06849315068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15.068493150685">
                <text:p>315.06849315068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83.783783783784">
                <text:p>283.783783783784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28.767123287671">
                <text:p>328.76712328767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15.068493150685">
                <text:p>315.06849315068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28.767123287671">
                <text:p>328.76712328767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15.068493150685">
                <text:p>315.06849315068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83.783783783784">
                <text:p>283.783783783784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28.767123287671">
                <text:p>328.76712328767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87.671232876712">
                <text:p>287.671232876712</text:p>
              </table:table-cell>
              <table:table-cell office:value-type="float" office:value="328.767123287671">
                <text:p>328.76712328767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87.671232876712">
                <text:p>287.671232876712</text:p>
              </table:table-cell>
              <table:table-cell office:value-type="float" office:value="315.068493150685">
                <text:p>315.06849315068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15.068493150685">
                <text:p>315.06849315068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06.666666666667">
                <text:p>306.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83.783783783784">
                <text:p>283.783783783784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28.767123287671">
                <text:p>328.76712328767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28.767123287671">
                <text:p>328.76712328767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83.783783783784">
                <text:p>283.783783783784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15.068493150685">
                <text:p>315.06849315068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10.810810810811">
                <text:p>310.8108108108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01.369863013699">
                <text:p>301.369863013699</text:p>
              </table:table-cell>
              <table:table-cell office:value-type="float" office:value="328.767123287671">
                <text:p>328.76712328767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89.473684210526">
                <text:p>289.473684210526</text:p>
              </table:table-cell>
              <table:table-cell office:value-type="float" office:value="315.789473684211">
                <text:p>315.78947368421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06.666666666667">
                <text:p>30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10.810810810811">
                <text:p>310.810810810811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89.473684210526">
                <text:p>289.473684210526</text:p>
              </table:table-cell>
              <table:table-cell office:value-type="float" office:value="315.789473684211">
                <text:p>315.78947368421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89.473684210526">
                <text:p>289.473684210526</text:p>
              </table:table-cell>
              <table:table-cell office:value-type="float" office:value="315.789473684211">
                <text:p>315.78947368421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06.666666666667">
                <text:p>306.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02.631578947368">
                <text:p>302.631578947368</text:p>
              </table:table-cell>
              <table:table-cell office:value-type="float" office:value="315.789473684211">
                <text:p>315.78947368421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324.324324324324">
                <text:p>324.32432432432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89.473684210526">
                <text:p>289.473684210526</text:p>
              </table:table-cell>
              <table:table-cell office:value-type="float" office:value="302.631578947368">
                <text:p>302.63157894736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6.666666666667">
                <text:p>306.66666666666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20">
                <text:p>32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